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17pt" svg:height="255pt" svg:x="1495.7pt" svg:y="11.76pt">
            <draw:object draw:notify-on-update-of-ranges="Sheet1.R2:Sheet1.R2 Sheet1.R3:Sheet1.R101 Sheet1.S2:Sheet1.S2 Sheet1.S3:Sheet1.S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90.05pt" svg:height="275.64pt" svg:x="1498.54pt" svg:y="292.17pt">
            <draw:object draw:notify-on-update-of-ranges="Sheet1.U2:Sheet1.U2 Sheet1.U3:Sheet1.U101 Sheet1.V2:Sheet1.V2 Sheet1.V3:Sheet1.V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oneSubstitutionDifference</text:p>
          </table:table-cell>
          <table:table-cell office:value-type="string" calcext:value-type="string">
            <text:p>oneInsertionDifference</text:p>
          </table:table-cell>
          <table:table-cell office:value-type="string" calcext:value-type="string">
            <text:p>oneDeletion</text:p>
          </table:table-cell>
          <table:table-cell office:value-type="string" calcext:value-type="string">
            <text:p>oneCap</text:p>
          </table:table-cell>
          <table:table-cell office:value-type="string" calcext:value-type="string">
            <text:p>subPunc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stdev</text:p>
          </table:table-cell>
          <table:table-cell table:style-name="Default" office:value-type="string" calcext:value-type="string">
            <text:p>sem</text:p>
          </table:table-cell>
          <table:table-cell office:value-type="string" calcext:value-type="string">
            <text:p>upper(stdv)</text:p>
          </table:table-cell>
          <table:table-cell office:value-type="string" calcext:value-type="string">
            <text:p>lower(stdv)</text:p>
          </table:table-cell>
          <table:table-cell office:value-type="string" calcext:value-type="string">
            <text:p>stdev diff</text:p>
          </table:table-cell>
          <table:table-cell office:value-type="string" calcext:value-type="string">
            <text:p>upper(sem)</text:p>
          </table:table-cell>
          <table:table-cell office:value-type="string" calcext:value-type="string">
            <text:p>lower(sem)</text:p>
          </table:table-cell>
          <table:table-cell office:value-type="string" calcext:value-type="string">
            <text:p>sem diff</text:p>
          </table:table-cell>
        </table:table-row>
        <table:table-row table:style-name="ro1">
          <table:table-cell table:number-columns-repeated="6"/>
          <table:table-cell table:formula="of:=[.G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60" calcext:value-type="float">
            <text:p>260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226" calcext:value-type="float">
            <text:p>226</text:p>
          </table:table-cell>
          <table:table-cell office:value-type="float" office:value="250" calcext:value-type="float">
            <text:p>250</text:p>
          </table:table-cell>
          <table:table-cell table:formula="of:=AVERAGE([.H2:.N2])" office:value-type="float" office:value="141" calcext:value-type="float">
            <text:p>141</text:p>
          </table:table-cell>
          <table:table-cell table:formula="of:=STDEV([.H2:.N2])" office:value-type="float" office:value="102.829956724682" calcext:value-type="float">
            <text:p>102.83</text:p>
          </table:table-cell>
          <table:table-cell table:formula="of:=[.P2]/SQRT(5)" office:value-type="float" office:value="45.9869546719502" calcext:value-type="float">
            <text:p>45.99</text:p>
          </table:table-cell>
          <table:table-cell table:formula="of:=[.O2]+[.P2]" office:value-type="float" office:value="243.829956724682" calcext:value-type="float">
            <text:p>243.829956724682</text:p>
          </table:table-cell>
          <table:table-cell table:formula="of:=[.O2]-[.P2]" office:value-type="float" office:value="38.1700432753179" calcext:value-type="float">
            <text:p>38.1700432753179</text:p>
          </table:table-cell>
          <table:table-cell table:formula="of:=[.R2]-[.S2]" office:value-type="float" office:value="205.659913449364" calcext:value-type="float">
            <text:p>205.659913449364</text:p>
          </table:table-cell>
          <table:table-cell table:formula="of:=[.O2]+[.Q2]" office:value-type="float" office:value="186.98695467195" calcext:value-type="float">
            <text:p>186.98695467195</text:p>
          </table:table-cell>
          <table:table-cell table:formula="of:=[.O2]-[.Q2]" office:value-type="float" office:value="95.0130453280498" calcext:value-type="float">
            <text:p>95.0130453280498</text:p>
          </table:table-cell>
          <table:table-cell table:formula="of:=[.U2]-[.V2]" office:value-type="float" office:value="91.9739093439003" calcext:value-type="float">
            <text:p>91.9739093439003</text:p>
          </table:table-cell>
        </table:table-row>
        <table:table-row table:style-name="ro1">
          <table:table-cell office:value-type="string" calcext:value-type="string">
            <text:p>cxaQjm%9ggH</text:p>
          </table:table-cell>
          <table:table-cell table:number-columns-repeated="5"/>
          <table:table-cell table:formula="of:=[.G2]+1" office:value-type="float" office:value="2" calcext:value-type="float">
            <text:p>2</text:p>
          </table:table-cell>
          <table:table-cell table:formula="of:=[.H2]+0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table:formula="of:=[.N2]+0" office:value-type="float" office:value="250" calcext:value-type="float">
            <text:p>250</text:p>
          </table:table-cell>
          <table:table-cell table:formula="of:=AVERAGE([.H3:.N3])" office:value-type="float" office:value="127.571428571429" calcext:value-type="float">
            <text:p>127.571428571429</text:p>
          </table:table-cell>
          <table:table-cell table:formula="of:=STDEV([.H3:.N3])" office:value-type="float" office:value="73.7198687439082" calcext:value-type="float">
            <text:p>73.72</text:p>
          </table:table-cell>
          <table:table-cell table:formula="of:=[.P3]/SQRT(5)" office:value-type="float" office:value="32.9685275607481" calcext:value-type="float">
            <text:p>32.97</text:p>
          </table:table-cell>
          <table:table-cell table:formula="of:=[.O3]+[.P3]" office:value-type="float" office:value="201.291297315337" calcext:value-type="float">
            <text:p>201.291297315337</text:p>
          </table:table-cell>
          <table:table-cell table:formula="of:=[.O3]-[.P3]" office:value-type="float" office:value="53.8515598275204" calcext:value-type="float">
            <text:p>53.8515598275204</text:p>
          </table:table-cell>
          <table:table-cell table:formula="of:=[.R3]-[.S3]" office:value-type="float" office:value="147.439737487816" calcext:value-type="float">
            <text:p>147.439737487816</text:p>
          </table:table-cell>
          <table:table-cell table:formula="of:=[.O3]+[.Q3]" office:value-type="float" office:value="160.539956132177" calcext:value-type="float">
            <text:p>160.539956132177</text:p>
          </table:table-cell>
          <table:table-cell table:formula="of:=[.O3]-[.Q3]" office:value-type="float" office:value="94.6029010106804" calcext:value-type="float">
            <text:p>94.6029010106804</text:p>
          </table:table-cell>
          <table:table-cell table:formula="of:=[.U3]-[.V3]" office:value-type="float" office:value="65.9370551214963" calcext:value-type="float">
            <text:p>65.9370551214963</text:p>
          </table:table-cell>
        </table:table-row>
        <table:table-row table:style-name="ro1">
          <table:table-cell office:value-type="string" calcext:value-type="string">
            <text:p>37k:ABAe[R</text:p>
          </table:table-cell>
          <table:table-cell table:number-columns-repeated="5"/>
          <table:table-cell table:formula="of:=[.G3]+1" office:value-type="float" office:value="3" calcext:value-type="float">
            <text:p>3</text:p>
          </table:table-cell>
          <table:table-cell table:formula="of:=[.H3]+0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formula="of:=[.N3]+0" office:value-type="float" office:value="250" calcext:value-type="float">
            <text:p>250</text:p>
          </table:table-cell>
          <table:table-cell table:formula="of:=AVERAGE([.H4:.N4])" office:value-type="float" office:value="98.5714285714286" calcext:value-type="float">
            <text:p>98.5714285714286</text:p>
          </table:table-cell>
          <table:table-cell table:formula="of:=STDEV([.H4:.N4])" office:value-type="float" office:value="77.6656447919695" calcext:value-type="float">
            <text:p>77.67</text:p>
          </table:table-cell>
          <table:table-cell table:formula="of:=[.P4]/SQRT(5)" office:value-type="float" office:value="34.7331322542393" calcext:value-type="float">
            <text:p>34.73</text:p>
          </table:table-cell>
          <table:table-cell table:formula="of:=[.O4]+[.P4]" office:value-type="float" office:value="176.237073363398" calcext:value-type="float">
            <text:p>176.237073363398</text:p>
          </table:table-cell>
          <table:table-cell table:formula="of:=[.O4]-[.P4]" office:value-type="float" office:value="20.9057837794591" calcext:value-type="float">
            <text:p>20.9057837794591</text:p>
          </table:table-cell>
          <table:table-cell table:formula="of:=[.R4]-[.S4]" office:value-type="float" office:value="155.331289583939" calcext:value-type="float">
            <text:p>155.331289583939</text:p>
          </table:table-cell>
          <table:table-cell table:formula="of:=[.O4]+[.Q4]" office:value-type="float" office:value="133.304560825668" calcext:value-type="float">
            <text:p>133.304560825668</text:p>
          </table:table-cell>
          <table:table-cell table:formula="of:=[.O4]-[.Q4]" office:value-type="float" office:value="63.8382963171893" calcext:value-type="float">
            <text:p>63.8382963171893</text:p>
          </table:table-cell>
          <table:table-cell table:formula="of:=[.U4]-[.V4]" office:value-type="float" office:value="69.4662645084785" calcext:value-type="float">
            <text:p>69.4662645084785</text:p>
          </table:table-cell>
        </table:table-row>
        <table:table-row table:style-name="ro1">
          <table:table-cell office:value-type="string" calcext:value-type="string">
            <text:p>rO5`=qLroK</text:p>
          </table:table-cell>
          <table:table-cell table:number-columns-repeated="5"/>
          <table:table-cell table:formula="of:=[.G4]+1" office:value-type="float" office:value="4" calcext:value-type="float">
            <text:p>4</text:p>
          </table:table-cell>
          <table:table-cell table:formula="of:=[.H4]+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[.N4]+0" office:value-type="float" office:value="250" calcext:value-type="float">
            <text:p>250</text:p>
          </table:table-cell>
          <table:table-cell table:formula="of:=AVERAGE([.H5:.N5])" office:value-type="float" office:value="112" calcext:value-type="float">
            <text:p>112</text:p>
          </table:table-cell>
          <table:table-cell table:formula="of:=STDEV([.H5:.N5])" office:value-type="float" office:value="88.1986394452885" calcext:value-type="float">
            <text:p>88.20</text:p>
          </table:table-cell>
          <table:table-cell table:formula="of:=[.P5]/SQRT(5)" office:value-type="float" office:value="39.4436306645319" calcext:value-type="float">
            <text:p>39.44</text:p>
          </table:table-cell>
          <table:table-cell table:formula="of:=[.O5]+[.P5]" office:value-type="float" office:value="200.198639445288" calcext:value-type="float">
            <text:p>200.198639445288</text:p>
          </table:table-cell>
          <table:table-cell table:formula="of:=[.O5]-[.P5]" office:value-type="float" office:value="23.8013605547115" calcext:value-type="float">
            <text:p>23.8013605547115</text:p>
          </table:table-cell>
          <table:table-cell table:formula="of:=[.R5]-[.S5]" office:value-type="float" office:value="176.397278890577" calcext:value-type="float">
            <text:p>176.397278890577</text:p>
          </table:table-cell>
          <table:table-cell table:formula="of:=[.O5]+[.Q5]" office:value-type="float" office:value="151.443630664532" calcext:value-type="float">
            <text:p>151.443630664532</text:p>
          </table:table-cell>
          <table:table-cell table:formula="of:=[.O5]-[.Q5]" office:value-type="float" office:value="72.5563693354681" calcext:value-type="float">
            <text:p>72.5563693354681</text:p>
          </table:table-cell>
          <table:table-cell table:formula="of:=[.U5]-[.V5]" office:value-type="float" office:value="78.8872613290638" calcext:value-type="float">
            <text:p>78.8872613290638</text:p>
          </table:table-cell>
        </table:table-row>
        <table:table-row table:style-name="ro1">
          <table:table-cell office:value-type="string" calcext:value-type="string">
            <text:p>nhOv1Te@bv</text:p>
          </table:table-cell>
          <table:table-cell table:number-columns-repeated="5"/>
          <table:table-cell table:formula="of:=[.G5]+1" office:value-type="float" office:value="5" calcext:value-type="float">
            <text:p>5</text:p>
          </table:table-cell>
          <table:table-cell table:formula="of:=[.H5]+0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214" calcext:value-type="float">
            <text:p>214</text:p>
          </table:table-cell>
          <table:table-cell table:formula="of:=[.N5]+0" office:value-type="float" office:value="250" calcext:value-type="float">
            <text:p>250</text:p>
          </table:table-cell>
          <table:table-cell table:formula="of:=AVERAGE([.H6:.N6])" office:value-type="float" office:value="156.571428571429" calcext:value-type="float">
            <text:p>156.571428571429</text:p>
          </table:table-cell>
          <table:table-cell table:formula="of:=STDEV([.H6:.N6])" office:value-type="float" office:value="105.754207391254" calcext:value-type="float">
            <text:p>105.75</text:p>
          </table:table-cell>
          <table:table-cell table:formula="of:=[.P6]/SQRT(5)" office:value-type="float" office:value="47.294719326691" calcext:value-type="float">
            <text:p>47.29</text:p>
          </table:table-cell>
          <table:table-cell table:formula="of:=[.O6]+[.P6]" office:value-type="float" office:value="262.325635962683" calcext:value-type="float">
            <text:p>262.325635962683</text:p>
          </table:table-cell>
          <table:table-cell table:formula="of:=[.O6]-[.P6]" office:value-type="float" office:value="50.8172211801745" calcext:value-type="float">
            <text:p>50.8172211801745</text:p>
          </table:table-cell>
          <table:table-cell table:formula="of:=[.R6]-[.S6]" office:value-type="float" office:value="211.508414782508" calcext:value-type="float">
            <text:p>211.508414782508</text:p>
          </table:table-cell>
          <table:table-cell table:formula="of:=[.O6]+[.Q6]" office:value-type="float" office:value="203.86614789812" calcext:value-type="float">
            <text:p>203.86614789812</text:p>
          </table:table-cell>
          <table:table-cell table:formula="of:=[.O6]-[.Q6]" office:value-type="float" office:value="109.276709244738" calcext:value-type="float">
            <text:p>109.276709244738</text:p>
          </table:table-cell>
          <table:table-cell table:formula="of:=[.U6]-[.V6]" office:value-type="float" office:value="94.5894386533819" calcext:value-type="float">
            <text:p>94.5894386533819</text:p>
          </table:table-cell>
        </table:table-row>
        <table:table-row table:style-name="ro1">
          <table:table-cell office:value-type="string" calcext:value-type="string">
            <text:p>Fx2qQXj+tce</text:p>
          </table:table-cell>
          <table:table-cell table:number-columns-repeated="5"/>
          <table:table-cell table:formula="of:=[.G6]+1" office:value-type="float" office:value="6" calcext:value-type="float">
            <text:p>6</text:p>
          </table:table-cell>
          <table:table-cell table:formula="of:=[.H6]+0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formula="of:=[.N6]+0" office:value-type="float" office:value="250" calcext:value-type="float">
            <text:p>250</text:p>
          </table:table-cell>
          <table:table-cell table:formula="of:=AVERAGE([.H7:.N7])" office:value-type="float" office:value="96.5714285714286" calcext:value-type="float">
            <text:p>96.5714285714286</text:p>
          </table:table-cell>
          <table:table-cell table:formula="of:=STDEV([.H7:.N7])" office:value-type="float" office:value="90.6621147316731" calcext:value-type="float">
            <text:p>90.66</text:p>
          </table:table-cell>
          <table:table-cell table:formula="of:=[.P7]/SQRT(5)" office:value-type="float" office:value="40.5453303047812" calcext:value-type="float">
            <text:p>40.55</text:p>
          </table:table-cell>
          <table:table-cell table:formula="of:=[.O7]+[.P7]" office:value-type="float" office:value="187.233543303102" calcext:value-type="float">
            <text:p>187.233543303102</text:p>
          </table:table-cell>
          <table:table-cell table:formula="of:=[.O7]-[.P7]" office:value-type="float" office:value="5.90931383975551" calcext:value-type="float">
            <text:p>5.90931383975551</text:p>
          </table:table-cell>
          <table:table-cell table:formula="of:=[.R7]-[.S7]" office:value-type="float" office:value="181.324229463346" calcext:value-type="float">
            <text:p>181.324229463346</text:p>
          </table:table-cell>
          <table:table-cell table:formula="of:=[.O7]+[.Q7]" office:value-type="float" office:value="137.11675887621" calcext:value-type="float">
            <text:p>137.11675887621</text:p>
          </table:table-cell>
          <table:table-cell table:formula="of:=[.O7]-[.Q7]" office:value-type="float" office:value="56.0260982666474" calcext:value-type="float">
            <text:p>56.0260982666474</text:p>
          </table:table-cell>
          <table:table-cell table:formula="of:=[.U7]-[.V7]" office:value-type="float" office:value="81.0906606095624" calcext:value-type="float">
            <text:p>81.0906606095624</text:p>
          </table:table-cell>
        </table:table-row>
        <table:table-row table:style-name="ro1">
          <table:table-cell office:value-type="string" calcext:value-type="string">
            <text:p>izuglq/2xaC</text:p>
          </table:table-cell>
          <table:table-cell table:number-columns-repeated="5"/>
          <table:table-cell table:formula="of:=[.G7]+1" office:value-type="float" office:value="7" calcext:value-type="float">
            <text:p>7</text:p>
          </table:table-cell>
          <table:table-cell table:formula="of:=[.H7]+0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[.N7]+0" office:value-type="float" office:value="250" calcext:value-type="float">
            <text:p>250</text:p>
          </table:table-cell>
          <table:table-cell table:formula="of:=AVERAGE([.H8:.N8])" office:value-type="float" office:value="85.4285714285714" calcext:value-type="float">
            <text:p>85.4285714285714</text:p>
          </table:table-cell>
          <table:table-cell table:formula="of:=STDEV([.H8:.N8])" office:value-type="float" office:value="78.8539940710195" calcext:value-type="float">
            <text:p>78.85</text:p>
          </table:table-cell>
          <table:table-cell table:formula="of:=[.P8]/SQRT(5)" office:value-type="float" office:value="35.264578208033" calcext:value-type="float">
            <text:p>35.26</text:p>
          </table:table-cell>
          <table:table-cell table:formula="of:=[.O8]+[.P8]" office:value-type="float" office:value="164.282565499591" calcext:value-type="float">
            <text:p>164.282565499591</text:p>
          </table:table-cell>
          <table:table-cell table:formula="of:=[.O8]-[.P8]" office:value-type="float" office:value="6.57457735755193" calcext:value-type="float">
            <text:p>6.57457735755193</text:p>
          </table:table-cell>
          <table:table-cell table:formula="of:=[.R8]-[.S8]" office:value-type="float" office:value="157.707988142039" calcext:value-type="float">
            <text:p>157.707988142039</text:p>
          </table:table-cell>
          <table:table-cell table:formula="of:=[.O8]+[.Q8]" office:value-type="float" office:value="120.693149636604" calcext:value-type="float">
            <text:p>120.693149636604</text:p>
          </table:table-cell>
          <table:table-cell table:formula="of:=[.O8]-[.Q8]" office:value-type="float" office:value="50.1639932205384" calcext:value-type="float">
            <text:p>50.1639932205384</text:p>
          </table:table-cell>
          <table:table-cell table:formula="of:=[.U8]-[.V8]" office:value-type="float" office:value="70.529156416066" calcext:value-type="float">
            <text:p>70.529156416066</text:p>
          </table:table-cell>
        </table:table-row>
        <table:table-row table:style-name="ro1">
          <table:table-cell office:value-type="string" calcext:value-type="string">
            <text:p>n4Ih=pC&amp;wo</text:p>
          </table:table-cell>
          <table:table-cell table:number-columns-repeated="5"/>
          <table:table-cell table:formula="of:=[.G8]+1" office:value-type="float" office:value="8" calcext:value-type="float">
            <text:p>8</text:p>
          </table:table-cell>
          <table:table-cell table:formula="of:=[.H8]+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table:formula="of:=[.N8]+0" office:value-type="float" office:value="250" calcext:value-type="float">
            <text:p>250</text:p>
          </table:table-cell>
          <table:table-cell table:formula="of:=AVERAGE([.H9:.N9])" office:value-type="float" office:value="78.4285714285714" calcext:value-type="float">
            <text:p>78.4285714285714</text:p>
          </table:table-cell>
          <table:table-cell table:formula="of:=STDEV([.H9:.N9])" office:value-type="float" office:value="83.1962682313278" calcext:value-type="float">
            <text:p>83.20</text:p>
          </table:table-cell>
          <table:table-cell table:formula="of:=[.P9]/SQRT(5)" office:value-type="float" office:value="37.206502247911" calcext:value-type="float">
            <text:p>37.21</text:p>
          </table:table-cell>
          <table:table-cell table:formula="of:=[.O9]+[.P9]" office:value-type="float" office:value="161.624839659899" calcext:value-type="float">
            <text:p>161.624839659899</text:p>
          </table:table-cell>
          <table:table-cell table:formula="of:=[.O9]-[.P9]" office:value-type="float" office:value="-4.76769680275639" calcext:value-type="float">
            <text:p>-4.76769680275639</text:p>
          </table:table-cell>
          <table:table-cell table:formula="of:=[.R9]-[.S9]" office:value-type="float" office:value="166.392536462656" calcext:value-type="float">
            <text:p>166.392536462656</text:p>
          </table:table-cell>
          <table:table-cell table:formula="of:=[.O9]+[.Q9]" office:value-type="float" office:value="115.635073676482" calcext:value-type="float">
            <text:p>115.635073676482</text:p>
          </table:table-cell>
          <table:table-cell table:formula="of:=[.O9]-[.Q9]" office:value-type="float" office:value="41.2220691806604" calcext:value-type="float">
            <text:p>41.2220691806604</text:p>
          </table:table-cell>
          <table:table-cell table:formula="of:=[.U9]-[.V9]" office:value-type="float" office:value="74.4130044958221" calcext:value-type="float">
            <text:p>74.4130044958221</text:p>
          </table:table-cell>
        </table:table-row>
        <table:table-row table:style-name="ro1">
          <table:table-cell office:value-type="string" calcext:value-type="string">
            <text:p>&gt;4uJ`1FbdD</text:p>
          </table:table-cell>
          <table:table-cell table:number-columns-repeated="5"/>
          <table:table-cell table:formula="of:=[.G9]+1" office:value-type="float" office:value="9" calcext:value-type="float">
            <text:p>9</text:p>
          </table:table-cell>
          <table:table-cell table:formula="of:=[.H9]+0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table:formula="of:=[.N9]+0" office:value-type="float" office:value="250" calcext:value-type="float">
            <text:p>250</text:p>
          </table:table-cell>
          <table:table-cell table:formula="of:=AVERAGE([.H10:.N10])" office:value-type="float" office:value="96.8571428571429" calcext:value-type="float">
            <text:p>96.8571428571429</text:p>
          </table:table-cell>
          <table:table-cell table:formula="of:=STDEV([.H10:.N10])" office:value-type="float" office:value="78.7198165890237" calcext:value-type="float">
            <text:p>78.72</text:p>
          </table:table-cell>
          <table:table-cell table:formula="of:=[.P10]/SQRT(5)" office:value-type="float" office:value="35.2045722138745" calcext:value-type="float">
            <text:p>35.20</text:p>
          </table:table-cell>
          <table:table-cell table:formula="of:=[.O10]+[.P10]" office:value-type="float" office:value="175.576959446167" calcext:value-type="float">
            <text:p>175.576959446167</text:p>
          </table:table-cell>
          <table:table-cell table:formula="of:=[.O10]-[.P10]" office:value-type="float" office:value="18.1373262681192" calcext:value-type="float">
            <text:p>18.1373262681192</text:p>
          </table:table-cell>
          <table:table-cell table:formula="of:=[.R10]-[.S10]" office:value-type="float" office:value="157.439633178047" calcext:value-type="float">
            <text:p>157.439633178047</text:p>
          </table:table-cell>
          <table:table-cell table:formula="of:=[.O10]+[.Q10]" office:value-type="float" office:value="132.061715071017" calcext:value-type="float">
            <text:p>132.061715071017</text:p>
          </table:table-cell>
          <table:table-cell table:formula="of:=[.O10]-[.Q10]" office:value-type="float" office:value="61.6525706432684" calcext:value-type="float">
            <text:p>61.6525706432684</text:p>
          </table:table-cell>
          <table:table-cell table:formula="of:=[.U10]-[.V10]" office:value-type="float" office:value="70.409144427749" calcext:value-type="float">
            <text:p>70.409144427749</text:p>
          </table:table-cell>
        </table:table-row>
        <table:table-row table:style-name="ro1">
          <table:table-cell office:value-type="string" calcext:value-type="string">
            <text:p>jldh1oul_Tl</text:p>
          </table:table-cell>
          <table:table-cell table:number-columns-repeated="5"/>
          <table:table-cell table:formula="of:=[.G10]+1" office:value-type="float" office:value="10" calcext:value-type="float">
            <text:p>10</text:p>
          </table:table-cell>
          <table:table-cell table:formula="of:=[.H10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[.N10]+0" office:value-type="float" office:value="250" calcext:value-type="float">
            <text:p>250</text:p>
          </table:table-cell>
          <table:table-cell table:formula="of:=AVERAGE([.H11:.N11])" office:value-type="float" office:value="81.7142857142857" calcext:value-type="float">
            <text:p>81.7142857142857</text:p>
          </table:table-cell>
          <table:table-cell table:formula="of:=STDEV([.H11:.N11])" office:value-type="float" office:value="85.6557339697977" calcext:value-type="float">
            <text:p>85.66</text:p>
          </table:table-cell>
          <table:table-cell table:formula="of:=[.P11]/SQRT(5)" office:value-type="float" office:value="38.3064087638211" calcext:value-type="float">
            <text:p>38.31</text:p>
          </table:table-cell>
          <table:table-cell table:formula="of:=[.O11]+[.P11]" office:value-type="float" office:value="167.370019684083" calcext:value-type="float">
            <text:p>167.370019684083</text:p>
          </table:table-cell>
          <table:table-cell table:formula="of:=[.O11]-[.P11]" office:value-type="float" office:value="-3.94144825551201" calcext:value-type="float">
            <text:p>-3.94144825551201</text:p>
          </table:table-cell>
          <table:table-cell table:formula="of:=[.R11]-[.S11]" office:value-type="float" office:value="171.311467939595" calcext:value-type="float">
            <text:p>171.311467939595</text:p>
          </table:table-cell>
          <table:table-cell table:formula="of:=[.O11]+[.Q11]" office:value-type="float" office:value="120.020694478107" calcext:value-type="float">
            <text:p>120.020694478107</text:p>
          </table:table-cell>
          <table:table-cell table:formula="of:=[.O11]-[.Q11]" office:value-type="float" office:value="43.4078769504646" calcext:value-type="float">
            <text:p>43.4078769504646</text:p>
          </table:table-cell>
          <table:table-cell table:formula="of:=[.U11]-[.V11]" office:value-type="float" office:value="76.6128175276423" calcext:value-type="float">
            <text:p>76.6128175276423</text:p>
          </table:table-cell>
        </table:table-row>
        <table:table-row table:style-name="ro1">
          <table:table-cell office:value-type="string" calcext:value-type="string">
            <text:p>2cxxbdSe=VM</text:p>
          </table:table-cell>
          <table:table-cell table:number-columns-repeated="5"/>
          <table:table-cell table:formula="of:=[.G11]+1" office:value-type="float" office:value="11" calcext:value-type="float">
            <text:p>11</text:p>
          </table:table-cell>
          <table:table-cell table:formula="of:=[.H11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[.N11]+0" office:value-type="float" office:value="250" calcext:value-type="float">
            <text:p>250</text:p>
          </table:table-cell>
          <table:table-cell table:formula="of:=AVERAGE([.H12:.N12])" office:value-type="float" office:value="83.1428571428571" calcext:value-type="float">
            <text:p>83.1428571428571</text:p>
          </table:table-cell>
          <table:table-cell table:formula="of:=STDEV([.H12:.N12])" office:value-type="float" office:value="78.2526433449771" calcext:value-type="float">
            <text:p>78.25</text:p>
          </table:table-cell>
          <table:table-cell table:formula="of:=[.P12]/SQRT(5)" office:value-type="float" office:value="34.9956459876831" calcext:value-type="float">
            <text:p>35.00</text:p>
          </table:table-cell>
          <table:table-cell table:formula="of:=[.O12]+[.P12]" office:value-type="float" office:value="161.395500487834" calcext:value-type="float">
            <text:p>161.395500487834</text:p>
          </table:table-cell>
          <table:table-cell table:formula="of:=[.O12]-[.P12]" office:value-type="float" office:value="4.89021379788004" calcext:value-type="float">
            <text:p>4.89021379788004</text:p>
          </table:table-cell>
          <table:table-cell table:formula="of:=[.R12]-[.S12]" office:value-type="float" office:value="156.505286689954" calcext:value-type="float">
            <text:p>156.505286689954</text:p>
          </table:table-cell>
          <table:table-cell table:formula="of:=[.O12]+[.Q12]" office:value-type="float" office:value="118.13850313054" calcext:value-type="float">
            <text:p>118.13850313054</text:p>
          </table:table-cell>
          <table:table-cell table:formula="of:=[.O12]-[.Q12]" office:value-type="float" office:value="48.1472111551741" calcext:value-type="float">
            <text:p>48.1472111551741</text:p>
          </table:table-cell>
          <table:table-cell table:formula="of:=[.U12]-[.V12]" office:value-type="float" office:value="69.9912919753661" calcext:value-type="float">
            <text:p>69.9912919753661</text:p>
          </table:table-cell>
        </table:table-row>
        <table:table-row table:style-name="ro1">
          <table:table-cell table:number-columns-repeated="6"/>
          <table:table-cell table:formula="of:=[.G12]+1" office:value-type="float" office:value="12" calcext:value-type="float">
            <text:p>12</text:p>
          </table:table-cell>
          <table:table-cell table:formula="of:=[.H12]+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table:formula="of:=[.N12]+0" office:value-type="float" office:value="250" calcext:value-type="float">
            <text:p>250</text:p>
          </table:table-cell>
          <table:table-cell table:formula="of:=AVERAGE([.H13:.N13])" office:value-type="float" office:value="69.7142857142857" calcext:value-type="float">
            <text:p>69.7142857142857</text:p>
          </table:table-cell>
          <table:table-cell table:formula="of:=STDEV([.H13:.N13])" office:value-type="float" office:value="81.7816488904332" calcext:value-type="float">
            <text:p>81.78</text:p>
          </table:table-cell>
          <table:table-cell table:formula="of:=[.P13]/SQRT(5)" office:value-type="float" office:value="36.5738652462058" calcext:value-type="float">
            <text:p>36.57</text:p>
          </table:table-cell>
          <table:table-cell table:formula="of:=[.O13]+[.P13]" office:value-type="float" office:value="151.495934604719" calcext:value-type="float">
            <text:p>151.495934604719</text:p>
          </table:table-cell>
          <table:table-cell table:formula="of:=[.O13]-[.P13]" office:value-type="float" office:value="-12.0673631761475" calcext:value-type="float">
            <text:p>-12.0673631761475</text:p>
          </table:table-cell>
          <table:table-cell table:formula="of:=[.R13]-[.S13]" office:value-type="float" office:value="163.563297780866" calcext:value-type="float">
            <text:p>163.563297780866</text:p>
          </table:table-cell>
          <table:table-cell table:formula="of:=[.O13]+[.Q13]" office:value-type="float" office:value="106.288150960492" calcext:value-type="float">
            <text:p>106.288150960492</text:p>
          </table:table-cell>
          <table:table-cell table:formula="of:=[.O13]-[.Q13]" office:value-type="float" office:value="33.1404204680799" calcext:value-type="float">
            <text:p>33.1404204680799</text:p>
          </table:table-cell>
          <table:table-cell table:formula="of:=[.U13]-[.V13]" office:value-type="float" office:value="73.1477304924116" calcext:value-type="float">
            <text:p>73.1477304924116</text:p>
          </table:table-cell>
        </table:table-row>
        <table:table-row table:style-name="ro1">
          <table:table-cell table:number-columns-repeated="6"/>
          <table:table-cell table:formula="of:=[.G13]+1" office:value-type="float" office:value="13" calcext:value-type="float">
            <text:p>13</text:p>
          </table:table-cell>
          <table:table-cell table:formula="of:=[.H13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60" calcext:value-type="float">
            <text:p>260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  <table:table-cell table:formula="of:=[.N13]+0" office:value-type="float" office:value="250" calcext:value-type="float">
            <text:p>250</text:p>
          </table:table-cell>
          <table:table-cell table:formula="of:=AVERAGE([.H14:.N14])" office:value-type="float" office:value="144.857142857143" calcext:value-type="float">
            <text:p>144.857142857143</text:p>
          </table:table-cell>
          <table:table-cell table:formula="of:=STDEV([.H14:.N14])" office:value-type="float" office:value="105.20840994811" calcext:value-type="float">
            <text:p>105.21</text:p>
          </table:table-cell>
          <table:table-cell table:formula="of:=[.P14]/SQRT(5)" office:value-type="float" office:value="47.0506312897277" calcext:value-type="float">
            <text:p>47.05</text:p>
          </table:table-cell>
          <table:table-cell table:formula="of:=[.O14]+[.P14]" office:value-type="float" office:value="250.065552805253" calcext:value-type="float">
            <text:p>250.065552805253</text:p>
          </table:table-cell>
          <table:table-cell table:formula="of:=[.O14]-[.P14]" office:value-type="float" office:value="39.6487329090331" calcext:value-type="float">
            <text:p>39.6487329090331</text:p>
          </table:table-cell>
          <table:table-cell table:formula="of:=[.R14]-[.S14]" office:value-type="float" office:value="210.41681989622" calcext:value-type="float">
            <text:p>210.41681989622</text:p>
          </table:table-cell>
          <table:table-cell table:formula="of:=[.O14]+[.Q14]" office:value-type="float" office:value="191.907774146871" calcext:value-type="float">
            <text:p>191.907774146871</text:p>
          </table:table-cell>
          <table:table-cell table:formula="of:=[.O14]-[.Q14]" office:value-type="float" office:value="97.8065115674152" calcext:value-type="float">
            <text:p>97.8065115674152</text:p>
          </table:table-cell>
          <table:table-cell table:formula="of:=[.U14]-[.V14]" office:value-type="float" office:value="94.1012625794554" calcext:value-type="float">
            <text:p>94.1012625794554</text:p>
          </table:table-cell>
        </table:table-row>
        <table:table-row table:style-name="ro1">
          <table:table-cell table:number-columns-repeated="6"/>
          <table:table-cell table:formula="of:=[.G14]+1" office:value-type="float" office:value="14" calcext:value-type="float">
            <text:p>14</text:p>
          </table:table-cell>
          <table:table-cell table:formula="of:=[.H14]+0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table:formula="of:=[.N14]+0" office:value-type="float" office:value="250" calcext:value-type="float">
            <text:p>250</text:p>
          </table:table-cell>
          <table:table-cell table:formula="of:=AVERAGE([.H15:.N15])" office:value-type="float" office:value="120.714285714286" calcext:value-type="float">
            <text:p>120.714285714286</text:p>
          </table:table-cell>
          <table:table-cell table:formula="of:=STDEV([.H15:.N15])" office:value-type="float" office:value="77.5536680536222" calcext:value-type="float">
            <text:p>77.55</text:p>
          </table:table-cell>
          <table:table-cell table:formula="of:=[.P15]/SQRT(5)" office:value-type="float" office:value="34.6830547344706" calcext:value-type="float">
            <text:p>34.68</text:p>
          </table:table-cell>
          <table:table-cell table:formula="of:=[.O15]+[.P15]" office:value-type="float" office:value="198.267953767908" calcext:value-type="float">
            <text:p>198.267953767908</text:p>
          </table:table-cell>
          <table:table-cell table:formula="of:=[.O15]-[.P15]" office:value-type="float" office:value="43.1606176606635" calcext:value-type="float">
            <text:p>43.1606176606635</text:p>
          </table:table-cell>
          <table:table-cell table:formula="of:=[.R15]-[.S15]" office:value-type="float" office:value="155.107336107245" calcext:value-type="float">
            <text:p>155.107336107245</text:p>
          </table:table-cell>
          <table:table-cell table:formula="of:=[.O15]+[.Q15]" office:value-type="float" office:value="155.397340448756" calcext:value-type="float">
            <text:p>155.397340448756</text:p>
          </table:table-cell>
          <table:table-cell table:formula="of:=[.O15]-[.Q15]" office:value-type="float" office:value="86.0312309798151" calcext:value-type="float">
            <text:p>86.0312309798151</text:p>
          </table:table-cell>
          <table:table-cell table:formula="of:=[.U15]-[.V15]" office:value-type="float" office:value="69.3661094689413" calcext:value-type="float">
            <text:p>69.3661094689413</text:p>
          </table:table-cell>
        </table:table-row>
        <table:table-row table:style-name="ro1">
          <table:table-cell table:number-columns-repeated="6"/>
          <table:table-cell table:formula="of:=[.G15]+1" office:value-type="float" office:value="15" calcext:value-type="float">
            <text:p>15</text:p>
          </table:table-cell>
          <table:table-cell table:formula="of:=[.H15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50" calcext:value-type="float">
            <text:p>250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table:formula="of:=[.N15]+0" office:value-type="float" office:value="250" calcext:value-type="float">
            <text:p>250</text:p>
          </table:table-cell>
          <table:table-cell table:formula="of:=AVERAGE([.H16:.N16])" office:value-type="float" office:value="113.571428571429" calcext:value-type="float">
            <text:p>113.571428571429</text:p>
          </table:table-cell>
          <table:table-cell table:formula="of:=STDEV([.H16:.N16])" office:value-type="float" office:value="97.7801226270063" calcext:value-type="float">
            <text:p>97.78</text:p>
          </table:table-cell>
          <table:table-cell table:formula="of:=[.P16]/SQRT(5)" office:value-type="float" office:value="43.7286002084503" calcext:value-type="float">
            <text:p>43.73</text:p>
          </table:table-cell>
          <table:table-cell table:formula="of:=[.O16]+[.P16]" office:value-type="float" office:value="211.351551198435" calcext:value-type="float">
            <text:p>211.351551198435</text:p>
          </table:table-cell>
          <table:table-cell table:formula="of:=[.O16]-[.P16]" office:value-type="float" office:value="15.7913059444223" calcext:value-type="float">
            <text:p>15.7913059444223</text:p>
          </table:table-cell>
          <table:table-cell table:formula="of:=[.R16]-[.S16]" office:value-type="float" office:value="195.560245254013" calcext:value-type="float">
            <text:p>195.560245254013</text:p>
          </table:table-cell>
          <table:table-cell table:formula="of:=[.O16]+[.Q16]" office:value-type="float" office:value="157.300028779879" calcext:value-type="float">
            <text:p>157.300028779879</text:p>
          </table:table-cell>
          <table:table-cell table:formula="of:=[.O16]-[.Q16]" office:value-type="float" office:value="69.8428283629783" calcext:value-type="float">
            <text:p>69.8428283629783</text:p>
          </table:table-cell>
          <table:table-cell table:formula="of:=[.U16]-[.V16]" office:value-type="float" office:value="87.4572004169005" calcext:value-type="float">
            <text:p>87.4572004169005</text:p>
          </table:table-cell>
        </table:table-row>
        <table:table-row table:style-name="ro1">
          <table:table-cell table:number-columns-repeated="6"/>
          <table:table-cell table:formula="of:=[.G16]+1" office:value-type="float" office:value="16" calcext:value-type="float">
            <text:p>16</text:p>
          </table:table-cell>
          <table:table-cell table:formula="of:=[.H16]+0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1" calcext:value-type="float">
            <text:p>131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formula="of:=[.N16]+0" office:value-type="float" office:value="250" calcext:value-type="float">
            <text:p>250</text:p>
          </table:table-cell>
          <table:table-cell table:formula="of:=AVERAGE([.H17:.N17])" office:value-type="float" office:value="93.4285714285714" calcext:value-type="float">
            <text:p>93.4285714285714</text:p>
          </table:table-cell>
          <table:table-cell table:formula="of:=STDEV([.H17:.N17])" office:value-type="float" office:value="78.9680465818446" calcext:value-type="float">
            <text:p>78.97</text:p>
          </table:table-cell>
          <table:table-cell table:formula="of:=[.P17]/SQRT(5)" office:value-type="float" office:value="35.3155840414749" calcext:value-type="float">
            <text:p>35.32</text:p>
          </table:table-cell>
          <table:table-cell table:formula="of:=[.O17]+[.P17]" office:value-type="float" office:value="172.396618010416" calcext:value-type="float">
            <text:p>172.396618010416</text:p>
          </table:table-cell>
          <table:table-cell table:formula="of:=[.O17]-[.P17]" office:value-type="float" office:value="14.4605248467268" calcext:value-type="float">
            <text:p>14.4605248467268</text:p>
          </table:table-cell>
          <table:table-cell table:formula="of:=[.R17]-[.S17]" office:value-type="float" office:value="157.936093163689" calcext:value-type="float">
            <text:p>157.936093163689</text:p>
          </table:table-cell>
          <table:table-cell table:formula="of:=[.O17]+[.Q17]" office:value-type="float" office:value="128.744155470046" calcext:value-type="float">
            <text:p>128.744155470046</text:p>
          </table:table-cell>
          <table:table-cell table:formula="of:=[.O17]-[.Q17]" office:value-type="float" office:value="58.1129873870965" calcext:value-type="float">
            <text:p>58.1129873870965</text:p>
          </table:table-cell>
          <table:table-cell table:formula="of:=[.U17]-[.V17]" office:value-type="float" office:value="70.6311680829498" calcext:value-type="float">
            <text:p>70.6311680829498</text:p>
          </table:table-cell>
        </table:table-row>
        <table:table-row table:style-name="ro1">
          <table:table-cell table:number-columns-repeated="6"/>
          <table:table-cell table:formula="of:=[.G17]+1" office:value-type="float" office:value="17" calcext:value-type="float">
            <text:p>17</text:p>
          </table:table-cell>
          <table:table-cell table:formula="of:=[.H17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231" calcext:value-type="float">
            <text:p>231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[.N17]+0" office:value-type="float" office:value="250" calcext:value-type="float">
            <text:p>250</text:p>
          </table:table-cell>
          <table:table-cell table:formula="of:=AVERAGE([.H18:.N18])" office:value-type="float" office:value="115.142857142857" calcext:value-type="float">
            <text:p>115.142857142857</text:p>
          </table:table-cell>
          <table:table-cell table:formula="of:=STDEV([.H18:.N18])" office:value-type="float" office:value="99.5095113903332" calcext:value-type="float">
            <text:p>99.51</text:p>
          </table:table-cell>
          <table:table-cell table:formula="of:=[.P18]/SQRT(5)" office:value-type="float" office:value="44.5020063753149" calcext:value-type="float">
            <text:p>44.50</text:p>
          </table:table-cell>
          <table:table-cell table:formula="of:=[.O18]+[.P18]" office:value-type="float" office:value="214.65236853319" calcext:value-type="float">
            <text:p>214.65236853319</text:p>
          </table:table-cell>
          <table:table-cell table:formula="of:=[.O18]-[.P18]" office:value-type="float" office:value="15.6333457525239" calcext:value-type="float">
            <text:p>15.6333457525239</text:p>
          </table:table-cell>
          <table:table-cell table:formula="of:=[.R18]-[.S18]" office:value-type="float" office:value="199.019022780666" calcext:value-type="float">
            <text:p>199.019022780666</text:p>
          </table:table-cell>
          <table:table-cell table:formula="of:=[.O18]+[.Q18]" office:value-type="float" office:value="159.644863518172" calcext:value-type="float">
            <text:p>159.644863518172</text:p>
          </table:table-cell>
          <table:table-cell table:formula="of:=[.O18]-[.Q18]" office:value-type="float" office:value="70.6408507675422" calcext:value-type="float">
            <text:p>70.6408507675422</text:p>
          </table:table-cell>
          <table:table-cell table:formula="of:=[.U18]-[.V18]" office:value-type="float" office:value="89.0040127506299" calcext:value-type="float">
            <text:p>89.0040127506299</text:p>
          </table:table-cell>
        </table:table-row>
        <table:table-row table:style-name="ro1">
          <table:table-cell table:number-columns-repeated="6"/>
          <table:table-cell table:formula="of:=[.G18]+1" office:value-type="float" office:value="18" calcext:value-type="float">
            <text:p>18</text:p>
          </table:table-cell>
          <table:table-cell table:formula="of:=[.H18]+0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formula="of:=[.N18]+0" office:value-type="float" office:value="250" calcext:value-type="float">
            <text:p>250</text:p>
          </table:table-cell>
          <table:table-cell table:formula="of:=AVERAGE([.H19:.N19])" office:value-type="float" office:value="128.857142857143" calcext:value-type="float">
            <text:p>128.857142857143</text:p>
          </table:table-cell>
          <table:table-cell table:formula="of:=STDEV([.H19:.N19])" office:value-type="float" office:value="97.1003408360454" calcext:value-type="float">
            <text:p>97.10</text:p>
          </table:table-cell>
          <table:table-cell table:formula="of:=[.P19]/SQRT(5)" office:value-type="float" office:value="43.4245925495593" calcext:value-type="float">
            <text:p>43.42</text:p>
          </table:table-cell>
          <table:table-cell table:formula="of:=[.O19]+[.P19]" office:value-type="float" office:value="225.957483693188" calcext:value-type="float">
            <text:p>225.957483693188</text:p>
          </table:table-cell>
          <table:table-cell table:formula="of:=[.O19]-[.P19]" office:value-type="float" office:value="31.7568020210974" calcext:value-type="float">
            <text:p>31.7568020210974</text:p>
          </table:table-cell>
          <table:table-cell table:formula="of:=[.R19]-[.S19]" office:value-type="float" office:value="194.200681672091" calcext:value-type="float">
            <text:p>194.200681672091</text:p>
          </table:table-cell>
          <table:table-cell table:formula="of:=[.O19]+[.Q19]" office:value-type="float" office:value="172.281735406702" calcext:value-type="float">
            <text:p>172.281735406702</text:p>
          </table:table-cell>
          <table:table-cell table:formula="of:=[.O19]-[.Q19]" office:value-type="float" office:value="85.4325503075836" calcext:value-type="float">
            <text:p>85.4325503075836</text:p>
          </table:table-cell>
          <table:table-cell table:formula="of:=[.U19]-[.V19]" office:value-type="float" office:value="86.8491850991185" calcext:value-type="float">
            <text:p>86.8491850991185</text:p>
          </table:table-cell>
        </table:table-row>
        <table:table-row table:style-name="ro1">
          <table:table-cell table:number-columns-repeated="6"/>
          <table:table-cell table:formula="of:=[.G19]+1" office:value-type="float" office:value="19" calcext:value-type="float">
            <text:p>19</text:p>
          </table:table-cell>
          <table:table-cell table:formula="of:=[.H19]+0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table:formula="of:=[.N19]+0" office:value-type="float" office:value="250" calcext:value-type="float">
            <text:p>250</text:p>
          </table:table-cell>
          <table:table-cell table:formula="of:=AVERAGE([.H20:.N20])" office:value-type="float" office:value="107.142857142857" calcext:value-type="float">
            <text:p>107.142857142857</text:p>
          </table:table-cell>
          <table:table-cell table:formula="of:=STDEV([.H20:.N20])" office:value-type="float" office:value="85.5461446071233" calcext:value-type="float">
            <text:p>85.55</text:p>
          </table:table-cell>
          <table:table-cell table:formula="of:=[.P20]/SQRT(5)" office:value-type="float" office:value="38.257398910911" calcext:value-type="float">
            <text:p>38.26</text:p>
          </table:table-cell>
          <table:table-cell table:formula="of:=[.O20]+[.P20]" office:value-type="float" office:value="192.68900174998" calcext:value-type="float">
            <text:p>192.68900174998</text:p>
          </table:table-cell>
          <table:table-cell table:formula="of:=[.O20]-[.P20]" office:value-type="float" office:value="21.5967125357338" calcext:value-type="float">
            <text:p>21.5967125357338</text:p>
          </table:table-cell>
          <table:table-cell table:formula="of:=[.R20]-[.S20]" office:value-type="float" office:value="171.092289214247" calcext:value-type="float">
            <text:p>171.092289214247</text:p>
          </table:table-cell>
          <table:table-cell table:formula="of:=[.O20]+[.Q20]" office:value-type="float" office:value="145.400256053768" calcext:value-type="float">
            <text:p>145.400256053768</text:p>
          </table:table-cell>
          <table:table-cell table:formula="of:=[.O20]-[.Q20]" office:value-type="float" office:value="68.8854582319462" calcext:value-type="float">
            <text:p>68.8854582319462</text:p>
          </table:table-cell>
          <table:table-cell table:formula="of:=[.U20]-[.V20]" office:value-type="float" office:value="76.5147978218219" calcext:value-type="float">
            <text:p>76.5147978218219</text:p>
          </table:table-cell>
        </table:table-row>
        <table:table-row table:style-name="ro1">
          <table:table-cell table:number-columns-repeated="6"/>
          <table:table-cell table:formula="of:=[.G20]+1" office:value-type="float" office:value="20" calcext:value-type="float">
            <text:p>20</text:p>
          </table:table-cell>
          <table:table-cell table:formula="of:=[.H20]+0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office:value-type="float" office:value="171" calcext:value-type="float">
            <text:p>171</text:p>
          </table:table-cell>
          <table:table-cell table:formula="of:=[.N20]+0" office:value-type="float" office:value="250" calcext:value-type="float">
            <text:p>250</text:p>
          </table:table-cell>
          <table:table-cell table:formula="of:=AVERAGE([.H21:.N21])" office:value-type="float" office:value="134.142857142857" calcext:value-type="float">
            <text:p>134.142857142857</text:p>
          </table:table-cell>
          <table:table-cell table:formula="of:=STDEV([.H21:.N21])" office:value-type="float" office:value="86.5282777890723" calcext:value-type="float">
            <text:p>86.53</text:p>
          </table:table-cell>
          <table:table-cell table:formula="of:=[.P21]/SQRT(5)" office:value-type="float" office:value="38.6966222224702" calcext:value-type="float">
            <text:p>38.70</text:p>
          </table:table-cell>
          <table:table-cell table:formula="of:=[.O21]+[.P21]" office:value-type="float" office:value="220.671134931929" calcext:value-type="float">
            <text:p>220.671134931929</text:p>
          </table:table-cell>
          <table:table-cell table:formula="of:=[.O21]-[.P21]" office:value-type="float" office:value="47.6145793537849" calcext:value-type="float">
            <text:p>47.6145793537849</text:p>
          </table:table-cell>
          <table:table-cell table:formula="of:=[.R21]-[.S21]" office:value-type="float" office:value="173.056555578145" calcext:value-type="float">
            <text:p>173.056555578145</text:p>
          </table:table-cell>
          <table:table-cell table:formula="of:=[.O21]+[.Q21]" office:value-type="float" office:value="172.839479365327" calcext:value-type="float">
            <text:p>172.839479365327</text:p>
          </table:table-cell>
          <table:table-cell table:formula="of:=[.O21]-[.Q21]" office:value-type="float" office:value="95.446234920387" calcext:value-type="float">
            <text:p>95.446234920387</text:p>
          </table:table-cell>
          <table:table-cell table:formula="of:=[.U21]-[.V21]" office:value-type="float" office:value="77.3932444449403" calcext:value-type="float">
            <text:p>77.3932444449403</text:p>
          </table:table-cell>
        </table:table-row>
        <table:table-row table:style-name="ro1">
          <table:table-cell table:number-columns-repeated="6"/>
          <table:table-cell table:formula="of:=[.G21]+1" office:value-type="float" office:value="21" calcext:value-type="float">
            <text:p>21</text:p>
          </table:table-cell>
          <table:table-cell table:formula="of:=[.H21]+0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formula="of:=[.N21]+0" office:value-type="float" office:value="250" calcext:value-type="float">
            <text:p>250</text:p>
          </table:table-cell>
          <table:table-cell table:formula="of:=AVERAGE([.H22:.N22])" office:value-type="float" office:value="138.285714285714" calcext:value-type="float">
            <text:p>138.285714285714</text:p>
          </table:table-cell>
          <table:table-cell table:formula="of:=STDEV([.H22:.N22])" office:value-type="float" office:value="111.086624285906" calcext:value-type="float">
            <text:p>111.09</text:p>
          </table:table-cell>
          <table:table-cell table:formula="of:=[.P22]/SQRT(5)" office:value-type="float" office:value="49.6794486588531" calcext:value-type="float">
            <text:p>49.68</text:p>
          </table:table-cell>
          <table:table-cell table:formula="of:=[.O22]+[.P22]" office:value-type="float" office:value="249.372338571621" calcext:value-type="float">
            <text:p>249.372338571621</text:p>
          </table:table-cell>
          <table:table-cell table:formula="of:=[.O22]-[.P22]" office:value-type="float" office:value="27.199089999808" calcext:value-type="float">
            <text:p>27.199089999808</text:p>
          </table:table-cell>
          <table:table-cell table:formula="of:=[.R22]-[.S22]" office:value-type="float" office:value="222.173248571812" calcext:value-type="float">
            <text:p>222.173248571812</text:p>
          </table:table-cell>
          <table:table-cell table:formula="of:=[.O22]+[.Q22]" office:value-type="float" office:value="187.965162944567" calcext:value-type="float">
            <text:p>187.965162944567</text:p>
          </table:table-cell>
          <table:table-cell table:formula="of:=[.O22]-[.Q22]" office:value-type="float" office:value="88.6062656268612" calcext:value-type="float">
            <text:p>88.6062656268612</text:p>
          </table:table-cell>
          <table:table-cell table:formula="of:=[.U22]-[.V22]" office:value-type="float" office:value="99.3588973177062" calcext:value-type="float">
            <text:p>99.3588973177062</text:p>
          </table:table-cell>
        </table:table-row>
        <table:table-row table:style-name="ro1">
          <table:table-cell table:number-columns-repeated="6"/>
          <table:table-cell table:formula="of:=[.G22]+1" office:value-type="float" office:value="22" calcext:value-type="float">
            <text:p>22</text:p>
          </table:table-cell>
          <table:table-cell table:formula="of:=[.H22]+0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table:formula="of:=[.N22]+0" office:value-type="float" office:value="250" calcext:value-type="float">
            <text:p>250</text:p>
          </table:table-cell>
          <table:table-cell table:formula="of:=AVERAGE([.H23:.N23])" office:value-type="float" office:value="112.428571428571" calcext:value-type="float">
            <text:p>112.428571428571</text:p>
          </table:table-cell>
          <table:table-cell table:formula="of:=STDEV([.H23:.N23])" office:value-type="float" office:value="101.103671451399" calcext:value-type="float">
            <text:p>101.10</text:p>
          </table:table-cell>
          <table:table-cell table:formula="of:=[.P23]/SQRT(5)" office:value-type="float" office:value="45.2149364280265" calcext:value-type="float">
            <text:p>45.21</text:p>
          </table:table-cell>
          <table:table-cell table:formula="of:=[.O23]+[.P23]" office:value-type="float" office:value="213.53224287997" calcext:value-type="float">
            <text:p>213.53224287997</text:p>
          </table:table-cell>
          <table:table-cell table:formula="of:=[.O23]-[.P23]" office:value-type="float" office:value="11.3248999771727" calcext:value-type="float">
            <text:p>11.3248999771727</text:p>
          </table:table-cell>
          <table:table-cell table:formula="of:=[.R23]-[.S23]" office:value-type="float" office:value="202.207342902797" calcext:value-type="float">
            <text:p>202.207342902797</text:p>
          </table:table-cell>
          <table:table-cell table:formula="of:=[.O23]+[.Q23]" office:value-type="float" office:value="157.643507856598" calcext:value-type="float">
            <text:p>157.643507856598</text:p>
          </table:table-cell>
          <table:table-cell table:formula="of:=[.O23]-[.Q23]" office:value-type="float" office:value="67.213635000545" calcext:value-type="float">
            <text:p>67.213635000545</text:p>
          </table:table-cell>
          <table:table-cell table:formula="of:=[.U23]-[.V23]" office:value-type="float" office:value="90.429872856053" calcext:value-type="float">
            <text:p>90.429872856053</text:p>
          </table:table-cell>
        </table:table-row>
        <table:table-row table:style-name="ro1">
          <table:table-cell table:number-columns-repeated="6"/>
          <table:table-cell table:formula="of:=[.G23]+1" office:value-type="float" office:value="23" calcext:value-type="float">
            <text:p>23</text:p>
          </table:table-cell>
          <table:table-cell table:formula="of:=[.H23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office:value-type="float" office:value="53" calcext:value-type="float">
            <text:p>53</text:p>
          </table:table-cell>
          <table:table-cell table:formula="of:=[.N23]+0" office:value-type="float" office:value="250" calcext:value-type="float">
            <text:p>250</text:p>
          </table:table-cell>
          <table:table-cell table:formula="of:=AVERAGE([.H24:.N24])" office:value-type="float" office:value="105.428571428571" calcext:value-type="float">
            <text:p>105.428571428571</text:p>
          </table:table-cell>
          <table:table-cell table:formula="of:=STDEV([.H24:.N24])" office:value-type="float" office:value="84.1345294609713" calcext:value-type="float">
            <text:p>84.13</text:p>
          </table:table-cell>
          <table:table-cell table:formula="of:=[.P24]/SQRT(5)" office:value-type="float" office:value="37.6261054259381" calcext:value-type="float">
            <text:p>37.63</text:p>
          </table:table-cell>
          <table:table-cell table:formula="of:=[.O24]+[.P24]" office:value-type="float" office:value="189.563100889543" calcext:value-type="float">
            <text:p>189.563100889543</text:p>
          </table:table-cell>
          <table:table-cell table:formula="of:=[.O24]-[.P24]" office:value-type="float" office:value="21.2940419676001" calcext:value-type="float">
            <text:p>21.2940419676001</text:p>
          </table:table-cell>
          <table:table-cell table:formula="of:=[.R24]-[.S24]" office:value-type="float" office:value="168.269058921943" calcext:value-type="float">
            <text:p>168.269058921943</text:p>
          </table:table-cell>
          <table:table-cell table:formula="of:=[.O24]+[.Q24]" office:value-type="float" office:value="143.05467685451" calcext:value-type="float">
            <text:p>143.05467685451</text:p>
          </table:table-cell>
          <table:table-cell table:formula="of:=[.O24]-[.Q24]" office:value-type="float" office:value="67.8024660026333" calcext:value-type="float">
            <text:p>67.8024660026333</text:p>
          </table:table-cell>
          <table:table-cell table:formula="of:=[.U24]-[.V24]" office:value-type="float" office:value="75.2522108518762" calcext:value-type="float">
            <text:p>75.2522108518762</text:p>
          </table:table-cell>
        </table:table-row>
        <table:table-row table:style-name="ro1">
          <table:table-cell table:number-columns-repeated="6"/>
          <table:table-cell table:formula="of:=[.G24]+1" office:value-type="float" office:value="24" calcext:value-type="float">
            <text:p>24</text:p>
          </table:table-cell>
          <table:table-cell table:formula="of:=[.H24]+0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218" calcext:value-type="float">
            <text:p>218</text:p>
          </table:table-cell>
          <table:table-cell table:formula="of:=[.N24]+0" office:value-type="float" office:value="250" calcext:value-type="float">
            <text:p>250</text:p>
          </table:table-cell>
          <table:table-cell table:formula="of:=AVERAGE([.H25:.N25])" office:value-type="float" office:value="125.142857142857" calcext:value-type="float">
            <text:p>125.142857142857</text:p>
          </table:table-cell>
          <table:table-cell table:formula="of:=STDEV([.H25:.N25])" office:value-type="float" office:value="89.7931485348939" calcext:value-type="float">
            <text:p>89.79</text:p>
          </table:table-cell>
          <table:table-cell table:formula="of:=[.P25]/SQRT(5)" office:value-type="float" office:value="40.1567168075517" calcext:value-type="float">
            <text:p>40.16</text:p>
          </table:table-cell>
          <table:table-cell table:formula="of:=[.O25]+[.P25]" office:value-type="float" office:value="214.936005677751" calcext:value-type="float">
            <text:p>214.936005677751</text:p>
          </table:table-cell>
          <table:table-cell table:formula="of:=[.O25]-[.P25]" office:value-type="float" office:value="35.3497086079632" calcext:value-type="float">
            <text:p>35.3497086079632</text:p>
          </table:table-cell>
          <table:table-cell table:formula="of:=[.R25]-[.S25]" office:value-type="float" office:value="179.586297069788" calcext:value-type="float">
            <text:p>179.586297069788</text:p>
          </table:table-cell>
          <table:table-cell table:formula="of:=[.O25]+[.Q25]" office:value-type="float" office:value="165.299573950409" calcext:value-type="float">
            <text:p>165.299573950409</text:p>
          </table:table-cell>
          <table:table-cell table:formula="of:=[.O25]-[.Q25]" office:value-type="float" office:value="84.9861403353054" calcext:value-type="float">
            <text:p>84.9861403353054</text:p>
          </table:table-cell>
          <table:table-cell table:formula="of:=[.U25]-[.V25]" office:value-type="float" office:value="80.3134336151034" calcext:value-type="float">
            <text:p>80.3134336151034</text:p>
          </table:table-cell>
        </table:table-row>
        <table:table-row table:style-name="ro1">
          <table:table-cell table:number-columns-repeated="6"/>
          <table:table-cell table:formula="of:=[.G25]+1" office:value-type="float" office:value="25" calcext:value-type="float">
            <text:p>25</text:p>
          </table:table-cell>
          <table:table-cell table:formula="of:=[.H25]+0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formula="of:=[.N25]+0" office:value-type="float" office:value="250" calcext:value-type="float">
            <text:p>250</text:p>
          </table:table-cell>
          <table:table-cell table:formula="of:=AVERAGE([.H26:.N26])" office:value-type="float" office:value="90.4285714285714" calcext:value-type="float">
            <text:p>90.4285714285714</text:p>
          </table:table-cell>
          <table:table-cell table:formula="of:=STDEV([.H26:.N26])" office:value-type="float" office:value="92.8401083276281" calcext:value-type="float">
            <text:p>92.84</text:p>
          </table:table-cell>
          <table:table-cell table:formula="of:=[.P26]/SQRT(5)" office:value-type="float" office:value="41.5193586518041" calcext:value-type="float">
            <text:p>41.52</text:p>
          </table:table-cell>
          <table:table-cell table:formula="of:=[.O26]+[.P26]" office:value-type="float" office:value="183.2686797562" calcext:value-type="float">
            <text:p>183.2686797562</text:p>
          </table:table-cell>
          <table:table-cell table:formula="of:=[.O26]-[.P26]" office:value-type="float" office:value="-2.41153689905663" calcext:value-type="float">
            <text:p>-2.41153689905663</text:p>
          </table:table-cell>
          <table:table-cell table:formula="of:=[.R26]-[.S26]" office:value-type="float" office:value="185.680216655256" calcext:value-type="float">
            <text:p>185.680216655256</text:p>
          </table:table-cell>
          <table:table-cell table:formula="of:=[.O26]+[.Q26]" office:value-type="float" office:value="131.947930080376" calcext:value-type="float">
            <text:p>131.947930080376</text:p>
          </table:table-cell>
          <table:table-cell table:formula="of:=[.O26]-[.Q26]" office:value-type="float" office:value="48.9092127767673" calcext:value-type="float">
            <text:p>48.9092127767673</text:p>
          </table:table-cell>
          <table:table-cell table:formula="of:=[.U26]-[.V26]" office:value-type="float" office:value="83.0387173036083" calcext:value-type="float">
            <text:p>83.0387173036083</text:p>
          </table:table-cell>
        </table:table-row>
        <table:table-row table:style-name="ro1">
          <table:table-cell table:number-columns-repeated="6"/>
          <table:table-cell table:formula="of:=[.G26]+1" office:value-type="float" office:value="26" calcext:value-type="float">
            <text:p>26</text:p>
          </table:table-cell>
          <table:table-cell table:formula="of:=[.H26]+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4" calcext:value-type="float">
            <text:p>174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27" calcext:value-type="float">
            <text:p>27</text:p>
          </table:table-cell>
          <table:table-cell table:formula="of:=[.N26]+0" office:value-type="float" office:value="250" calcext:value-type="float">
            <text:p>250</text:p>
          </table:table-cell>
          <table:table-cell table:formula="of:=AVERAGE([.H27:.N27])" office:value-type="float" office:value="101.142857142857" calcext:value-type="float">
            <text:p>101.142857142857</text:p>
          </table:table-cell>
          <table:table-cell table:formula="of:=STDEV([.H27:.N27])" office:value-type="float" office:value="97.2118452511979" calcext:value-type="float">
            <text:p>97.21</text:p>
          </table:table-cell>
          <table:table-cell table:formula="of:=[.P27]/SQRT(5)" office:value-type="float" office:value="43.4744588399737" calcext:value-type="float">
            <text:p>43.47</text:p>
          </table:table-cell>
          <table:table-cell table:formula="of:=[.O27]+[.P27]" office:value-type="float" office:value="198.354702394055" calcext:value-type="float">
            <text:p>198.354702394055</text:p>
          </table:table-cell>
          <table:table-cell table:formula="of:=[.O27]-[.P27]" office:value-type="float" office:value="3.9310118916592" calcext:value-type="float">
            <text:p>3.9310118916592</text:p>
          </table:table-cell>
          <table:table-cell table:formula="of:=[.R27]-[.S27]" office:value-type="float" office:value="194.423690502396" calcext:value-type="float">
            <text:p>194.423690502396</text:p>
          </table:table-cell>
          <table:table-cell table:formula="of:=[.O27]+[.Q27]" office:value-type="float" office:value="144.617315982831" calcext:value-type="float">
            <text:p>144.617315982831</text:p>
          </table:table-cell>
          <table:table-cell table:formula="of:=[.O27]-[.Q27]" office:value-type="float" office:value="57.6683983028834" calcext:value-type="float">
            <text:p>57.6683983028834</text:p>
          </table:table-cell>
          <table:table-cell table:formula="of:=[.U27]-[.V27]" office:value-type="float" office:value="86.9489176799475" calcext:value-type="float">
            <text:p>86.9489176799475</text:p>
          </table:table-cell>
        </table:table-row>
        <table:table-row table:style-name="ro1">
          <table:table-cell table:number-columns-repeated="6"/>
          <table:table-cell table:formula="of:=[.G27]+1" office:value-type="float" office:value="27" calcext:value-type="float">
            <text:p>27</text:p>
          </table:table-cell>
          <table:table-cell table:formula="of:=[.H27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formula="of:=[.N27]+0" office:value-type="float" office:value="250" calcext:value-type="float">
            <text:p>250</text:p>
          </table:table-cell>
          <table:table-cell table:formula="of:=AVERAGE([.H28:.N28])" office:value-type="float" office:value="89.1428571428571" calcext:value-type="float">
            <text:p>89.1428571428571</text:p>
          </table:table-cell>
          <table:table-cell table:formula="of:=STDEV([.H28:.N28])" office:value-type="float" office:value="79.905003121266" calcext:value-type="float">
            <text:p>79.91</text:p>
          </table:table-cell>
          <table:table-cell table:formula="of:=[.P28]/SQRT(5)" office:value-type="float" office:value="35.7346037442967" calcext:value-type="float">
            <text:p>35.73</text:p>
          </table:table-cell>
          <table:table-cell table:formula="of:=[.O28]+[.P28]" office:value-type="float" office:value="169.047860264123" calcext:value-type="float">
            <text:p>169.047860264123</text:p>
          </table:table-cell>
          <table:table-cell table:formula="of:=[.O28]-[.P28]" office:value-type="float" office:value="9.23785402159118" calcext:value-type="float">
            <text:p>9.23785402159118</text:p>
          </table:table-cell>
          <table:table-cell table:formula="of:=[.R28]-[.S28]" office:value-type="float" office:value="159.810006242532" calcext:value-type="float">
            <text:p>159.810006242532</text:p>
          </table:table-cell>
          <table:table-cell table:formula="of:=[.O28]+[.Q28]" office:value-type="float" office:value="124.877460887154" calcext:value-type="float">
            <text:p>124.877460887154</text:p>
          </table:table-cell>
          <table:table-cell table:formula="of:=[.O28]-[.Q28]" office:value-type="float" office:value="53.4082533985604" calcext:value-type="float">
            <text:p>53.4082533985604</text:p>
          </table:table-cell>
          <table:table-cell table:formula="of:=[.U28]-[.V28]" office:value-type="float" office:value="71.4692074885934" calcext:value-type="float">
            <text:p>71.4692074885934</text:p>
          </table:table-cell>
        </table:table-row>
        <table:table-row table:style-name="ro1">
          <table:table-cell table:number-columns-repeated="6"/>
          <table:table-cell table:formula="of:=[.G28]+1" office:value-type="float" office:value="28" calcext:value-type="float">
            <text:p>28</text:p>
          </table:table-cell>
          <table:table-cell table:formula="of:=[.H28]+0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[.N28]+0" office:value-type="float" office:value="250" calcext:value-type="float">
            <text:p>250</text:p>
          </table:table-cell>
          <table:table-cell table:formula="of:=AVERAGE([.H29:.N29])" office:value-type="float" office:value="85.5714285714286" calcext:value-type="float">
            <text:p>85.5714285714286</text:p>
          </table:table-cell>
          <table:table-cell table:formula="of:=STDEV([.H29:.N29])" office:value-type="float" office:value="79.1809260341091" calcext:value-type="float">
            <text:p>79.18</text:p>
          </table:table-cell>
          <table:table-cell table:formula="of:=[.P29]/SQRT(5)" office:value-type="float" office:value="35.4107866267301" calcext:value-type="float">
            <text:p>35.41</text:p>
          </table:table-cell>
          <table:table-cell table:formula="of:=[.O29]+[.P29]" office:value-type="float" office:value="164.752354605538" calcext:value-type="float">
            <text:p>164.752354605538</text:p>
          </table:table-cell>
          <table:table-cell table:formula="of:=[.O29]-[.P29]" office:value-type="float" office:value="6.39050253731952" calcext:value-type="float">
            <text:p>6.39050253731952</text:p>
          </table:table-cell>
          <table:table-cell table:formula="of:=[.R29]-[.S29]" office:value-type="float" office:value="158.361852068218" calcext:value-type="float">
            <text:p>158.361852068218</text:p>
          </table:table-cell>
          <table:table-cell table:formula="of:=[.O29]+[.Q29]" office:value-type="float" office:value="120.982215198159" calcext:value-type="float">
            <text:p>120.982215198159</text:p>
          </table:table-cell>
          <table:table-cell table:formula="of:=[.O29]-[.Q29]" office:value-type="float" office:value="50.1606419446984" calcext:value-type="float">
            <text:p>50.1606419446984</text:p>
          </table:table-cell>
          <table:table-cell table:formula="of:=[.U29]-[.V29]" office:value-type="float" office:value="70.8215732534603" calcext:value-type="float">
            <text:p>70.8215732534603</text:p>
          </table:table-cell>
        </table:table-row>
        <table:table-row table:style-name="ro1">
          <table:table-cell table:number-columns-repeated="6"/>
          <table:table-cell table:formula="of:=[.G29]+1" office:value-type="float" office:value="29" calcext:value-type="float">
            <text:p>29</text:p>
          </table:table-cell>
          <table:table-cell table:formula="of:=[.H29]+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273" calcext:value-type="float">
            <text:p>273</text:p>
          </table:table-cell>
          <table:table-cell office:value-type="float" office:value="231" calcext:value-type="float">
            <text:p>231</text:p>
          </table:table-cell>
          <table:table-cell office:value-type="float" office:value="74" calcext:value-type="float">
            <text:p>74</text:p>
          </table:table-cell>
          <table:table-cell table:formula="of:=[.N29]+0" office:value-type="float" office:value="250" calcext:value-type="float">
            <text:p>250</text:p>
          </table:table-cell>
          <table:table-cell table:formula="of:=AVERAGE([.H30:.N30])" office:value-type="float" office:value="132.857142857143" calcext:value-type="float">
            <text:p>132.857142857143</text:p>
          </table:table-cell>
          <table:table-cell table:formula="of:=STDEV([.H30:.N30])" office:value-type="float" office:value="113.731304062732" calcext:value-type="float">
            <text:p>113.73</text:p>
          </table:table-cell>
          <table:table-cell table:formula="of:=[.P30]/SQRT(5)" office:value-type="float" office:value="50.8621854107932" calcext:value-type="float">
            <text:p>50.86</text:p>
          </table:table-cell>
          <table:table-cell table:formula="of:=[.O30]+[.P30]" office:value-type="float" office:value="246.588446919875" calcext:value-type="float">
            <text:p>246.588446919875</text:p>
          </table:table-cell>
          <table:table-cell table:formula="of:=[.O30]-[.P30]" office:value-type="float" office:value="19.1258387944112" calcext:value-type="float">
            <text:p>19.1258387944112</text:p>
          </table:table-cell>
          <table:table-cell table:formula="of:=[.R30]-[.S30]" office:value-type="float" office:value="227.462608125463" calcext:value-type="float">
            <text:p>227.462608125463</text:p>
          </table:table-cell>
          <table:table-cell table:formula="of:=[.O30]+[.Q30]" office:value-type="float" office:value="183.719328267936" calcext:value-type="float">
            <text:p>183.719328267936</text:p>
          </table:table-cell>
          <table:table-cell table:formula="of:=[.O30]-[.Q30]" office:value-type="float" office:value="81.9949574463497" calcext:value-type="float">
            <text:p>81.9949574463497</text:p>
          </table:table-cell>
          <table:table-cell table:formula="of:=[.U30]-[.V30]" office:value-type="float" office:value="101.724370821586" calcext:value-type="float">
            <text:p>101.724370821586</text:p>
          </table:table-cell>
        </table:table-row>
        <table:table-row table:style-name="ro1">
          <table:table-cell table:number-columns-repeated="6"/>
          <table:table-cell table:formula="of:=[.G30]+1" office:value-type="float" office:value="30" calcext:value-type="float">
            <text:p>30</text:p>
          </table:table-cell>
          <table:table-cell table:formula="of:=[.H30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formula="of:=[.N30]+0" office:value-type="float" office:value="250" calcext:value-type="float">
            <text:p>250</text:p>
          </table:table-cell>
          <table:table-cell table:formula="of:=AVERAGE([.H31:.N31])" office:value-type="float" office:value="107.285714285714" calcext:value-type="float">
            <text:p>107.285714285714</text:p>
          </table:table-cell>
          <table:table-cell table:formula="of:=STDEV([.H31:.N31])" office:value-type="float" office:value="75.6675057641748" calcext:value-type="float">
            <text:p>75.67</text:p>
          </table:table-cell>
          <table:table-cell table:formula="of:=[.P31]/SQRT(5)" office:value-type="float" office:value="33.8395373153104" calcext:value-type="float">
            <text:p>33.84</text:p>
          </table:table-cell>
          <table:table-cell table:formula="of:=[.O31]+[.P31]" office:value-type="float" office:value="182.953220049889" calcext:value-type="float">
            <text:p>182.953220049889</text:p>
          </table:table-cell>
          <table:table-cell table:formula="of:=[.O31]-[.P31]" office:value-type="float" office:value="31.6182085215395" calcext:value-type="float">
            <text:p>31.6182085215395</text:p>
          </table:table-cell>
          <table:table-cell table:formula="of:=[.R31]-[.S31]" office:value-type="float" office:value="151.33501152835" calcext:value-type="float">
            <text:p>151.33501152835</text:p>
          </table:table-cell>
          <table:table-cell table:formula="of:=[.O31]+[.Q31]" office:value-type="float" office:value="141.125251601025" calcext:value-type="float">
            <text:p>141.125251601025</text:p>
          </table:table-cell>
          <table:table-cell table:formula="of:=[.O31]-[.Q31]" office:value-type="float" office:value="73.4461769704039" calcext:value-type="float">
            <text:p>73.4461769704039</text:p>
          </table:table-cell>
          <table:table-cell table:formula="of:=[.U31]-[.V31]" office:value-type="float" office:value="67.6790746306208" calcext:value-type="float">
            <text:p>67.6790746306208</text:p>
          </table:table-cell>
        </table:table-row>
        <table:table-row table:style-name="ro1">
          <table:table-cell table:number-columns-repeated="6"/>
          <table:table-cell table:formula="of:=[.G31]+1" office:value-type="float" office:value="31" calcext:value-type="float">
            <text:p>31</text:p>
          </table:table-cell>
          <table:table-cell table:formula="of:=[.H31]+0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[.N31]+0" office:value-type="float" office:value="250" calcext:value-type="float">
            <text:p>250</text:p>
          </table:table-cell>
          <table:table-cell table:formula="of:=AVERAGE([.H32:.N32])" office:value-type="float" office:value="67.5714285714286" calcext:value-type="float">
            <text:p>67.5714285714286</text:p>
          </table:table-cell>
          <table:table-cell table:formula="of:=STDEV([.H32:.N32])" office:value-type="float" office:value="83.0719710910508" calcext:value-type="float">
            <text:p>83.07</text:p>
          </table:table-cell>
          <table:table-cell table:formula="of:=[.P32]/SQRT(5)" office:value-type="float" office:value="37.1509148768974" calcext:value-type="float">
            <text:p>37.15</text:p>
          </table:table-cell>
          <table:table-cell table:formula="of:=[.O32]+[.P32]" office:value-type="float" office:value="150.643399662479" calcext:value-type="float">
            <text:p>150.643399662479</text:p>
          </table:table-cell>
          <table:table-cell table:formula="of:=[.O32]-[.P32]" office:value-type="float" office:value="-15.5005425196222" calcext:value-type="float">
            <text:p>-15.5005425196222</text:p>
          </table:table-cell>
          <table:table-cell table:formula="of:=[.R32]-[.S32]" office:value-type="float" office:value="166.143942182102" calcext:value-type="float">
            <text:p>166.143942182102</text:p>
          </table:table-cell>
          <table:table-cell table:formula="of:=[.O32]+[.Q32]" office:value-type="float" office:value="104.722343448326" calcext:value-type="float">
            <text:p>104.722343448326</text:p>
          </table:table-cell>
          <table:table-cell table:formula="of:=[.O32]-[.Q32]" office:value-type="float" office:value="30.4205136945312" calcext:value-type="float">
            <text:p>30.4205136945312</text:p>
          </table:table-cell>
          <table:table-cell table:formula="of:=[.U32]-[.V32]" office:value-type="float" office:value="74.3018297537948" calcext:value-type="float">
            <text:p>74.3018297537948</text:p>
          </table:table-cell>
        </table:table-row>
        <table:table-row table:style-name="ro1">
          <table:table-cell table:number-columns-repeated="6"/>
          <table:table-cell table:formula="of:=[.G32]+1" office:value-type="float" office:value="32" calcext:value-type="float">
            <text:p>32</text:p>
          </table:table-cell>
          <table:table-cell table:formula="of:=[.H32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formula="of:=[.N32]+0" office:value-type="float" office:value="250" calcext:value-type="float">
            <text:p>250</text:p>
          </table:table-cell>
          <table:table-cell table:formula="of:=AVERAGE([.H33:.N33])" office:value-type="float" office:value="81.7142857142857" calcext:value-type="float">
            <text:p>81.7142857142857</text:p>
          </table:table-cell>
          <table:table-cell table:formula="of:=STDEV([.H33:.N33])" office:value-type="float" office:value="79.0647715182817" calcext:value-type="float">
            <text:p>79.06</text:p>
          </table:table-cell>
          <table:table-cell table:formula="of:=[.P33]/SQRT(5)" office:value-type="float" office:value="35.3588407480734" calcext:value-type="float">
            <text:p>35.36</text:p>
          </table:table-cell>
          <table:table-cell table:formula="of:=[.O33]+[.P33]" office:value-type="float" office:value="160.779057232567" calcext:value-type="float">
            <text:p>160.779057232567</text:p>
          </table:table-cell>
          <table:table-cell table:formula="of:=[.O33]-[.P33]" office:value-type="float" office:value="2.64951419600398" calcext:value-type="float">
            <text:p>2.64951419600398</text:p>
          </table:table-cell>
          <table:table-cell table:formula="of:=[.R33]-[.S33]" office:value-type="float" office:value="158.129543036563" calcext:value-type="float">
            <text:p>158.129543036563</text:p>
          </table:table-cell>
          <table:table-cell table:formula="of:=[.O33]+[.Q33]" office:value-type="float" office:value="117.073126462359" calcext:value-type="float">
            <text:p>117.073126462359</text:p>
          </table:table-cell>
          <table:table-cell table:formula="of:=[.O33]-[.Q33]" office:value-type="float" office:value="46.3554449662123" calcext:value-type="float">
            <text:p>46.3554449662123</text:p>
          </table:table-cell>
          <table:table-cell table:formula="of:=[.U33]-[.V33]" office:value-type="float" office:value="70.7176814961469" calcext:value-type="float">
            <text:p>70.7176814961469</text:p>
          </table:table-cell>
        </table:table-row>
        <table:table-row table:style-name="ro1">
          <table:table-cell table:number-columns-repeated="6"/>
          <table:table-cell table:formula="of:=[.G33]+1" office:value-type="float" office:value="33" calcext:value-type="float">
            <text:p>33</text:p>
          </table:table-cell>
          <table:table-cell table:formula="of:=[.H33]+0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51" calcext:value-type="float">
            <text:p>25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[.N33]+0" office:value-type="float" office:value="250" calcext:value-type="float">
            <text:p>250</text:p>
          </table:table-cell>
          <table:table-cell table:formula="of:=AVERAGE([.H34:.N34])" office:value-type="float" office:value="129" calcext:value-type="float">
            <text:p>129</text:p>
          </table:table-cell>
          <table:table-cell table:formula="of:=STDEV([.H34:.N34])" office:value-type="float" office:value="91.825922265992" calcext:value-type="float">
            <text:p>91.83</text:p>
          </table:table-cell>
          <table:table-cell table:formula="of:=[.P34]/SQRT(5)" office:value-type="float" office:value="41.0658008566739" calcext:value-type="float">
            <text:p>41.07</text:p>
          </table:table-cell>
          <table:table-cell table:formula="of:=[.O34]+[.P34]" office:value-type="float" office:value="220.825922265992" calcext:value-type="float">
            <text:p>220.825922265992</text:p>
          </table:table-cell>
          <table:table-cell table:formula="of:=[.O34]-[.P34]" office:value-type="float" office:value="37.174077734008" calcext:value-type="float">
            <text:p>37.174077734008</text:p>
          </table:table-cell>
          <table:table-cell table:formula="of:=[.R34]-[.S34]" office:value-type="float" office:value="183.651844531984" calcext:value-type="float">
            <text:p>183.651844531984</text:p>
          </table:table-cell>
          <table:table-cell table:formula="of:=[.O34]+[.Q34]" office:value-type="float" office:value="170.065800856674" calcext:value-type="float">
            <text:p>170.065800856674</text:p>
          </table:table-cell>
          <table:table-cell table:formula="of:=[.O34]-[.Q34]" office:value-type="float" office:value="87.9341991433261" calcext:value-type="float">
            <text:p>87.9341991433261</text:p>
          </table:table-cell>
          <table:table-cell table:formula="of:=[.U34]-[.V34]" office:value-type="float" office:value="82.1316017133478" calcext:value-type="float">
            <text:p>82.1316017133478</text:p>
          </table:table-cell>
        </table:table-row>
        <table:table-row table:style-name="ro1">
          <table:table-cell table:number-columns-repeated="6"/>
          <table:table-cell table:formula="of:=[.G34]+1" office:value-type="float" office:value="34" calcext:value-type="float">
            <text:p>34</text:p>
          </table:table-cell>
          <table:table-cell table:formula="of:=[.H34]+0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37" calcext:value-type="float">
            <text:p>237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table:formula="of:=[.N34]+0" office:value-type="float" office:value="250" calcext:value-type="float">
            <text:p>250</text:p>
          </table:table-cell>
          <table:table-cell table:formula="of:=AVERAGE([.H35:.N35])" office:value-type="float" office:value="108.714285714286" calcext:value-type="float">
            <text:p>108.714285714286</text:p>
          </table:table-cell>
          <table:table-cell table:formula="of:=STDEV([.H35:.N35])" office:value-type="float" office:value="99.7625752903935" calcext:value-type="float">
            <text:p>99.76</text:p>
          </table:table-cell>
          <table:table-cell table:formula="of:=[.P35]/SQRT(5)" office:value-type="float" office:value="44.6151799919521" calcext:value-type="float">
            <text:p>44.62</text:p>
          </table:table-cell>
          <table:table-cell table:formula="of:=[.O35]+[.P35]" office:value-type="float" office:value="208.476861004679" calcext:value-type="float">
            <text:p>208.476861004679</text:p>
          </table:table-cell>
          <table:table-cell table:formula="of:=[.O35]-[.P35]" office:value-type="float" office:value="8.95171042389222" calcext:value-type="float">
            <text:p>8.95171042389222</text:p>
          </table:table-cell>
          <table:table-cell table:formula="of:=[.R35]-[.S35]" office:value-type="float" office:value="199.525150580787" calcext:value-type="float">
            <text:p>199.525150580787</text:p>
          </table:table-cell>
          <table:table-cell table:formula="of:=[.O35]+[.Q35]" office:value-type="float" office:value="153.329465706238" calcext:value-type="float">
            <text:p>153.329465706238</text:p>
          </table:table-cell>
          <table:table-cell table:formula="of:=[.O35]-[.Q35]" office:value-type="float" office:value="64.0991057223336" calcext:value-type="float">
            <text:p>64.0991057223336</text:p>
          </table:table-cell>
          <table:table-cell table:formula="of:=[.U35]-[.V35]" office:value-type="float" office:value="89.2303599839043" calcext:value-type="float">
            <text:p>89.2303599839043</text:p>
          </table:table-cell>
        </table:table-row>
        <table:table-row table:style-name="ro1">
          <table:table-cell table:number-columns-repeated="6"/>
          <table:table-cell table:formula="of:=[.G35]+1" office:value-type="float" office:value="35" calcext:value-type="float">
            <text:p>35</text:p>
          </table:table-cell>
          <table:table-cell table:formula="of:=[.H35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[.N35]+0" office:value-type="float" office:value="250" calcext:value-type="float">
            <text:p>250</text:p>
          </table:table-cell>
          <table:table-cell table:formula="of:=AVERAGE([.H36:.N36])" office:value-type="float" office:value="81.8571428571429" calcext:value-type="float">
            <text:p>81.8571428571429</text:p>
          </table:table-cell>
          <table:table-cell table:formula="of:=STDEV([.H36:.N36])" office:value-type="float" office:value="78.7748449092487" calcext:value-type="float">
            <text:p>78.77</text:p>
          </table:table-cell>
          <table:table-cell table:formula="of:=[.P36]/SQRT(5)" office:value-type="float" office:value="35.2291816268167" calcext:value-type="float">
            <text:p>35.23</text:p>
          </table:table-cell>
          <table:table-cell table:formula="of:=[.O36]+[.P36]" office:value-type="float" office:value="160.631987766392" calcext:value-type="float">
            <text:p>160.631987766392</text:p>
          </table:table-cell>
          <table:table-cell table:formula="of:=[.O36]-[.P36]" office:value-type="float" office:value="3.08229794789413" calcext:value-type="float">
            <text:p>3.08229794789413</text:p>
          </table:table-cell>
          <table:table-cell table:formula="of:=[.R36]-[.S36]" office:value-type="float" office:value="157.549689818497" calcext:value-type="float">
            <text:p>157.549689818497</text:p>
          </table:table-cell>
          <table:table-cell table:formula="of:=[.O36]+[.Q36]" office:value-type="float" office:value="117.08632448396" calcext:value-type="float">
            <text:p>117.08632448396</text:p>
          </table:table-cell>
          <table:table-cell table:formula="of:=[.O36]-[.Q36]" office:value-type="float" office:value="46.6279612303262" calcext:value-type="float">
            <text:p>46.6279612303262</text:p>
          </table:table-cell>
          <table:table-cell table:formula="of:=[.U36]-[.V36]" office:value-type="float" office:value="70.4583632536334" calcext:value-type="float">
            <text:p>70.4583632536334</text:p>
          </table:table-cell>
        </table:table-row>
        <table:table-row table:style-name="ro1">
          <table:table-cell table:number-columns-repeated="6"/>
          <table:table-cell table:formula="of:=[.G36]+1" office:value-type="float" office:value="36" calcext:value-type="float">
            <text:p>36</text:p>
          </table:table-cell>
          <table:table-cell table:formula="of:=[.H36]+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table:formula="of:=[.N36]+0" office:value-type="float" office:value="250" calcext:value-type="float">
            <text:p>250</text:p>
          </table:table-cell>
          <table:table-cell table:formula="of:=AVERAGE([.H37:.N37])" office:value-type="float" office:value="100.285714285714" calcext:value-type="float">
            <text:p>100.285714285714</text:p>
          </table:table-cell>
          <table:table-cell table:formula="of:=STDEV([.H37:.N37])" office:value-type="float" office:value="75.8347200291843" calcext:value-type="float">
            <text:p>75.83</text:p>
          </table:table-cell>
          <table:table-cell table:formula="of:=[.P37]/SQRT(5)" office:value-type="float" office:value="33.9143178079842" calcext:value-type="float">
            <text:p>33.91</text:p>
          </table:table-cell>
          <table:table-cell table:formula="of:=[.O37]+[.P37]" office:value-type="float" office:value="176.120434314899" calcext:value-type="float">
            <text:p>176.120434314899</text:p>
          </table:table-cell>
          <table:table-cell table:formula="of:=[.O37]-[.P37]" office:value-type="float" office:value="24.45099425653" calcext:value-type="float">
            <text:p>24.45099425653</text:p>
          </table:table-cell>
          <table:table-cell table:formula="of:=[.R37]-[.S37]" office:value-type="float" office:value="151.669440058369" calcext:value-type="float">
            <text:p>151.669440058369</text:p>
          </table:table-cell>
          <table:table-cell table:formula="of:=[.O37]+[.Q37]" office:value-type="float" office:value="134.200032093698" calcext:value-type="float">
            <text:p>134.200032093698</text:p>
          </table:table-cell>
          <table:table-cell table:formula="of:=[.O37]-[.Q37]" office:value-type="float" office:value="66.3713964777301" calcext:value-type="float">
            <text:p>66.3713964777301</text:p>
          </table:table-cell>
          <table:table-cell table:formula="of:=[.U37]-[.V37]" office:value-type="float" office:value="67.8286356159684" calcext:value-type="float">
            <text:p>67.8286356159684</text:p>
          </table:table-cell>
        </table:table-row>
        <table:table-row table:style-name="ro1">
          <table:table-cell table:number-columns-repeated="6"/>
          <table:table-cell table:formula="of:=[.G37]+1" office:value-type="float" office:value="37" calcext:value-type="float">
            <text:p>37</text:p>
          </table:table-cell>
          <table:table-cell table:formula="of:=[.H37]+0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table:formula="of:=[.N37]+0" office:value-type="float" office:value="250" calcext:value-type="float">
            <text:p>250</text:p>
          </table:table-cell>
          <table:table-cell table:formula="of:=AVERAGE([.H38:.N38])" office:value-type="float" office:value="100.142857142857" calcext:value-type="float">
            <text:p>100.142857142857</text:p>
          </table:table-cell>
          <table:table-cell table:formula="of:=STDEV([.H38:.N38])" office:value-type="float" office:value="75.7505304083269" calcext:value-type="float">
            <text:p>75.75</text:p>
          </table:table-cell>
          <table:table-cell table:formula="of:=[.P38]/SQRT(5)" office:value-type="float" office:value="33.8766670649368" calcext:value-type="float">
            <text:p>33.88</text:p>
          </table:table-cell>
          <table:table-cell table:formula="of:=[.O38]+[.P38]" office:value-type="float" office:value="175.893387551184" calcext:value-type="float">
            <text:p>175.893387551184</text:p>
          </table:table-cell>
          <table:table-cell table:formula="of:=[.O38]-[.P38]" office:value-type="float" office:value="24.3923267345302" calcext:value-type="float">
            <text:p>24.3923267345302</text:p>
          </table:table-cell>
          <table:table-cell table:formula="of:=[.R38]-[.S38]" office:value-type="float" office:value="151.501060816654" calcext:value-type="float">
            <text:p>151.501060816654</text:p>
          </table:table-cell>
          <table:table-cell table:formula="of:=[.O38]+[.Q38]" office:value-type="float" office:value="134.019524207794" calcext:value-type="float">
            <text:p>134.019524207794</text:p>
          </table:table-cell>
          <table:table-cell table:formula="of:=[.O38]-[.Q38]" office:value-type="float" office:value="66.2661900779204" calcext:value-type="float">
            <text:p>66.2661900779204</text:p>
          </table:table-cell>
          <table:table-cell table:formula="of:=[.U38]-[.V38]" office:value-type="float" office:value="67.7533341298735" calcext:value-type="float">
            <text:p>67.7533341298735</text:p>
          </table:table-cell>
        </table:table-row>
        <table:table-row table:style-name="ro1">
          <table:table-cell table:number-columns-repeated="6"/>
          <table:table-cell table:formula="of:=[.G38]+1" office:value-type="float" office:value="38" calcext:value-type="float">
            <text:p>38</text:p>
          </table:table-cell>
          <table:table-cell table:formula="of:=[.H38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238" calcext:value-type="float">
            <text:p>238</text:p>
          </table:table-cell>
          <table:table-cell office:value-type="float" office:value="56" calcext:value-type="float">
            <text:p>56</text:p>
          </table:table-cell>
          <table:table-cell table:formula="of:=[.N38]+0" office:value-type="float" office:value="250" calcext:value-type="float">
            <text:p>250</text:p>
          </table:table-cell>
          <table:table-cell table:formula="of:=AVERAGE([.H39:.N39])" office:value-type="float" office:value="117.285714285714" calcext:value-type="float">
            <text:p>117.285714285714</text:p>
          </table:table-cell>
          <table:table-cell table:formula="of:=STDEV([.H39:.N39])" office:value-type="float" office:value="94.7887375266954" calcext:value-type="float">
            <text:p>94.79</text:p>
          </table:table-cell>
          <table:table-cell table:formula="of:=[.P39]/SQRT(5)" office:value-type="float" office:value="42.3908121222153" calcext:value-type="float">
            <text:p>42.39</text:p>
          </table:table-cell>
          <table:table-cell table:formula="of:=[.O39]+[.P39]" office:value-type="float" office:value="212.07445181241" calcext:value-type="float">
            <text:p>212.07445181241</text:p>
          </table:table-cell>
          <table:table-cell table:formula="of:=[.O39]-[.P39]" office:value-type="float" office:value="22.4969767590188" calcext:value-type="float">
            <text:p>22.4969767590188</text:p>
          </table:table-cell>
          <table:table-cell table:formula="of:=[.R39]-[.S39]" office:value-type="float" office:value="189.577475053391" calcext:value-type="float">
            <text:p>189.577475053391</text:p>
          </table:table-cell>
          <table:table-cell table:formula="of:=[.O39]+[.Q39]" office:value-type="float" office:value="159.67652640793" calcext:value-type="float">
            <text:p>159.67652640793</text:p>
          </table:table-cell>
          <table:table-cell table:formula="of:=[.O39]-[.Q39]" office:value-type="float" office:value="74.894902163499" calcext:value-type="float">
            <text:p>74.894902163499</text:p>
          </table:table-cell>
          <table:table-cell table:formula="of:=[.U39]-[.V39]" office:value-type="float" office:value="84.7816242444305" calcext:value-type="float">
            <text:p>84.7816242444305</text:p>
          </table:table-cell>
        </table:table-row>
        <table:table-row table:style-name="ro1">
          <table:table-cell table:number-columns-repeated="6"/>
          <table:table-cell table:formula="of:=[.G39]+1" office:value-type="float" office:value="39" calcext:value-type="float">
            <text:p>39</text:p>
          </table:table-cell>
          <table:table-cell table:formula="of:=[.H39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formula="of:=[.N39]+0" office:value-type="float" office:value="250" calcext:value-type="float">
            <text:p>250</text:p>
          </table:table-cell>
          <table:table-cell table:formula="of:=AVERAGE([.H40:.N40])" office:value-type="float" office:value="78.7142857142857" calcext:value-type="float">
            <text:p>78.7142857142857</text:p>
          </table:table-cell>
          <table:table-cell table:formula="of:=STDEV([.H40:.N40])" office:value-type="float" office:value="79.4034304164799" calcext:value-type="float">
            <text:p>79.40</text:p>
          </table:table-cell>
          <table:table-cell table:formula="of:=[.P40]/SQRT(5)" office:value-type="float" office:value="35.5102936115847" calcext:value-type="float">
            <text:p>35.51</text:p>
          </table:table-cell>
          <table:table-cell table:formula="of:=[.O40]+[.P40]" office:value-type="float" office:value="158.117716130766" calcext:value-type="float">
            <text:p>158.117716130766</text:p>
          </table:table-cell>
          <table:table-cell table:formula="of:=[.O40]-[.P40]" office:value-type="float" office:value="-0.689144702194156" calcext:value-type="float">
            <text:p>-0.689144702194156</text:p>
          </table:table-cell>
          <table:table-cell table:formula="of:=[.R40]-[.S40]" office:value-type="float" office:value="158.80686083296" calcext:value-type="float">
            <text:p>158.80686083296</text:p>
          </table:table-cell>
          <table:table-cell table:formula="of:=[.O40]+[.Q40]" office:value-type="float" office:value="114.22457932587" calcext:value-type="float">
            <text:p>114.22457932587</text:p>
          </table:table-cell>
          <table:table-cell table:formula="of:=[.O40]-[.Q40]" office:value-type="float" office:value="43.203992102701" calcext:value-type="float">
            <text:p>43.203992102701</text:p>
          </table:table-cell>
          <table:table-cell table:formula="of:=[.U40]-[.V40]" office:value-type="float" office:value="71.0205872231694" calcext:value-type="float">
            <text:p>71.0205872231694</text:p>
          </table:table-cell>
        </table:table-row>
        <table:table-row table:style-name="ro1">
          <table:table-cell table:number-columns-repeated="6"/>
          <table:table-cell table:formula="of:=[.G40]+1" office:value-type="float" office:value="40" calcext:value-type="float">
            <text:p>40</text:p>
          </table:table-cell>
          <table:table-cell table:formula="of:=[.H40]+0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table:formula="of:=[.N40]+0" office:value-type="float" office:value="250" calcext:value-type="float">
            <text:p>250</text:p>
          </table:table-cell>
          <table:table-cell table:formula="of:=AVERAGE([.H41:.N41])" office:value-type="float" office:value="130.142857142857" calcext:value-type="float">
            <text:p>130.142857142857</text:p>
          </table:table-cell>
          <table:table-cell table:formula="of:=STDEV([.H41:.N41])" office:value-type="float" office:value="84.3236395708593" calcext:value-type="float">
            <text:p>84.32</text:p>
          </table:table-cell>
          <table:table-cell table:formula="of:=[.P41]/SQRT(5)" office:value-type="float" office:value="37.7106780381265" calcext:value-type="float">
            <text:p>37.71</text:p>
          </table:table-cell>
          <table:table-cell table:formula="of:=[.O41]+[.P41]" office:value-type="float" office:value="214.466496713716" calcext:value-type="float">
            <text:p>214.466496713716</text:p>
          </table:table-cell>
          <table:table-cell table:formula="of:=[.O41]-[.P41]" office:value-type="float" office:value="45.8192175719978" calcext:value-type="float">
            <text:p>45.8192175719978</text:p>
          </table:table-cell>
          <table:table-cell table:formula="of:=[.R41]-[.S41]" office:value-type="float" office:value="168.647279141719" calcext:value-type="float">
            <text:p>168.647279141719</text:p>
          </table:table-cell>
          <table:table-cell table:formula="of:=[.O41]+[.Q41]" office:value-type="float" office:value="167.853535180984" calcext:value-type="float">
            <text:p>167.853535180984</text:p>
          </table:table-cell>
          <table:table-cell table:formula="of:=[.O41]-[.Q41]" office:value-type="float" office:value="92.4321791047306" calcext:value-type="float">
            <text:p>92.4321791047306</text:p>
          </table:table-cell>
          <table:table-cell table:formula="of:=[.U41]-[.V41]" office:value-type="float" office:value="75.4213560762531" calcext:value-type="float">
            <text:p>75.4213560762531</text:p>
          </table:table-cell>
        </table:table-row>
        <table:table-row table:style-name="ro1">
          <table:table-cell table:number-columns-repeated="6"/>
          <table:table-cell table:formula="of:=[.G41]+1" office:value-type="float" office:value="41" calcext:value-type="float">
            <text:p>41</text:p>
          </table:table-cell>
          <table:table-cell table:formula="of:=[.H41]+0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table:formula="of:=[.N41]+0" office:value-type="float" office:value="250" calcext:value-type="float">
            <text:p>250</text:p>
          </table:table-cell>
          <table:table-cell table:formula="of:=AVERAGE([.H42:.N42])" office:value-type="float" office:value="104.285714285714" calcext:value-type="float">
            <text:p>104.285714285714</text:p>
          </table:table-cell>
          <table:table-cell table:formula="of:=STDEV([.H42:.N42])" office:value-type="float" office:value="83.7012829167198" calcext:value-type="float">
            <text:p>83.70</text:p>
          </table:table-cell>
          <table:table-cell table:formula="of:=[.P42]/SQRT(5)" office:value-type="float" office:value="37.4323516811454" calcext:value-type="float">
            <text:p>37.43</text:p>
          </table:table-cell>
          <table:table-cell table:formula="of:=[.O42]+[.P42]" office:value-type="float" office:value="187.986997202434" calcext:value-type="float">
            <text:p>187.986997202434</text:p>
          </table:table-cell>
          <table:table-cell table:formula="of:=[.O42]-[.P42]" office:value-type="float" office:value="20.5844313689945" calcext:value-type="float">
            <text:p>20.5844313689945</text:p>
          </table:table-cell>
          <table:table-cell table:formula="of:=[.R42]-[.S42]" office:value-type="float" office:value="167.40256583344" calcext:value-type="float">
            <text:p>167.40256583344</text:p>
          </table:table-cell>
          <table:table-cell table:formula="of:=[.O42]+[.Q42]" office:value-type="float" office:value="141.71806596686" calcext:value-type="float">
            <text:p>141.71806596686</text:p>
          </table:table-cell>
          <table:table-cell table:formula="of:=[.O42]-[.Q42]" office:value-type="float" office:value="66.8533626045688" calcext:value-type="float">
            <text:p>66.8533626045688</text:p>
          </table:table-cell>
          <table:table-cell table:formula="of:=[.U42]-[.V42]" office:value-type="float" office:value="74.8647033622909" calcext:value-type="float">
            <text:p>74.8647033622909</text:p>
          </table:table-cell>
        </table:table-row>
        <table:table-row table:style-name="ro1">
          <table:table-cell table:number-columns-repeated="6"/>
          <table:table-cell table:formula="of:=[.G42]+1" office:value-type="float" office:value="42" calcext:value-type="float">
            <text:p>42</text:p>
          </table:table-cell>
          <table:table-cell table:formula="of:=[.H42]+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[.N42]+0" office:value-type="float" office:value="250" calcext:value-type="float">
            <text:p>250</text:p>
          </table:table-cell>
          <table:table-cell table:formula="of:=AVERAGE([.H43:.N43])" office:value-type="float" office:value="75.1428571428571" calcext:value-type="float">
            <text:p>75.1428571428571</text:p>
          </table:table-cell>
          <table:table-cell table:formula="of:=STDEV([.H43:.N43])" office:value-type="float" office:value="85.9640013250286" calcext:value-type="float">
            <text:p>85.96</text:p>
          </table:table-cell>
          <table:table-cell table:formula="of:=[.P43]/SQRT(5)" office:value-type="float" office:value="38.4442701161292" calcext:value-type="float">
            <text:p>38.44</text:p>
          </table:table-cell>
          <table:table-cell table:formula="of:=[.O43]+[.P43]" office:value-type="float" office:value="161.106858467886" calcext:value-type="float">
            <text:p>161.106858467886</text:p>
          </table:table-cell>
          <table:table-cell table:formula="of:=[.O43]-[.P43]" office:value-type="float" office:value="-10.8211441821715" calcext:value-type="float">
            <text:p>-10.8211441821715</text:p>
          </table:table-cell>
          <table:table-cell table:formula="of:=[.R43]-[.S43]" office:value-type="float" office:value="171.928002650057" calcext:value-type="float">
            <text:p>171.928002650057</text:p>
          </table:table-cell>
          <table:table-cell table:formula="of:=[.O43]+[.Q43]" office:value-type="float" office:value="113.587127258986" calcext:value-type="float">
            <text:p>113.587127258986</text:p>
          </table:table-cell>
          <table:table-cell table:formula="of:=[.O43]-[.Q43]" office:value-type="float" office:value="36.6985870267279" calcext:value-type="float">
            <text:p>36.6985870267279</text:p>
          </table:table-cell>
          <table:table-cell table:formula="of:=[.U43]-[.V43]" office:value-type="float" office:value="76.8885402322584" calcext:value-type="float">
            <text:p>76.8885402322584</text:p>
          </table:table-cell>
        </table:table-row>
        <table:table-row table:style-name="ro1">
          <table:table-cell table:number-columns-repeated="6"/>
          <table:table-cell table:formula="of:=[.G43]+1" office:value-type="float" office:value="43" calcext:value-type="float">
            <text:p>43</text:p>
          </table:table-cell>
          <table:table-cell table:formula="of:=[.H43]+0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N43]+0" office:value-type="float" office:value="250" calcext:value-type="float">
            <text:p>250</text:p>
          </table:table-cell>
          <table:table-cell table:formula="of:=AVERAGE([.H44:.N44])" office:value-type="float" office:value="107.285714285714" calcext:value-type="float">
            <text:p>107.285714285714</text:p>
          </table:table-cell>
          <table:table-cell table:formula="of:=STDEV([.H44:.N44])" office:value-type="float" office:value="94.2350152291498" calcext:value-type="float">
            <text:p>94.24</text:p>
          </table:table-cell>
          <table:table-cell table:formula="of:=[.P44]/SQRT(5)" office:value-type="float" office:value="42.1431799826214" calcext:value-type="float">
            <text:p>42.14</text:p>
          </table:table-cell>
          <table:table-cell table:formula="of:=[.O44]+[.P44]" office:value-type="float" office:value="201.520729514864" calcext:value-type="float">
            <text:p>201.520729514864</text:p>
          </table:table-cell>
          <table:table-cell table:formula="of:=[.O44]-[.P44]" office:value-type="float" office:value="13.0506990565645" calcext:value-type="float">
            <text:p>13.0506990565645</text:p>
          </table:table-cell>
          <table:table-cell table:formula="of:=[.R44]-[.S44]" office:value-type="float" office:value="188.4700304583" calcext:value-type="float">
            <text:p>188.4700304583</text:p>
          </table:table-cell>
          <table:table-cell table:formula="of:=[.O44]+[.Q44]" office:value-type="float" office:value="149.428894268336" calcext:value-type="float">
            <text:p>149.428894268336</text:p>
          </table:table-cell>
          <table:table-cell table:formula="of:=[.O44]-[.Q44]" office:value-type="float" office:value="65.1425343030929" calcext:value-type="float">
            <text:p>65.1425343030929</text:p>
          </table:table-cell>
          <table:table-cell table:formula="of:=[.U44]-[.V44]" office:value-type="float" office:value="84.2863599652428" calcext:value-type="float">
            <text:p>84.2863599652428</text:p>
          </table:table-cell>
        </table:table-row>
        <table:table-row table:style-name="ro1">
          <table:table-cell table:number-columns-repeated="6"/>
          <table:table-cell table:formula="of:=[.G44]+1" office:value-type="float" office:value="44" calcext:value-type="float">
            <text:p>44</text:p>
          </table:table-cell>
          <table:table-cell table:formula="of:=[.H44]+0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[.N44]+0" office:value-type="float" office:value="250" calcext:value-type="float">
            <text:p>250</text:p>
          </table:table-cell>
          <table:table-cell table:formula="of:=AVERAGE([.H45:.N45])" office:value-type="float" office:value="81.4285714285714" calcext:value-type="float">
            <text:p>81.4285714285714</text:p>
          </table:table-cell>
          <table:table-cell table:formula="of:=STDEV([.H45:.N45])" office:value-type="float" office:value="86.2706152036662" calcext:value-type="float">
            <text:p>86.27</text:p>
          </table:table-cell>
          <table:table-cell table:formula="of:=[.P45]/SQRT(5)" office:value-type="float" office:value="38.5813920112249" calcext:value-type="float">
            <text:p>38.58</text:p>
          </table:table-cell>
          <table:table-cell table:formula="of:=[.O45]+[.P45]" office:value-type="float" office:value="167.699186632238" calcext:value-type="float">
            <text:p>167.699186632238</text:p>
          </table:table-cell>
          <table:table-cell table:formula="of:=[.O45]-[.P45]" office:value-type="float" office:value="-4.84204377509479" calcext:value-type="float">
            <text:p>-4.84204377509479</text:p>
          </table:table-cell>
          <table:table-cell table:formula="of:=[.R45]-[.S45]" office:value-type="float" office:value="172.541230407332" calcext:value-type="float">
            <text:p>172.541230407332</text:p>
          </table:table-cell>
          <table:table-cell table:formula="of:=[.O45]+[.Q45]" office:value-type="float" office:value="120.009963439796" calcext:value-type="float">
            <text:p>120.009963439796</text:p>
          </table:table-cell>
          <table:table-cell table:formula="of:=[.O45]-[.Q45]" office:value-type="float" office:value="42.8471794173465" calcext:value-type="float">
            <text:p>42.8471794173465</text:p>
          </table:table-cell>
          <table:table-cell table:formula="of:=[.U45]-[.V45]" office:value-type="float" office:value="77.1627840224498" calcext:value-type="float">
            <text:p>77.1627840224498</text:p>
          </table:table-cell>
        </table:table-row>
        <table:table-row table:style-name="ro1">
          <table:table-cell table:number-columns-repeated="6"/>
          <table:table-cell table:formula="of:=[.G45]+1" office:value-type="float" office:value="45" calcext:value-type="float">
            <text:p>45</text:p>
          </table:table-cell>
          <table:table-cell table:formula="of:=[.H45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N45]+0" office:value-type="float" office:value="250" calcext:value-type="float">
            <text:p>250</text:p>
          </table:table-cell>
          <table:table-cell table:formula="of:=AVERAGE([.H46:.N46])" office:value-type="float" office:value="88.7142857142857" calcext:value-type="float">
            <text:p>88.7142857142857</text:p>
          </table:table-cell>
          <table:table-cell table:formula="of:=STDEV([.H46:.N46])" office:value-type="float" office:value="77.8154103969008" calcext:value-type="float">
            <text:p>77.82</text:p>
          </table:table-cell>
          <table:table-cell table:formula="of:=[.P46]/SQRT(5)" office:value-type="float" office:value="34.8001094689028" calcext:value-type="float">
            <text:p>34.80</text:p>
          </table:table-cell>
          <table:table-cell table:formula="of:=[.O46]+[.P46]" office:value-type="float" office:value="166.529696111186" calcext:value-type="float">
            <text:p>166.529696111186</text:p>
          </table:table-cell>
          <table:table-cell table:formula="of:=[.O46]-[.P46]" office:value-type="float" office:value="10.8988753173849" calcext:value-type="float">
            <text:p>10.8988753173849</text:p>
          </table:table-cell>
          <table:table-cell table:formula="of:=[.R46]-[.S46]" office:value-type="float" office:value="155.630820793802" calcext:value-type="float">
            <text:p>155.630820793802</text:p>
          </table:table-cell>
          <table:table-cell table:formula="of:=[.O46]+[.Q46]" office:value-type="float" office:value="123.514395183189" calcext:value-type="float">
            <text:p>123.514395183189</text:p>
          </table:table-cell>
          <table:table-cell table:formula="of:=[.O46]-[.Q46]" office:value-type="float" office:value="53.9141762453829" calcext:value-type="float">
            <text:p>53.9141762453829</text:p>
          </table:table-cell>
          <table:table-cell table:formula="of:=[.U46]-[.V46]" office:value-type="float" office:value="69.6002189378056" calcext:value-type="float">
            <text:p>69.6002189378056</text:p>
          </table:table-cell>
        </table:table-row>
        <table:table-row table:style-name="ro1">
          <table:table-cell table:number-columns-repeated="6"/>
          <table:table-cell table:formula="of:=[.G46]+1" office:value-type="float" office:value="46" calcext:value-type="float">
            <text:p>46</text:p>
          </table:table-cell>
          <table:table-cell table:formula="of:=[.H46]+0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242" calcext:value-type="float">
            <text:p>242</text:p>
          </table:table-cell>
          <table:table-cell office:value-type="float" office:value="90" calcext:value-type="float">
            <text:p>90</text:p>
          </table:table-cell>
          <table:table-cell table:formula="of:=[.N46]+0" office:value-type="float" office:value="250" calcext:value-type="float">
            <text:p>250</text:p>
          </table:table-cell>
          <table:table-cell table:formula="of:=AVERAGE([.H47:.N47])" office:value-type="float" office:value="134.714285714286" calcext:value-type="float">
            <text:p>134.714285714286</text:p>
          </table:table-cell>
          <table:table-cell table:formula="of:=STDEV([.H47:.N47])" office:value-type="float" office:value="99.8677697186206" calcext:value-type="float">
            <text:p>99.87</text:p>
          </table:table-cell>
          <table:table-cell table:formula="of:=[.P47]/SQRT(5)" office:value-type="float" office:value="44.6622243704261" calcext:value-type="float">
            <text:p>44.66</text:p>
          </table:table-cell>
          <table:table-cell table:formula="of:=[.O47]+[.P47]" office:value-type="float" office:value="234.582055432906" calcext:value-type="float">
            <text:p>234.582055432906</text:p>
          </table:table-cell>
          <table:table-cell table:formula="of:=[.O47]-[.P47]" office:value-type="float" office:value="34.8465159956651" calcext:value-type="float">
            <text:p>34.8465159956651</text:p>
          </table:table-cell>
          <table:table-cell table:formula="of:=[.R47]-[.S47]" office:value-type="float" office:value="199.735539437241" calcext:value-type="float">
            <text:p>199.735539437241</text:p>
          </table:table-cell>
          <table:table-cell table:formula="of:=[.O47]+[.Q47]" office:value-type="float" office:value="179.376510084712" calcext:value-type="float">
            <text:p>179.376510084712</text:p>
          </table:table-cell>
          <table:table-cell table:formula="of:=[.O47]-[.Q47]" office:value-type="float" office:value="90.0520613438596" calcext:value-type="float">
            <text:p>90.0520613438596</text:p>
          </table:table-cell>
          <table:table-cell table:formula="of:=[.U47]-[.V47]" office:value-type="float" office:value="89.3244487408523" calcext:value-type="float">
            <text:p>89.3244487408523</text:p>
          </table:table-cell>
        </table:table-row>
        <table:table-row table:style-name="ro1">
          <table:table-cell table:number-columns-repeated="6"/>
          <table:table-cell table:formula="of:=[.G47]+1" office:value-type="float" office:value="47" calcext:value-type="float">
            <text:p>47</text:p>
          </table:table-cell>
          <table:table-cell table:formula="of:=[.H47]+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N47]+0" office:value-type="float" office:value="250" calcext:value-type="float">
            <text:p>250</text:p>
          </table:table-cell>
          <table:table-cell table:formula="of:=AVERAGE([.H48:.N48])" office:value-type="float" office:value="68.4285714285714" calcext:value-type="float">
            <text:p>68.4285714285714</text:p>
          </table:table-cell>
          <table:table-cell table:formula="of:=STDEV([.H48:.N48])" office:value-type="float" office:value="85.3538851739375" calcext:value-type="float">
            <text:p>85.35</text:p>
          </table:table-cell>
          <table:table-cell table:formula="of:=[.P48]/SQRT(5)" office:value-type="float" office:value="38.1714178785271" calcext:value-type="float">
            <text:p>38.17</text:p>
          </table:table-cell>
          <table:table-cell table:formula="of:=[.O48]+[.P48]" office:value-type="float" office:value="153.782456602509" calcext:value-type="float">
            <text:p>153.782456602509</text:p>
          </table:table-cell>
          <table:table-cell table:formula="of:=[.O48]-[.P48]" office:value-type="float" office:value="-16.9253137453661" calcext:value-type="float">
            <text:p>-16.9253137453661</text:p>
          </table:table-cell>
          <table:table-cell table:formula="of:=[.R48]-[.S48]" office:value-type="float" office:value="170.707770347875" calcext:value-type="float">
            <text:p>170.707770347875</text:p>
          </table:table-cell>
          <table:table-cell table:formula="of:=[.O48]+[.Q48]" office:value-type="float" office:value="106.599989307099" calcext:value-type="float">
            <text:p>106.599989307099</text:p>
          </table:table-cell>
          <table:table-cell table:formula="of:=[.O48]-[.Q48]" office:value-type="float" office:value="30.2571535500443" calcext:value-type="float">
            <text:p>30.2571535500443</text:p>
          </table:table-cell>
          <table:table-cell table:formula="of:=[.U48]-[.V48]" office:value-type="float" office:value="76.3428357570543" calcext:value-type="float">
            <text:p>76.3428357570543</text:p>
          </table:table-cell>
        </table:table-row>
        <table:table-row table:style-name="ro1">
          <table:table-cell table:number-columns-repeated="6"/>
          <table:table-cell table:formula="of:=[.G48]+1" office:value-type="float" office:value="48" calcext:value-type="float">
            <text:p>48</text:p>
          </table:table-cell>
          <table:table-cell table:formula="of:=[.H48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table:formula="of:=[.N48]+0" office:value-type="float" office:value="250" calcext:value-type="float">
            <text:p>250</text:p>
          </table:table-cell>
          <table:table-cell table:formula="of:=AVERAGE([.H49:.N49])" office:value-type="float" office:value="84.5714285714286" calcext:value-type="float">
            <text:p>84.5714285714286</text:p>
          </table:table-cell>
          <table:table-cell table:formula="of:=STDEV([.H49:.N49])" office:value-type="float" office:value="84.2097720830885" calcext:value-type="float">
            <text:p>84.21</text:p>
          </table:table-cell>
          <table:table-cell table:formula="of:=[.P49]/SQRT(5)" office:value-type="float" office:value="37.65975494951" calcext:value-type="float">
            <text:p>37.66</text:p>
          </table:table-cell>
          <table:table-cell table:formula="of:=[.O49]+[.P49]" office:value-type="float" office:value="168.781200654517" calcext:value-type="float">
            <text:p>168.781200654517</text:p>
          </table:table-cell>
          <table:table-cell table:formula="of:=[.O49]-[.P49]" office:value-type="float" office:value="0.361656488340046" calcext:value-type="float">
            <text:p>0.361656488340046</text:p>
          </table:table-cell>
          <table:table-cell table:formula="of:=[.R49]-[.S49]" office:value-type="float" office:value="168.419544166177" calcext:value-type="float">
            <text:p>168.419544166177</text:p>
          </table:table-cell>
          <table:table-cell table:formula="of:=[.O49]+[.Q49]" office:value-type="float" office:value="122.231183520939" calcext:value-type="float">
            <text:p>122.231183520939</text:p>
          </table:table-cell>
          <table:table-cell table:formula="of:=[.O49]-[.Q49]" office:value-type="float" office:value="46.9116736219186" calcext:value-type="float">
            <text:p>46.9116736219186</text:p>
          </table:table-cell>
          <table:table-cell table:formula="of:=[.U49]-[.V49]" office:value-type="float" office:value="75.31950989902" calcext:value-type="float">
            <text:p>75.31950989902</text:p>
          </table:table-cell>
        </table:table-row>
        <table:table-row table:style-name="ro1">
          <table:table-cell table:number-columns-repeated="6"/>
          <table:table-cell table:formula="of:=[.G49]+1" office:value-type="float" office:value="49" calcext:value-type="float">
            <text:p>49</text:p>
          </table:table-cell>
          <table:table-cell table:formula="of:=[.H49]+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formula="of:=[.N49]+0" office:value-type="float" office:value="250" calcext:value-type="float">
            <text:p>250</text:p>
          </table:table-cell>
          <table:table-cell table:formula="of:=AVERAGE([.H50:.N50])" office:value-type="float" office:value="76" calcext:value-type="float">
            <text:p>76</text:p>
          </table:table-cell>
          <table:table-cell table:formula="of:=STDEV([.H50:.N50])" office:value-type="float" office:value="85.6348838577675" calcext:value-type="float">
            <text:p>85.63</text:p>
          </table:table-cell>
          <table:table-cell table:formula="of:=[.P50]/SQRT(5)" office:value-type="float" office:value="38.2970843102535" calcext:value-type="float">
            <text:p>38.30</text:p>
          </table:table-cell>
          <table:table-cell table:formula="of:=[.O50]+[.P50]" office:value-type="float" office:value="161.634883857768" calcext:value-type="float">
            <text:p>161.634883857768</text:p>
          </table:table-cell>
          <table:table-cell table:formula="of:=[.O50]-[.P50]" office:value-type="float" office:value="-9.63488385776752" calcext:value-type="float">
            <text:p>-9.63488385776752</text:p>
          </table:table-cell>
          <table:table-cell table:formula="of:=[.R50]-[.S50]" office:value-type="float" office:value="171.269767715535" calcext:value-type="float">
            <text:p>171.269767715535</text:p>
          </table:table-cell>
          <table:table-cell table:formula="of:=[.O50]+[.Q50]" office:value-type="float" office:value="114.297084310254" calcext:value-type="float">
            <text:p>114.297084310254</text:p>
          </table:table-cell>
          <table:table-cell table:formula="of:=[.O50]-[.Q50]" office:value-type="float" office:value="37.7029156897465" calcext:value-type="float">
            <text:p>37.7029156897465</text:p>
          </table:table-cell>
          <table:table-cell table:formula="of:=[.U50]-[.V50]" office:value-type="float" office:value="76.5941686205071" calcext:value-type="float">
            <text:p>76.5941686205071</text:p>
          </table:table-cell>
        </table:table-row>
        <table:table-row table:style-name="ro1">
          <table:table-cell table:number-columns-repeated="6"/>
          <table:table-cell table:formula="of:=[.G50]+1" office:value-type="float" office:value="50" calcext:value-type="float">
            <text:p>50</text:p>
          </table:table-cell>
          <table:table-cell table:formula="of:=[.H50]+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table:formula="of:=[.N50]+0" office:value-type="float" office:value="250" calcext:value-type="float">
            <text:p>250</text:p>
          </table:table-cell>
          <table:table-cell table:formula="of:=AVERAGE([.H51:.N51])" office:value-type="float" office:value="110.571428571429" calcext:value-type="float">
            <text:p>110.571428571429</text:p>
          </table:table-cell>
          <table:table-cell table:formula="of:=STDEV([.H51:.N51])" office:value-type="float" office:value="82.1256296634556" calcext:value-type="float">
            <text:p>82.13</text:p>
          </table:table-cell>
          <table:table-cell table:formula="of:=[.P51]/SQRT(5)" office:value-type="float" office:value="36.727698124492" calcext:value-type="float">
            <text:p>36.73</text:p>
          </table:table-cell>
          <table:table-cell table:formula="of:=[.O51]+[.P51]" office:value-type="float" office:value="192.697058234884" calcext:value-type="float">
            <text:p>192.697058234884</text:p>
          </table:table-cell>
          <table:table-cell table:formula="of:=[.O51]-[.P51]" office:value-type="float" office:value="28.445798907973" calcext:value-type="float">
            <text:p>28.445798907973</text:p>
          </table:table-cell>
          <table:table-cell table:formula="of:=[.R51]-[.S51]" office:value-type="float" office:value="164.251259326911" calcext:value-type="float">
            <text:p>164.251259326911</text:p>
          </table:table-cell>
          <table:table-cell table:formula="of:=[.O51]+[.Q51]" office:value-type="float" office:value="147.299126695921" calcext:value-type="float">
            <text:p>147.299126695921</text:p>
          </table:table-cell>
          <table:table-cell table:formula="of:=[.O51]-[.Q51]" office:value-type="float" office:value="73.8437304469366" calcext:value-type="float">
            <text:p>73.8437304469366</text:p>
          </table:table-cell>
          <table:table-cell table:formula="of:=[.U51]-[.V51]" office:value-type="float" office:value="73.4553962489839" calcext:value-type="float">
            <text:p>73.4553962489839</text:p>
          </table:table-cell>
        </table:table-row>
        <table:table-row table:style-name="ro1">
          <table:table-cell table:number-columns-repeated="6"/>
          <table:table-cell table:formula="of:=[.G51]+1" office:value-type="float" office:value="51" calcext:value-type="float">
            <text:p>51</text:p>
          </table:table-cell>
          <table:table-cell table:formula="of:=[.H51]+0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formula="of:=[.N51]+0" office:value-type="float" office:value="250" calcext:value-type="float">
            <text:p>250</text:p>
          </table:table-cell>
          <table:table-cell table:formula="of:=AVERAGE([.H52:.N52])" office:value-type="float" office:value="87.7142857142857" calcext:value-type="float">
            <text:p>87.7142857142857</text:p>
          </table:table-cell>
          <table:table-cell table:formula="of:=STDEV([.H52:.N52])" office:value-type="float" office:value="83.9974489408543" calcext:value-type="float">
            <text:p>84.00</text:p>
          </table:table-cell>
          <table:table-cell table:formula="of:=[.P52]/SQRT(5)" office:value-type="float" office:value="37.5648011536636" calcext:value-type="float">
            <text:p>37.56</text:p>
          </table:table-cell>
          <table:table-cell table:formula="of:=[.O52]+[.P52]" office:value-type="float" office:value="171.71173465514" calcext:value-type="float">
            <text:p>171.71173465514</text:p>
          </table:table-cell>
          <table:table-cell table:formula="of:=[.O52]-[.P52]" office:value-type="float" office:value="3.7168367734314" calcext:value-type="float">
            <text:p>3.7168367734314</text:p>
          </table:table-cell>
          <table:table-cell table:formula="of:=[.R52]-[.S52]" office:value-type="float" office:value="167.994897881709" calcext:value-type="float">
            <text:p>167.994897881709</text:p>
          </table:table-cell>
          <table:table-cell table:formula="of:=[.O52]+[.Q52]" office:value-type="float" office:value="125.279086867949" calcext:value-type="float">
            <text:p>125.279086867949</text:p>
          </table:table-cell>
          <table:table-cell table:formula="of:=[.O52]-[.Q52]" office:value-type="float" office:value="50.1494845606221" calcext:value-type="float">
            <text:p>50.1494845606221</text:p>
          </table:table-cell>
          <table:table-cell table:formula="of:=[.U52]-[.V52]" office:value-type="float" office:value="75.1296023073272" calcext:value-type="float">
            <text:p>75.1296023073272</text:p>
          </table:table-cell>
        </table:table-row>
        <table:table-row table:style-name="ro1">
          <table:table-cell table:number-columns-repeated="6"/>
          <table:table-cell table:formula="of:=[.G52]+1" office:value-type="float" office:value="52" calcext:value-type="float">
            <text:p>52</text:p>
          </table:table-cell>
          <table:table-cell table:formula="of:=[.H52]+0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46" calcext:value-type="float">
            <text:p>146</text:p>
          </table:table-cell>
          <table:table-cell table:formula="of:=[.N52]+0" office:value-type="float" office:value="250" calcext:value-type="float">
            <text:p>250</text:p>
          </table:table-cell>
          <table:table-cell table:formula="of:=AVERAGE([.H53:.N53])" office:value-type="float" office:value="92.4285714285714" calcext:value-type="float">
            <text:p>92.4285714285714</text:p>
          </table:table-cell>
          <table:table-cell table:formula="of:=STDEV([.H53:.N53])" office:value-type="float" office:value="86.3304834977332" calcext:value-type="float">
            <text:p>86.33</text:p>
          </table:table-cell>
          <table:table-cell table:formula="of:=[.P53]/SQRT(5)" office:value-type="float" office:value="38.608165926271" calcext:value-type="float">
            <text:p>38.61</text:p>
          </table:table-cell>
          <table:table-cell table:formula="of:=[.O53]+[.P53]" office:value-type="float" office:value="178.759054926305" calcext:value-type="float">
            <text:p>178.759054926305</text:p>
          </table:table-cell>
          <table:table-cell table:formula="of:=[.O53]-[.P53]" office:value-type="float" office:value="6.09808793083826" calcext:value-type="float">
            <text:p>6.09808793083826</text:p>
          </table:table-cell>
          <table:table-cell table:formula="of:=[.R53]-[.S53]" office:value-type="float" office:value="172.660966995466" calcext:value-type="float">
            <text:p>172.660966995466</text:p>
          </table:table-cell>
          <table:table-cell table:formula="of:=[.O53]+[.Q53]" office:value-type="float" office:value="131.036737354842" calcext:value-type="float">
            <text:p>131.036737354842</text:p>
          </table:table-cell>
          <table:table-cell table:formula="of:=[.O53]-[.Q53]" office:value-type="float" office:value="53.8204055023004" calcext:value-type="float">
            <text:p>53.8204055023004</text:p>
          </table:table-cell>
          <table:table-cell table:formula="of:=[.U53]-[.V53]" office:value-type="float" office:value="77.2163318525421" calcext:value-type="float">
            <text:p>77.2163318525421</text:p>
          </table:table-cell>
        </table:table-row>
        <table:table-row table:style-name="ro1">
          <table:table-cell table:number-columns-repeated="6"/>
          <table:table-cell table:formula="of:=[.G53]+1" office:value-type="float" office:value="53" calcext:value-type="float">
            <text:p>53</text:p>
          </table:table-cell>
          <table:table-cell table:formula="of:=[.H53]+0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float" office:value="252" calcext:value-type="float">
            <text:p>252</text:p>
          </table:table-cell>
          <table:table-cell office:value-type="float" office:value="278" calcext:value-type="float">
            <text:p>278</text:p>
          </table:table-cell>
          <table:table-cell office:value-type="float" office:value="61" calcext:value-type="float">
            <text:p>61</text:p>
          </table:table-cell>
          <table:table-cell table:formula="of:=[.N53]+0" office:value-type="float" office:value="250" calcext:value-type="float">
            <text:p>250</text:p>
          </table:table-cell>
          <table:table-cell table:formula="of:=AVERAGE([.H54:.N54])" office:value-type="float" office:value="184.714285714286" calcext:value-type="float">
            <text:p>184.714285714286</text:p>
          </table:table-cell>
          <table:table-cell table:formula="of:=STDEV([.H54:.N54])" office:value-type="float" office:value="108.276981680802" calcext:value-type="float">
            <text:p>108.28</text:p>
          </table:table-cell>
          <table:table-cell table:formula="of:=[.P54]/SQRT(5)" office:value-type="float" office:value="48.4229382873546" calcext:value-type="float">
            <text:p>48.42</text:p>
          </table:table-cell>
          <table:table-cell table:formula="of:=[.O54]+[.P54]" office:value-type="float" office:value="292.991267395088" calcext:value-type="float">
            <text:p>292.991267395088</text:p>
          </table:table-cell>
          <table:table-cell table:formula="of:=[.O54]-[.P54]" office:value-type="float" office:value="76.4373040334836" calcext:value-type="float">
            <text:p>76.4373040334836</text:p>
          </table:table-cell>
          <table:table-cell table:formula="of:=[.R54]-[.S54]" office:value-type="float" office:value="216.553963361604" calcext:value-type="float">
            <text:p>216.553963361604</text:p>
          </table:table-cell>
          <table:table-cell table:formula="of:=[.O54]+[.Q54]" office:value-type="float" office:value="233.13722400164" calcext:value-type="float">
            <text:p>233.13722400164</text:p>
          </table:table-cell>
          <table:table-cell table:formula="of:=[.O54]-[.Q54]" office:value-type="float" office:value="136.291347426931" calcext:value-type="float">
            <text:p>136.291347426931</text:p>
          </table:table-cell>
          <table:table-cell table:formula="of:=[.U54]-[.V54]" office:value-type="float" office:value="96.8458765747092" calcext:value-type="float">
            <text:p>96.8458765747092</text:p>
          </table:table-cell>
        </table:table-row>
        <table:table-row table:style-name="ro1">
          <table:table-cell table:number-columns-repeated="6"/>
          <table:table-cell table:formula="of:=[.G54]+1" office:value-type="float" office:value="54" calcext:value-type="float">
            <text:p>54</text:p>
          </table:table-cell>
          <table:table-cell table:formula="of:=[.H54]+0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formula="of:=[.N54]+0" office:value-type="float" office:value="250" calcext:value-type="float">
            <text:p>250</text:p>
          </table:table-cell>
          <table:table-cell table:formula="of:=AVERAGE([.H55:.N55])" office:value-type="float" office:value="74.1428571428571" calcext:value-type="float">
            <text:p>74.1428571428571</text:p>
          </table:table-cell>
          <table:table-cell table:formula="of:=STDEV([.H55:.N55])" office:value-type="float" office:value="82.6406449059795" calcext:value-type="float">
            <text:p>82.64</text:p>
          </table:table-cell>
          <table:table-cell table:formula="of:=[.P55]/SQRT(5)" office:value-type="float" office:value="36.9580199428384" calcext:value-type="float">
            <text:p>36.96</text:p>
          </table:table-cell>
          <table:table-cell table:formula="of:=[.O55]+[.P55]" office:value-type="float" office:value="156.783502048837" calcext:value-type="float">
            <text:p>156.783502048837</text:p>
          </table:table-cell>
          <table:table-cell table:formula="of:=[.O55]-[.P55]" office:value-type="float" office:value="-8.49778776312233" calcext:value-type="float">
            <text:p>-8.49778776312233</text:p>
          </table:table-cell>
          <table:table-cell table:formula="of:=[.R55]-[.S55]" office:value-type="float" office:value="165.281289811959" calcext:value-type="float">
            <text:p>165.281289811959</text:p>
          </table:table-cell>
          <table:table-cell table:formula="of:=[.O55]+[.Q55]" office:value-type="float" office:value="111.100877085696" calcext:value-type="float">
            <text:p>111.100877085696</text:p>
          </table:table-cell>
          <table:table-cell table:formula="of:=[.O55]-[.Q55]" office:value-type="float" office:value="37.1848372000188" calcext:value-type="float">
            <text:p>37.1848372000188</text:p>
          </table:table-cell>
          <table:table-cell table:formula="of:=[.U55]-[.V55]" office:value-type="float" office:value="73.9160398856767" calcext:value-type="float">
            <text:p>73.9160398856767</text:p>
          </table:table-cell>
        </table:table-row>
        <table:table-row table:style-name="ro1">
          <table:table-cell table:number-columns-repeated="6"/>
          <table:table-cell table:formula="of:=[.G55]+1" office:value-type="float" office:value="55" calcext:value-type="float">
            <text:p>55</text:p>
          </table:table-cell>
          <table:table-cell table:formula="of:=[.H55]+0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table:formula="of:=[.N55]+0" office:value-type="float" office:value="250" calcext:value-type="float">
            <text:p>250</text:p>
          </table:table-cell>
          <table:table-cell table:formula="of:=AVERAGE([.H56:.N56])" office:value-type="float" office:value="92.5714285714286" calcext:value-type="float">
            <text:p>92.5714285714286</text:p>
          </table:table-cell>
          <table:table-cell table:formula="of:=STDEV([.H56:.N56])" office:value-type="float" office:value="77.2201552766658" calcext:value-type="float">
            <text:p>77.22</text:p>
          </table:table-cell>
          <table:table-cell table:formula="of:=[.P56]/SQRT(5)" office:value-type="float" office:value="34.5339032863428" calcext:value-type="float">
            <text:p>34.53</text:p>
          </table:table-cell>
          <table:table-cell table:formula="of:=[.O56]+[.P56]" office:value-type="float" office:value="169.791583848094" calcext:value-type="float">
            <text:p>169.791583848094</text:p>
          </table:table-cell>
          <table:table-cell table:formula="of:=[.O56]-[.P56]" office:value-type="float" office:value="15.3512732947627" calcext:value-type="float">
            <text:p>15.3512732947627</text:p>
          </table:table-cell>
          <table:table-cell table:formula="of:=[.R56]-[.S56]" office:value-type="float" office:value="154.440310553332" calcext:value-type="float">
            <text:p>154.440310553332</text:p>
          </table:table-cell>
          <table:table-cell table:formula="of:=[.O56]+[.Q56]" office:value-type="float" office:value="127.105331857771" calcext:value-type="float">
            <text:p>127.105331857771</text:p>
          </table:table-cell>
          <table:table-cell table:formula="of:=[.O56]-[.Q56]" office:value-type="float" office:value="58.0375252850858" calcext:value-type="float">
            <text:p>58.0375252850858</text:p>
          </table:table-cell>
          <table:table-cell table:formula="of:=[.U56]-[.V56]" office:value-type="float" office:value="69.0678065726856" calcext:value-type="float">
            <text:p>69.0678065726856</text:p>
          </table:table-cell>
        </table:table-row>
        <table:table-row table:style-name="ro1">
          <table:table-cell table:number-columns-repeated="6"/>
          <table:table-cell table:formula="of:=[.G56]+1" office:value-type="float" office:value="56" calcext:value-type="float">
            <text:p>56</text:p>
          </table:table-cell>
          <table:table-cell table:formula="of:=[.H56]+0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formula="of:=[.N56]+0" office:value-type="float" office:value="250" calcext:value-type="float">
            <text:p>250</text:p>
          </table:table-cell>
          <table:table-cell table:formula="of:=AVERAGE([.H57:.N57])" office:value-type="float" office:value="85.2857142857143" calcext:value-type="float">
            <text:p>85.2857142857143</text:p>
          </table:table-cell>
          <table:table-cell table:formula="of:=STDEV([.H57:.N57])" office:value-type="float" office:value="86.4305391354126" calcext:value-type="float">
            <text:p>86.43</text:p>
          </table:table-cell>
          <table:table-cell table:formula="of:=[.P57]/SQRT(5)" office:value-type="float" office:value="38.6529121677477" calcext:value-type="float">
            <text:p>38.65</text:p>
          </table:table-cell>
          <table:table-cell table:formula="of:=[.O57]+[.P57]" office:value-type="float" office:value="171.716253421127" calcext:value-type="float">
            <text:p>171.716253421127</text:p>
          </table:table-cell>
          <table:table-cell table:formula="of:=[.O57]-[.P57]" office:value-type="float" office:value="-1.14482484969835" calcext:value-type="float">
            <text:p>-1.14482484969835</text:p>
          </table:table-cell>
          <table:table-cell table:formula="of:=[.R57]-[.S57]" office:value-type="float" office:value="172.861078270825" calcext:value-type="float">
            <text:p>172.861078270825</text:p>
          </table:table-cell>
          <table:table-cell table:formula="of:=[.O57]+[.Q57]" office:value-type="float" office:value="123.938626453462" calcext:value-type="float">
            <text:p>123.938626453462</text:p>
          </table:table-cell>
          <table:table-cell table:formula="of:=[.O57]-[.Q57]" office:value-type="float" office:value="46.6328021179666" calcext:value-type="float">
            <text:p>46.6328021179666</text:p>
          </table:table-cell>
          <table:table-cell table:formula="of:=[.U57]-[.V57]" office:value-type="float" office:value="77.3058243354954" calcext:value-type="float">
            <text:p>77.3058243354954</text:p>
          </table:table-cell>
        </table:table-row>
        <table:table-row table:style-name="ro1">
          <table:table-cell table:number-columns-repeated="6"/>
          <table:table-cell table:formula="of:=[.G57]+1" office:value-type="float" office:value="57" calcext:value-type="float">
            <text:p>57</text:p>
          </table:table-cell>
          <table:table-cell table:formula="of:=[.H57]+0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table:formula="of:=[.N57]+0" office:value-type="float" office:value="250" calcext:value-type="float">
            <text:p>250</text:p>
          </table:table-cell>
          <table:table-cell table:formula="of:=AVERAGE([.H58:.N58])" office:value-type="float" office:value="82.2857142857143" calcext:value-type="float">
            <text:p>82.2857142857143</text:p>
          </table:table-cell>
          <table:table-cell table:formula="of:=STDEV([.H58:.N58])" office:value-type="float" office:value="85.3926505145774" calcext:value-type="float">
            <text:p>85.39</text:p>
          </table:table-cell>
          <table:table-cell table:formula="of:=[.P58]/SQRT(5)" office:value-type="float" office:value="38.1887542658955" calcext:value-type="float">
            <text:p>38.19</text:p>
          </table:table-cell>
          <table:table-cell table:formula="of:=[.O58]+[.P58]" office:value-type="float" office:value="167.678364800292" calcext:value-type="float">
            <text:p>167.678364800292</text:p>
          </table:table-cell>
          <table:table-cell table:formula="of:=[.O58]-[.P58]" office:value-type="float" office:value="-3.10693622886315" calcext:value-type="float">
            <text:p>-3.10693622886315</text:p>
          </table:table-cell>
          <table:table-cell table:formula="of:=[.R58]-[.S58]" office:value-type="float" office:value="170.785301029155" calcext:value-type="float">
            <text:p>170.785301029155</text:p>
          </table:table-cell>
          <table:table-cell table:formula="of:=[.O58]+[.Q58]" office:value-type="float" office:value="120.47446855161" calcext:value-type="float">
            <text:p>120.47446855161</text:p>
          </table:table-cell>
          <table:table-cell table:formula="of:=[.O58]-[.Q58]" office:value-type="float" office:value="44.0969600198188" calcext:value-type="float">
            <text:p>44.0969600198188</text:p>
          </table:table-cell>
          <table:table-cell table:formula="of:=[.U58]-[.V58]" office:value-type="float" office:value="76.377508531791" calcext:value-type="float">
            <text:p>76.377508531791</text:p>
          </table:table-cell>
        </table:table-row>
        <table:table-row table:style-name="ro1">
          <table:table-cell table:number-columns-repeated="6"/>
          <table:table-cell table:formula="of:=[.G58]+1" office:value-type="float" office:value="58" calcext:value-type="float">
            <text:p>58</text:p>
          </table:table-cell>
          <table:table-cell table:formula="of:=[.H58]+0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  <table:table-cell office:value-type="float" office:value="177" calcext:value-type="float">
            <text:p>177</text:p>
          </table:table-cell>
          <table:table-cell office:value-type="float" office:value="234" calcext:value-type="float">
            <text:p>234</text:p>
          </table:table-cell>
          <table:table-cell table:formula="of:=[.N58]+0" office:value-type="float" office:value="250" calcext:value-type="float">
            <text:p>250</text:p>
          </table:table-cell>
          <table:table-cell table:formula="of:=AVERAGE([.H59:.N59])" office:value-type="float" office:value="182.142857142857" calcext:value-type="float">
            <text:p>182.142857142857</text:p>
          </table:table-cell>
          <table:table-cell table:formula="of:=STDEV([.H59:.N59])" office:value-type="float" office:value="85.1966911944131" calcext:value-type="float">
            <text:p>85.20</text:p>
          </table:table-cell>
          <table:table-cell table:formula="of:=[.P59]/SQRT(5)" office:value-type="float" office:value="38.1011185937531" calcext:value-type="float">
            <text:p>38.10</text:p>
          </table:table-cell>
          <table:table-cell table:formula="of:=[.O59]+[.P59]" office:value-type="float" office:value="267.33954833727" calcext:value-type="float">
            <text:p>267.33954833727</text:p>
          </table:table-cell>
          <table:table-cell table:formula="of:=[.O59]-[.P59]" office:value-type="float" office:value="96.946165948444" calcext:value-type="float">
            <text:p>96.946165948444</text:p>
          </table:table-cell>
          <table:table-cell table:formula="of:=[.R59]-[.S59]" office:value-type="float" office:value="170.393382388826" calcext:value-type="float">
            <text:p>170.393382388826</text:p>
          </table:table-cell>
          <table:table-cell table:formula="of:=[.O59]+[.Q59]" office:value-type="float" office:value="220.24397573661" calcext:value-type="float">
            <text:p>220.24397573661</text:p>
          </table:table-cell>
          <table:table-cell table:formula="of:=[.O59]-[.Q59]" office:value-type="float" office:value="144.041738549104" calcext:value-type="float">
            <text:p>144.041738549104</text:p>
          </table:table-cell>
          <table:table-cell table:formula="of:=[.U59]-[.V59]" office:value-type="float" office:value="76.2022371875062" calcext:value-type="float">
            <text:p>76.2022371875062</text:p>
          </table:table-cell>
        </table:table-row>
        <table:table-row table:style-name="ro1">
          <table:table-cell table:number-columns-repeated="6"/>
          <table:table-cell table:formula="of:=[.G59]+1" office:value-type="float" office:value="59" calcext:value-type="float">
            <text:p>59</text:p>
          </table:table-cell>
          <table:table-cell table:formula="of:=[.H59]+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formula="of:=[.N59]+0" office:value-type="float" office:value="250" calcext:value-type="float">
            <text:p>250</text:p>
          </table:table-cell>
          <table:table-cell table:formula="of:=AVERAGE([.H60:.N60])" office:value-type="float" office:value="85.7142857142857" calcext:value-type="float">
            <text:p>85.7142857142857</text:p>
          </table:table-cell>
          <table:table-cell table:formula="of:=STDEV([.H60:.N60])" office:value-type="float" office:value="77.4375324282187" calcext:value-type="float">
            <text:p>77.44</text:p>
          </table:table-cell>
          <table:table-cell table:formula="of:=[.P60]/SQRT(5)" office:value-type="float" office:value="34.6311173038683" calcext:value-type="float">
            <text:p>34.63</text:p>
          </table:table-cell>
          <table:table-cell table:formula="of:=[.O60]+[.P60]" office:value-type="float" office:value="163.151818142504" calcext:value-type="float">
            <text:p>163.151818142504</text:p>
          </table:table-cell>
          <table:table-cell table:formula="of:=[.O60]-[.P60]" office:value-type="float" office:value="8.27675328606698" calcext:value-type="float">
            <text:p>8.27675328606698</text:p>
          </table:table-cell>
          <table:table-cell table:formula="of:=[.R60]-[.S60]" office:value-type="float" office:value="154.875064856437" calcext:value-type="float">
            <text:p>154.875064856437</text:p>
          </table:table-cell>
          <table:table-cell table:formula="of:=[.O60]+[.Q60]" office:value-type="float" office:value="120.345403018154" calcext:value-type="float">
            <text:p>120.345403018154</text:p>
          </table:table-cell>
          <table:table-cell table:formula="of:=[.O60]-[.Q60]" office:value-type="float" office:value="51.0831684104174" calcext:value-type="float">
            <text:p>51.0831684104174</text:p>
          </table:table-cell>
          <table:table-cell table:formula="of:=[.U60]-[.V60]" office:value-type="float" office:value="69.2622346077366" calcext:value-type="float">
            <text:p>69.2622346077366</text:p>
          </table:table-cell>
        </table:table-row>
        <table:table-row table:style-name="ro1">
          <table:table-cell table:number-columns-repeated="6"/>
          <table:table-cell table:formula="of:=[.G60]+1" office:value-type="float" office:value="60" calcext:value-type="float">
            <text:p>60</text:p>
          </table:table-cell>
          <table:table-cell table:formula="of:=[.H60]+0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234" calcext:value-type="float">
            <text:p>234</text:p>
          </table:table-cell>
          <table:table-cell office:value-type="float" office:value="206" calcext:value-type="float">
            <text:p>206</text:p>
          </table:table-cell>
          <table:table-cell table:formula="of:=[.N60]+0" office:value-type="float" office:value="250" calcext:value-type="float">
            <text:p>250</text:p>
          </table:table-cell>
          <table:table-cell table:formula="of:=AVERAGE([.H61:.N61])" office:value-type="float" office:value="161.428571428571" calcext:value-type="float">
            <text:p>161.428571428571</text:p>
          </table:table-cell>
          <table:table-cell table:formula="of:=STDEV([.H61:.N61])" office:value-type="float" office:value="94.8188749544048" calcext:value-type="float">
            <text:p>94.82</text:p>
          </table:table-cell>
          <table:table-cell table:formula="of:=[.P61]/SQRT(5)" office:value-type="float" office:value="42.4042899896203" calcext:value-type="float">
            <text:p>42.40</text:p>
          </table:table-cell>
          <table:table-cell table:formula="of:=[.O61]+[.P61]" office:value-type="float" office:value="256.247446382976" calcext:value-type="float">
            <text:p>256.247446382976</text:p>
          </table:table-cell>
          <table:table-cell table:formula="of:=[.O61]-[.P61]" office:value-type="float" office:value="66.6096964741667" calcext:value-type="float">
            <text:p>66.6096964741667</text:p>
          </table:table-cell>
          <table:table-cell table:formula="of:=[.R61]-[.S61]" office:value-type="float" office:value="189.63774990881" calcext:value-type="float">
            <text:p>189.63774990881</text:p>
          </table:table-cell>
          <table:table-cell table:formula="of:=[.O61]+[.Q61]" office:value-type="float" office:value="203.832861418192" calcext:value-type="float">
            <text:p>203.832861418192</text:p>
          </table:table-cell>
          <table:table-cell table:formula="of:=[.O61]-[.Q61]" office:value-type="float" office:value="119.024281438951" calcext:value-type="float">
            <text:p>119.024281438951</text:p>
          </table:table-cell>
          <table:table-cell table:formula="of:=[.U61]-[.V61]" office:value-type="float" office:value="84.8085799792405" calcext:value-type="float">
            <text:p>84.8085799792405</text:p>
          </table:table-cell>
        </table:table-row>
        <table:table-row table:style-name="ro1">
          <table:table-cell table:number-columns-repeated="6"/>
          <table:table-cell table:formula="of:=[.G61]+1" office:value-type="float" office:value="61" calcext:value-type="float">
            <text:p>61</text:p>
          </table:table-cell>
          <table:table-cell table:formula="of:=[.H61]+0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61" calcext:value-type="float">
            <text:p>261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[.N61]+0" office:value-type="float" office:value="250" calcext:value-type="float">
            <text:p>250</text:p>
          </table:table-cell>
          <table:table-cell table:formula="of:=AVERAGE([.H62:.N62])" office:value-type="float" office:value="130.142857142857" calcext:value-type="float">
            <text:p>130.142857142857</text:p>
          </table:table-cell>
          <table:table-cell table:formula="of:=STDEV([.H62:.N62])" office:value-type="float" office:value="112.759964188579" calcext:value-type="float">
            <text:p>112.76</text:p>
          </table:table-cell>
          <table:table-cell table:formula="of:=[.P62]/SQRT(5)" office:value-type="float" office:value="50.4277890132207" calcext:value-type="float">
            <text:p>50.43</text:p>
          </table:table-cell>
          <table:table-cell table:formula="of:=[.O62]+[.P62]" office:value-type="float" office:value="242.902821331436" calcext:value-type="float">
            <text:p>242.902821331436</text:p>
          </table:table-cell>
          <table:table-cell table:formula="of:=[.O62]-[.P62]" office:value-type="float" office:value="17.3828929542786" calcext:value-type="float">
            <text:p>17.3828929542786</text:p>
          </table:table-cell>
          <table:table-cell table:formula="of:=[.R62]-[.S62]" office:value-type="float" office:value="225.519928377157" calcext:value-type="float">
            <text:p>225.519928377157</text:p>
          </table:table-cell>
          <table:table-cell table:formula="of:=[.O62]+[.Q62]" office:value-type="float" office:value="180.570646156078" calcext:value-type="float">
            <text:p>180.570646156078</text:p>
          </table:table-cell>
          <table:table-cell table:formula="of:=[.O62]-[.Q62]" office:value-type="float" office:value="79.7150681296364" calcext:value-type="float">
            <text:p>79.7150681296364</text:p>
          </table:table-cell>
          <table:table-cell table:formula="of:=[.U62]-[.V62]" office:value-type="float" office:value="100.855578026441" calcext:value-type="float">
            <text:p>100.855578026441</text:p>
          </table:table-cell>
        </table:table-row>
        <table:table-row table:style-name="ro1">
          <table:table-cell table:number-columns-repeated="6"/>
          <table:table-cell table:formula="of:=[.G62]+1" office:value-type="float" office:value="62" calcext:value-type="float">
            <text:p>62</text:p>
          </table:table-cell>
          <table:table-cell table:formula="of:=[.H62]+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table:formula="of:=[.N62]+0" office:value-type="float" office:value="250" calcext:value-type="float">
            <text:p>250</text:p>
          </table:table-cell>
          <table:table-cell table:formula="of:=AVERAGE([.H63:.N63])" office:value-type="float" office:value="107.285714285714" calcext:value-type="float">
            <text:p>107.285714285714</text:p>
          </table:table-cell>
          <table:table-cell table:formula="of:=STDEV([.H63:.N63])" office:value-type="float" office:value="81.8794119131183" calcext:value-type="float">
            <text:p>81.88</text:p>
          </table:table-cell>
          <table:table-cell table:formula="of:=[.P63]/SQRT(5)" office:value-type="float" office:value="36.6175861990877" calcext:value-type="float">
            <text:p>36.62</text:p>
          </table:table-cell>
          <table:table-cell table:formula="of:=[.O63]+[.P63]" office:value-type="float" office:value="189.165126198833" calcext:value-type="float">
            <text:p>189.165126198833</text:p>
          </table:table-cell>
          <table:table-cell table:formula="of:=[.O63]-[.P63]" office:value-type="float" office:value="25.406302372596" calcext:value-type="float">
            <text:p>25.406302372596</text:p>
          </table:table-cell>
          <table:table-cell table:formula="of:=[.R63]-[.S63]" office:value-type="float" office:value="163.758823826237" calcext:value-type="float">
            <text:p>163.758823826237</text:p>
          </table:table-cell>
          <table:table-cell table:formula="of:=[.O63]+[.Q63]" office:value-type="float" office:value="143.903300484802" calcext:value-type="float">
            <text:p>143.903300484802</text:p>
          </table:table-cell>
          <table:table-cell table:formula="of:=[.O63]-[.Q63]" office:value-type="float" office:value="70.6681280866266" calcext:value-type="float">
            <text:p>70.6681280866266</text:p>
          </table:table-cell>
          <table:table-cell table:formula="of:=[.U63]-[.V63]" office:value-type="float" office:value="73.2351723981754" calcext:value-type="float">
            <text:p>73.2351723981754</text:p>
          </table:table-cell>
        </table:table-row>
        <table:table-row table:style-name="ro1">
          <table:table-cell table:number-columns-repeated="6"/>
          <table:table-cell table:formula="of:=[.G63]+1" office:value-type="float" office:value="63" calcext:value-type="float">
            <text:p>63</text:p>
          </table:table-cell>
          <table:table-cell table:formula="of:=[.H63]+0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formula="of:=[.N63]+0" office:value-type="float" office:value="250" calcext:value-type="float">
            <text:p>250</text:p>
          </table:table-cell>
          <table:table-cell table:formula="of:=AVERAGE([.H64:.N64])" office:value-type="float" office:value="113.714285714286" calcext:value-type="float">
            <text:p>113.714285714286</text:p>
          </table:table-cell>
          <table:table-cell table:formula="of:=STDEV([.H64:.N64])" office:value-type="float" office:value="76.5630770143465" calcext:value-type="float">
            <text:p>76.56</text:p>
          </table:table-cell>
          <table:table-cell table:formula="of:=[.P64]/SQRT(5)" office:value-type="float" office:value="34.2400489541261" calcext:value-type="float">
            <text:p>34.24</text:p>
          </table:table-cell>
          <table:table-cell table:formula="of:=[.O64]+[.P64]" office:value-type="float" office:value="190.277362728632" calcext:value-type="float">
            <text:p>190.277362728632</text:p>
          </table:table-cell>
          <table:table-cell table:formula="of:=[.O64]-[.P64]" office:value-type="float" office:value="37.1512086999392" calcext:value-type="float">
            <text:p>37.1512086999392</text:p>
          </table:table-cell>
          <table:table-cell table:formula="of:=[.R64]-[.S64]" office:value-type="float" office:value="153.126154028693" calcext:value-type="float">
            <text:p>153.126154028693</text:p>
          </table:table-cell>
          <table:table-cell table:formula="of:=[.O64]+[.Q64]" office:value-type="float" office:value="147.954334668412" calcext:value-type="float">
            <text:p>147.954334668412</text:p>
          </table:table-cell>
          <table:table-cell table:formula="of:=[.O64]-[.Q64]" office:value-type="float" office:value="79.4742367601596" calcext:value-type="float">
            <text:p>79.4742367601596</text:p>
          </table:table-cell>
          <table:table-cell table:formula="of:=[.U64]-[.V64]" office:value-type="float" office:value="68.4800979082522" calcext:value-type="float">
            <text:p>68.4800979082522</text:p>
          </table:table-cell>
        </table:table-row>
        <table:table-row table:style-name="ro1">
          <table:table-cell table:number-columns-repeated="6"/>
          <table:table-cell table:formula="of:=[.G64]+1" office:value-type="float" office:value="64" calcext:value-type="float">
            <text:p>64</text:p>
          </table:table-cell>
          <table:table-cell table:formula="of:=[.H64]+0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table:formula="of:=[.N64]+0" office:value-type="float" office:value="250" calcext:value-type="float">
            <text:p>250</text:p>
          </table:table-cell>
          <table:table-cell table:formula="of:=AVERAGE([.H65:.N65])" office:value-type="float" office:value="171.571428571429" calcext:value-type="float">
            <text:p>171.571428571429</text:p>
          </table:table-cell>
          <table:table-cell table:formula="of:=STDEV([.H65:.N65])" office:value-type="float" office:value="86.7003597509975" calcext:value-type="float">
            <text:p>86.70</text:p>
          </table:table-cell>
          <table:table-cell table:formula="of:=[.P65]/SQRT(5)" office:value-type="float" office:value="38.7735796153834" calcext:value-type="float">
            <text:p>38.77</text:p>
          </table:table-cell>
          <table:table-cell table:formula="of:=[.O65]+[.P65]" office:value-type="float" office:value="258.271788322426" calcext:value-type="float">
            <text:p>258.271788322426</text:p>
          </table:table-cell>
          <table:table-cell table:formula="of:=[.O65]-[.P65]" office:value-type="float" office:value="84.8710688204311" calcext:value-type="float">
            <text:p>84.8710688204311</text:p>
          </table:table-cell>
          <table:table-cell table:formula="of:=[.R65]-[.S65]" office:value-type="float" office:value="173.400719501995" calcext:value-type="float">
            <text:p>173.400719501995</text:p>
          </table:table-cell>
          <table:table-cell table:formula="of:=[.O65]+[.Q65]" office:value-type="float" office:value="210.345008186812" calcext:value-type="float">
            <text:p>210.345008186812</text:p>
          </table:table-cell>
          <table:table-cell table:formula="of:=[.O65]-[.Q65]" office:value-type="float" office:value="132.797848956045" calcext:value-type="float">
            <text:p>132.797848956045</text:p>
          </table:table-cell>
          <table:table-cell table:formula="of:=[.U65]-[.V65]" office:value-type="float" office:value="77.5471592307668" calcext:value-type="float">
            <text:p>77.5471592307668</text:p>
          </table:table-cell>
        </table:table-row>
        <table:table-row table:style-name="ro1">
          <table:table-cell table:number-columns-repeated="6"/>
          <table:table-cell table:formula="of:=[.G65]+1" office:value-type="float" office:value="65" calcext:value-type="float">
            <text:p>65</text:p>
          </table:table-cell>
          <table:table-cell table:formula="of:=[.H65]+0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formula="of:=[.N65]+0" office:value-type="float" office:value="250" calcext:value-type="float">
            <text:p>250</text:p>
          </table:table-cell>
          <table:table-cell table:formula="of:=AVERAGE([.H66:.N66])" office:value-type="float" office:value="70" calcext:value-type="float">
            <text:p>70</text:p>
          </table:table-cell>
          <table:table-cell table:formula="of:=STDEV([.H66:.N66])" office:value-type="float" office:value="81.9695065252927" calcext:value-type="float">
            <text:p>81.97</text:p>
          </table:table-cell>
          <table:table-cell table:formula="of:=[.P66]/SQRT(5)" office:value-type="float" office:value="36.6578777345334" calcext:value-type="float">
            <text:p>36.66</text:p>
          </table:table-cell>
          <table:table-cell table:formula="of:=[.O66]+[.P66]" office:value-type="float" office:value="151.969506525293" calcext:value-type="float">
            <text:p>151.969506525293</text:p>
          </table:table-cell>
          <table:table-cell table:formula="of:=[.O66]-[.P66]" office:value-type="float" office:value="-11.9695065252927" calcext:value-type="float">
            <text:p>-11.9695065252927</text:p>
          </table:table-cell>
          <table:table-cell table:formula="of:=[.R66]-[.S66]" office:value-type="float" office:value="163.939013050585" calcext:value-type="float">
            <text:p>163.939013050585</text:p>
          </table:table-cell>
          <table:table-cell table:formula="of:=[.O66]+[.Q66]" office:value-type="float" office:value="106.657877734533" calcext:value-type="float">
            <text:p>106.657877734533</text:p>
          </table:table-cell>
          <table:table-cell table:formula="of:=[.O66]-[.Q66]" office:value-type="float" office:value="33.3421222654666" calcext:value-type="float">
            <text:p>33.3421222654666</text:p>
          </table:table-cell>
          <table:table-cell table:formula="of:=[.U66]-[.V66]" office:value-type="float" office:value="73.3157554690668" calcext:value-type="float">
            <text:p>73.3157554690668</text:p>
          </table:table-cell>
        </table:table-row>
        <table:table-row table:style-name="ro1">
          <table:table-cell table:number-columns-repeated="6"/>
          <table:table-cell table:formula="of:=[.G66]+1" office:value-type="float" office:value="66" calcext:value-type="float">
            <text:p>66</text:p>
          </table:table-cell>
          <table:table-cell table:formula="of:=[.H66]+0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table:formula="of:=[.N66]+0" office:value-type="float" office:value="250" calcext:value-type="float">
            <text:p>250</text:p>
          </table:table-cell>
          <table:table-cell table:formula="of:=AVERAGE([.H67:.N67])" office:value-type="float" office:value="135.857142857143" calcext:value-type="float">
            <text:p>135.857142857143</text:p>
          </table:table-cell>
          <table:table-cell table:formula="of:=STDEV([.H67:.N67])" office:value-type="float" office:value="75.807714144469" calcext:value-type="float">
            <text:p>75.81</text:p>
          </table:table-cell>
          <table:table-cell table:formula="of:=[.P67]/SQRT(5)" office:value-type="float" office:value="33.902240409181" calcext:value-type="float">
            <text:p>33.90</text:p>
          </table:table-cell>
          <table:table-cell table:formula="of:=[.O67]+[.P67]" office:value-type="float" office:value="211.664857001612" calcext:value-type="float">
            <text:p>211.664857001612</text:p>
          </table:table-cell>
          <table:table-cell table:formula="of:=[.O67]-[.P67]" office:value-type="float" office:value="60.0494287126739" calcext:value-type="float">
            <text:p>60.0494287126739</text:p>
          </table:table-cell>
          <table:table-cell table:formula="of:=[.R67]-[.S67]" office:value-type="float" office:value="151.615428288938" calcext:value-type="float">
            <text:p>151.615428288938</text:p>
          </table:table-cell>
          <table:table-cell table:formula="of:=[.O67]+[.Q67]" office:value-type="float" office:value="169.759383266324" calcext:value-type="float">
            <text:p>169.759383266324</text:p>
          </table:table-cell>
          <table:table-cell table:formula="of:=[.O67]-[.Q67]" office:value-type="float" office:value="101.954902447962" calcext:value-type="float">
            <text:p>101.954902447962</text:p>
          </table:table-cell>
          <table:table-cell table:formula="of:=[.U67]-[.V67]" office:value-type="float" office:value="67.804480818362" calcext:value-type="float">
            <text:p>67.804480818362</text:p>
          </table:table-cell>
        </table:table-row>
        <table:table-row table:style-name="ro1">
          <table:table-cell table:number-columns-repeated="6"/>
          <table:table-cell table:formula="of:=[.G67]+1" office:value-type="float" office:value="67" calcext:value-type="float">
            <text:p>67</text:p>
          </table:table-cell>
          <table:table-cell table:formula="of:=[.H67]+0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[.N67]+0" office:value-type="float" office:value="250" calcext:value-type="float">
            <text:p>250</text:p>
          </table:table-cell>
          <table:table-cell table:formula="of:=AVERAGE([.H68:.N68])" office:value-type="float" office:value="92.4285714285714" calcext:value-type="float">
            <text:p>92.4285714285714</text:p>
          </table:table-cell>
          <table:table-cell table:formula="of:=STDEV([.H68:.N68])" office:value-type="float" office:value="76.8393500381524" calcext:value-type="float">
            <text:p>76.84</text:p>
          </table:table-cell>
          <table:table-cell table:formula="of:=[.P68]/SQRT(5)" office:value-type="float" office:value="34.363602006442" calcext:value-type="float">
            <text:p>34.36</text:p>
          </table:table-cell>
          <table:table-cell table:formula="of:=[.O68]+[.P68]" office:value-type="float" office:value="169.267921466724" calcext:value-type="float">
            <text:p>169.267921466724</text:p>
          </table:table-cell>
          <table:table-cell table:formula="of:=[.O68]-[.P68]" office:value-type="float" office:value="15.589221390419" calcext:value-type="float">
            <text:p>15.589221390419</text:p>
          </table:table-cell>
          <table:table-cell table:formula="of:=[.R68]-[.S68]" office:value-type="float" office:value="153.678700076305" calcext:value-type="float">
            <text:p>153.678700076305</text:p>
          </table:table-cell>
          <table:table-cell table:formula="of:=[.O68]+[.Q68]" office:value-type="float" office:value="126.792173435013" calcext:value-type="float">
            <text:p>126.792173435013</text:p>
          </table:table-cell>
          <table:table-cell table:formula="of:=[.O68]-[.Q68]" office:value-type="float" office:value="58.0649694221295" calcext:value-type="float">
            <text:p>58.0649694221295</text:p>
          </table:table-cell>
          <table:table-cell table:formula="of:=[.U68]-[.V68]" office:value-type="float" office:value="68.7272040128839" calcext:value-type="float">
            <text:p>68.7272040128839</text:p>
          </table:table-cell>
        </table:table-row>
        <table:table-row table:style-name="ro1">
          <table:table-cell table:number-columns-repeated="6"/>
          <table:table-cell table:formula="of:=[.G68]+1" office:value-type="float" office:value="68" calcext:value-type="float">
            <text:p>68</text:p>
          </table:table-cell>
          <table:table-cell table:formula="of:=[.H68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94" calcext:value-type="float">
            <text:p>194</text:p>
          </table:table-cell>
          <table:table-cell office:value-type="float" office:value="148" calcext:value-type="float">
            <text:p>14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formula="of:=[.N68]+0" office:value-type="float" office:value="250" calcext:value-type="float">
            <text:p>250</text:p>
          </table:table-cell>
          <table:table-cell table:formula="of:=AVERAGE([.H69:.N69])" office:value-type="float" office:value="111.714285714286" calcext:value-type="float">
            <text:p>111.714285714286</text:p>
          </table:table-cell>
          <table:table-cell table:formula="of:=STDEV([.H69:.N69])" office:value-type="float" office:value="88.2623254579104" calcext:value-type="float">
            <text:p>88.26</text:p>
          </table:table-cell>
          <table:table-cell table:formula="of:=[.P69]/SQRT(5)" office:value-type="float" office:value="39.4721119152196" calcext:value-type="float">
            <text:p>39.47</text:p>
          </table:table-cell>
          <table:table-cell table:formula="of:=[.O69]+[.P69]" office:value-type="float" office:value="199.976611172196" calcext:value-type="float">
            <text:p>199.976611172196</text:p>
          </table:table-cell>
          <table:table-cell table:formula="of:=[.O69]-[.P69]" office:value-type="float" office:value="23.4519602563753" calcext:value-type="float">
            <text:p>23.4519602563753</text:p>
          </table:table-cell>
          <table:table-cell table:formula="of:=[.R69]-[.S69]" office:value-type="float" office:value="176.524650915821" calcext:value-type="float">
            <text:p>176.524650915821</text:p>
          </table:table-cell>
          <table:table-cell table:formula="of:=[.O69]+[.Q69]" office:value-type="float" office:value="151.186397629505" calcext:value-type="float">
            <text:p>151.186397629505</text:p>
          </table:table-cell>
          <table:table-cell table:formula="of:=[.O69]-[.Q69]" office:value-type="float" office:value="72.2421737990661" calcext:value-type="float">
            <text:p>72.2421737990661</text:p>
          </table:table-cell>
          <table:table-cell table:formula="of:=[.U69]-[.V69]" office:value-type="float" office:value="78.9442238304391" calcext:value-type="float">
            <text:p>78.9442238304391</text:p>
          </table:table-cell>
        </table:table-row>
        <table:table-row table:style-name="ro1">
          <table:table-cell table:number-columns-repeated="6"/>
          <table:table-cell table:formula="of:=[.G69]+1" office:value-type="float" office:value="69" calcext:value-type="float">
            <text:p>69</text:p>
          </table:table-cell>
          <table:table-cell table:formula="of:=[.H69]+0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68" calcext:value-type="float">
            <text:p>268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N69]+0" office:value-type="float" office:value="250" calcext:value-type="float">
            <text:p>250</text:p>
          </table:table-cell>
          <table:table-cell table:formula="of:=AVERAGE([.H70:.N70])" office:value-type="float" office:value="109.571428571429" calcext:value-type="float">
            <text:p>109.571428571429</text:p>
          </table:table-cell>
          <table:table-cell table:formula="of:=STDEV([.H70:.N70])" office:value-type="float" office:value="111.633115073227" calcext:value-type="float">
            <text:p>111.63</text:p>
          </table:table-cell>
          <table:table-cell table:formula="of:=[.P70]/SQRT(5)" office:value-type="float" office:value="49.9238467687585" calcext:value-type="float">
            <text:p>49.92</text:p>
          </table:table-cell>
          <table:table-cell table:formula="of:=[.O70]+[.P70]" office:value-type="float" office:value="221.204543644656" calcext:value-type="float">
            <text:p>221.204543644656</text:p>
          </table:table-cell>
          <table:table-cell table:formula="of:=[.O70]-[.P70]" office:value-type="float" office:value="-2.06168650179862" calcext:value-type="float">
            <text:p>-2.06168650179862</text:p>
          </table:table-cell>
          <table:table-cell table:formula="of:=[.R70]-[.S70]" office:value-type="float" office:value="223.266230146454" calcext:value-type="float">
            <text:p>223.266230146454</text:p>
          </table:table-cell>
          <table:table-cell table:formula="of:=[.O70]+[.Q70]" office:value-type="float" office:value="159.495275340187" calcext:value-type="float">
            <text:p>159.495275340187</text:p>
          </table:table-cell>
          <table:table-cell table:formula="of:=[.O70]-[.Q70]" office:value-type="float" office:value="59.6475818026701" calcext:value-type="float">
            <text:p>59.6475818026701</text:p>
          </table:table-cell>
          <table:table-cell table:formula="of:=[.U70]-[.V70]" office:value-type="float" office:value="99.847693537517" calcext:value-type="float">
            <text:p>99.847693537517</text:p>
          </table:table-cell>
        </table:table-row>
        <table:table-row table:style-name="ro1">
          <table:table-cell table:number-columns-repeated="6"/>
          <table:table-cell table:formula="of:=[.G70]+1" office:value-type="float" office:value="70" calcext:value-type="float">
            <text:p>70</text:p>
          </table:table-cell>
          <table:table-cell table:formula="of:=[.H70]+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[.N70]+0" office:value-type="float" office:value="250" calcext:value-type="float">
            <text:p>250</text:p>
          </table:table-cell>
          <table:table-cell table:formula="of:=AVERAGE([.H71:.N71])" office:value-type="float" office:value="69.2857142857143" calcext:value-type="float">
            <text:p>69.2857142857143</text:p>
          </table:table-cell>
          <table:table-cell table:formula="of:=STDEV([.H71:.N71])" office:value-type="float" office:value="82.0156779437409" calcext:value-type="float">
            <text:p>82.02</text:p>
          </table:table-cell>
          <table:table-cell table:formula="of:=[.P71]/SQRT(5)" office:value-type="float" office:value="36.678526220587" calcext:value-type="float">
            <text:p>36.68</text:p>
          </table:table-cell>
          <table:table-cell table:formula="of:=[.O71]+[.P71]" office:value-type="float" office:value="151.301392229455" calcext:value-type="float">
            <text:p>151.301392229455</text:p>
          </table:table-cell>
          <table:table-cell table:formula="of:=[.O71]-[.P71]" office:value-type="float" office:value="-12.7299636580266" calcext:value-type="float">
            <text:p>-12.7299636580266</text:p>
          </table:table-cell>
          <table:table-cell table:formula="of:=[.R71]-[.S71]" office:value-type="float" office:value="164.031355887482" calcext:value-type="float">
            <text:p>164.031355887482</text:p>
          </table:table-cell>
          <table:table-cell table:formula="of:=[.O71]+[.Q71]" office:value-type="float" office:value="105.964240506301" calcext:value-type="float">
            <text:p>105.964240506301</text:p>
          </table:table-cell>
          <table:table-cell table:formula="of:=[.O71]-[.Q71]" office:value-type="float" office:value="32.6071880651273" calcext:value-type="float">
            <text:p>32.6071880651273</text:p>
          </table:table-cell>
          <table:table-cell table:formula="of:=[.U71]-[.V71]" office:value-type="float" office:value="73.3570524411739" calcext:value-type="float">
            <text:p>73.3570524411739</text:p>
          </table:table-cell>
        </table:table-row>
        <table:table-row table:style-name="ro1">
          <table:table-cell table:number-columns-repeated="6"/>
          <table:table-cell table:formula="of:=[.G71]+1" office:value-type="float" office:value="71" calcext:value-type="float">
            <text:p>71</text:p>
          </table:table-cell>
          <table:table-cell table:formula="of:=[.H71]+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formula="of:=[.N71]+0" office:value-type="float" office:value="250" calcext:value-type="float">
            <text:p>250</text:p>
          </table:table-cell>
          <table:table-cell table:formula="of:=AVERAGE([.H72:.N72])" office:value-type="float" office:value="88.2857142857143" calcext:value-type="float">
            <text:p>88.2857142857143</text:p>
          </table:table-cell>
          <table:table-cell table:formula="of:=STDEV([.H72:.N72])" office:value-type="float" office:value="81.5857714018694" calcext:value-type="float">
            <text:p>81.59</text:p>
          </table:table-cell>
          <table:table-cell table:formula="of:=[.P72]/SQRT(5)" office:value-type="float" office:value="36.4862661702677" calcext:value-type="float">
            <text:p>36.49</text:p>
          </table:table-cell>
          <table:table-cell table:formula="of:=[.O72]+[.P72]" office:value-type="float" office:value="169.871485687584" calcext:value-type="float">
            <text:p>169.871485687584</text:p>
          </table:table-cell>
          <table:table-cell table:formula="of:=[.O72]-[.P72]" office:value-type="float" office:value="6.69994288384486" calcext:value-type="float">
            <text:p>6.69994288384486</text:p>
          </table:table-cell>
          <table:table-cell table:formula="of:=[.R72]-[.S72]" office:value-type="float" office:value="163.171542803739" calcext:value-type="float">
            <text:p>163.171542803739</text:p>
          </table:table-cell>
          <table:table-cell table:formula="of:=[.O72]+[.Q72]" office:value-type="float" office:value="124.771980455982" calcext:value-type="float">
            <text:p>124.771980455982</text:p>
          </table:table-cell>
          <table:table-cell table:formula="of:=[.O72]-[.Q72]" office:value-type="float" office:value="51.7994481154466" calcext:value-type="float">
            <text:p>51.7994481154466</text:p>
          </table:table-cell>
          <table:table-cell table:formula="of:=[.U72]-[.V72]" office:value-type="float" office:value="72.9725323405354" calcext:value-type="float">
            <text:p>72.9725323405354</text:p>
          </table:table-cell>
        </table:table-row>
        <table:table-row table:style-name="ro1">
          <table:table-cell table:number-columns-repeated="6"/>
          <table:table-cell table:formula="of:=[.G72]+1" office:value-type="float" office:value="72" calcext:value-type="float">
            <text:p>72</text:p>
          </table:table-cell>
          <table:table-cell table:formula="of:=[.H72]+0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  <table:table-cell office:value-type="float" office:value="221" calcext:value-type="float">
            <text:p>221</text:p>
          </table:table-cell>
          <table:table-cell office:value-type="float" office:value="235" calcext:value-type="float">
            <text:p>235</text:p>
          </table:table-cell>
          <table:table-cell table:formula="of:=[.N72]+0" office:value-type="float" office:value="250" calcext:value-type="float">
            <text:p>250</text:p>
          </table:table-cell>
          <table:table-cell table:formula="of:=AVERAGE([.H73:.N73])" office:value-type="float" office:value="142.428571428571" calcext:value-type="float">
            <text:p>142.428571428571</text:p>
          </table:table-cell>
          <table:table-cell table:formula="of:=STDEV([.H73:.N73])" office:value-type="float" office:value="94.8417227856621" calcext:value-type="float">
            <text:p>94.84</text:p>
          </table:table-cell>
          <table:table-cell table:formula="of:=[.P73]/SQRT(5)" office:value-type="float" office:value="42.4145078503863" calcext:value-type="float">
            <text:p>42.41</text:p>
          </table:table-cell>
          <table:table-cell table:formula="of:=[.O73]+[.P73]" office:value-type="float" office:value="237.270294214234" calcext:value-type="float">
            <text:p>237.270294214234</text:p>
          </table:table-cell>
          <table:table-cell table:formula="of:=[.O73]-[.P73]" office:value-type="float" office:value="47.5868486429093" calcext:value-type="float">
            <text:p>47.5868486429093</text:p>
          </table:table-cell>
          <table:table-cell table:formula="of:=[.R73]-[.S73]" office:value-type="float" office:value="189.683445571324" calcext:value-type="float">
            <text:p>189.683445571324</text:p>
          </table:table-cell>
          <table:table-cell table:formula="of:=[.O73]+[.Q73]" office:value-type="float" office:value="184.843079278958" calcext:value-type="float">
            <text:p>184.843079278958</text:p>
          </table:table-cell>
          <table:table-cell table:formula="of:=[.O73]-[.Q73]" office:value-type="float" office:value="100.014063578185" calcext:value-type="float">
            <text:p>100.014063578185</text:p>
          </table:table-cell>
          <table:table-cell table:formula="of:=[.U73]-[.V73]" office:value-type="float" office:value="84.8290157007725" calcext:value-type="float">
            <text:p>84.8290157007725</text:p>
          </table:table-cell>
        </table:table-row>
        <table:table-row table:style-name="ro1">
          <table:table-cell table:number-columns-repeated="6"/>
          <table:table-cell table:formula="of:=[.G73]+1" office:value-type="float" office:value="73" calcext:value-type="float">
            <text:p>73</text:p>
          </table:table-cell>
          <table:table-cell table:formula="of:=[.H73]+0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[.N73]+0" office:value-type="float" office:value="250" calcext:value-type="float">
            <text:p>250</text:p>
          </table:table-cell>
          <table:table-cell table:formula="of:=AVERAGE([.H74:.N74])" office:value-type="float" office:value="108.571428571429" calcext:value-type="float">
            <text:p>108.571428571429</text:p>
          </table:table-cell>
          <table:table-cell table:formula="of:=STDEV([.H74:.N74])" office:value-type="float" office:value="98.1221299246627" calcext:value-type="float">
            <text:p>98.12</text:p>
          </table:table-cell>
          <table:table-cell table:formula="of:=[.P74]/SQRT(5)" office:value-type="float" office:value="43.8815505217224" calcext:value-type="float">
            <text:p>43.88</text:p>
          </table:table-cell>
          <table:table-cell table:formula="of:=[.O74]+[.P74]" office:value-type="float" office:value="206.693558496091" calcext:value-type="float">
            <text:p>206.693558496091</text:p>
          </table:table-cell>
          <table:table-cell table:formula="of:=[.O74]-[.P74]" office:value-type="float" office:value="10.4492986467659" calcext:value-type="float">
            <text:p>10.4492986467659</text:p>
          </table:table-cell>
          <table:table-cell table:formula="of:=[.R74]-[.S74]" office:value-type="float" office:value="196.244259849325" calcext:value-type="float">
            <text:p>196.244259849325</text:p>
          </table:table-cell>
          <table:table-cell table:formula="of:=[.O74]+[.Q74]" office:value-type="float" office:value="152.452979093151" calcext:value-type="float">
            <text:p>152.452979093151</text:p>
          </table:table-cell>
          <table:table-cell table:formula="of:=[.O74]-[.Q74]" office:value-type="float" office:value="64.6898780497062" calcext:value-type="float">
            <text:p>64.6898780497062</text:p>
          </table:table-cell>
          <table:table-cell table:formula="of:=[.U74]-[.V74]" office:value-type="float" office:value="87.7631010434448" calcext:value-type="float">
            <text:p>87.7631010434448</text:p>
          </table:table-cell>
        </table:table-row>
        <table:table-row table:style-name="ro1">
          <table:table-cell table:number-columns-repeated="6"/>
          <table:table-cell table:formula="of:=[.G74]+1" office:value-type="float" office:value="74" calcext:value-type="float">
            <text:p>74</text:p>
          </table:table-cell>
          <table:table-cell table:formula="of:=[.H74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table:formula="of:=[.N74]+0" office:value-type="float" office:value="250" calcext:value-type="float">
            <text:p>250</text:p>
          </table:table-cell>
          <table:table-cell table:formula="of:=AVERAGE([.H75:.N75])" office:value-type="float" office:value="89.5714285714286" calcext:value-type="float">
            <text:p>89.5714285714286</text:p>
          </table:table-cell>
          <table:table-cell table:formula="of:=STDEV([.H75:.N75])" office:value-type="float" office:value="77.1467371158304" calcext:value-type="float">
            <text:p>77.15</text:p>
          </table:table-cell>
          <table:table-cell table:formula="of:=[.P75]/SQRT(5)" office:value-type="float" office:value="34.5010696866606" calcext:value-type="float">
            <text:p>34.50</text:p>
          </table:table-cell>
          <table:table-cell table:formula="of:=[.O75]+[.P75]" office:value-type="float" office:value="166.718165687259" calcext:value-type="float">
            <text:p>166.718165687259</text:p>
          </table:table-cell>
          <table:table-cell table:formula="of:=[.O75]-[.P75]" office:value-type="float" office:value="12.4246914555981" calcext:value-type="float">
            <text:p>12.4246914555981</text:p>
          </table:table-cell>
          <table:table-cell table:formula="of:=[.R75]-[.S75]" office:value-type="float" office:value="154.293474231661" calcext:value-type="float">
            <text:p>154.293474231661</text:p>
          </table:table-cell>
          <table:table-cell table:formula="of:=[.O75]+[.Q75]" office:value-type="float" office:value="124.072498258089" calcext:value-type="float">
            <text:p>124.072498258089</text:p>
          </table:table-cell>
          <table:table-cell table:formula="of:=[.O75]-[.Q75]" office:value-type="float" office:value="55.070358884768" calcext:value-type="float">
            <text:p>55.070358884768</text:p>
          </table:table-cell>
          <table:table-cell table:formula="of:=[.U75]-[.V75]" office:value-type="float" office:value="69.0021393733212" calcext:value-type="float">
            <text:p>69.0021393733212</text:p>
          </table:table-cell>
        </table:table-row>
        <table:table-row table:style-name="ro1">
          <table:table-cell table:number-columns-repeated="6"/>
          <table:table-cell table:formula="of:=[.G75]+1" office:value-type="float" office:value="75" calcext:value-type="float">
            <text:p>75</text:p>
          </table:table-cell>
          <table:table-cell table:formula="of:=[.H75]+0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table:formula="of:=[.N75]+0" office:value-type="float" office:value="250" calcext:value-type="float">
            <text:p>250</text:p>
          </table:table-cell>
          <table:table-cell table:formula="of:=AVERAGE([.H76:.N76])" office:value-type="float" office:value="90.4285714285714" calcext:value-type="float">
            <text:p>90.4285714285714</text:p>
          </table:table-cell>
          <table:table-cell table:formula="of:=STDEV([.H76:.N76])" office:value-type="float" office:value="85.4436600785514" calcext:value-type="float">
            <text:p>85.44</text:p>
          </table:table-cell>
          <table:table-cell table:formula="of:=[.P76]/SQRT(5)" office:value-type="float" office:value="38.2115664364052" calcext:value-type="float">
            <text:p>38.21</text:p>
          </table:table-cell>
          <table:table-cell table:formula="of:=[.O76]+[.P76]" office:value-type="float" office:value="175.872231507123" calcext:value-type="float">
            <text:p>175.872231507123</text:p>
          </table:table-cell>
          <table:table-cell table:formula="of:=[.O76]-[.P76]" office:value-type="float" office:value="4.98491135001999" calcext:value-type="float">
            <text:p>4.98491135001999</text:p>
          </table:table-cell>
          <table:table-cell table:formula="of:=[.R76]-[.S76]" office:value-type="float" office:value="170.887320157103" calcext:value-type="float">
            <text:p>170.887320157103</text:p>
          </table:table-cell>
          <table:table-cell table:formula="of:=[.O76]+[.Q76]" office:value-type="float" office:value="128.640137864977" calcext:value-type="float">
            <text:p>128.640137864977</text:p>
          </table:table-cell>
          <table:table-cell table:formula="of:=[.O76]-[.Q76]" office:value-type="float" office:value="52.2170049921662" calcext:value-type="float">
            <text:p>52.2170049921662</text:p>
          </table:table-cell>
          <table:table-cell table:formula="of:=[.U76]-[.V76]" office:value-type="float" office:value="76.4231328728104" calcext:value-type="float">
            <text:p>76.4231328728104</text:p>
          </table:table-cell>
        </table:table-row>
        <table:table-row table:style-name="ro1">
          <table:table-cell table:number-columns-repeated="6"/>
          <table:table-cell table:formula="of:=[.G76]+1" office:value-type="float" office:value="76" calcext:value-type="float">
            <text:p>76</text:p>
          </table:table-cell>
          <table:table-cell table:formula="of:=[.H76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[.N76]+0" office:value-type="float" office:value="250" calcext:value-type="float">
            <text:p>250</text:p>
          </table:table-cell>
          <table:table-cell table:formula="of:=AVERAGE([.H77:.N77])" office:value-type="float" office:value="80.1428571428571" calcext:value-type="float">
            <text:p>80.1428571428571</text:p>
          </table:table-cell>
          <table:table-cell table:formula="of:=STDEV([.H77:.N77])" office:value-type="float" office:value="82.3456709475946" calcext:value-type="float">
            <text:p>82.35</text:p>
          </table:table-cell>
          <table:table-cell table:formula="of:=[.P77]/SQRT(5)" office:value-type="float" office:value="36.8261035783302" calcext:value-type="float">
            <text:p>36.83</text:p>
          </table:table-cell>
          <table:table-cell table:formula="of:=[.O77]+[.P77]" office:value-type="float" office:value="162.488528090452" calcext:value-type="float">
            <text:p>162.488528090452</text:p>
          </table:table-cell>
          <table:table-cell table:formula="of:=[.O77]-[.P77]" office:value-type="float" office:value="-2.20281380473745" calcext:value-type="float">
            <text:p>-2.20281380473745</text:p>
          </table:table-cell>
          <table:table-cell table:formula="of:=[.R77]-[.S77]" office:value-type="float" office:value="164.691341895189" calcext:value-type="float">
            <text:p>164.691341895189</text:p>
          </table:table-cell>
          <table:table-cell table:formula="of:=[.O77]+[.Q77]" office:value-type="float" office:value="116.968960721187" calcext:value-type="float">
            <text:p>116.968960721187</text:p>
          </table:table-cell>
          <table:table-cell table:formula="of:=[.O77]-[.Q77]" office:value-type="float" office:value="43.3167535645269" calcext:value-type="float">
            <text:p>43.3167535645269</text:p>
          </table:table-cell>
          <table:table-cell table:formula="of:=[.U77]-[.V77]" office:value-type="float" office:value="73.6522071566604" calcext:value-type="float">
            <text:p>73.6522071566604</text:p>
          </table:table-cell>
        </table:table-row>
        <table:table-row table:style-name="ro1">
          <table:table-cell table:number-columns-repeated="6"/>
          <table:table-cell table:formula="of:=[.G77]+1" office:value-type="float" office:value="77" calcext:value-type="float">
            <text:p>77</text:p>
          </table:table-cell>
          <table:table-cell table:formula="of:=[.H77]+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table:formula="of:=[.N77]+0" office:value-type="float" office:value="250" calcext:value-type="float">
            <text:p>250</text:p>
          </table:table-cell>
          <table:table-cell table:formula="of:=AVERAGE([.H78:.N78])" office:value-type="float" office:value="104" calcext:value-type="float">
            <text:p>104</text:p>
          </table:table-cell>
          <table:table-cell table:formula="of:=STDEV([.H78:.N78])" office:value-type="float" office:value="85.1371442634373" calcext:value-type="float">
            <text:p>85.14</text:p>
          </table:table-cell>
          <table:table-cell table:formula="of:=[.P78]/SQRT(5)" office:value-type="float" office:value="38.0744883966504" calcext:value-type="float">
            <text:p>38.07</text:p>
          </table:table-cell>
          <table:table-cell table:formula="of:=[.O78]+[.P78]" office:value-type="float" office:value="189.137144263437" calcext:value-type="float">
            <text:p>189.137144263437</text:p>
          </table:table-cell>
          <table:table-cell table:formula="of:=[.O78]-[.P78]" office:value-type="float" office:value="18.8628557365627" calcext:value-type="float">
            <text:p>18.8628557365627</text:p>
          </table:table-cell>
          <table:table-cell table:formula="of:=[.R78]-[.S78]" office:value-type="float" office:value="170.274288526875" calcext:value-type="float">
            <text:p>170.274288526875</text:p>
          </table:table-cell>
          <table:table-cell table:formula="of:=[.O78]+[.Q78]" office:value-type="float" office:value="142.07448839665" calcext:value-type="float">
            <text:p>142.07448839665</text:p>
          </table:table-cell>
          <table:table-cell table:formula="of:=[.O78]-[.Q78]" office:value-type="float" office:value="65.9255116033496" calcext:value-type="float">
            <text:p>65.9255116033496</text:p>
          </table:table-cell>
          <table:table-cell table:formula="of:=[.U78]-[.V78]" office:value-type="float" office:value="76.1489767933008" calcext:value-type="float">
            <text:p>76.1489767933008</text:p>
          </table:table-cell>
        </table:table-row>
        <table:table-row table:style-name="ro1">
          <table:table-cell table:number-columns-repeated="6"/>
          <table:table-cell table:formula="of:=[.G78]+1" office:value-type="float" office:value="78" calcext:value-type="float">
            <text:p>78</text:p>
          </table:table-cell>
          <table:table-cell table:formula="of:=[.H78]+0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table:formula="of:=[.N78]+0" office:value-type="float" office:value="250" calcext:value-type="float">
            <text:p>250</text:p>
          </table:table-cell>
          <table:table-cell table:formula="of:=AVERAGE([.H79:.N79])" office:value-type="float" office:value="117.428571428571" calcext:value-type="float">
            <text:p>117.428571428571</text:p>
          </table:table-cell>
          <table:table-cell table:formula="of:=STDEV([.H79:.N79])" office:value-type="float" office:value="75.2636635277545" calcext:value-type="float">
            <text:p>75.26</text:p>
          </table:table-cell>
          <table:table-cell table:formula="of:=[.P79]/SQRT(5)" office:value-type="float" office:value="33.6589335767461" calcext:value-type="float">
            <text:p>33.66</text:p>
          </table:table-cell>
          <table:table-cell table:formula="of:=[.O79]+[.P79]" office:value-type="float" office:value="192.692234956326" calcext:value-type="float">
            <text:p>192.692234956326</text:p>
          </table:table-cell>
          <table:table-cell table:formula="of:=[.O79]-[.P79]" office:value-type="float" office:value="42.1649079008169" calcext:value-type="float">
            <text:p>42.1649079008169</text:p>
          </table:table-cell>
          <table:table-cell table:formula="of:=[.R79]-[.S79]" office:value-type="float" office:value="150.527327055509" calcext:value-type="float">
            <text:p>150.527327055509</text:p>
          </table:table-cell>
          <table:table-cell table:formula="of:=[.O79]+[.Q79]" office:value-type="float" office:value="151.087505005318" calcext:value-type="float">
            <text:p>151.087505005318</text:p>
          </table:table-cell>
          <table:table-cell table:formula="of:=[.O79]-[.Q79]" office:value-type="float" office:value="83.7696378518253" calcext:value-type="float">
            <text:p>83.7696378518253</text:p>
          </table:table-cell>
          <table:table-cell table:formula="of:=[.U79]-[.V79]" office:value-type="float" office:value="67.3178671534923" calcext:value-type="float">
            <text:p>67.3178671534923</text:p>
          </table:table-cell>
        </table:table-row>
        <table:table-row table:style-name="ro1">
          <table:table-cell table:number-columns-repeated="6"/>
          <table:table-cell table:formula="of:=[.G79]+1" office:value-type="float" office:value="79" calcext:value-type="float">
            <text:p>79</text:p>
          </table:table-cell>
          <table:table-cell table:formula="of:=[.H79]+0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table:formula="of:=[.N79]+0" office:value-type="float" office:value="250" calcext:value-type="float">
            <text:p>250</text:p>
          </table:table-cell>
          <table:table-cell table:formula="of:=AVERAGE([.H80:.N80])" office:value-type="float" office:value="109.142857142857" calcext:value-type="float">
            <text:p>109.142857142857</text:p>
          </table:table-cell>
          <table:table-cell table:formula="of:=STDEV([.H80:.N80])" office:value-type="float" office:value="80.8608446064978" calcext:value-type="float">
            <text:p>80.86</text:p>
          </table:table-cell>
          <table:table-cell table:formula="of:=[.P80]/SQRT(5)" office:value-type="float" office:value="36.1620690516353" calcext:value-type="float">
            <text:p>36.16</text:p>
          </table:table-cell>
          <table:table-cell table:formula="of:=[.O80]+[.P80]" office:value-type="float" office:value="190.003701749355" calcext:value-type="float">
            <text:p>190.003701749355</text:p>
          </table:table-cell>
          <table:table-cell table:formula="of:=[.O80]-[.P80]" office:value-type="float" office:value="28.2820125363593" calcext:value-type="float">
            <text:p>28.2820125363593</text:p>
          </table:table-cell>
          <table:table-cell table:formula="of:=[.R80]-[.S80]" office:value-type="float" office:value="161.721689212996" calcext:value-type="float">
            <text:p>161.721689212996</text:p>
          </table:table-cell>
          <table:table-cell table:formula="of:=[.O80]+[.Q80]" office:value-type="float" office:value="145.304926194492" calcext:value-type="float">
            <text:p>145.304926194492</text:p>
          </table:table-cell>
          <table:table-cell table:formula="of:=[.O80]-[.Q80]" office:value-type="float" office:value="72.9807880912219" calcext:value-type="float">
            <text:p>72.9807880912219</text:p>
          </table:table-cell>
          <table:table-cell table:formula="of:=[.U80]-[.V80]" office:value-type="float" office:value="72.3241381032706" calcext:value-type="float">
            <text:p>72.3241381032706</text:p>
          </table:table-cell>
        </table:table-row>
        <table:table-row table:style-name="ro1">
          <table:table-cell table:number-columns-repeated="6"/>
          <table:table-cell table:formula="of:=[.G80]+1" office:value-type="float" office:value="80" calcext:value-type="float">
            <text:p>80</text:p>
          </table:table-cell>
          <table:table-cell table:formula="of:=[.H80]+0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[.N80]+0" office:value-type="float" office:value="250" calcext:value-type="float">
            <text:p>250</text:p>
          </table:table-cell>
          <table:table-cell table:formula="of:=AVERAGE([.H81:.N81])" office:value-type="float" office:value="84.1428571428571" calcext:value-type="float">
            <text:p>84.1428571428571</text:p>
          </table:table-cell>
          <table:table-cell table:formula="of:=STDEV([.H81:.N81])" office:value-type="float" office:value="83.5033503747576" calcext:value-type="float">
            <text:p>83.50</text:p>
          </table:table-cell>
          <table:table-cell table:formula="of:=[.P81]/SQRT(5)" office:value-type="float" office:value="37.3438335573881" calcext:value-type="float">
            <text:p>37.34</text:p>
          </table:table-cell>
          <table:table-cell table:formula="of:=[.O81]+[.P81]" office:value-type="float" office:value="167.646207517615" calcext:value-type="float">
            <text:p>167.646207517615</text:p>
          </table:table-cell>
          <table:table-cell table:formula="of:=[.O81]-[.P81]" office:value-type="float" office:value="0.639506768099579" calcext:value-type="float">
            <text:p>0.639506768099579</text:p>
          </table:table-cell>
          <table:table-cell table:formula="of:=[.R81]-[.S81]" office:value-type="float" office:value="167.006700749515" calcext:value-type="float">
            <text:p>167.006700749515</text:p>
          </table:table-cell>
          <table:table-cell table:formula="of:=[.O81]+[.Q81]" office:value-type="float" office:value="121.486690700245" calcext:value-type="float">
            <text:p>121.486690700245</text:p>
          </table:table-cell>
          <table:table-cell table:formula="of:=[.O81]-[.Q81]" office:value-type="float" office:value="46.7990235854691" calcext:value-type="float">
            <text:p>46.7990235854691</text:p>
          </table:table-cell>
          <table:table-cell table:formula="of:=[.U81]-[.V81]" office:value-type="float" office:value="74.6876671147762" calcext:value-type="float">
            <text:p>74.6876671147762</text:p>
          </table:table-cell>
        </table:table-row>
        <table:table-row table:style-name="ro1">
          <table:table-cell table:number-columns-repeated="6"/>
          <table:table-cell table:formula="of:=[.G81]+1" office:value-type="float" office:value="81" calcext:value-type="float">
            <text:p>81</text:p>
          </table:table-cell>
          <table:table-cell table:formula="of:=[.H81]+0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formula="of:=[.N81]+0" office:value-type="float" office:value="250" calcext:value-type="float">
            <text:p>250</text:p>
          </table:table-cell>
          <table:table-cell table:formula="of:=AVERAGE([.H82:.N82])" office:value-type="float" office:value="81.5714285714286" calcext:value-type="float">
            <text:p>81.5714285714286</text:p>
          </table:table-cell>
          <table:table-cell table:formula="of:=STDEV([.H82:.N82])" office:value-type="float" office:value="81.1353953644917" calcext:value-type="float">
            <text:p>81.14</text:p>
          </table:table-cell>
          <table:table-cell table:formula="of:=[.P82]/SQRT(5)" office:value-type="float" office:value="36.2848518832649" calcext:value-type="float">
            <text:p>36.28</text:p>
          </table:table-cell>
          <table:table-cell table:formula="of:=[.O82]+[.P82]" office:value-type="float" office:value="162.70682393592" calcext:value-type="float">
            <text:p>162.70682393592</text:p>
          </table:table-cell>
          <table:table-cell table:formula="of:=[.O82]-[.P82]" office:value-type="float" office:value="0.43603320693687" calcext:value-type="float">
            <text:p>0.43603320693687</text:p>
          </table:table-cell>
          <table:table-cell table:formula="of:=[.R82]-[.S82]" office:value-type="float" office:value="162.270790728983" calcext:value-type="float">
            <text:p>162.270790728983</text:p>
          </table:table-cell>
          <table:table-cell table:formula="of:=[.O82]+[.Q82]" office:value-type="float" office:value="117.856280454694" calcext:value-type="float">
            <text:p>117.856280454694</text:p>
          </table:table-cell>
          <table:table-cell table:formula="of:=[.O82]-[.Q82]" office:value-type="float" office:value="45.2865766881636" calcext:value-type="float">
            <text:p>45.2865766881636</text:p>
          </table:table-cell>
          <table:table-cell table:formula="of:=[.U82]-[.V82]" office:value-type="float" office:value="72.5697037665299" calcext:value-type="float">
            <text:p>72.5697037665299</text:p>
          </table:table-cell>
        </table:table-row>
        <table:table-row table:style-name="ro1">
          <table:table-cell table:number-columns-repeated="6"/>
          <table:table-cell table:formula="of:=[.G82]+1" office:value-type="float" office:value="82" calcext:value-type="float">
            <text:p>82</text:p>
          </table:table-cell>
          <table:table-cell table:formula="of:=[.H82]+0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formula="of:=[.N82]+0" office:value-type="float" office:value="250" calcext:value-type="float">
            <text:p>250</text:p>
          </table:table-cell>
          <table:table-cell table:formula="of:=AVERAGE([.H83:.N83])" office:value-type="float" office:value="91.7142857142857" calcext:value-type="float">
            <text:p>91.7142857142857</text:p>
          </table:table-cell>
          <table:table-cell table:formula="of:=STDEV([.H83:.N83])" office:value-type="float" office:value="87.8705758217055" calcext:value-type="float">
            <text:p>87.87</text:p>
          </table:table-cell>
          <table:table-cell table:formula="of:=[.P83]/SQRT(5)" office:value-type="float" office:value="39.2969161518766" calcext:value-type="float">
            <text:p>39.30</text:p>
          </table:table-cell>
          <table:table-cell table:formula="of:=[.O83]+[.P83]" office:value-type="float" office:value="179.584861535991" calcext:value-type="float">
            <text:p>179.584861535991</text:p>
          </table:table-cell>
          <table:table-cell table:formula="of:=[.O83]-[.P83]" office:value-type="float" office:value="3.84370989258021" calcext:value-type="float">
            <text:p>3.84370989258021</text:p>
          </table:table-cell>
          <table:table-cell table:formula="of:=[.R83]-[.S83]" office:value-type="float" office:value="175.741151643411" calcext:value-type="float">
            <text:p>175.741151643411</text:p>
          </table:table-cell>
          <table:table-cell table:formula="of:=[.O83]+[.Q83]" office:value-type="float" office:value="131.011201866162" calcext:value-type="float">
            <text:p>131.011201866162</text:p>
          </table:table-cell>
          <table:table-cell table:formula="of:=[.O83]-[.Q83]" office:value-type="float" office:value="52.4173695624091" calcext:value-type="float">
            <text:p>52.4173695624091</text:p>
          </table:table-cell>
          <table:table-cell table:formula="of:=[.U83]-[.V83]" office:value-type="float" office:value="78.5938323037532" calcext:value-type="float">
            <text:p>78.5938323037532</text:p>
          </table:table-cell>
        </table:table-row>
        <table:table-row table:style-name="ro1">
          <table:table-cell table:number-columns-repeated="6"/>
          <table:table-cell table:formula="of:=[.G83]+1" office:value-type="float" office:value="83" calcext:value-type="float">
            <text:p>83</text:p>
          </table:table-cell>
          <table:table-cell table:formula="of:=[.H83]+0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table:formula="of:=[.N83]+0" office:value-type="float" office:value="250" calcext:value-type="float">
            <text:p>250</text:p>
          </table:table-cell>
          <table:table-cell table:formula="of:=AVERAGE([.H84:.N84])" office:value-type="float" office:value="179.285714285714" calcext:value-type="float">
            <text:p>179.285714285714</text:p>
          </table:table-cell>
          <table:table-cell table:formula="of:=STDEV([.H84:.N84])" office:value-type="float" office:value="97.8020352305518" calcext:value-type="float">
            <text:p>97.80</text:p>
          </table:table-cell>
          <table:table-cell table:formula="of:=[.P84]/SQRT(5)" office:value-type="float" office:value="43.7383998226686" calcext:value-type="float">
            <text:p>43.74</text:p>
          </table:table-cell>
          <table:table-cell table:formula="of:=[.O84]+[.P84]" office:value-type="float" office:value="277.087749516266" calcext:value-type="float">
            <text:p>277.087749516266</text:p>
          </table:table-cell>
          <table:table-cell table:formula="of:=[.O84]-[.P84]" office:value-type="float" office:value="81.4836790551625" calcext:value-type="float">
            <text:p>81.4836790551625</text:p>
          </table:table-cell>
          <table:table-cell table:formula="of:=[.R84]-[.S84]" office:value-type="float" office:value="195.604070461104" calcext:value-type="float">
            <text:p>195.604070461104</text:p>
          </table:table-cell>
          <table:table-cell table:formula="of:=[.O84]+[.Q84]" office:value-type="float" office:value="223.024114108383" calcext:value-type="float">
            <text:p>223.024114108383</text:p>
          </table:table-cell>
          <table:table-cell table:formula="of:=[.O84]-[.Q84]" office:value-type="float" office:value="135.547314463046" calcext:value-type="float">
            <text:p>135.547314463046</text:p>
          </table:table-cell>
          <table:table-cell table:formula="of:=[.U84]-[.V84]" office:value-type="float" office:value="87.4767996453372" calcext:value-type="float">
            <text:p>87.4767996453372</text:p>
          </table:table-cell>
        </table:table-row>
        <table:table-row table:style-name="ro1">
          <table:table-cell table:number-columns-repeated="6"/>
          <table:table-cell table:formula="of:=[.G84]+1" office:value-type="float" office:value="84" calcext:value-type="float">
            <text:p>84</text:p>
          </table:table-cell>
          <table:table-cell table:formula="of:=[.H84]+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table:formula="of:=[.N84]+0" office:value-type="float" office:value="250" calcext:value-type="float">
            <text:p>250</text:p>
          </table:table-cell>
          <table:table-cell table:formula="of:=AVERAGE([.H85:.N85])" office:value-type="float" office:value="80" calcext:value-type="float">
            <text:p>80</text:p>
          </table:table-cell>
          <table:table-cell table:formula="of:=STDEV([.H85:.N85])" office:value-type="float" office:value="79.1054149010462" calcext:value-type="float">
            <text:p>79.11</text:p>
          </table:table-cell>
          <table:table-cell table:formula="of:=[.P85]/SQRT(5)" office:value-type="float" office:value="35.3770170214128" calcext:value-type="float">
            <text:p>35.38</text:p>
          </table:table-cell>
          <table:table-cell table:formula="of:=[.O85]+[.P85]" office:value-type="float" office:value="159.105414901046" calcext:value-type="float">
            <text:p>159.105414901046</text:p>
          </table:table-cell>
          <table:table-cell table:formula="of:=[.O85]-[.P85]" office:value-type="float" office:value="0.894585098953769" calcext:value-type="float">
            <text:p>0.894585098953769</text:p>
          </table:table-cell>
          <table:table-cell table:formula="of:=[.R85]-[.S85]" office:value-type="float" office:value="158.210829802092" calcext:value-type="float">
            <text:p>158.210829802092</text:p>
          </table:table-cell>
          <table:table-cell table:formula="of:=[.O85]+[.Q85]" office:value-type="float" office:value="115.377017021413" calcext:value-type="float">
            <text:p>115.377017021413</text:p>
          </table:table-cell>
          <table:table-cell table:formula="of:=[.O85]-[.Q85]" office:value-type="float" office:value="44.6229829785872" calcext:value-type="float">
            <text:p>44.6229829785872</text:p>
          </table:table-cell>
          <table:table-cell table:formula="of:=[.U85]-[.V85]" office:value-type="float" office:value="70.7540340428257" calcext:value-type="float">
            <text:p>70.7540340428257</text:p>
          </table:table-cell>
        </table:table-row>
        <table:table-row table:style-name="ro1">
          <table:table-cell table:number-columns-repeated="6"/>
          <table:table-cell table:formula="of:=[.G85]+1" office:value-type="float" office:value="85" calcext:value-type="float">
            <text:p>85</text:p>
          </table:table-cell>
          <table:table-cell table:formula="of:=[.H85]+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office:value-type="float" office:value="130" calcext:value-type="float">
            <text:p>130</text:p>
          </table:table-cell>
          <table:table-cell office:value-type="float" office:value="233" calcext:value-type="float">
            <text:p>233</text:p>
          </table:table-cell>
          <table:table-cell office:value-type="float" office:value="103" calcext:value-type="float">
            <text:p>103</text:p>
          </table:table-cell>
          <table:table-cell table:formula="of:=[.N85]+0" office:value-type="float" office:value="250" calcext:value-type="float">
            <text:p>250</text:p>
          </table:table-cell>
          <table:table-cell table:formula="of:=AVERAGE([.H86:.N86])" office:value-type="float" office:value="151.142857142857" calcext:value-type="float">
            <text:p>151.142857142857</text:p>
          </table:table-cell>
          <table:table-cell table:formula="of:=STDEV([.H86:.N86])" office:value-type="float" office:value="93.9440056122592" calcext:value-type="float">
            <text:p>93.94</text:p>
          </table:table-cell>
          <table:table-cell table:formula="of:=[.P86]/SQRT(5)" office:value-type="float" office:value="42.0130365255267" calcext:value-type="float">
            <text:p>42.01</text:p>
          </table:table-cell>
          <table:table-cell table:formula="of:=[.O86]+[.P86]" office:value-type="float" office:value="245.086862755116" calcext:value-type="float">
            <text:p>245.086862755116</text:p>
          </table:table-cell>
          <table:table-cell table:formula="of:=[.O86]-[.P86]" office:value-type="float" office:value="57.1988515305979" calcext:value-type="float">
            <text:p>57.1988515305979</text:p>
          </table:table-cell>
          <table:table-cell table:formula="of:=[.R86]-[.S86]" office:value-type="float" office:value="187.888011224518" calcext:value-type="float">
            <text:p>187.888011224518</text:p>
          </table:table-cell>
          <table:table-cell table:formula="of:=[.O86]+[.Q86]" office:value-type="float" office:value="193.155893668384" calcext:value-type="float">
            <text:p>193.155893668384</text:p>
          </table:table-cell>
          <table:table-cell table:formula="of:=[.O86]-[.Q86]" office:value-type="float" office:value="109.12982061733" calcext:value-type="float">
            <text:p>109.12982061733</text:p>
          </table:table-cell>
          <table:table-cell table:formula="of:=[.U86]-[.V86]" office:value-type="float" office:value="84.0260730510533" calcext:value-type="float">
            <text:p>84.0260730510533</text:p>
          </table:table-cell>
        </table:table-row>
        <table:table-row table:style-name="ro1">
          <table:table-cell table:number-columns-repeated="6"/>
          <table:table-cell table:formula="of:=[.G86]+1" office:value-type="float" office:value="86" calcext:value-type="float">
            <text:p>86</text:p>
          </table:table-cell>
          <table:table-cell table:formula="of:=[.H86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table:formula="of:=[.N86]+0" office:value-type="float" office:value="250" calcext:value-type="float">
            <text:p>250</text:p>
          </table:table-cell>
          <table:table-cell table:formula="of:=AVERAGE([.H87:.N87])" office:value-type="float" office:value="136.571428571429" calcext:value-type="float">
            <text:p>136.571428571429</text:p>
          </table:table-cell>
          <table:table-cell table:formula="of:=STDEV([.H87:.N87])" office:value-type="float" office:value="97.9725423147682" calcext:value-type="float">
            <text:p>97.97</text:p>
          </table:table-cell>
          <table:table-cell table:formula="of:=[.P87]/SQRT(5)" office:value-type="float" office:value="43.8146529088593" calcext:value-type="float">
            <text:p>43.81</text:p>
          </table:table-cell>
          <table:table-cell table:formula="of:=[.O87]+[.P87]" office:value-type="float" office:value="234.543970886197" calcext:value-type="float">
            <text:p>234.543970886197</text:p>
          </table:table-cell>
          <table:table-cell table:formula="of:=[.O87]-[.P87]" office:value-type="float" office:value="38.5988862566604" calcext:value-type="float">
            <text:p>38.5988862566604</text:p>
          </table:table-cell>
          <table:table-cell table:formula="of:=[.R87]-[.S87]" office:value-type="float" office:value="195.945084629536" calcext:value-type="float">
            <text:p>195.945084629536</text:p>
          </table:table-cell>
          <table:table-cell table:formula="of:=[.O87]+[.Q87]" office:value-type="float" office:value="180.386081480288" calcext:value-type="float">
            <text:p>180.386081480288</text:p>
          </table:table-cell>
          <table:table-cell table:formula="of:=[.O87]-[.Q87]" office:value-type="float" office:value="92.7567756625693" calcext:value-type="float">
            <text:p>92.7567756625693</text:p>
          </table:table-cell>
          <table:table-cell table:formula="of:=[.U87]-[.V87]" office:value-type="float" office:value="87.6293058177185" calcext:value-type="float">
            <text:p>87.6293058177185</text:p>
          </table:table-cell>
        </table:table-row>
        <table:table-row table:style-name="ro1">
          <table:table-cell table:number-columns-repeated="6"/>
          <table:table-cell table:formula="of:=[.G87]+1" office:value-type="float" office:value="87" calcext:value-type="float">
            <text:p>87</text:p>
          </table:table-cell>
          <table:table-cell table:formula="of:=[.H87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formula="of:=[.N87]+0" office:value-type="float" office:value="250" calcext:value-type="float">
            <text:p>250</text:p>
          </table:table-cell>
          <table:table-cell table:formula="of:=AVERAGE([.H88:.N88])" office:value-type="float" office:value="92.4285714285714" calcext:value-type="float">
            <text:p>92.4285714285714</text:p>
          </table:table-cell>
          <table:table-cell table:formula="of:=STDEV([.H88:.N88])" office:value-type="float" office:value="75.9426475327646" calcext:value-type="float">
            <text:p>75.94</text:p>
          </table:table-cell>
          <table:table-cell table:formula="of:=[.P88]/SQRT(5)" office:value-type="float" office:value="33.9625844549137" calcext:value-type="float">
            <text:p>33.96</text:p>
          </table:table-cell>
          <table:table-cell table:formula="of:=[.O88]+[.P88]" office:value-type="float" office:value="168.371218961336" calcext:value-type="float">
            <text:p>168.371218961336</text:p>
          </table:table-cell>
          <table:table-cell table:formula="of:=[.O88]-[.P88]" office:value-type="float" office:value="16.4859238958069" calcext:value-type="float">
            <text:p>16.4859238958069</text:p>
          </table:table-cell>
          <table:table-cell table:formula="of:=[.R88]-[.S88]" office:value-type="float" office:value="151.885295065529" calcext:value-type="float">
            <text:p>151.885295065529</text:p>
          </table:table-cell>
          <table:table-cell table:formula="of:=[.O88]+[.Q88]" office:value-type="float" office:value="126.391155883485" calcext:value-type="float">
            <text:p>126.391155883485</text:p>
          </table:table-cell>
          <table:table-cell table:formula="of:=[.O88]-[.Q88]" office:value-type="float" office:value="58.4659869736578" calcext:value-type="float">
            <text:p>58.4659869736578</text:p>
          </table:table-cell>
          <table:table-cell table:formula="of:=[.U88]-[.V88]" office:value-type="float" office:value="67.9251689098273" calcext:value-type="float">
            <text:p>67.9251689098273</text:p>
          </table:table-cell>
        </table:table-row>
        <table:table-row table:style-name="ro1">
          <table:table-cell table:number-columns-repeated="6"/>
          <table:table-cell table:formula="of:=[.G88]+1" office:value-type="float" office:value="88" calcext:value-type="float">
            <text:p>88</text:p>
          </table:table-cell>
          <table:table-cell table:formula="of:=[.H88]+0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98" calcext:value-type="float">
            <text:p>198</text:p>
          </table:table-cell>
          <table:table-cell office:value-type="float" office:value="157" calcext:value-type="float">
            <text:p>157</text:p>
          </table:table-cell>
          <table:table-cell office:value-type="float" office:value="35" calcext:value-type="float">
            <text:p>35</text:p>
          </table:table-cell>
          <table:table-cell office:value-type="float" office:value="149" calcext:value-type="float">
            <text:p>149</text:p>
          </table:table-cell>
          <table:table-cell table:formula="of:=[.N88]+0" office:value-type="float" office:value="250" calcext:value-type="float">
            <text:p>250</text:p>
          </table:table-cell>
          <table:table-cell table:formula="of:=AVERAGE([.H89:.N89])" office:value-type="float" office:value="122.428571428571" calcext:value-type="float">
            <text:p>122.428571428571</text:p>
          </table:table-cell>
          <table:table-cell table:formula="of:=STDEV([.H89:.N89])" office:value-type="float" office:value="90.8127324825786" calcext:value-type="float">
            <text:p>90.81</text:p>
          </table:table-cell>
          <table:table-cell table:formula="of:=[.P89]/SQRT(5)" office:value-type="float" office:value="40.6126886107098" calcext:value-type="float">
            <text:p>40.61</text:p>
          </table:table-cell>
          <table:table-cell table:formula="of:=[.O89]+[.P89]" office:value-type="float" office:value="213.24130391115" calcext:value-type="float">
            <text:p>213.24130391115</text:p>
          </table:table-cell>
          <table:table-cell table:formula="of:=[.O89]-[.P89]" office:value-type="float" office:value="31.6158389459929" calcext:value-type="float">
            <text:p>31.6158389459929</text:p>
          </table:table-cell>
          <table:table-cell table:formula="of:=[.R89]-[.S89]" office:value-type="float" office:value="181.625464965157" calcext:value-type="float">
            <text:p>181.625464965157</text:p>
          </table:table-cell>
          <table:table-cell table:formula="of:=[.O89]+[.Q89]" office:value-type="float" office:value="163.041260039281" calcext:value-type="float">
            <text:p>163.041260039281</text:p>
          </table:table-cell>
          <table:table-cell table:formula="of:=[.O89]-[.Q89]" office:value-type="float" office:value="81.8158828178617" calcext:value-type="float">
            <text:p>81.8158828178617</text:p>
          </table:table-cell>
          <table:table-cell table:formula="of:=[.U89]-[.V89]" office:value-type="float" office:value="81.2253772214196" calcext:value-type="float">
            <text:p>81.2253772214196</text:p>
          </table:table-cell>
        </table:table-row>
        <table:table-row table:style-name="ro1">
          <table:table-cell table:number-columns-repeated="6"/>
          <table:table-cell table:formula="of:=[.G89]+1" office:value-type="float" office:value="89" calcext:value-type="float">
            <text:p>89</text:p>
          </table:table-cell>
          <table:table-cell table:formula="of:=[.H89]+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8" calcext:value-type="float">
            <text:p>188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table:formula="of:=[.N89]+0" office:value-type="float" office:value="250" calcext:value-type="float">
            <text:p>250</text:p>
          </table:table-cell>
          <table:table-cell table:formula="of:=AVERAGE([.H90:.N90])" office:value-type="float" office:value="132.714285714286" calcext:value-type="float">
            <text:p>132.714285714286</text:p>
          </table:table-cell>
          <table:table-cell table:formula="of:=STDEV([.H90:.N90])" office:value-type="float" office:value="85.7335295857933" calcext:value-type="float">
            <text:p>85.73</text:p>
          </table:table-cell>
          <table:table-cell table:formula="of:=[.P90]/SQRT(5)" office:value-type="float" office:value="38.3412000209646" calcext:value-type="float">
            <text:p>38.34</text:p>
          </table:table-cell>
          <table:table-cell table:formula="of:=[.O90]+[.P90]" office:value-type="float" office:value="218.447815300079" calcext:value-type="float">
            <text:p>218.447815300079</text:p>
          </table:table-cell>
          <table:table-cell table:formula="of:=[.O90]-[.P90]" office:value-type="float" office:value="46.9807561284924" calcext:value-type="float">
            <text:p>46.9807561284924</text:p>
          </table:table-cell>
          <table:table-cell table:formula="of:=[.R90]-[.S90]" office:value-type="float" office:value="171.467059171587" calcext:value-type="float">
            <text:p>171.467059171587</text:p>
          </table:table-cell>
          <table:table-cell table:formula="of:=[.O90]+[.Q90]" office:value-type="float" office:value="171.05548573525" calcext:value-type="float">
            <text:p>171.05548573525</text:p>
          </table:table-cell>
          <table:table-cell table:formula="of:=[.O90]-[.Q90]" office:value-type="float" office:value="94.3730856933211" calcext:value-type="float">
            <text:p>94.3730856933211</text:p>
          </table:table-cell>
          <table:table-cell table:formula="of:=[.U90]-[.V90]" office:value-type="float" office:value="76.6824000419293" calcext:value-type="float">
            <text:p>76.6824000419293</text:p>
          </table:table-cell>
        </table:table-row>
        <table:table-row table:style-name="ro1">
          <table:table-cell table:number-columns-repeated="6"/>
          <table:table-cell table:formula="of:=[.G90]+1" office:value-type="float" office:value="90" calcext:value-type="float">
            <text:p>90</text:p>
          </table:table-cell>
          <table:table-cell table:formula="of:=[.H90]+0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table:formula="of:=[.N90]+0" office:value-type="float" office:value="250" calcext:value-type="float">
            <text:p>250</text:p>
          </table:table-cell>
          <table:table-cell table:formula="of:=AVERAGE([.H91:.N91])" office:value-type="float" office:value="90.4285714285714" calcext:value-type="float">
            <text:p>90.4285714285714</text:p>
          </table:table-cell>
          <table:table-cell table:formula="of:=STDEV([.H91:.N91])" office:value-type="float" office:value="78.6550637125102" calcext:value-type="float">
            <text:p>78.66</text:p>
          </table:table-cell>
          <table:table-cell table:formula="of:=[.P91]/SQRT(5)" office:value-type="float" office:value="35.17561384715" calcext:value-type="float">
            <text:p>35.18</text:p>
          </table:table-cell>
          <table:table-cell table:formula="of:=[.O91]+[.P91]" office:value-type="float" office:value="169.083635141082" calcext:value-type="float">
            <text:p>169.083635141082</text:p>
          </table:table-cell>
          <table:table-cell table:formula="of:=[.O91]-[.P91]" office:value-type="float" office:value="11.7735077160612" calcext:value-type="float">
            <text:p>11.7735077160612</text:p>
          </table:table-cell>
          <table:table-cell table:formula="of:=[.R91]-[.S91]" office:value-type="float" office:value="157.31012742502" calcext:value-type="float">
            <text:p>157.31012742502</text:p>
          </table:table-cell>
          <table:table-cell table:formula="of:=[.O91]+[.Q91]" office:value-type="float" office:value="125.604185275721" calcext:value-type="float">
            <text:p>125.604185275721</text:p>
          </table:table-cell>
          <table:table-cell table:formula="of:=[.O91]-[.Q91]" office:value-type="float" office:value="55.2529575814215" calcext:value-type="float">
            <text:p>55.2529575814215</text:p>
          </table:table-cell>
          <table:table-cell table:formula="of:=[.U91]-[.V91]" office:value-type="float" office:value="70.3512276943" calcext:value-type="float">
            <text:p>70.3512276943</text:p>
          </table:table-cell>
        </table:table-row>
        <table:table-row table:style-name="ro1">
          <table:table-cell table:number-columns-repeated="6"/>
          <table:table-cell table:formula="of:=[.G91]+1" office:value-type="float" office:value="91" calcext:value-type="float">
            <text:p>91</text:p>
          </table:table-cell>
          <table:table-cell table:formula="of:=[.H91]+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[.N91]+0" office:value-type="float" office:value="250" calcext:value-type="float">
            <text:p>250</text:p>
          </table:table-cell>
          <table:table-cell table:formula="of:=AVERAGE([.H92:.N92])" office:value-type="float" office:value="87.4285714285714" calcext:value-type="float">
            <text:p>87.4285714285714</text:p>
          </table:table-cell>
          <table:table-cell table:formula="of:=STDEV([.H92:.N92])" office:value-type="float" office:value="84.1662187635418" calcext:value-type="float">
            <text:p>84.17</text:p>
          </table:table-cell>
          <table:table-cell table:formula="of:=[.P92]/SQRT(5)" office:value-type="float" office:value="37.6402773128796" calcext:value-type="float">
            <text:p>37.64</text:p>
          </table:table-cell>
          <table:table-cell table:formula="of:=[.O92]+[.P92]" office:value-type="float" office:value="171.594790192113" calcext:value-type="float">
            <text:p>171.594790192113</text:p>
          </table:table-cell>
          <table:table-cell table:formula="of:=[.O92]-[.P92]" office:value-type="float" office:value="3.2623526650296" calcext:value-type="float">
            <text:p>3.2623526650296</text:p>
          </table:table-cell>
          <table:table-cell table:formula="of:=[.R92]-[.S92]" office:value-type="float" office:value="168.332437527084" calcext:value-type="float">
            <text:p>168.332437527084</text:p>
          </table:table-cell>
          <table:table-cell table:formula="of:=[.O92]+[.Q92]" office:value-type="float" office:value="125.068848741451" calcext:value-type="float">
            <text:p>125.068848741451</text:p>
          </table:table-cell>
          <table:table-cell table:formula="of:=[.O92]-[.Q92]" office:value-type="float" office:value="49.7882941156919" calcext:value-type="float">
            <text:p>49.7882941156919</text:p>
          </table:table-cell>
          <table:table-cell table:formula="of:=[.U92]-[.V92]" office:value-type="float" office:value="75.2805546257592" calcext:value-type="float">
            <text:p>75.2805546257592</text:p>
          </table:table-cell>
        </table:table-row>
        <table:table-row table:style-name="ro1">
          <table:table-cell table:number-columns-repeated="6"/>
          <table:table-cell table:formula="of:=[.G92]+1" office:value-type="float" office:value="92" calcext:value-type="float">
            <text:p>92</text:p>
          </table:table-cell>
          <table:table-cell table:formula="of:=[.H92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8" calcext:value-type="float">
            <text:p>248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formula="of:=[.N92]+0" office:value-type="float" office:value="250" calcext:value-type="float">
            <text:p>250</text:p>
          </table:table-cell>
          <table:table-cell table:formula="of:=AVERAGE([.H93:.N93])" office:value-type="float" office:value="107.571428571429" calcext:value-type="float">
            <text:p>107.571428571429</text:p>
          </table:table-cell>
          <table:table-cell table:formula="of:=STDEV([.H93:.N93])" office:value-type="float" office:value="99.6541638916929" calcext:value-type="float">
            <text:p>99.65</text:p>
          </table:table-cell>
          <table:table-cell table:formula="of:=[.P93]/SQRT(5)" office:value-type="float" office:value="44.5666969405461" calcext:value-type="float">
            <text:p>44.57</text:p>
          </table:table-cell>
          <table:table-cell table:formula="of:=[.O93]+[.P93]" office:value-type="float" office:value="207.225592463121" calcext:value-type="float">
            <text:p>207.225592463121</text:p>
          </table:table-cell>
          <table:table-cell table:formula="of:=[.O93]-[.P93]" office:value-type="float" office:value="7.9172646797357" calcext:value-type="float">
            <text:p>7.9172646797357</text:p>
          </table:table-cell>
          <table:table-cell table:formula="of:=[.R93]-[.S93]" office:value-type="float" office:value="199.308327783386" calcext:value-type="float">
            <text:p>199.308327783386</text:p>
          </table:table-cell>
          <table:table-cell table:formula="of:=[.O93]+[.Q93]" office:value-type="float" office:value="152.138125511975" calcext:value-type="float">
            <text:p>152.138125511975</text:p>
          </table:table-cell>
          <table:table-cell table:formula="of:=[.O93]-[.Q93]" office:value-type="float" office:value="63.0047316308825" calcext:value-type="float">
            <text:p>63.0047316308825</text:p>
          </table:table-cell>
          <table:table-cell table:formula="of:=[.U93]-[.V93]" office:value-type="float" office:value="89.1333938810921" calcext:value-type="float">
            <text:p>89.1333938810921</text:p>
          </table:table-cell>
        </table:table-row>
        <table:table-row table:style-name="ro1">
          <table:table-cell table:number-columns-repeated="6"/>
          <table:table-cell table:formula="of:=[.G93]+1" office:value-type="float" office:value="93" calcext:value-type="float">
            <text:p>93</text:p>
          </table:table-cell>
          <table:table-cell table:formula="of:=[.H93]+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1" calcext:value-type="float">
            <text:p>19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[.N93]+0" office:value-type="float" office:value="250" calcext:value-type="float">
            <text:p>250</text:p>
          </table:table-cell>
          <table:table-cell table:formula="of:=AVERAGE([.H94:.N94])" office:value-type="float" office:value="84.1428571428571" calcext:value-type="float">
            <text:p>84.1428571428571</text:p>
          </table:table-cell>
          <table:table-cell table:formula="of:=STDEV([.H94:.N94])" office:value-type="float" office:value="95.7068938154903" calcext:value-type="float">
            <text:p>95.71</text:p>
          </table:table-cell>
          <table:table-cell table:formula="of:=[.P94]/SQRT(5)" office:value-type="float" office:value="42.8014240973581" calcext:value-type="float">
            <text:p>42.80</text:p>
          </table:table-cell>
          <table:table-cell table:formula="of:=[.O94]+[.P94]" office:value-type="float" office:value="179.849750958347" calcext:value-type="float">
            <text:p>179.849750958347</text:p>
          </table:table-cell>
          <table:table-cell table:formula="of:=[.O94]-[.P94]" office:value-type="float" office:value="-11.5640366726331" calcext:value-type="float">
            <text:p>-11.5640366726331</text:p>
          </table:table-cell>
          <table:table-cell table:formula="of:=[.R94]-[.S94]" office:value-type="float" office:value="191.41378763098" calcext:value-type="float">
            <text:p>191.41378763098</text:p>
          </table:table-cell>
          <table:table-cell table:formula="of:=[.O94]+[.Q94]" office:value-type="float" office:value="126.944281240215" calcext:value-type="float">
            <text:p>126.944281240215</text:p>
          </table:table-cell>
          <table:table-cell table:formula="of:=[.O94]-[.Q94]" office:value-type="float" office:value="41.3414330454991" calcext:value-type="float">
            <text:p>41.3414330454991</text:p>
          </table:table-cell>
          <table:table-cell table:formula="of:=[.U94]-[.V94]" office:value-type="float" office:value="85.6028481947162" calcext:value-type="float">
            <text:p>85.6028481947162</text:p>
          </table:table-cell>
        </table:table-row>
        <table:table-row table:style-name="ro1">
          <table:table-cell table:number-columns-repeated="6"/>
          <table:table-cell table:formula="of:=[.G94]+1" office:value-type="float" office:value="94" calcext:value-type="float">
            <text:p>94</text:p>
          </table:table-cell>
          <table:table-cell table:formula="of:=[.H94]+0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71" calcext:value-type="float">
            <text:p>271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formula="of:=[.N94]+0" office:value-type="float" office:value="250" calcext:value-type="float">
            <text:p>250</text:p>
          </table:table-cell>
          <table:table-cell table:formula="of:=AVERAGE([.H95:.N95])" office:value-type="float" office:value="149.142857142857" calcext:value-type="float">
            <text:p>149.142857142857</text:p>
          </table:table-cell>
          <table:table-cell table:formula="of:=STDEV([.H95:.N95])" office:value-type="float" office:value="104.095194527939" calcext:value-type="float">
            <text:p>104.10</text:p>
          </table:table-cell>
          <table:table-cell table:formula="of:=[.P95]/SQRT(5)" office:value-type="float" office:value="46.5527862191073" calcext:value-type="float">
            <text:p>46.55</text:p>
          </table:table-cell>
          <table:table-cell table:formula="of:=[.O95]+[.P95]" office:value-type="float" office:value="253.238051670796" calcext:value-type="float">
            <text:p>253.238051670796</text:p>
          </table:table-cell>
          <table:table-cell table:formula="of:=[.O95]-[.P95]" office:value-type="float" office:value="45.0476626149178" calcext:value-type="float">
            <text:p>45.0476626149178</text:p>
          </table:table-cell>
          <table:table-cell table:formula="of:=[.R95]-[.S95]" office:value-type="float" office:value="208.190389055879" calcext:value-type="float">
            <text:p>208.190389055879</text:p>
          </table:table-cell>
          <table:table-cell table:formula="of:=[.O95]+[.Q95]" office:value-type="float" office:value="195.695643361964" calcext:value-type="float">
            <text:p>195.695643361964</text:p>
          </table:table-cell>
          <table:table-cell table:formula="of:=[.O95]-[.Q95]" office:value-type="float" office:value="102.59007092375" calcext:value-type="float">
            <text:p>102.59007092375</text:p>
          </table:table-cell>
          <table:table-cell table:formula="of:=[.U95]-[.V95]" office:value-type="float" office:value="93.1055724382146" calcext:value-type="float">
            <text:p>93.1055724382146</text:p>
          </table:table-cell>
        </table:table-row>
        <table:table-row table:style-name="ro1">
          <table:table-cell table:number-columns-repeated="6"/>
          <table:table-cell table:formula="of:=[.G95]+1" office:value-type="float" office:value="95" calcext:value-type="float">
            <text:p>95</text:p>
          </table:table-cell>
          <table:table-cell table:formula="of:=[.H95]+0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N95]+0" office:value-type="float" office:value="250" calcext:value-type="float">
            <text:p>250</text:p>
          </table:table-cell>
          <table:table-cell table:formula="of:=AVERAGE([.H96:.N96])" office:value-type="float" office:value="99.1428571428571" calcext:value-type="float">
            <text:p>99.1428571428571</text:p>
          </table:table-cell>
          <table:table-cell table:formula="of:=STDEV([.H96:.N96])" office:value-type="float" office:value="93.8268415245669" calcext:value-type="float">
            <text:p>93.83</text:p>
          </table:table-cell>
          <table:table-cell table:formula="of:=[.P96]/SQRT(5)" office:value-type="float" office:value="41.9606391526063" calcext:value-type="float">
            <text:p>41.96</text:p>
          </table:table-cell>
          <table:table-cell table:formula="of:=[.O96]+[.P96]" office:value-type="float" office:value="192.969698667424" calcext:value-type="float">
            <text:p>192.969698667424</text:p>
          </table:table-cell>
          <table:table-cell table:formula="of:=[.O96]-[.P96]" office:value-type="float" office:value="5.31601561829024" calcext:value-type="float">
            <text:p>5.31601561829024</text:p>
          </table:table-cell>
          <table:table-cell table:formula="of:=[.R96]-[.S96]" office:value-type="float" office:value="187.653683049134" calcext:value-type="float">
            <text:p>187.653683049134</text:p>
          </table:table-cell>
          <table:table-cell table:formula="of:=[.O96]+[.Q96]" office:value-type="float" office:value="141.103496295463" calcext:value-type="float">
            <text:p>141.103496295463</text:p>
          </table:table-cell>
          <table:table-cell table:formula="of:=[.O96]-[.Q96]" office:value-type="float" office:value="57.1822179902508" calcext:value-type="float">
            <text:p>57.1822179902508</text:p>
          </table:table-cell>
          <table:table-cell table:formula="of:=[.U96]-[.V96]" office:value-type="float" office:value="83.9212783052126" calcext:value-type="float">
            <text:p>83.9212783052126</text:p>
          </table:table-cell>
        </table:table-row>
        <table:table-row table:style-name="ro1">
          <table:table-cell table:number-columns-repeated="6"/>
          <table:table-cell table:formula="of:=[.G96]+1" office:value-type="float" office:value="96" calcext:value-type="float">
            <text:p>96</text:p>
          </table:table-cell>
          <table:table-cell table:formula="of:=[.H96]+0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49" calcext:value-type="float">
            <text:p>249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241" calcext:value-type="float">
            <text:p>241</text:p>
          </table:table-cell>
          <table:table-cell table:formula="of:=[.N96]+0" office:value-type="float" office:value="250" calcext:value-type="float">
            <text:p>250</text:p>
          </table:table-cell>
          <table:table-cell table:formula="of:=AVERAGE([.H97:.N97])" office:value-type="float" office:value="158.428571428571" calcext:value-type="float">
            <text:p>158.428571428571</text:p>
          </table:table-cell>
          <table:table-cell table:formula="of:=STDEV([.H97:.N97])" office:value-type="float" office:value="109.115927867043" calcext:value-type="float">
            <text:p>109.12</text:p>
          </table:table-cell>
          <table:table-cell table:formula="of:=[.P97]/SQRT(5)" office:value-type="float" office:value="48.7981264277343" calcext:value-type="float">
            <text:p>48.80</text:p>
          </table:table-cell>
          <table:table-cell table:formula="of:=[.O97]+[.P97]" office:value-type="float" office:value="267.544499295614" calcext:value-type="float">
            <text:p>267.544499295614</text:p>
          </table:table-cell>
          <table:table-cell table:formula="of:=[.O97]-[.P97]" office:value-type="float" office:value="49.3126435615285" calcext:value-type="float">
            <text:p>49.3126435615285</text:p>
          </table:table-cell>
          <table:table-cell table:formula="of:=[.R97]-[.S97]" office:value-type="float" office:value="218.231855734086" calcext:value-type="float">
            <text:p>218.231855734086</text:p>
          </table:table-cell>
          <table:table-cell table:formula="of:=[.O97]+[.Q97]" office:value-type="float" office:value="207.226697856306" calcext:value-type="float">
            <text:p>207.226697856306</text:p>
          </table:table-cell>
          <table:table-cell table:formula="of:=[.O97]-[.Q97]" office:value-type="float" office:value="109.630445000837" calcext:value-type="float">
            <text:p>109.630445000837</text:p>
          </table:table-cell>
          <table:table-cell table:formula="of:=[.U97]-[.V97]" office:value-type="float" office:value="97.5962528554686" calcext:value-type="float">
            <text:p>97.5962528554686</text:p>
          </table:table-cell>
        </table:table-row>
        <table:table-row table:style-name="ro1">
          <table:table-cell table:number-columns-repeated="6"/>
          <table:table-cell table:formula="of:=[.G97]+1" office:value-type="float" office:value="97" calcext:value-type="float">
            <text:p>97</text:p>
          </table:table-cell>
          <table:table-cell table:formula="of:=[.H97]+0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table:formula="of:=[.N97]+0" office:value-type="float" office:value="250" calcext:value-type="float">
            <text:p>250</text:p>
          </table:table-cell>
          <table:table-cell table:formula="of:=AVERAGE([.H98:.N98])" office:value-type="float" office:value="145.428571428571" calcext:value-type="float">
            <text:p>145.428571428571</text:p>
          </table:table-cell>
          <table:table-cell table:formula="of:=STDEV([.H98:.N98])" office:value-type="float" office:value="73.5523784860312" calcext:value-type="float">
            <text:p>73.55</text:p>
          </table:table-cell>
          <table:table-cell table:formula="of:=[.P98]/SQRT(5)" office:value-type="float" office:value="32.8936236403117" calcext:value-type="float">
            <text:p>32.89</text:p>
          </table:table-cell>
          <table:table-cell table:formula="of:=[.O98]+[.P98]" office:value-type="float" office:value="218.980949914603" calcext:value-type="float">
            <text:p>218.980949914603</text:p>
          </table:table-cell>
          <table:table-cell table:formula="of:=[.O98]-[.P98]" office:value-type="float" office:value="71.8761929425402" calcext:value-type="float">
            <text:p>71.8761929425402</text:p>
          </table:table-cell>
          <table:table-cell table:formula="of:=[.R98]-[.S98]" office:value-type="float" office:value="147.104756972062" calcext:value-type="float">
            <text:p>147.104756972062</text:p>
          </table:table-cell>
          <table:table-cell table:formula="of:=[.O98]+[.Q98]" office:value-type="float" office:value="178.322195068883" calcext:value-type="float">
            <text:p>178.322195068883</text:p>
          </table:table-cell>
          <table:table-cell table:formula="of:=[.O98]-[.Q98]" office:value-type="float" office:value="112.53494778826" calcext:value-type="float">
            <text:p>112.53494778826</text:p>
          </table:table-cell>
          <table:table-cell table:formula="of:=[.U98]-[.V98]" office:value-type="float" office:value="65.7872472806235" calcext:value-type="float">
            <text:p>65.7872472806235</text:p>
          </table:table-cell>
        </table:table-row>
        <table:table-row table:style-name="ro1">
          <table:table-cell table:number-columns-repeated="6"/>
          <table:table-cell table:formula="of:=[.G98]+1" office:value-type="float" office:value="98" calcext:value-type="float">
            <text:p>98</text:p>
          </table:table-cell>
          <table:table-cell table:formula="of:=[.H98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table:formula="of:=[.N98]+0" office:value-type="float" office:value="250" calcext:value-type="float">
            <text:p>250</text:p>
          </table:table-cell>
          <table:table-cell table:formula="of:=AVERAGE([.H99:.N99])" office:value-type="float" office:value="87" calcext:value-type="float">
            <text:p>87</text:p>
          </table:table-cell>
          <table:table-cell table:formula="of:=STDEV([.H99:.N99])" office:value-type="float" office:value="81.6333265278342" calcext:value-type="float">
            <text:p>81.63</text:p>
          </table:table-cell>
          <table:table-cell table:formula="of:=[.P99]/SQRT(5)" office:value-type="float" office:value="36.5075334691348" calcext:value-type="float">
            <text:p>36.51</text:p>
          </table:table-cell>
          <table:table-cell table:formula="of:=[.O99]+[.P99]" office:value-type="float" office:value="168.633326527834" calcext:value-type="float">
            <text:p>168.633326527834</text:p>
          </table:table-cell>
          <table:table-cell table:formula="of:=[.O99]-[.P99]" office:value-type="float" office:value="5.3666734721658" calcext:value-type="float">
            <text:p>5.3666734721658</text:p>
          </table:table-cell>
          <table:table-cell table:formula="of:=[.R99]-[.S99]" office:value-type="float" office:value="163.266653055668" calcext:value-type="float">
            <text:p>163.266653055668</text:p>
          </table:table-cell>
          <table:table-cell table:formula="of:=[.O99]+[.Q99]" office:value-type="float" office:value="123.507533469135" calcext:value-type="float">
            <text:p>123.507533469135</text:p>
          </table:table-cell>
          <table:table-cell table:formula="of:=[.O99]-[.Q99]" office:value-type="float" office:value="50.4924665308652" calcext:value-type="float">
            <text:p>50.4924665308652</text:p>
          </table:table-cell>
          <table:table-cell table:formula="of:=[.U99]-[.V99]" office:value-type="float" office:value="73.0150669382697" calcext:value-type="float">
            <text:p>73.0150669382697</text:p>
          </table:table-cell>
        </table:table-row>
        <table:table-row table:style-name="ro1">
          <table:table-cell table:number-columns-repeated="6"/>
          <table:table-cell table:formula="of:=[.G99]+1" office:value-type="float" office:value="99" calcext:value-type="float">
            <text:p>99</text:p>
          </table:table-cell>
          <table:table-cell table:formula="of:=[.H99]+0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formula="of:=[.N99]+0" office:value-type="float" office:value="250" calcext:value-type="float">
            <text:p>250</text:p>
          </table:table-cell>
          <table:table-cell table:formula="of:=AVERAGE([.H100:.N100])" office:value-type="float" office:value="102.714285714286" calcext:value-type="float">
            <text:p>102.714285714286</text:p>
          </table:table-cell>
          <table:table-cell table:formula="of:=STDEV([.H100:.N100])" office:value-type="float" office:value="84.4624458674076" calcext:value-type="float">
            <text:p>84.46</text:p>
          </table:table-cell>
          <table:table-cell table:formula="of:=[.P100]/SQRT(5)" office:value-type="float" office:value="37.7727541010839" calcext:value-type="float">
            <text:p>37.77</text:p>
          </table:table-cell>
          <table:table-cell table:formula="of:=[.O100]+[.P100]" office:value-type="float" office:value="187.176731581693" calcext:value-type="float">
            <text:p>187.176731581693</text:p>
          </table:table-cell>
          <table:table-cell table:formula="of:=[.O100]-[.P100]" office:value-type="float" office:value="18.2518398468781" calcext:value-type="float">
            <text:p>18.2518398468781</text:p>
          </table:table-cell>
          <table:table-cell table:formula="of:=[.R100]-[.S100]" office:value-type="float" office:value="168.924891734815" calcext:value-type="float">
            <text:p>168.924891734815</text:p>
          </table:table-cell>
          <table:table-cell table:formula="of:=[.O100]+[.Q100]" office:value-type="float" office:value="140.48703981537" calcext:value-type="float">
            <text:p>140.48703981537</text:p>
          </table:table-cell>
          <table:table-cell table:formula="of:=[.O100]-[.Q100]" office:value-type="float" office:value="64.9415316132018" calcext:value-type="float">
            <text:p>64.9415316132018</text:p>
          </table:table-cell>
          <table:table-cell table:formula="of:=[.U100]-[.V100]" office:value-type="float" office:value="75.5455082021678" calcext:value-type="float">
            <text:p>75.5455082021678</text:p>
          </table:table-cell>
        </table:table-row>
        <table:table-row table:style-name="ro1">
          <table:table-cell table:number-columns-repeated="6"/>
          <table:table-cell table:formula="of:=[.G100]+1" office:value-type="float" office:value="100" calcext:value-type="float">
            <text:p>100</text:p>
          </table:table-cell>
          <table:table-cell table:formula="of:=[.H100]+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39" calcext:value-type="float">
            <text:p>23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table:formula="of:=[.N100]+0" office:value-type="float" office:value="250" calcext:value-type="float">
            <text:p>250</text:p>
          </table:table-cell>
          <table:table-cell table:formula="of:=AVERAGE([.H101:.N101])" office:value-type="float" office:value="104.285714285714" calcext:value-type="float">
            <text:p>104.285714285714</text:p>
          </table:table-cell>
          <table:table-cell table:formula="of:=STDEV([.H101:.N101])" office:value-type="float" office:value="98.7179725036839" calcext:value-type="float">
            <text:p>98.72</text:p>
          </table:table-cell>
          <table:table-cell table:formula="of:=[.P101]/SQRT(5)" office:value-type="float" office:value="44.1480194238385" calcext:value-type="float">
            <text:p>44.15</text:p>
          </table:table-cell>
          <table:table-cell table:formula="of:=[.O101]+[.P101]" office:value-type="float" office:value="203.003686789398" calcext:value-type="float">
            <text:p>203.003686789398</text:p>
          </table:table-cell>
          <table:table-cell table:formula="of:=[.O101]-[.P101]" office:value-type="float" office:value="5.56774178203035" calcext:value-type="float">
            <text:p>5.56774178203035</text:p>
          </table:table-cell>
          <table:table-cell table:formula="of:=[.R101]-[.S101]" office:value-type="float" office:value="197.435945007368" calcext:value-type="float">
            <text:p>197.435945007368</text:p>
          </table:table-cell>
          <table:table-cell table:formula="of:=[.O101]+[.Q101]" office:value-type="float" office:value="148.433733709553" calcext:value-type="float">
            <text:p>148.433733709553</text:p>
          </table:table-cell>
          <table:table-cell table:formula="of:=[.O101]-[.Q101]" office:value-type="float" office:value="60.1376948618758" calcext:value-type="float">
            <text:p>60.1376948618758</text:p>
          </table:table-cell>
          <table:table-cell table:formula="of:=[.U101]-[.V101]" office:value-type="float" office:value="88.296038847677" calcext:value-type="float">
            <text:p>88.296038847677</text:p>
          </table:table-cell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table:formula="of:=AVERAGE([.I2:.I101])" office:value-type="float" office:value="95.26" calcext:value-type="float">
            <text:p>95.26</text:p>
          </table:table-cell>
          <table:table-cell table:formula="of:=AVERAGE([.J2:.J101])" office:value-type="float" office:value="124.35" calcext:value-type="float">
            <text:p>124.35</text:p>
          </table:table-cell>
          <table:table-cell table:formula="of:=AVERAGE([.K2:.K101])" office:value-type="float" office:value="101.85" calcext:value-type="float">
            <text:p>101.85</text:p>
          </table:table-cell>
          <table:table-cell table:formula="of:=AVERAGE([.L2:.L101])" office:value-type="float" office:value="93.19" calcext:value-type="float">
            <text:p>93.19</text:p>
          </table:table-cell>
          <table:table-cell table:formula="of:=AVERAGE([.M2:.M101])" office:value-type="float" office:value="86.97" calcext:value-type="float">
            <text:p>86.9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formula="of:=AVERAGE([.T2:.T101])" office:value-type="float" office:value="175.324952791737" calcext:value-type="float">
            <text:p>175.324952791737</text:p>
          </table:table-cell>
          <table:table-cell table:number-columns-repeated="2"/>
          <table:table-cell table:formula="of:=AVERAGE([.W2:.W101])" office:value-type="float" office:value="78.4077025188531" calcext:value-type="float">
            <text:p>78.4077025188531</text:p>
          </table:table-cell>
        </table:table-row>
        <table:table-row table:style-name="ro1">
          <table:table-cell table:number-columns-repeated="8"/>
          <table:table-cell table:formula="of:=STDEV([.I2:.I101])/10" office:value-type="float" office:value="6.29963314628541" calcext:value-type="float">
            <text:p>6.29963314628541</text:p>
          </table:table-cell>
          <table:table-cell table:formula="of:=STDEV([.J2:.J101])/10" office:value-type="float" office:value="7.39523973290053" calcext:value-type="float">
            <text:p>7.39523973290053</text:p>
          </table:table-cell>
          <table:table-cell table:formula="of:=STDEV([.K2:.K101])/10" office:value-type="float" office:value="4.81175696087251" calcext:value-type="float">
            <text:p>4.81175696087251</text:p>
          </table:table-cell>
          <table:table-cell table:formula="of:=STDEV([.L2:.L101])/10" office:value-type="float" office:value="6.1775039089793" calcext:value-type="float">
            <text:p>6.1775039089793</text:p>
          </table:table-cell>
          <table:table-cell table:formula="of:=STDEV([.M2:.M101])/10" office:value-type="float" office:value="5.93187682156859" calcext:value-type="float">
            <text:p>5.9318768215685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formula="of:=STDEV([.T2:.T101])/10" office:value-type="float" office:value="1.99658432476241" calcext:value-type="float">
            <text:p>1.99658432476241</text:p>
          </table:table-cell>
          <table:table-cell table:number-columns-repeated="2"/>
          <table:table-cell table:formula="of:=STDEV([.W2:.W101])/10" office:value-type="float" office:value="0.892899654595854" calcext:value-type="float">
            <text:p>0.892899654595854</text:p>
          </table:table-cell>
        </table:table-row>
        <table:table-row table:style-name="ro1" table:number-rows-repeated="2">
          <table:table-cell table:number-columns-repeated="15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twoSubstitutionDifference</text:p>
          </table:table-cell>
          <table:table-cell office:value-type="string" calcext:value-type="string">
            <text:p>twoInsertionDifference</text:p>
          </table:table-cell>
          <table:table-cell office:value-type="string" calcext:value-type="string">
            <text:p>twoDeletionDiffernce</text:p>
          </table:table-cell>
          <table:table-cell office:value-type="string" calcext:value-type="string">
            <text:p>twoCapDifference</text:p>
          </table:table-cell>
          <table:table-cell office:value-type="string" calcext:value-type="string">
            <text:p>subPuncDifference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stdev</text:p>
          </table:table-cell>
          <table:table-cell table:style-name="Default" office:value-type="string" calcext:value-type="string">
            <text:p>sem</text:p>
          </table:table-cell>
          <table:table-cell office:value-type="string" calcext:value-type="string">
            <text:p>upper(stdv)</text:p>
          </table:table-cell>
          <table:table-cell office:value-type="string" calcext:value-type="string">
            <text:p>lower(stdv)</text:p>
          </table:table-cell>
          <table:table-cell office:value-type="string" calcext:value-type="string">
            <text:p>stdev diff</text:p>
          </table:table-cell>
          <table:table-cell office:value-type="string" calcext:value-type="string">
            <text:p>upper(sem)</text:p>
          </table:table-cell>
          <table:table-cell office:value-type="string" calcext:value-type="string">
            <text:p>lower(sem)</text:p>
          </table:table-cell>
          <table:table-cell office:value-type="string" calcext:value-type="string">
            <text:p>sem diff</text:p>
          </table:table-cell>
        </table:table-row>
        <table:table-row table:style-name="ro1">
          <table:table-cell table:number-columns-repeated="6"/>
          <table:table-cell table:formula="of:=[.G10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300" calcext:value-type="float">
            <text:p>300</text:p>
          </table:table-cell>
          <table:table-cell table:formula="of:=AVERAGE([.H108:.N108])" office:value-type="float" office:value="135.285714285714" calcext:value-type="float">
            <text:p>135.285714285714</text:p>
          </table:table-cell>
          <table:table-cell table:formula="of:=STDEV([.H108:.N108])" office:value-type="float" office:value="117.092149303749" calcext:value-type="float">
            <text:p>117.09</text:p>
          </table:table-cell>
          <table:table-cell table:formula="of:=[.P108]/SQRT(5)" office:value-type="float" office:value="52.3652010949474" calcext:value-type="float">
            <text:p>52.37</text:p>
          </table:table-cell>
          <table:table-cell table:formula="of:=[.O108]+[.P108]" office:value-type="float" office:value="252.377863589463" calcext:value-type="float">
            <text:p>252.377863589463</text:p>
          </table:table-cell>
          <table:table-cell table:formula="of:=[.O108]-[.P108]" office:value-type="float" office:value="18.1935649819654" calcext:value-type="float">
            <text:p>18.1935649819654</text:p>
          </table:table-cell>
          <table:table-cell table:formula="of:=[.R108]-[.S108]" office:value-type="float" office:value="234.184298607498" calcext:value-type="float">
            <text:p>234.184298607498</text:p>
          </table:table-cell>
          <table:table-cell table:formula="of:=[.O108]+[.Q108]" office:value-type="float" office:value="187.650915380662" calcext:value-type="float">
            <text:p>187.650915380662</text:p>
          </table:table-cell>
          <table:table-cell table:formula="of:=[.O108]-[.Q108]" office:value-type="float" office:value="82.9205131907668" calcext:value-type="float">
            <text:p>82.9205131907668</text:p>
          </table:table-cell>
          <table:table-cell table:formula="of:=[.U108]-[.V108]" office:value-type="float" office:value="104.730402189895" calcext:value-type="float">
            <text:p>104.730402189895</text:p>
          </table:table-cell>
        </table:table-row>
        <table:table-row table:style-name="ro1">
          <table:table-cell table:number-columns-repeated="6"/>
          <table:table-cell table:formula="of:=[.G108]+1" office:value-type="float" office:value="2" calcext:value-type="float">
            <text:p>2</text:p>
          </table:table-cell>
          <table:table-cell table:formula="of:=[.H108]+0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75" calcext:value-type="float">
            <text:p>17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168" calcext:value-type="float">
            <text:p>168</text:p>
          </table:table-cell>
          <table:table-cell table:formula="of:=[.N108]+0" office:value-type="float" office:value="300" calcext:value-type="float">
            <text:p>300</text:p>
          </table:table-cell>
          <table:table-cell table:formula="of:=AVERAGE([.H109:.N109])" office:value-type="float" office:value="133.428571428571" calcext:value-type="float">
            <text:p>133.428571428571</text:p>
          </table:table-cell>
          <table:table-cell table:formula="of:=STDEV([.H109:.N109])" office:value-type="float" office:value="93.875550851215" calcext:value-type="float">
            <text:p>93.88</text:p>
          </table:table-cell>
          <table:table-cell table:formula="of:=[.P109]/SQRT(5)" office:value-type="float" office:value="41.982422625711" calcext:value-type="float">
            <text:p>41.98</text:p>
          </table:table-cell>
          <table:table-cell table:formula="of:=[.O109]+[.P109]" office:value-type="float" office:value="227.304122279786" calcext:value-type="float">
            <text:p>227.304122279786</text:p>
          </table:table-cell>
          <table:table-cell table:formula="of:=[.O109]-[.P109]" office:value-type="float" office:value="39.5530205773564" calcext:value-type="float">
            <text:p>39.5530205773564</text:p>
          </table:table-cell>
          <table:table-cell table:formula="of:=[.R109]-[.S109]" office:value-type="float" office:value="187.75110170243" calcext:value-type="float">
            <text:p>187.75110170243</text:p>
          </table:table-cell>
          <table:table-cell table:formula="of:=[.O109]+[.Q109]" office:value-type="float" office:value="175.410994054282" calcext:value-type="float">
            <text:p>175.410994054282</text:p>
          </table:table-cell>
          <table:table-cell table:formula="of:=[.O109]-[.Q109]" office:value-type="float" office:value="91.4461488028604" calcext:value-type="float">
            <text:p>91.4461488028604</text:p>
          </table:table-cell>
          <table:table-cell table:formula="of:=[.U109]-[.V109]" office:value-type="float" office:value="83.964845251422" calcext:value-type="float">
            <text:p>83.964845251422</text:p>
          </table:table-cell>
        </table:table-row>
        <table:table-row table:style-name="ro1">
          <table:table-cell table:number-columns-repeated="6"/>
          <table:table-cell table:formula="of:=[.G109]+1" office:value-type="float" office:value="3" calcext:value-type="float">
            <text:p>3</text:p>
          </table:table-cell>
          <table:table-cell table:formula="of:=[.H109]+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office:value-type="float" office:value="62" calcext:value-type="float">
            <text:p>62</text:p>
          </table:table-cell>
          <table:table-cell table:formula="of:=[.N109]+0" office:value-type="float" office:value="300" calcext:value-type="float">
            <text:p>300</text:p>
          </table:table-cell>
          <table:table-cell table:formula="of:=AVERAGE([.H110:.N110])" office:value-type="float" office:value="140.571428571429" calcext:value-type="float">
            <text:p>140.571428571429</text:p>
          </table:table-cell>
          <table:table-cell table:formula="of:=STDEV([.H110:.N110])" office:value-type="float" office:value="100.056412659488" calcext:value-type="float">
            <text:p>100.06</text:p>
          </table:table-cell>
          <table:table-cell table:formula="of:=[.P110]/SQRT(5)" office:value-type="float" office:value="44.7465880582771" calcext:value-type="float">
            <text:p>44.75</text:p>
          </table:table-cell>
          <table:table-cell table:formula="of:=[.O110]+[.P110]" office:value-type="float" office:value="240.627841230916" calcext:value-type="float">
            <text:p>240.627841230916</text:p>
          </table:table-cell>
          <table:table-cell table:formula="of:=[.O110]-[.P110]" office:value-type="float" office:value="40.5150159119408" calcext:value-type="float">
            <text:p>40.5150159119408</text:p>
          </table:table-cell>
          <table:table-cell table:formula="of:=[.R110]-[.S110]" office:value-type="float" office:value="200.112825318976" calcext:value-type="float">
            <text:p>200.112825318976</text:p>
          </table:table-cell>
          <table:table-cell table:formula="of:=[.O110]+[.Q110]" office:value-type="float" office:value="185.318016629706" calcext:value-type="float">
            <text:p>185.318016629706</text:p>
          </table:table-cell>
          <table:table-cell table:formula="of:=[.O110]-[.Q110]" office:value-type="float" office:value="95.8248405131515" calcext:value-type="float">
            <text:p>95.8248405131515</text:p>
          </table:table-cell>
          <table:table-cell table:formula="of:=[.U110]-[.V110]" office:value-type="float" office:value="89.4931761165541" calcext:value-type="float">
            <text:p>89.4931761165541</text:p>
          </table:table-cell>
        </table:table-row>
        <table:table-row table:style-name="ro1">
          <table:table-cell table:number-columns-repeated="6"/>
          <table:table-cell table:formula="of:=[.G110]+1" office:value-type="float" office:value="4" calcext:value-type="float">
            <text:p>4</text:p>
          </table:table-cell>
          <table:table-cell table:formula="of:=[.H110]+0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table:formula="of:=[.N110]+0" office:value-type="float" office:value="300" calcext:value-type="float">
            <text:p>300</text:p>
          </table:table-cell>
          <table:table-cell table:formula="of:=AVERAGE([.H111:.N111])" office:value-type="float" office:value="108.285714285714" calcext:value-type="float">
            <text:p>108.285714285714</text:p>
          </table:table-cell>
          <table:table-cell table:formula="of:=STDEV([.H111:.N111])" office:value-type="float" office:value="98.8175326645265" calcext:value-type="float">
            <text:p>98.82</text:p>
          </table:table-cell>
          <table:table-cell table:formula="of:=[.P111]/SQRT(5)" office:value-type="float" office:value="44.1925440813374" calcext:value-type="float">
            <text:p>44.19</text:p>
          </table:table-cell>
          <table:table-cell table:formula="of:=[.O111]+[.P111]" office:value-type="float" office:value="207.103246950241" calcext:value-type="float">
            <text:p>207.103246950241</text:p>
          </table:table-cell>
          <table:table-cell table:formula="of:=[.O111]-[.P111]" office:value-type="float" office:value="9.46818162118778" calcext:value-type="float">
            <text:p>9.46818162118778</text:p>
          </table:table-cell>
          <table:table-cell table:formula="of:=[.R111]-[.S111]" office:value-type="float" office:value="197.635065329053" calcext:value-type="float">
            <text:p>197.635065329053</text:p>
          </table:table-cell>
          <table:table-cell table:formula="of:=[.O111]+[.Q111]" office:value-type="float" office:value="152.478258367052" calcext:value-type="float">
            <text:p>152.478258367052</text:p>
          </table:table-cell>
          <table:table-cell table:formula="of:=[.O111]-[.Q111]" office:value-type="float" office:value="64.0931702043769" calcext:value-type="float">
            <text:p>64.0931702043769</text:p>
          </table:table-cell>
          <table:table-cell table:formula="of:=[.U111]-[.V111]" office:value-type="float" office:value="88.3850881626749" calcext:value-type="float">
            <text:p>88.3850881626749</text:p>
          </table:table-cell>
        </table:table-row>
        <table:table-row table:style-name="ro1">
          <table:table-cell table:number-columns-repeated="6"/>
          <table:table-cell table:formula="of:=[.G111]+1" office:value-type="float" office:value="5" calcext:value-type="float">
            <text:p>5</text:p>
          </table:table-cell>
          <table:table-cell table:formula="of:=[.H111]+0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82" calcext:value-type="float">
            <text:p>182</text:p>
          </table:table-cell>
          <table:table-cell office:value-type="float" office:value="96" calcext:value-type="float">
            <text:p>96</text:p>
          </table:table-cell>
          <table:table-cell table:formula="of:=[.N111]+0" office:value-type="float" office:value="300" calcext:value-type="float">
            <text:p>300</text:p>
          </table:table-cell>
          <table:table-cell table:formula="of:=AVERAGE([.H112:.N112])" office:value-type="float" office:value="130.285714285714" calcext:value-type="float">
            <text:p>130.285714285714</text:p>
          </table:table-cell>
          <table:table-cell table:formula="of:=STDEV([.H112:.N112])" office:value-type="float" office:value="91.9596184668653" calcext:value-type="float">
            <text:p>91.96</text:p>
          </table:table-cell>
          <table:table-cell table:formula="of:=[.P112]/SQRT(5)" office:value-type="float" office:value="41.1255916153711" calcext:value-type="float">
            <text:p>41.13</text:p>
          </table:table-cell>
          <table:table-cell table:formula="of:=[.O112]+[.P112]" office:value-type="float" office:value="222.24533275258" calcext:value-type="float">
            <text:p>222.24533275258</text:p>
          </table:table-cell>
          <table:table-cell table:formula="of:=[.O112]-[.P112]" office:value-type="float" office:value="38.326095818849" calcext:value-type="float">
            <text:p>38.326095818849</text:p>
          </table:table-cell>
          <table:table-cell table:formula="of:=[.R112]-[.S112]" office:value-type="float" office:value="183.919236933731" calcext:value-type="float">
            <text:p>183.919236933731</text:p>
          </table:table-cell>
          <table:table-cell table:formula="of:=[.O112]+[.Q112]" office:value-type="float" office:value="171.411305901085" calcext:value-type="float">
            <text:p>171.411305901085</text:p>
          </table:table-cell>
          <table:table-cell table:formula="of:=[.O112]-[.Q112]" office:value-type="float" office:value="89.1601226703431" calcext:value-type="float">
            <text:p>89.1601226703431</text:p>
          </table:table-cell>
          <table:table-cell table:formula="of:=[.U112]-[.V112]" office:value-type="float" office:value="82.2511832307423" calcext:value-type="float">
            <text:p>82.2511832307423</text:p>
          </table:table-cell>
        </table:table-row>
        <table:table-row table:style-name="ro1">
          <table:table-cell table:number-columns-repeated="6"/>
          <table:table-cell table:formula="of:=[.G112]+1" office:value-type="float" office:value="6" calcext:value-type="float">
            <text:p>6</text:p>
          </table:table-cell>
          <table:table-cell table:formula="of:=[.H112]+0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31" calcext:value-type="float">
            <text:p>231</text:p>
          </table:table-cell>
          <table:table-cell office:value-type="float" office:value="299" calcext:value-type="float">
            <text:p>299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table:formula="of:=[.N112]+0" office:value-type="float" office:value="300" calcext:value-type="float">
            <text:p>300</text:p>
          </table:table-cell>
          <table:table-cell table:formula="of:=AVERAGE([.H113:.N113])" office:value-type="float" office:value="197" calcext:value-type="float">
            <text:p>197</text:p>
          </table:table-cell>
          <table:table-cell table:formula="of:=STDEV([.H113:.N113])" office:value-type="float" office:value="102.225241501304" calcext:value-type="float">
            <text:p>102.23</text:p>
          </table:table-cell>
          <table:table-cell table:formula="of:=[.P113]/SQRT(5)" office:value-type="float" office:value="45.7165178026498" calcext:value-type="float">
            <text:p>45.72</text:p>
          </table:table-cell>
          <table:table-cell table:formula="of:=[.O113]+[.P113]" office:value-type="float" office:value="299.225241501304" calcext:value-type="float">
            <text:p>299.225241501304</text:p>
          </table:table-cell>
          <table:table-cell table:formula="of:=[.O113]-[.P113]" office:value-type="float" office:value="94.7747584986956" calcext:value-type="float">
            <text:p>94.7747584986956</text:p>
          </table:table-cell>
          <table:table-cell table:formula="of:=[.R113]-[.S113]" office:value-type="float" office:value="204.450483002609" calcext:value-type="float">
            <text:p>204.450483002609</text:p>
          </table:table-cell>
          <table:table-cell table:formula="of:=[.O113]+[.Q113]" office:value-type="float" office:value="242.71651780265" calcext:value-type="float">
            <text:p>242.71651780265</text:p>
          </table:table-cell>
          <table:table-cell table:formula="of:=[.O113]-[.Q113]" office:value-type="float" office:value="151.28348219735" calcext:value-type="float">
            <text:p>151.28348219735</text:p>
          </table:table-cell>
          <table:table-cell table:formula="of:=[.U113]-[.V113]" office:value-type="float" office:value="91.4330356052997" calcext:value-type="float">
            <text:p>91.4330356052997</text:p>
          </table:table-cell>
        </table:table-row>
        <table:table-row table:style-name="ro1">
          <table:table-cell table:number-columns-repeated="6"/>
          <table:table-cell table:formula="of:=[.G113]+1" office:value-type="float" office:value="7" calcext:value-type="float">
            <text:p>7</text:p>
          </table:table-cell>
          <table:table-cell table:formula="of:=[.H113]+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71" calcext:value-type="float">
            <text:p>71</text:p>
          </table:table-cell>
          <table:table-cell table:formula="of:=[.N113]+0" office:value-type="float" office:value="300" calcext:value-type="float">
            <text:p>300</text:p>
          </table:table-cell>
          <table:table-cell table:formula="of:=AVERAGE([.H114:.N114])" office:value-type="float" office:value="121.428571428571" calcext:value-type="float">
            <text:p>121.428571428571</text:p>
          </table:table-cell>
          <table:table-cell table:formula="of:=STDEV([.H114:.N114])" office:value-type="float" office:value="96.4587254440246" calcext:value-type="float">
            <text:p>96.46</text:p>
          </table:table-cell>
          <table:table-cell table:formula="of:=[.P114]/SQRT(5)" office:value-type="float" office:value="43.1376534231655" calcext:value-type="float">
            <text:p>43.14</text:p>
          </table:table-cell>
          <table:table-cell table:formula="of:=[.O114]+[.P114]" office:value-type="float" office:value="217.887296872596" calcext:value-type="float">
            <text:p>217.887296872596</text:p>
          </table:table-cell>
          <table:table-cell table:formula="of:=[.O114]-[.P114]" office:value-type="float" office:value="24.9698459845469" calcext:value-type="float">
            <text:p>24.9698459845469</text:p>
          </table:table-cell>
          <table:table-cell table:formula="of:=[.R114]-[.S114]" office:value-type="float" office:value="192.917450888049" calcext:value-type="float">
            <text:p>192.917450888049</text:p>
          </table:table-cell>
          <table:table-cell table:formula="of:=[.O114]+[.Q114]" office:value-type="float" office:value="164.566224851737" calcext:value-type="float">
            <text:p>164.566224851737</text:p>
          </table:table-cell>
          <table:table-cell table:formula="of:=[.O114]-[.Q114]" office:value-type="float" office:value="78.2909180054059" calcext:value-type="float">
            <text:p>78.2909180054059</text:p>
          </table:table-cell>
          <table:table-cell table:formula="of:=[.U114]-[.V114]" office:value-type="float" office:value="86.275306846331" calcext:value-type="float">
            <text:p>86.275306846331</text:p>
          </table:table-cell>
        </table:table-row>
        <table:table-row table:style-name="ro1">
          <table:table-cell table:number-columns-repeated="6"/>
          <table:table-cell table:formula="of:=[.G114]+1" office:value-type="float" office:value="8" calcext:value-type="float">
            <text:p>8</text:p>
          </table:table-cell>
          <table:table-cell table:formula="of:=[.H114]+0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table:formula="of:=[.N114]+0" office:value-type="float" office:value="300" calcext:value-type="float">
            <text:p>300</text:p>
          </table:table-cell>
          <table:table-cell table:formula="of:=AVERAGE([.H115:.N115])" office:value-type="float" office:value="91.5714285714286" calcext:value-type="float">
            <text:p>91.5714285714286</text:p>
          </table:table-cell>
          <table:table-cell table:formula="of:=STDEV([.H115:.N115])" office:value-type="float" office:value="96.583050864454" calcext:value-type="float">
            <text:p>96.58</text:p>
          </table:table-cell>
          <table:table-cell table:formula="of:=[.P115]/SQRT(5)" office:value-type="float" office:value="43.1932534414478" calcext:value-type="float">
            <text:p>43.19</text:p>
          </table:table-cell>
          <table:table-cell table:formula="of:=[.O115]+[.P115]" office:value-type="float" office:value="188.154479435883" calcext:value-type="float">
            <text:p>188.154479435883</text:p>
          </table:table-cell>
          <table:table-cell table:formula="of:=[.O115]-[.P115]" office:value-type="float" office:value="-5.01162229302547" calcext:value-type="float">
            <text:p>-5.01162229302547</text:p>
          </table:table-cell>
          <table:table-cell table:formula="of:=[.R115]-[.S115]" office:value-type="float" office:value="193.166101728908" calcext:value-type="float">
            <text:p>193.166101728908</text:p>
          </table:table-cell>
          <table:table-cell table:formula="of:=[.O115]+[.Q115]" office:value-type="float" office:value="134.764682012876" calcext:value-type="float">
            <text:p>134.764682012876</text:p>
          </table:table-cell>
          <table:table-cell table:formula="of:=[.O115]-[.Q115]" office:value-type="float" office:value="48.3781751299808" calcext:value-type="float">
            <text:p>48.3781751299808</text:p>
          </table:table-cell>
          <table:table-cell table:formula="of:=[.U115]-[.V115]" office:value-type="float" office:value="86.3865068828956" calcext:value-type="float">
            <text:p>86.3865068828956</text:p>
          </table:table-cell>
        </table:table-row>
        <table:table-row table:style-name="ro1">
          <table:table-cell table:number-columns-repeated="6"/>
          <table:table-cell table:formula="of:=[.G115]+1" office:value-type="float" office:value="9" calcext:value-type="float">
            <text:p>9</text:p>
          </table:table-cell>
          <table:table-cell table:formula="of:=[.H115]+0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39" calcext:value-type="float">
            <text:p>139</text:p>
          </table:table-cell>
          <table:table-cell office:value-type="float" office:value="175" calcext:value-type="float">
            <text:p>175</text:p>
          </table:table-cell>
          <table:table-cell office:value-type="float" office:value="108" calcext:value-type="float">
            <text:p>108</text:p>
          </table:table-cell>
          <table:table-cell table:formula="of:=[.N115]+0" office:value-type="float" office:value="300" calcext:value-type="float">
            <text:p>300</text:p>
          </table:table-cell>
          <table:table-cell table:formula="of:=AVERAGE([.H116:.N116])" office:value-type="float" office:value="130.142857142857" calcext:value-type="float">
            <text:p>130.142857142857</text:p>
          </table:table-cell>
          <table:table-cell table:formula="of:=STDEV([.H116:.N116])" office:value-type="float" office:value="92.2450153511986" calcext:value-type="float">
            <text:p>92.25</text:p>
          </table:table-cell>
          <table:table-cell table:formula="of:=[.P116]/SQRT(5)" office:value-type="float" office:value="41.2532249821583" calcext:value-type="float">
            <text:p>41.25</text:p>
          </table:table-cell>
          <table:table-cell table:formula="of:=[.O116]+[.P116]" office:value-type="float" office:value="222.387872494056" calcext:value-type="float">
            <text:p>222.387872494056</text:p>
          </table:table-cell>
          <table:table-cell table:formula="of:=[.O116]-[.P116]" office:value-type="float" office:value="37.8978417916586" calcext:value-type="float">
            <text:p>37.8978417916586</text:p>
          </table:table-cell>
          <table:table-cell table:formula="of:=[.R116]-[.S116]" office:value-type="float" office:value="184.490030702397" calcext:value-type="float">
            <text:p>184.490030702397</text:p>
          </table:table-cell>
          <table:table-cell table:formula="of:=[.O116]+[.Q116]" office:value-type="float" office:value="171.396082125015" calcext:value-type="float">
            <text:p>171.396082125015</text:p>
          </table:table-cell>
          <table:table-cell table:formula="of:=[.O116]-[.Q116]" office:value-type="float" office:value="88.8896321606988" calcext:value-type="float">
            <text:p>88.8896321606988</text:p>
          </table:table-cell>
          <table:table-cell table:formula="of:=[.U116]-[.V116]" office:value-type="float" office:value="82.5064499643166" calcext:value-type="float">
            <text:p>82.5064499643166</text:p>
          </table:table-cell>
        </table:table-row>
        <table:table-row table:style-name="ro1">
          <table:table-cell table:number-columns-repeated="6"/>
          <table:table-cell table:formula="of:=[.G116]+1" office:value-type="float" office:value="10" calcext:value-type="float">
            <text:p>10</text:p>
          </table:table-cell>
          <table:table-cell table:formula="of:=[.H116]+0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11" calcext:value-type="float">
            <text:p>211</text:p>
          </table:table-cell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table:formula="of:=[.N116]+0" office:value-type="float" office:value="300" calcext:value-type="float">
            <text:p>300</text:p>
          </table:table-cell>
          <table:table-cell table:formula="of:=AVERAGE([.H117:.N117])" office:value-type="float" office:value="161.142857142857" calcext:value-type="float">
            <text:p>161.142857142857</text:p>
          </table:table-cell>
          <table:table-cell table:formula="of:=STDEV([.H117:.N117])" office:value-type="float" office:value="105.814977785801" calcext:value-type="float">
            <text:p>105.81</text:p>
          </table:table-cell>
          <table:table-cell table:formula="of:=[.P117]/SQRT(5)" office:value-type="float" office:value="47.3218966733362" calcext:value-type="float">
            <text:p>47.32</text:p>
          </table:table-cell>
          <table:table-cell table:formula="of:=[.O117]+[.P117]" office:value-type="float" office:value="266.957834928658" calcext:value-type="float">
            <text:p>266.957834928658</text:p>
          </table:table-cell>
          <table:table-cell table:formula="of:=[.O117]-[.P117]" office:value-type="float" office:value="55.3278793570563" calcext:value-type="float">
            <text:p>55.3278793570563</text:p>
          </table:table-cell>
          <table:table-cell table:formula="of:=[.R117]-[.S117]" office:value-type="float" office:value="211.629955571602" calcext:value-type="float">
            <text:p>211.629955571602</text:p>
          </table:table-cell>
          <table:table-cell table:formula="of:=[.O117]+[.Q117]" office:value-type="float" office:value="208.464753816193" calcext:value-type="float">
            <text:p>208.464753816193</text:p>
          </table:table-cell>
          <table:table-cell table:formula="of:=[.O117]-[.Q117]" office:value-type="float" office:value="113.820960469521" calcext:value-type="float">
            <text:p>113.820960469521</text:p>
          </table:table-cell>
          <table:table-cell table:formula="of:=[.U117]-[.V117]" office:value-type="float" office:value="94.6437933466723" calcext:value-type="float">
            <text:p>94.6437933466723</text:p>
          </table:table-cell>
        </table:table-row>
        <table:table-row table:style-name="ro1">
          <table:table-cell table:number-columns-repeated="6"/>
          <table:table-cell table:formula="of:=[.G117]+1" office:value-type="float" office:value="11" calcext:value-type="float">
            <text:p>11</text:p>
          </table:table-cell>
          <table:table-cell table:formula="of:=[.H117]+0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  <table:table-cell table:formula="of:=[.N117]+0" office:value-type="float" office:value="300" calcext:value-type="float">
            <text:p>300</text:p>
          </table:table-cell>
          <table:table-cell table:formula="of:=AVERAGE([.H118:.N118])" office:value-type="float" office:value="121.571428571429" calcext:value-type="float">
            <text:p>121.571428571429</text:p>
          </table:table-cell>
          <table:table-cell table:formula="of:=STDEV([.H118:.N118])" office:value-type="float" office:value="95.9146445941341" calcext:value-type="float">
            <text:p>95.91</text:p>
          </table:table-cell>
          <table:table-cell table:formula="of:=[.P118]/SQRT(5)" office:value-type="float" office:value="42.8943330700433" calcext:value-type="float">
            <text:p>42.89</text:p>
          </table:table-cell>
          <table:table-cell table:formula="of:=[.O118]+[.P118]" office:value-type="float" office:value="217.486073165563" calcext:value-type="float">
            <text:p>217.486073165563</text:p>
          </table:table-cell>
          <table:table-cell table:formula="of:=[.O118]-[.P118]" office:value-type="float" office:value="25.6567839772945" calcext:value-type="float">
            <text:p>25.6567839772945</text:p>
          </table:table-cell>
          <table:table-cell table:formula="of:=[.R118]-[.S118]" office:value-type="float" office:value="191.829289188268" calcext:value-type="float">
            <text:p>191.829289188268</text:p>
          </table:table-cell>
          <table:table-cell table:formula="of:=[.O118]+[.Q118]" office:value-type="float" office:value="164.465761641472" calcext:value-type="float">
            <text:p>164.465761641472</text:p>
          </table:table-cell>
          <table:table-cell table:formula="of:=[.O118]-[.Q118]" office:value-type="float" office:value="78.6770955013853" calcext:value-type="float">
            <text:p>78.6770955013853</text:p>
          </table:table-cell>
          <table:table-cell table:formula="of:=[.U118]-[.V118]" office:value-type="float" office:value="85.7886661400866" calcext:value-type="float">
            <text:p>85.7886661400866</text:p>
          </table:table-cell>
        </table:table-row>
        <table:table-row table:style-name="ro1">
          <table:table-cell table:number-columns-repeated="6"/>
          <table:table-cell table:formula="of:=[.G118]+1" office:value-type="float" office:value="12" calcext:value-type="float">
            <text:p>12</text:p>
          </table:table-cell>
          <table:table-cell table:formula="of:=[.H118]+0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office:value-type="float" office:value="261" calcext:value-type="float">
            <text:p>261</text:p>
          </table:table-cell>
          <table:table-cell table:formula="of:=[.N118]+0" office:value-type="float" office:value="300" calcext:value-type="float">
            <text:p>300</text:p>
          </table:table-cell>
          <table:table-cell table:formula="of:=AVERAGE([.H119:.N119])" office:value-type="float" office:value="200.142857142857" calcext:value-type="float">
            <text:p>200.142857142857</text:p>
          </table:table-cell>
          <table:table-cell table:formula="of:=STDEV([.H119:.N119])" office:value-type="float" office:value="99.6517746479017" calcext:value-type="float">
            <text:p>99.65</text:p>
          </table:table-cell>
          <table:table-cell table:formula="of:=[.P119]/SQRT(5)" office:value-type="float" office:value="44.5656284382397" calcext:value-type="float">
            <text:p>44.57</text:p>
          </table:table-cell>
          <table:table-cell table:formula="of:=[.O119]+[.P119]" office:value-type="float" office:value="299.794631790759" calcext:value-type="float">
            <text:p>299.794631790759</text:p>
          </table:table-cell>
          <table:table-cell table:formula="of:=[.O119]-[.P119]" office:value-type="float" office:value="100.491082494955" calcext:value-type="float">
            <text:p>100.491082494955</text:p>
          </table:table-cell>
          <table:table-cell table:formula="of:=[.R119]-[.S119]" office:value-type="float" office:value="199.303549295803" calcext:value-type="float">
            <text:p>199.303549295803</text:p>
          </table:table-cell>
          <table:table-cell table:formula="of:=[.O119]+[.Q119]" office:value-type="float" office:value="244.708485581097" calcext:value-type="float">
            <text:p>244.708485581097</text:p>
          </table:table-cell>
          <table:table-cell table:formula="of:=[.O119]-[.Q119]" office:value-type="float" office:value="155.577228704617" calcext:value-type="float">
            <text:p>155.577228704617</text:p>
          </table:table-cell>
          <table:table-cell table:formula="of:=[.U119]-[.V119]" office:value-type="float" office:value="89.1312568764794" calcext:value-type="float">
            <text:p>89.1312568764794</text:p>
          </table:table-cell>
        </table:table-row>
        <table:table-row table:style-name="ro1">
          <table:table-cell table:number-columns-repeated="6"/>
          <table:table-cell table:formula="of:=[.G119]+1" office:value-type="float" office:value="13" calcext:value-type="float">
            <text:p>13</text:p>
          </table:table-cell>
          <table:table-cell table:formula="of:=[.H119]+0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45" calcext:value-type="float">
            <text:p>145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table:formula="of:=[.N119]+0" office:value-type="float" office:value="300" calcext:value-type="float">
            <text:p>300</text:p>
          </table:table-cell>
          <table:table-cell table:formula="of:=AVERAGE([.H120:.N120])" office:value-type="float" office:value="179.714285714286" calcext:value-type="float">
            <text:p>179.714285714286</text:p>
          </table:table-cell>
          <table:table-cell table:formula="of:=STDEV([.H120:.N120])" office:value-type="float" office:value="91.5982428610838" calcext:value-type="float">
            <text:p>91.60</text:p>
          </table:table-cell>
          <table:table-cell table:formula="of:=[.P120]/SQRT(5)" office:value-type="float" office:value="40.9639795313837" calcext:value-type="float">
            <text:p>40.96</text:p>
          </table:table-cell>
          <table:table-cell table:formula="of:=[.O120]+[.P120]" office:value-type="float" office:value="271.31252857537" calcext:value-type="float">
            <text:p>271.31252857537</text:p>
          </table:table-cell>
          <table:table-cell table:formula="of:=[.O120]-[.P120]" office:value-type="float" office:value="88.1160428532019" calcext:value-type="float">
            <text:p>88.1160428532019</text:p>
          </table:table-cell>
          <table:table-cell table:formula="of:=[.R120]-[.S120]" office:value-type="float" office:value="183.196485722168" calcext:value-type="float">
            <text:p>183.196485722168</text:p>
          </table:table-cell>
          <table:table-cell table:formula="of:=[.O120]+[.Q120]" office:value-type="float" office:value="220.678265245669" calcext:value-type="float">
            <text:p>220.678265245669</text:p>
          </table:table-cell>
          <table:table-cell table:formula="of:=[.O120]-[.Q120]" office:value-type="float" office:value="138.750306182902" calcext:value-type="float">
            <text:p>138.750306182902</text:p>
          </table:table-cell>
          <table:table-cell table:formula="of:=[.U120]-[.V120]" office:value-type="float" office:value="81.9279590627673" calcext:value-type="float">
            <text:p>81.9279590627673</text:p>
          </table:table-cell>
        </table:table-row>
        <table:table-row table:style-name="ro1">
          <table:table-cell table:number-columns-repeated="6"/>
          <table:table-cell table:formula="of:=[.G120]+1" office:value-type="float" office:value="14" calcext:value-type="float">
            <text:p>14</text:p>
          </table:table-cell>
          <table:table-cell table:formula="of:=[.H120]+0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formula="of:=[.N120]+0" office:value-type="float" office:value="300" calcext:value-type="float">
            <text:p>300</text:p>
          </table:table-cell>
          <table:table-cell table:formula="of:=AVERAGE([.H121:.N121])" office:value-type="float" office:value="151.571428571429" calcext:value-type="float">
            <text:p>151.571428571429</text:p>
          </table:table-cell>
          <table:table-cell table:formula="of:=STDEV([.H121:.N121])" office:value-type="float" office:value="93.4859296772463" calcext:value-type="float">
            <text:p>93.49</text:p>
          </table:table-cell>
          <table:table-cell table:formula="of:=[.P121]/SQRT(5)" office:value-type="float" office:value="41.8081787396176" calcext:value-type="float">
            <text:p>41.81</text:p>
          </table:table-cell>
          <table:table-cell table:formula="of:=[.O121]+[.P121]" office:value-type="float" office:value="245.057358248675" calcext:value-type="float">
            <text:p>245.057358248675</text:p>
          </table:table-cell>
          <table:table-cell table:formula="of:=[.O121]-[.P121]" office:value-type="float" office:value="58.0854988941823" calcext:value-type="float">
            <text:p>58.0854988941823</text:p>
          </table:table-cell>
          <table:table-cell table:formula="of:=[.R121]-[.S121]" office:value-type="float" office:value="186.971859354493" calcext:value-type="float">
            <text:p>186.971859354493</text:p>
          </table:table-cell>
          <table:table-cell table:formula="of:=[.O121]+[.Q121]" office:value-type="float" office:value="193.379607311046" calcext:value-type="float">
            <text:p>193.379607311046</text:p>
          </table:table-cell>
          <table:table-cell table:formula="of:=[.O121]-[.Q121]" office:value-type="float" office:value="109.763249831811" calcext:value-type="float">
            <text:p>109.763249831811</text:p>
          </table:table-cell>
          <table:table-cell table:formula="of:=[.U121]-[.V121]" office:value-type="float" office:value="83.6163574792351" calcext:value-type="float">
            <text:p>83.6163574792351</text:p>
          </table:table-cell>
        </table:table-row>
        <table:table-row table:style-name="ro1">
          <table:table-cell table:number-columns-repeated="6"/>
          <table:table-cell table:formula="of:=[.G121]+1" office:value-type="float" office:value="15" calcext:value-type="float">
            <text:p>15</text:p>
          </table:table-cell>
          <table:table-cell table:formula="of:=[.H121]+0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57" calcext:value-type="float">
            <text:p>257</text:p>
          </table:table-cell>
          <table:table-cell office:value-type="float" office:value="226" calcext:value-type="float">
            <text:p>226</text:p>
          </table:table-cell>
          <table:table-cell office:value-type="float" office:value="270" calcext:value-type="float">
            <text:p>270</text:p>
          </table:table-cell>
          <table:table-cell office:value-type="float" office:value="207" calcext:value-type="float">
            <text:p>207</text:p>
          </table:table-cell>
          <table:table-cell table:formula="of:=[.N121]+0" office:value-type="float" office:value="300" calcext:value-type="float">
            <text:p>300</text:p>
          </table:table-cell>
          <table:table-cell table:formula="of:=AVERAGE([.H122:.N122])" office:value-type="float" office:value="192.142857142857" calcext:value-type="float">
            <text:p>192.142857142857</text:p>
          </table:table-cell>
          <table:table-cell table:formula="of:=STDEV([.H122:.N122])" office:value-type="float" office:value="109.290787308337" calcext:value-type="float">
            <text:p>109.29</text:p>
          </table:table-cell>
          <table:table-cell table:formula="of:=[.P122]/SQRT(5)" office:value-type="float" office:value="48.8763259471826" calcext:value-type="float">
            <text:p>48.88</text:p>
          </table:table-cell>
          <table:table-cell table:formula="of:=[.O122]+[.P122]" office:value-type="float" office:value="301.433644451194" calcext:value-type="float">
            <text:p>301.433644451194</text:p>
          </table:table-cell>
          <table:table-cell table:formula="of:=[.O122]-[.P122]" office:value-type="float" office:value="82.85206983452" calcext:value-type="float">
            <text:p>82.85206983452</text:p>
          </table:table-cell>
          <table:table-cell table:formula="of:=[.R122]-[.S122]" office:value-type="float" office:value="218.581574616674" calcext:value-type="float">
            <text:p>218.581574616674</text:p>
          </table:table-cell>
          <table:table-cell table:formula="of:=[.O122]+[.Q122]" office:value-type="float" office:value="241.01918309004" calcext:value-type="float">
            <text:p>241.01918309004</text:p>
          </table:table-cell>
          <table:table-cell table:formula="of:=[.O122]-[.Q122]" office:value-type="float" office:value="143.266531195675" calcext:value-type="float">
            <text:p>143.266531195675</text:p>
          </table:table-cell>
          <table:table-cell table:formula="of:=[.U122]-[.V122]" office:value-type="float" office:value="97.7526518943653" calcext:value-type="float">
            <text:p>97.7526518943653</text:p>
          </table:table-cell>
        </table:table-row>
        <table:table-row table:style-name="ro1">
          <table:table-cell table:number-columns-repeated="6"/>
          <table:table-cell table:formula="of:=[.G122]+1" office:value-type="float" office:value="16" calcext:value-type="float">
            <text:p>16</text:p>
          </table:table-cell>
          <table:table-cell table:formula="of:=[.H122]+0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87" calcext:value-type="float">
            <text:p>187</text:p>
          </table:table-cell>
          <table:table-cell office:value-type="float" office:value="257" calcext:value-type="float">
            <text:p>257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  <table:table-cell table:formula="of:=[.N122]+0" office:value-type="float" office:value="300" calcext:value-type="float">
            <text:p>300</text:p>
          </table:table-cell>
          <table:table-cell table:formula="of:=AVERAGE([.H123:.N123])" office:value-type="float" office:value="183.285714285714" calcext:value-type="float">
            <text:p>183.285714285714</text:p>
          </table:table-cell>
          <table:table-cell table:formula="of:=STDEV([.H123:.N123])" office:value-type="float" office:value="95.4772473519464" calcext:value-type="float">
            <text:p>95.48</text:p>
          </table:table-cell>
          <table:table-cell table:formula="of:=[.P123]/SQRT(5)" office:value-type="float" office:value="42.6987230767028" calcext:value-type="float">
            <text:p>42.70</text:p>
          </table:table-cell>
          <table:table-cell table:formula="of:=[.O123]+[.P123]" office:value-type="float" office:value="278.762961637661" calcext:value-type="float">
            <text:p>278.762961637661</text:p>
          </table:table-cell>
          <table:table-cell table:formula="of:=[.O123]-[.P123]" office:value-type="float" office:value="87.8084669337678" calcext:value-type="float">
            <text:p>87.8084669337678</text:p>
          </table:table-cell>
          <table:table-cell table:formula="of:=[.R123]-[.S123]" office:value-type="float" office:value="190.954494703893" calcext:value-type="float">
            <text:p>190.954494703893</text:p>
          </table:table-cell>
          <table:table-cell table:formula="of:=[.O123]+[.Q123]" office:value-type="float" office:value="225.984437362417" calcext:value-type="float">
            <text:p>225.984437362417</text:p>
          </table:table-cell>
          <table:table-cell table:formula="of:=[.O123]-[.Q123]" office:value-type="float" office:value="140.586991209011" calcext:value-type="float">
            <text:p>140.586991209011</text:p>
          </table:table-cell>
          <table:table-cell table:formula="of:=[.U123]-[.V123]" office:value-type="float" office:value="85.3974461534056" calcext:value-type="float">
            <text:p>85.3974461534056</text:p>
          </table:table-cell>
        </table:table-row>
        <table:table-row table:style-name="ro1">
          <table:table-cell table:number-columns-repeated="6"/>
          <table:table-cell table:formula="of:=[.G123]+1" office:value-type="float" office:value="17" calcext:value-type="float">
            <text:p>17</text:p>
          </table:table-cell>
          <table:table-cell table:formula="of:=[.H123]+0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table:formula="of:=[.N123]+0" office:value-type="float" office:value="300" calcext:value-type="float">
            <text:p>300</text:p>
          </table:table-cell>
          <table:table-cell table:formula="of:=AVERAGE([.H124:.N124])" office:value-type="float" office:value="124" calcext:value-type="float">
            <text:p>124</text:p>
          </table:table-cell>
          <table:table-cell table:formula="of:=STDEV([.H124:.N124])" office:value-type="float" office:value="92.3994949481147" calcext:value-type="float">
            <text:p>92.40</text:p>
          </table:table-cell>
          <table:table-cell table:formula="of:=[.P124]/SQRT(5)" office:value-type="float" office:value="41.3223103581266" calcext:value-type="float">
            <text:p>41.32</text:p>
          </table:table-cell>
          <table:table-cell table:formula="of:=[.O124]+[.P124]" office:value-type="float" office:value="216.399494948115" calcext:value-type="float">
            <text:p>216.399494948115</text:p>
          </table:table-cell>
          <table:table-cell table:formula="of:=[.O124]-[.P124]" office:value-type="float" office:value="31.6005050518853" calcext:value-type="float">
            <text:p>31.6005050518853</text:p>
          </table:table-cell>
          <table:table-cell table:formula="of:=[.R124]-[.S124]" office:value-type="float" office:value="184.798989896229" calcext:value-type="float">
            <text:p>184.798989896229</text:p>
          </table:table-cell>
          <table:table-cell table:formula="of:=[.O124]+[.Q124]" office:value-type="float" office:value="165.322310358127" calcext:value-type="float">
            <text:p>165.322310358127</text:p>
          </table:table-cell>
          <table:table-cell table:formula="of:=[.O124]-[.Q124]" office:value-type="float" office:value="82.6776896418735" calcext:value-type="float">
            <text:p>82.6776896418735</text:p>
          </table:table-cell>
          <table:table-cell table:formula="of:=[.U124]-[.V124]" office:value-type="float" office:value="82.6446207162531" calcext:value-type="float">
            <text:p>82.6446207162531</text:p>
          </table:table-cell>
        </table:table-row>
        <table:table-row table:style-name="ro1">
          <table:table-cell table:number-columns-repeated="6"/>
          <table:table-cell table:formula="of:=[.G124]+1" office:value-type="float" office:value="18" calcext:value-type="float">
            <text:p>18</text:p>
          </table:table-cell>
          <table:table-cell table:formula="of:=[.H124]+0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92" calcext:value-type="float">
            <text:p>192</text:p>
          </table:table-cell>
          <table:table-cell office:value-type="float" office:value="297" calcext:value-type="float">
            <text:p>297</text:p>
          </table:table-cell>
          <table:table-cell office:value-type="float" office:value="166" calcext:value-type="float">
            <text:p>166</text:p>
          </table:table-cell>
          <table:table-cell office:value-type="float" office:value="259" calcext:value-type="float">
            <text:p>259</text:p>
          </table:table-cell>
          <table:table-cell table:formula="of:=[.N124]+0" office:value-type="float" office:value="300" calcext:value-type="float">
            <text:p>300</text:p>
          </table:table-cell>
          <table:table-cell table:formula="of:=AVERAGE([.H125:.N125])" office:value-type="float" office:value="215.142857142857" calcext:value-type="float">
            <text:p>215.142857142857</text:p>
          </table:table-cell>
          <table:table-cell table:formula="of:=STDEV([.H125:.N125])" office:value-type="float" office:value="108.757265767133" calcext:value-type="float">
            <text:p>108.76</text:p>
          </table:table-cell>
          <table:table-cell table:formula="of:=[.P125]/SQRT(5)" office:value-type="float" office:value="48.6377278604642" calcext:value-type="float">
            <text:p>48.64</text:p>
          </table:table-cell>
          <table:table-cell table:formula="of:=[.O125]+[.P125]" office:value-type="float" office:value="323.90012290999" calcext:value-type="float">
            <text:p>323.90012290999</text:p>
          </table:table-cell>
          <table:table-cell table:formula="of:=[.O125]-[.P125]" office:value-type="float" office:value="106.385591375724" calcext:value-type="float">
            <text:p>106.385591375724</text:p>
          </table:table-cell>
          <table:table-cell table:formula="of:=[.R125]-[.S125]" office:value-type="float" office:value="217.514531534266" calcext:value-type="float">
            <text:p>217.514531534266</text:p>
          </table:table-cell>
          <table:table-cell table:formula="of:=[.O125]+[.Q125]" office:value-type="float" office:value="263.780585003321" calcext:value-type="float">
            <text:p>263.780585003321</text:p>
          </table:table-cell>
          <table:table-cell table:formula="of:=[.O125]-[.Q125]" office:value-type="float" office:value="166.505129282393" calcext:value-type="float">
            <text:p>166.505129282393</text:p>
          </table:table-cell>
          <table:table-cell table:formula="of:=[.U125]-[.V125]" office:value-type="float" office:value="97.2754557209283" calcext:value-type="float">
            <text:p>97.2754557209283</text:p>
          </table:table-cell>
        </table:table-row>
        <table:table-row table:style-name="ro1">
          <table:table-cell table:number-columns-repeated="6"/>
          <table:table-cell table:formula="of:=[.G125]+1" office:value-type="float" office:value="19" calcext:value-type="float">
            <text:p>19</text:p>
          </table:table-cell>
          <table:table-cell table:formula="of:=[.H125]+0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282" calcext:value-type="float">
            <text:p>282</text:p>
          </table:table-cell>
          <table:table-cell office:value-type="float" office:value="120" calcext:value-type="float">
            <text:p>120</text:p>
          </table:table-cell>
          <table:table-cell office:value-type="float" office:value="234" calcext:value-type="float">
            <text:p>234</text:p>
          </table:table-cell>
          <table:table-cell office:value-type="float" office:value="136" calcext:value-type="float">
            <text:p>136</text:p>
          </table:table-cell>
          <table:table-cell table:formula="of:=[.N125]+0" office:value-type="float" office:value="300" calcext:value-type="float">
            <text:p>300</text:p>
          </table:table-cell>
          <table:table-cell table:formula="of:=AVERAGE([.H126:.N126])" office:value-type="float" office:value="195.714285714286" calcext:value-type="float">
            <text:p>195.714285714286</text:p>
          </table:table-cell>
          <table:table-cell table:formula="of:=STDEV([.H126:.N126])" office:value-type="float" office:value="113.908902616249" calcext:value-type="float">
            <text:p>113.91</text:p>
          </table:table-cell>
          <table:table-cell table:formula="of:=[.P126]/SQRT(5)" office:value-type="float" office:value="50.9416098984673" calcext:value-type="float">
            <text:p>50.94</text:p>
          </table:table-cell>
          <table:table-cell table:formula="of:=[.O126]+[.P126]" office:value-type="float" office:value="309.623188330535" calcext:value-type="float">
            <text:p>309.623188330535</text:p>
          </table:table-cell>
          <table:table-cell table:formula="of:=[.O126]-[.P126]" office:value-type="float" office:value="81.8053830980367" calcext:value-type="float">
            <text:p>81.8053830980367</text:p>
          </table:table-cell>
          <table:table-cell table:formula="of:=[.R126]-[.S126]" office:value-type="float" office:value="227.817805232498" calcext:value-type="float">
            <text:p>227.817805232498</text:p>
          </table:table-cell>
          <table:table-cell table:formula="of:=[.O126]+[.Q126]" office:value-type="float" office:value="246.655895612753" calcext:value-type="float">
            <text:p>246.655895612753</text:p>
          </table:table-cell>
          <table:table-cell table:formula="of:=[.O126]-[.Q126]" office:value-type="float" office:value="144.772675815818" calcext:value-type="float">
            <text:p>144.772675815818</text:p>
          </table:table-cell>
          <table:table-cell table:formula="of:=[.U126]-[.V126]" office:value-type="float" office:value="101.883219796935" calcext:value-type="float">
            <text:p>101.883219796935</text:p>
          </table:table-cell>
        </table:table-row>
        <table:table-row table:style-name="ro1">
          <table:table-cell table:number-columns-repeated="6"/>
          <table:table-cell table:formula="of:=[.G126]+1" office:value-type="float" office:value="20" calcext:value-type="float">
            <text:p>20</text:p>
          </table:table-cell>
          <table:table-cell table:formula="of:=[.H126]+0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33" calcext:value-type="float">
            <text:p>333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table:formula="of:=[.N126]+0" office:value-type="float" office:value="300" calcext:value-type="float">
            <text:p>300</text:p>
          </table:table-cell>
          <table:table-cell table:formula="of:=AVERAGE([.H127:.N127])" office:value-type="float" office:value="158" calcext:value-type="float">
            <text:p>158</text:p>
          </table:table-cell>
          <table:table-cell table:formula="of:=STDEV([.H127:.N127])" office:value-type="float" office:value="117.811997125364" calcext:value-type="float">
            <text:p>117.81</text:p>
          </table:table-cell>
          <table:table-cell table:formula="of:=[.P127]/SQRT(5)" office:value-type="float" office:value="52.6871268274645" calcext:value-type="float">
            <text:p>52.69</text:p>
          </table:table-cell>
          <table:table-cell table:formula="of:=[.O127]+[.P127]" office:value-type="float" office:value="275.811997125363" calcext:value-type="float">
            <text:p>275.811997125363</text:p>
          </table:table-cell>
          <table:table-cell table:formula="of:=[.O127]-[.P127]" office:value-type="float" office:value="40.1880028746365" calcext:value-type="float">
            <text:p>40.1880028746365</text:p>
          </table:table-cell>
          <table:table-cell table:formula="of:=[.R127]-[.S127]" office:value-type="float" office:value="235.623994250727" calcext:value-type="float">
            <text:p>235.623994250727</text:p>
          </table:table-cell>
          <table:table-cell table:formula="of:=[.O127]+[.Q127]" office:value-type="float" office:value="210.687126827465" calcext:value-type="float">
            <text:p>210.687126827465</text:p>
          </table:table-cell>
          <table:table-cell table:formula="of:=[.O127]-[.Q127]" office:value-type="float" office:value="105.312873172535" calcext:value-type="float">
            <text:p>105.312873172535</text:p>
          </table:table-cell>
          <table:table-cell table:formula="of:=[.U127]-[.V127]" office:value-type="float" office:value="105.374253654929" calcext:value-type="float">
            <text:p>105.374253654929</text:p>
          </table:table-cell>
        </table:table-row>
        <table:table-row table:style-name="ro1">
          <table:table-cell table:number-columns-repeated="6"/>
          <table:table-cell table:formula="of:=[.G127]+1" office:value-type="float" office:value="21" calcext:value-type="float">
            <text:p>21</text:p>
          </table:table-cell>
          <table:table-cell table:formula="of:=[.H127]+0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73" calcext:value-type="float">
            <text:p>173</text:p>
          </table:table-cell>
          <table:table-cell table:formula="of:=[.N127]+0" office:value-type="float" office:value="300" calcext:value-type="float">
            <text:p>300</text:p>
          </table:table-cell>
          <table:table-cell table:formula="of:=AVERAGE([.H128:.N128])" office:value-type="float" office:value="122.428571428571" calcext:value-type="float">
            <text:p>122.428571428571</text:p>
          </table:table-cell>
          <table:table-cell table:formula="of:=STDEV([.H128:.N128])" office:value-type="float" office:value="98.8312655368687" calcext:value-type="float">
            <text:p>98.83</text:p>
          </table:table-cell>
          <table:table-cell table:formula="of:=[.P128]/SQRT(5)" office:value-type="float" office:value="44.1986856085541" calcext:value-type="float">
            <text:p>44.20</text:p>
          </table:table-cell>
          <table:table-cell table:formula="of:=[.O128]+[.P128]" office:value-type="float" office:value="221.25983696544" calcext:value-type="float">
            <text:p>221.25983696544</text:p>
          </table:table-cell>
          <table:table-cell table:formula="of:=[.O128]-[.P128]" office:value-type="float" office:value="23.5973058917028" calcext:value-type="float">
            <text:p>23.5973058917028</text:p>
          </table:table-cell>
          <table:table-cell table:formula="of:=[.R128]-[.S128]" office:value-type="float" office:value="197.662531073737" calcext:value-type="float">
            <text:p>197.662531073737</text:p>
          </table:table-cell>
          <table:table-cell table:formula="of:=[.O128]+[.Q128]" office:value-type="float" office:value="166.627257037126" calcext:value-type="float">
            <text:p>166.627257037126</text:p>
          </table:table-cell>
          <table:table-cell table:formula="of:=[.O128]-[.Q128]" office:value-type="float" office:value="78.2298858200173" calcext:value-type="float">
            <text:p>78.2298858200173</text:p>
          </table:table-cell>
          <table:table-cell table:formula="of:=[.U128]-[.V128]" office:value-type="float" office:value="88.3973712171082" calcext:value-type="float">
            <text:p>88.3973712171082</text:p>
          </table:table-cell>
        </table:table-row>
        <table:table-row table:style-name="ro1">
          <table:table-cell table:number-columns-repeated="6"/>
          <table:table-cell table:formula="of:=[.G128]+1" office:value-type="float" office:value="22" calcext:value-type="float">
            <text:p>22</text:p>
          </table:table-cell>
          <table:table-cell table:formula="of:=[.H128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table:formula="of:=[.N128]+0" office:value-type="float" office:value="300" calcext:value-type="float">
            <text:p>300</text:p>
          </table:table-cell>
          <table:table-cell table:formula="of:=AVERAGE([.H129:.N129])" office:value-type="float" office:value="114.142857142857" calcext:value-type="float">
            <text:p>114.142857142857</text:p>
          </table:table-cell>
          <table:table-cell table:formula="of:=STDEV([.H129:.N129])" office:value-type="float" office:value="95.8148015208307" calcext:value-type="float">
            <text:p>95.81</text:p>
          </table:table-cell>
          <table:table-cell table:formula="of:=[.P129]/SQRT(5)" office:value-type="float" office:value="42.8496818902456" calcext:value-type="float">
            <text:p>42.85</text:p>
          </table:table-cell>
          <table:table-cell table:formula="of:=[.O129]+[.P129]" office:value-type="float" office:value="209.957658663688" calcext:value-type="float">
            <text:p>209.957658663688</text:p>
          </table:table-cell>
          <table:table-cell table:formula="of:=[.O129]-[.P129]" office:value-type="float" office:value="18.3280556220264" calcext:value-type="float">
            <text:p>18.3280556220264</text:p>
          </table:table-cell>
          <table:table-cell table:formula="of:=[.R129]-[.S129]" office:value-type="float" office:value="191.629603041661" calcext:value-type="float">
            <text:p>191.629603041661</text:p>
          </table:table-cell>
          <table:table-cell table:formula="of:=[.O129]+[.Q129]" office:value-type="float" office:value="156.992539033103" calcext:value-type="float">
            <text:p>156.992539033103</text:p>
          </table:table-cell>
          <table:table-cell table:formula="of:=[.O129]-[.Q129]" office:value-type="float" office:value="71.2931752526116" calcext:value-type="float">
            <text:p>71.2931752526116</text:p>
          </table:table-cell>
          <table:table-cell table:formula="of:=[.U129]-[.V129]" office:value-type="float" office:value="85.6993637804911" calcext:value-type="float">
            <text:p>85.6993637804911</text:p>
          </table:table-cell>
        </table:table-row>
        <table:table-row table:style-name="ro1">
          <table:table-cell table:number-columns-repeated="6"/>
          <table:table-cell table:formula="of:=[.G129]+1" office:value-type="float" office:value="23" calcext:value-type="float">
            <text:p>23</text:p>
          </table:table-cell>
          <table:table-cell table:formula="of:=[.H129]+0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162" calcext:value-type="float">
            <text:p>162</text:p>
          </table:table-cell>
          <table:table-cell table:formula="of:=[.N129]+0" office:value-type="float" office:value="300" calcext:value-type="float">
            <text:p>300</text:p>
          </table:table-cell>
          <table:table-cell table:formula="of:=AVERAGE([.H130:.N130])" office:value-type="float" office:value="138.571428571429" calcext:value-type="float">
            <text:p>138.571428571429</text:p>
          </table:table-cell>
          <table:table-cell table:formula="of:=STDEV([.H130:.N130])" office:value-type="float" office:value="92.4298962148379" calcext:value-type="float">
            <text:p>92.43</text:p>
          </table:table-cell>
          <table:table-cell table:formula="of:=[.P130]/SQRT(5)" office:value-type="float" office:value="41.3359062179256" calcext:value-type="float">
            <text:p>41.34</text:p>
          </table:table-cell>
          <table:table-cell table:formula="of:=[.O130]+[.P130]" office:value-type="float" office:value="231.001324786267" calcext:value-type="float">
            <text:p>231.001324786267</text:p>
          </table:table-cell>
          <table:table-cell table:formula="of:=[.O130]-[.P130]" office:value-type="float" office:value="46.1415323565906" calcext:value-type="float">
            <text:p>46.1415323565906</text:p>
          </table:table-cell>
          <table:table-cell table:formula="of:=[.R130]-[.S130]" office:value-type="float" office:value="184.859792429676" calcext:value-type="float">
            <text:p>184.859792429676</text:p>
          </table:table-cell>
          <table:table-cell table:formula="of:=[.O130]+[.Q130]" office:value-type="float" office:value="179.907334789354" calcext:value-type="float">
            <text:p>179.907334789354</text:p>
          </table:table-cell>
          <table:table-cell table:formula="of:=[.O130]-[.Q130]" office:value-type="float" office:value="97.235522353503" calcext:value-type="float">
            <text:p>97.235522353503</text:p>
          </table:table-cell>
          <table:table-cell table:formula="of:=[.U130]-[.V130]" office:value-type="float" office:value="82.6718124358512" calcext:value-type="float">
            <text:p>82.6718124358512</text:p>
          </table:table-cell>
        </table:table-row>
        <table:table-row table:style-name="ro1">
          <table:table-cell table:number-columns-repeated="6"/>
          <table:table-cell table:formula="of:=[.G130]+1" office:value-type="float" office:value="24" calcext:value-type="float">
            <text:p>24</text:p>
          </table:table-cell>
          <table:table-cell table:formula="of:=[.H130]+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198" calcext:value-type="float">
            <text:p>198</text:p>
          </table:table-cell>
          <table:table-cell office:value-type="float" office:value="68" calcext:value-type="float">
            <text:p>68</text:p>
          </table:table-cell>
          <table:table-cell office:value-type="float" office:value="177" calcext:value-type="float">
            <text:p>177</text:p>
          </table:table-cell>
          <table:table-cell table:formula="of:=[.N130]+0" office:value-type="float" office:value="300" calcext:value-type="float">
            <text:p>300</text:p>
          </table:table-cell>
          <table:table-cell table:formula="of:=AVERAGE([.H131:.N131])" office:value-type="float" office:value="139.714285714286" calcext:value-type="float">
            <text:p>139.714285714286</text:p>
          </table:table-cell>
          <table:table-cell table:formula="of:=STDEV([.H131:.N131])" office:value-type="float" office:value="98.0148190933634" calcext:value-type="float">
            <text:p>98.01</text:p>
          </table:table-cell>
          <table:table-cell table:formula="of:=[.P131]/SQRT(5)" office:value-type="float" office:value="43.833559659021" calcext:value-type="float">
            <text:p>43.83</text:p>
          </table:table-cell>
          <table:table-cell table:formula="of:=[.O131]+[.P131]" office:value-type="float" office:value="237.729104807649" calcext:value-type="float">
            <text:p>237.729104807649</text:p>
          </table:table-cell>
          <table:table-cell table:formula="of:=[.O131]-[.P131]" office:value-type="float" office:value="41.6994666209223" calcext:value-type="float">
            <text:p>41.6994666209223</text:p>
          </table:table-cell>
          <table:table-cell table:formula="of:=[.R131]-[.S131]" office:value-type="float" office:value="196.029638186727" calcext:value-type="float">
            <text:p>196.029638186727</text:p>
          </table:table-cell>
          <table:table-cell table:formula="of:=[.O131]+[.Q131]" office:value-type="float" office:value="183.547845373307" calcext:value-type="float">
            <text:p>183.547845373307</text:p>
          </table:table-cell>
          <table:table-cell table:formula="of:=[.O131]-[.Q131]" office:value-type="float" office:value="95.8807260552647" calcext:value-type="float">
            <text:p>95.8807260552647</text:p>
          </table:table-cell>
          <table:table-cell table:formula="of:=[.U131]-[.V131]" office:value-type="float" office:value="87.667119318042" calcext:value-type="float">
            <text:p>87.667119318042</text:p>
          </table:table-cell>
        </table:table-row>
        <table:table-row table:style-name="ro1">
          <table:table-cell table:number-columns-repeated="6"/>
          <table:table-cell table:formula="of:=[.G131]+1" office:value-type="float" office:value="25" calcext:value-type="float">
            <text:p>25</text:p>
          </table:table-cell>
          <table:table-cell table:formula="of:=[.H131]+0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74" calcext:value-type="float">
            <text:p>74</text:p>
          </table:table-cell>
          <table:table-cell table:formula="of:=[.N131]+0" office:value-type="float" office:value="300" calcext:value-type="float">
            <text:p>300</text:p>
          </table:table-cell>
          <table:table-cell table:formula="of:=AVERAGE([.H132:.N132])" office:value-type="float" office:value="129.428571428571" calcext:value-type="float">
            <text:p>129.428571428571</text:p>
          </table:table-cell>
          <table:table-cell table:formula="of:=STDEV([.H132:.N132])" office:value-type="float" office:value="94.8188749544048" calcext:value-type="float">
            <text:p>94.82</text:p>
          </table:table-cell>
          <table:table-cell table:formula="of:=[.P132]/SQRT(5)" office:value-type="float" office:value="42.4042899896203" calcext:value-type="float">
            <text:p>42.40</text:p>
          </table:table-cell>
          <table:table-cell table:formula="of:=[.O132]+[.P132]" office:value-type="float" office:value="224.247446382976" calcext:value-type="float">
            <text:p>224.247446382976</text:p>
          </table:table-cell>
          <table:table-cell table:formula="of:=[.O132]-[.P132]" office:value-type="float" office:value="34.6096964741667" calcext:value-type="float">
            <text:p>34.6096964741667</text:p>
          </table:table-cell>
          <table:table-cell table:formula="of:=[.R132]-[.S132]" office:value-type="float" office:value="189.63774990881" calcext:value-type="float">
            <text:p>189.63774990881</text:p>
          </table:table-cell>
          <table:table-cell table:formula="of:=[.O132]+[.Q132]" office:value-type="float" office:value="171.832861418192" calcext:value-type="float">
            <text:p>171.832861418192</text:p>
          </table:table-cell>
          <table:table-cell table:formula="of:=[.O132]-[.Q132]" office:value-type="float" office:value="87.0242814389512" calcext:value-type="float">
            <text:p>87.0242814389512</text:p>
          </table:table-cell>
          <table:table-cell table:formula="of:=[.U132]-[.V132]" office:value-type="float" office:value="84.8085799792405" calcext:value-type="float">
            <text:p>84.8085799792405</text:p>
          </table:table-cell>
        </table:table-row>
        <table:table-row table:style-name="ro1">
          <table:table-cell table:number-columns-repeated="6"/>
          <table:table-cell table:formula="of:=[.G132]+1" office:value-type="float" office:value="26" calcext:value-type="float">
            <text:p>26</text:p>
          </table:table-cell>
          <table:table-cell table:formula="of:=[.H132]+0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17" calcext:value-type="float">
            <text:p>317</text:p>
          </table:table-cell>
          <table:table-cell office:value-type="float" office:value="140" calcext:value-type="float">
            <text:p>140</text:p>
          </table:table-cell>
          <table:table-cell office:value-type="float" office:value="164" calcext:value-type="float">
            <text:p>164</text:p>
          </table:table-cell>
          <table:table-cell office:value-type="float" office:value="125" calcext:value-type="float">
            <text:p>125</text:p>
          </table:table-cell>
          <table:table-cell table:formula="of:=[.N132]+0" office:value-type="float" office:value="300" calcext:value-type="float">
            <text:p>300</text:p>
          </table:table-cell>
          <table:table-cell table:formula="of:=AVERAGE([.H133:.N133])" office:value-type="float" office:value="163.142857142857" calcext:value-type="float">
            <text:p>163.142857142857</text:p>
          </table:table-cell>
          <table:table-cell table:formula="of:=STDEV([.H133:.N133])" office:value-type="float" office:value="112.187980002952" calcext:value-type="float">
            <text:p>112.19</text:p>
          </table:table-cell>
          <table:table-cell table:formula="of:=[.P133]/SQRT(5)" office:value-type="float" office:value="50.1719899089977" calcext:value-type="float">
            <text:p>50.17</text:p>
          </table:table-cell>
          <table:table-cell table:formula="of:=[.O133]+[.P133]" office:value-type="float" office:value="275.33083714581" calcext:value-type="float">
            <text:p>275.33083714581</text:p>
          </table:table-cell>
          <table:table-cell table:formula="of:=[.O133]-[.P133]" office:value-type="float" office:value="50.9548771399047" calcext:value-type="float">
            <text:p>50.9548771399047</text:p>
          </table:table-cell>
          <table:table-cell table:formula="of:=[.R133]-[.S133]" office:value-type="float" office:value="224.375960005905" calcext:value-type="float">
            <text:p>224.375960005905</text:p>
          </table:table-cell>
          <table:table-cell table:formula="of:=[.O133]+[.Q133]" office:value-type="float" office:value="213.314847051855" calcext:value-type="float">
            <text:p>213.314847051855</text:p>
          </table:table-cell>
          <table:table-cell table:formula="of:=[.O133]-[.Q133]" office:value-type="float" office:value="112.970867233859" calcext:value-type="float">
            <text:p>112.970867233859</text:p>
          </table:table-cell>
          <table:table-cell table:formula="of:=[.U133]-[.V133]" office:value-type="float" office:value="100.343979817996" calcext:value-type="float">
            <text:p>100.343979817996</text:p>
          </table:table-cell>
        </table:table-row>
        <table:table-row table:style-name="ro1">
          <table:table-cell table:number-columns-repeated="6"/>
          <table:table-cell table:formula="of:=[.G133]+1" office:value-type="float" office:value="27" calcext:value-type="float">
            <text:p>27</text:p>
          </table:table-cell>
          <table:table-cell table:formula="of:=[.H133]+0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231" calcext:value-type="float">
            <text:p>231</text:p>
          </table:table-cell>
          <table:table-cell office:value-type="float" office:value="152" calcext:value-type="float">
            <text:p>152</text:p>
          </table:table-cell>
          <table:table-cell office:value-type="float" office:value="283" calcext:value-type="float">
            <text:p>283</text:p>
          </table:table-cell>
          <table:table-cell office:value-type="float" office:value="149" calcext:value-type="float">
            <text:p>149</text:p>
          </table:table-cell>
          <table:table-cell table:formula="of:=[.N133]+0" office:value-type="float" office:value="300" calcext:value-type="float">
            <text:p>300</text:p>
          </table:table-cell>
          <table:table-cell table:formula="of:=AVERAGE([.H134:.N134])" office:value-type="float" office:value="178.857142857143" calcext:value-type="float">
            <text:p>178.857142857143</text:p>
          </table:table-cell>
          <table:table-cell table:formula="of:=STDEV([.H134:.N134])" office:value-type="float" office:value="102.95213867202" calcext:value-type="float">
            <text:p>102.95</text:p>
          </table:table-cell>
          <table:table-cell table:formula="of:=[.P134]/SQRT(5)" office:value-type="float" office:value="46.0415960999244" calcext:value-type="float">
            <text:p>46.04</text:p>
          </table:table-cell>
          <table:table-cell table:formula="of:=[.O134]+[.P134]" office:value-type="float" office:value="281.809281529163" calcext:value-type="float">
            <text:p>281.809281529163</text:p>
          </table:table-cell>
          <table:table-cell table:formula="of:=[.O134]-[.P134]" office:value-type="float" office:value="75.9050041851228" calcext:value-type="float">
            <text:p>75.9050041851228</text:p>
          </table:table-cell>
          <table:table-cell table:formula="of:=[.R134]-[.S134]" office:value-type="float" office:value="205.90427734404" calcext:value-type="float">
            <text:p>205.90427734404</text:p>
          </table:table-cell>
          <table:table-cell table:formula="of:=[.O134]+[.Q134]" office:value-type="float" office:value="224.898738957067" calcext:value-type="float">
            <text:p>224.898738957067</text:p>
          </table:table-cell>
          <table:table-cell table:formula="of:=[.O134]-[.Q134]" office:value-type="float" office:value="132.815546757219" calcext:value-type="float">
            <text:p>132.815546757219</text:p>
          </table:table-cell>
          <table:table-cell table:formula="of:=[.U134]-[.V134]" office:value-type="float" office:value="92.0831921998487" calcext:value-type="float">
            <text:p>92.0831921998487</text:p>
          </table:table-cell>
        </table:table-row>
        <table:table-row table:style-name="ro1">
          <table:table-cell table:number-columns-repeated="6"/>
          <table:table-cell table:formula="of:=[.G134]+1" office:value-type="float" office:value="28" calcext:value-type="float">
            <text:p>28</text:p>
          </table:table-cell>
          <table:table-cell table:formula="of:=[.H134]+0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31" calcext:value-type="float">
            <text:p>231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office:value-type="float" office:value="213" calcext:value-type="float">
            <text:p>213</text:p>
          </table:table-cell>
          <table:table-cell table:formula="of:=[.N134]+0" office:value-type="float" office:value="300" calcext:value-type="float">
            <text:p>300</text:p>
          </table:table-cell>
          <table:table-cell table:formula="of:=AVERAGE([.H135:.N135])" office:value-type="float" office:value="175" calcext:value-type="float">
            <text:p>175</text:p>
          </table:table-cell>
          <table:table-cell table:formula="of:=STDEV([.H135:.N135])" office:value-type="float" office:value="95.6852479051325" calcext:value-type="float">
            <text:p>95.69</text:p>
          </table:table-cell>
          <table:table-cell table:formula="of:=[.P135]/SQRT(5)" office:value-type="float" office:value="42.7917437519591" calcext:value-type="float">
            <text:p>42.79</text:p>
          </table:table-cell>
          <table:table-cell table:formula="of:=[.O135]+[.P135]" office:value-type="float" office:value="270.685247905133" calcext:value-type="float">
            <text:p>270.685247905133</text:p>
          </table:table-cell>
          <table:table-cell table:formula="of:=[.O135]-[.P135]" office:value-type="float" office:value="79.3147520948675" calcext:value-type="float">
            <text:p>79.3147520948675</text:p>
          </table:table-cell>
          <table:table-cell table:formula="of:=[.R135]-[.S135]" office:value-type="float" office:value="191.370495810265" calcext:value-type="float">
            <text:p>191.370495810265</text:p>
          </table:table-cell>
          <table:table-cell table:formula="of:=[.O135]+[.Q135]" office:value-type="float" office:value="217.791743751959" calcext:value-type="float">
            <text:p>217.791743751959</text:p>
          </table:table-cell>
          <table:table-cell table:formula="of:=[.O135]-[.Q135]" office:value-type="float" office:value="132.208256248041" calcext:value-type="float">
            <text:p>132.208256248041</text:p>
          </table:table-cell>
          <table:table-cell table:formula="of:=[.U135]-[.V135]" office:value-type="float" office:value="85.5834875039183" calcext:value-type="float">
            <text:p>85.5834875039183</text:p>
          </table:table-cell>
        </table:table-row>
        <table:table-row table:style-name="ro1">
          <table:table-cell table:number-columns-repeated="6"/>
          <table:table-cell table:formula="of:=[.G135]+1" office:value-type="float" office:value="29" calcext:value-type="float">
            <text:p>29</text:p>
          </table:table-cell>
          <table:table-cell table:formula="of:=[.H135]+0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236" calcext:value-type="float">
            <text:p>236</text:p>
          </table:table-cell>
          <table:table-cell office:value-type="float" office:value="77" calcext:value-type="float">
            <text:p>77</text:p>
          </table:table-cell>
          <table:table-cell table:formula="of:=[.N135]+0" office:value-type="float" office:value="300" calcext:value-type="float">
            <text:p>300</text:p>
          </table:table-cell>
          <table:table-cell table:formula="of:=AVERAGE([.H136:.N136])" office:value-type="float" office:value="131.571428571429" calcext:value-type="float">
            <text:p>131.571428571429</text:p>
          </table:table-cell>
          <table:table-cell table:formula="of:=STDEV([.H136:.N136])" office:value-type="float" office:value="102.487165282386" calcext:value-type="float">
            <text:p>102.49</text:p>
          </table:table-cell>
          <table:table-cell table:formula="of:=[.P136]/SQRT(5)" office:value-type="float" office:value="45.8336536785342" calcext:value-type="float">
            <text:p>45.83</text:p>
          </table:table-cell>
          <table:table-cell table:formula="of:=[.O136]+[.P136]" office:value-type="float" office:value="234.058593853814" calcext:value-type="float">
            <text:p>234.058593853814</text:p>
          </table:table-cell>
          <table:table-cell table:formula="of:=[.O136]-[.P136]" office:value-type="float" office:value="29.0842632890429" calcext:value-type="float">
            <text:p>29.0842632890429</text:p>
          </table:table-cell>
          <table:table-cell table:formula="of:=[.R136]-[.S136]" office:value-type="float" office:value="204.974330564771" calcext:value-type="float">
            <text:p>204.974330564771</text:p>
          </table:table-cell>
          <table:table-cell table:formula="of:=[.O136]+[.Q136]" office:value-type="float" office:value="177.405082249963" calcext:value-type="float">
            <text:p>177.405082249963</text:p>
          </table:table-cell>
          <table:table-cell table:formula="of:=[.O136]-[.Q136]" office:value-type="float" office:value="85.7377748928944" calcext:value-type="float">
            <text:p>85.7377748928944</text:p>
          </table:table-cell>
          <table:table-cell table:formula="of:=[.U136]-[.V136]" office:value-type="float" office:value="91.6673073570684" calcext:value-type="float">
            <text:p>91.6673073570684</text:p>
          </table:table-cell>
        </table:table-row>
        <table:table-row table:style-name="ro1">
          <table:table-cell table:number-columns-repeated="6"/>
          <table:table-cell table:formula="of:=[.G136]+1" office:value-type="float" office:value="30" calcext:value-type="float">
            <text:p>30</text:p>
          </table:table-cell>
          <table:table-cell table:formula="of:=[.H136]+0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table:formula="of:=[.N136]+0" office:value-type="float" office:value="300" calcext:value-type="float">
            <text:p>300</text:p>
          </table:table-cell>
          <table:table-cell table:formula="of:=AVERAGE([.H137:.N137])" office:value-type="float" office:value="156.857142857143" calcext:value-type="float">
            <text:p>156.857142857143</text:p>
          </table:table-cell>
          <table:table-cell table:formula="of:=STDEV([.H137:.N137])" office:value-type="float" office:value="107.768932708563" calcext:value-type="float">
            <text:p>107.77</text:p>
          </table:table-cell>
          <table:table-cell table:formula="of:=[.P137]/SQRT(5)" office:value-type="float" office:value="48.1957318797896" calcext:value-type="float">
            <text:p>48.20</text:p>
          </table:table-cell>
          <table:table-cell table:formula="of:=[.O137]+[.P137]" office:value-type="float" office:value="264.626075565706" calcext:value-type="float">
            <text:p>264.626075565706</text:p>
          </table:table-cell>
          <table:table-cell table:formula="of:=[.O137]-[.P137]" office:value-type="float" office:value="49.0882101485795" calcext:value-type="float">
            <text:p>49.0882101485795</text:p>
          </table:table-cell>
          <table:table-cell table:formula="of:=[.R137]-[.S137]" office:value-type="float" office:value="215.537865417127" calcext:value-type="float">
            <text:p>215.537865417127</text:p>
          </table:table-cell>
          <table:table-cell table:formula="of:=[.O137]+[.Q137]" office:value-type="float" office:value="205.052874736932" calcext:value-type="float">
            <text:p>205.052874736932</text:p>
          </table:table-cell>
          <table:table-cell table:formula="of:=[.O137]-[.Q137]" office:value-type="float" office:value="108.661410977353" calcext:value-type="float">
            <text:p>108.661410977353</text:p>
          </table:table-cell>
          <table:table-cell table:formula="of:=[.U137]-[.V137]" office:value-type="float" office:value="96.3914637595793" calcext:value-type="float">
            <text:p>96.3914637595793</text:p>
          </table:table-cell>
        </table:table-row>
        <table:table-row table:style-name="ro1">
          <table:table-cell table:number-columns-repeated="6"/>
          <table:table-cell table:formula="of:=[.G137]+1" office:value-type="float" office:value="31" calcext:value-type="float">
            <text:p>31</text:p>
          </table:table-cell>
          <table:table-cell table:formula="of:=[.H137]+0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table:formula="of:=[.N137]+0" office:value-type="float" office:value="300" calcext:value-type="float">
            <text:p>300</text:p>
          </table:table-cell>
          <table:table-cell table:formula="of:=AVERAGE([.H138:.N138])" office:value-type="float" office:value="154.857142857143" calcext:value-type="float">
            <text:p>154.857142857143</text:p>
          </table:table-cell>
          <table:table-cell table:formula="of:=STDEV([.H138:.N138])" office:value-type="float" office:value="96.8563000384738" calcext:value-type="float">
            <text:p>96.86</text:p>
          </table:table-cell>
          <table:table-cell table:formula="of:=[.P138]/SQRT(5)" office:value-type="float" office:value="43.3154541870286" calcext:value-type="float">
            <text:p>43.32</text:p>
          </table:table-cell>
          <table:table-cell table:formula="of:=[.O138]+[.P138]" office:value-type="float" office:value="251.713442895617" calcext:value-type="float">
            <text:p>251.713442895617</text:p>
          </table:table-cell>
          <table:table-cell table:formula="of:=[.O138]-[.P138]" office:value-type="float" office:value="58.0008428186691" calcext:value-type="float">
            <text:p>58.0008428186691</text:p>
          </table:table-cell>
          <table:table-cell table:formula="of:=[.R138]-[.S138]" office:value-type="float" office:value="193.712600076948" calcext:value-type="float">
            <text:p>193.712600076948</text:p>
          </table:table-cell>
          <table:table-cell table:formula="of:=[.O138]+[.Q138]" office:value-type="float" office:value="198.172597044171" calcext:value-type="float">
            <text:p>198.172597044171</text:p>
          </table:table-cell>
          <table:table-cell table:formula="of:=[.O138]-[.Q138]" office:value-type="float" office:value="111.541688670114" calcext:value-type="float">
            <text:p>111.541688670114</text:p>
          </table:table-cell>
          <table:table-cell table:formula="of:=[.U138]-[.V138]" office:value-type="float" office:value="86.6309083740572" calcext:value-type="float">
            <text:p>86.6309083740572</text:p>
          </table:table-cell>
        </table:table-row>
        <table:table-row table:style-name="ro1">
          <table:table-cell table:number-columns-repeated="6"/>
          <table:table-cell table:formula="of:=[.G138]+1" office:value-type="float" office:value="32" calcext:value-type="float">
            <text:p>32</text:p>
          </table:table-cell>
          <table:table-cell table:formula="of:=[.H138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98" calcext:value-type="float">
            <text:p>198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table:formula="of:=[.N138]+0" office:value-type="float" office:value="300" calcext:value-type="float">
            <text:p>300</text:p>
          </table:table-cell>
          <table:table-cell table:formula="of:=AVERAGE([.H139:.N139])" office:value-type="float" office:value="130.857142857143" calcext:value-type="float">
            <text:p>130.857142857143</text:p>
          </table:table-cell>
          <table:table-cell table:formula="of:=STDEV([.H139:.N139])" office:value-type="float" office:value="97.7759830282614" calcext:value-type="float">
            <text:p>97.78</text:p>
          </table:table-cell>
          <table:table-cell table:formula="of:=[.P139]/SQRT(5)" office:value-type="float" office:value="43.7267489236116" calcext:value-type="float">
            <text:p>43.73</text:p>
          </table:table-cell>
          <table:table-cell table:formula="of:=[.O139]+[.P139]" office:value-type="float" office:value="228.633125885404" calcext:value-type="float">
            <text:p>228.633125885404</text:p>
          </table:table-cell>
          <table:table-cell table:formula="of:=[.O139]-[.P139]" office:value-type="float" office:value="33.0811598288815" calcext:value-type="float">
            <text:p>33.0811598288815</text:p>
          </table:table-cell>
          <table:table-cell table:formula="of:=[.R139]-[.S139]" office:value-type="float" office:value="195.551966056523" calcext:value-type="float">
            <text:p>195.551966056523</text:p>
          </table:table-cell>
          <table:table-cell table:formula="of:=[.O139]+[.Q139]" office:value-type="float" office:value="174.583891780755" calcext:value-type="float">
            <text:p>174.583891780755</text:p>
          </table:table-cell>
          <table:table-cell table:formula="of:=[.O139]-[.Q139]" office:value-type="float" office:value="87.1303939335312" calcext:value-type="float">
            <text:p>87.1303939335312</text:p>
          </table:table-cell>
          <table:table-cell table:formula="of:=[.U139]-[.V139]" office:value-type="float" office:value="87.4534978472233" calcext:value-type="float">
            <text:p>87.4534978472233</text:p>
          </table:table-cell>
        </table:table-row>
        <table:table-row table:style-name="ro1">
          <table:table-cell table:number-columns-repeated="6"/>
          <table:table-cell table:formula="of:=[.G139]+1" office:value-type="float" office:value="33" calcext:value-type="float">
            <text:p>33</text:p>
          </table:table-cell>
          <table:table-cell table:formula="of:=[.H139]+0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79" calcext:value-type="float">
            <text:p>179</text:p>
          </table:table-cell>
          <table:table-cell table:formula="of:=[.N139]+0" office:value-type="float" office:value="300" calcext:value-type="float">
            <text:p>300</text:p>
          </table:table-cell>
          <table:table-cell table:formula="of:=AVERAGE([.H140:.N140])" office:value-type="float" office:value="129.857142857143" calcext:value-type="float">
            <text:p>129.857142857143</text:p>
          </table:table-cell>
          <table:table-cell table:formula="of:=STDEV([.H140:.N140])" office:value-type="float" office:value="100.172232631983" calcext:value-type="float">
            <text:p>100.17</text:p>
          </table:table-cell>
          <table:table-cell table:formula="of:=[.P140]/SQRT(5)" office:value-type="float" office:value="44.7983843246075" calcext:value-type="float">
            <text:p>44.80</text:p>
          </table:table-cell>
          <table:table-cell table:formula="of:=[.O140]+[.P140]" office:value-type="float" office:value="230.029375489126" calcext:value-type="float">
            <text:p>230.029375489126</text:p>
          </table:table-cell>
          <table:table-cell table:formula="of:=[.O140]-[.P140]" office:value-type="float" office:value="29.6849102251595" calcext:value-type="float">
            <text:p>29.6849102251595</text:p>
          </table:table-cell>
          <table:table-cell table:formula="of:=[.R140]-[.S140]" office:value-type="float" office:value="200.344465263967" calcext:value-type="float">
            <text:p>200.344465263967</text:p>
          </table:table-cell>
          <table:table-cell table:formula="of:=[.O140]+[.Q140]" office:value-type="float" office:value="174.65552718175" calcext:value-type="float">
            <text:p>174.65552718175</text:p>
          </table:table-cell>
          <table:table-cell table:formula="of:=[.O140]-[.Q140]" office:value-type="float" office:value="85.0587585325354" calcext:value-type="float">
            <text:p>85.0587585325354</text:p>
          </table:table-cell>
          <table:table-cell table:formula="of:=[.U140]-[.V140]" office:value-type="float" office:value="89.596768649215" calcext:value-type="float">
            <text:p>89.596768649215</text:p>
          </table:table-cell>
        </table:table-row>
        <table:table-row table:style-name="ro1">
          <table:table-cell table:number-columns-repeated="6"/>
          <table:table-cell table:formula="of:=[.G140]+1" office:value-type="float" office:value="34" calcext:value-type="float">
            <text:p>34</text:p>
          </table:table-cell>
          <table:table-cell table:formula="of:=[.H140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99" calcext:value-type="float">
            <text:p>299</text:p>
          </table:table-cell>
          <table:table-cell office:value-type="float" office:value="107" calcext:value-type="float">
            <text:p>107</text:p>
          </table:table-cell>
          <table:table-cell office:value-type="float" office:value="218" calcext:value-type="float">
            <text:p>218</text:p>
          </table:table-cell>
          <table:table-cell office:value-type="float" office:value="49" calcext:value-type="float">
            <text:p>49</text:p>
          </table:table-cell>
          <table:table-cell table:formula="of:=[.N140]+0" office:value-type="float" office:value="300" calcext:value-type="float">
            <text:p>300</text:p>
          </table:table-cell>
          <table:table-cell table:formula="of:=AVERAGE([.H141:.N141])" office:value-type="float" office:value="147.571428571429" calcext:value-type="float">
            <text:p>147.571428571429</text:p>
          </table:table-cell>
          <table:table-cell table:formula="of:=STDEV([.H141:.N141])" office:value-type="float" office:value="123.783220649189" calcext:value-type="float">
            <text:p>123.78</text:p>
          </table:table-cell>
          <table:table-cell table:formula="of:=[.P141]/SQRT(5)" office:value-type="float" office:value="55.3575391690883" calcext:value-type="float">
            <text:p>55.36</text:p>
          </table:table-cell>
          <table:table-cell table:formula="of:=[.O141]+[.P141]" office:value-type="float" office:value="271.354649220617" calcext:value-type="float">
            <text:p>271.354649220617</text:p>
          </table:table-cell>
          <table:table-cell table:formula="of:=[.O141]-[.P141]" office:value-type="float" office:value="23.78820792224" calcext:value-type="float">
            <text:p>23.78820792224</text:p>
          </table:table-cell>
          <table:table-cell table:formula="of:=[.R141]-[.S141]" office:value-type="float" office:value="247.566441298377" calcext:value-type="float">
            <text:p>247.566441298377</text:p>
          </table:table-cell>
          <table:table-cell table:formula="of:=[.O141]+[.Q141]" office:value-type="float" office:value="202.928967740517" calcext:value-type="float">
            <text:p>202.928967740517</text:p>
          </table:table-cell>
          <table:table-cell table:formula="of:=[.O141]-[.Q141]" office:value-type="float" office:value="92.2138894023403" calcext:value-type="float">
            <text:p>92.2138894023403</text:p>
          </table:table-cell>
          <table:table-cell table:formula="of:=[.U141]-[.V141]" office:value-type="float" office:value="110.715078338177" calcext:value-type="float">
            <text:p>110.715078338177</text:p>
          </table:table-cell>
        </table:table-row>
        <table:table-row table:style-name="ro1">
          <table:table-cell table:number-columns-repeated="6"/>
          <table:table-cell table:formula="of:=[.G141]+1" office:value-type="float" office:value="35" calcext:value-type="float">
            <text:p>35</text:p>
          </table:table-cell>
          <table:table-cell table:formula="of:=[.H141]+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229" calcext:value-type="float">
            <text:p>229</text:p>
          </table:table-cell>
          <table:table-cell office:value-type="float" office:value="49" calcext:value-type="float">
            <text:p>49</text:p>
          </table:table-cell>
          <table:table-cell office:value-type="float" office:value="156" calcext:value-type="float">
            <text:p>156</text:p>
          </table:table-cell>
          <table:table-cell table:formula="of:=[.N141]+0" office:value-type="float" office:value="300" calcext:value-type="float">
            <text:p>300</text:p>
          </table:table-cell>
          <table:table-cell table:formula="of:=AVERAGE([.H142:.N142])" office:value-type="float" office:value="146.714285714286" calcext:value-type="float">
            <text:p>146.714285714286</text:p>
          </table:table-cell>
          <table:table-cell table:formula="of:=STDEV([.H142:.N142])" office:value-type="float" office:value="104.252440875844" calcext:value-type="float">
            <text:p>104.25</text:p>
          </table:table-cell>
          <table:table-cell table:formula="of:=[.P142]/SQRT(5)" office:value-type="float" office:value="46.6231089237331" calcext:value-type="float">
            <text:p>46.62</text:p>
          </table:table-cell>
          <table:table-cell table:formula="of:=[.O142]+[.P142]" office:value-type="float" office:value="250.96672659013" calcext:value-type="float">
            <text:p>250.96672659013</text:p>
          </table:table-cell>
          <table:table-cell table:formula="of:=[.O142]-[.P142]" office:value-type="float" office:value="42.4618448384414" calcext:value-type="float">
            <text:p>42.4618448384414</text:p>
          </table:table-cell>
          <table:table-cell table:formula="of:=[.R142]-[.S142]" office:value-type="float" office:value="208.504881751689" calcext:value-type="float">
            <text:p>208.504881751689</text:p>
          </table:table-cell>
          <table:table-cell table:formula="of:=[.O142]+[.Q142]" office:value-type="float" office:value="193.337394638019" calcext:value-type="float">
            <text:p>193.337394638019</text:p>
          </table:table-cell>
          <table:table-cell table:formula="of:=[.O142]-[.Q142]" office:value-type="float" office:value="100.091176790553" calcext:value-type="float">
            <text:p>100.091176790553</text:p>
          </table:table-cell>
          <table:table-cell table:formula="of:=[.U142]-[.V142]" office:value-type="float" office:value="93.2462178474663" calcext:value-type="float">
            <text:p>93.2462178474663</text:p>
          </table:table-cell>
        </table:table-row>
        <table:table-row table:style-name="ro1">
          <table:table-cell table:number-columns-repeated="6"/>
          <table:table-cell table:formula="of:=[.G142]+1" office:value-type="float" office:value="36" calcext:value-type="float">
            <text:p>36</text:p>
          </table:table-cell>
          <table:table-cell table:formula="of:=[.H142]+0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90" calcext:value-type="float">
            <text:p>190</text:p>
          </table:table-cell>
          <table:table-cell office:value-type="float" office:value="295" calcext:value-type="float">
            <text:p>295</text:p>
          </table:table-cell>
          <table:table-cell office:value-type="float" office:value="161" calcext:value-type="float">
            <text:p>161</text:p>
          </table:table-cell>
          <table:table-cell office:value-type="float" office:value="260" calcext:value-type="float">
            <text:p>260</text:p>
          </table:table-cell>
          <table:table-cell table:formula="of:=[.N142]+0" office:value-type="float" office:value="300" calcext:value-type="float">
            <text:p>300</text:p>
          </table:table-cell>
          <table:table-cell table:formula="of:=AVERAGE([.H143:.N143])" office:value-type="float" office:value="211.714285714286" calcext:value-type="float">
            <text:p>211.714285714286</text:p>
          </table:table-cell>
          <table:table-cell table:formula="of:=STDEV([.H143:.N143])" office:value-type="float" office:value="107.285777693216" calcext:value-type="float">
            <text:p>107.29</text:p>
          </table:table-cell>
          <table:table-cell table:formula="of:=[.P143]/SQRT(5)" office:value-type="float" office:value="47.9796583881922" calcext:value-type="float">
            <text:p>47.98</text:p>
          </table:table-cell>
          <table:table-cell table:formula="of:=[.O143]+[.P143]" office:value-type="float" office:value="319.000063407501" calcext:value-type="float">
            <text:p>319.000063407501</text:p>
          </table:table-cell>
          <table:table-cell table:formula="of:=[.O143]-[.P143]" office:value-type="float" office:value="104.42850802107" calcext:value-type="float">
            <text:p>104.42850802107</text:p>
          </table:table-cell>
          <table:table-cell table:formula="of:=[.R143]-[.S143]" office:value-type="float" office:value="214.571555386431" calcext:value-type="float">
            <text:p>214.571555386431</text:p>
          </table:table-cell>
          <table:table-cell table:formula="of:=[.O143]+[.Q143]" office:value-type="float" office:value="259.693944102478" calcext:value-type="float">
            <text:p>259.693944102478</text:p>
          </table:table-cell>
          <table:table-cell table:formula="of:=[.O143]-[.Q143]" office:value-type="float" office:value="163.734627326094" calcext:value-type="float">
            <text:p>163.734627326094</text:p>
          </table:table-cell>
          <table:table-cell table:formula="of:=[.U143]-[.V143]" office:value-type="float" office:value="95.9593167763843" calcext:value-type="float">
            <text:p>95.9593167763843</text:p>
          </table:table-cell>
        </table:table-row>
        <table:table-row table:style-name="ro1">
          <table:table-cell table:number-columns-repeated="6"/>
          <table:table-cell table:formula="of:=[.G143]+1" office:value-type="float" office:value="37" calcext:value-type="float">
            <text:p>37</text:p>
          </table:table-cell>
          <table:table-cell table:formula="of:=[.H143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80" calcext:value-type="float">
            <text:p>280</text:p>
          </table:table-cell>
          <table:table-cell office:value-type="float" office:value="131" calcext:value-type="float">
            <text:p>131</text:p>
          </table:table-cell>
          <table:table-cell office:value-type="float" office:value="207" calcext:value-type="float">
            <text:p>207</text:p>
          </table:table-cell>
          <table:table-cell office:value-type="float" office:value="111" calcext:value-type="float">
            <text:p>111</text:p>
          </table:table-cell>
          <table:table-cell table:formula="of:=[.N143]+0" office:value-type="float" office:value="300" calcext:value-type="float">
            <text:p>300</text:p>
          </table:table-cell>
          <table:table-cell table:formula="of:=AVERAGE([.H144:.N144])" office:value-type="float" office:value="164.714285714286" calcext:value-type="float">
            <text:p>164.714285714286</text:p>
          </table:table-cell>
          <table:table-cell table:formula="of:=STDEV([.H144:.N144])" office:value-type="float" office:value="105.032874672194" calcext:value-type="float">
            <text:p>105.03</text:p>
          </table:table-cell>
          <table:table-cell table:formula="of:=[.P144]/SQRT(5)" office:value-type="float" office:value="46.9721295278482" calcext:value-type="float">
            <text:p>46.97</text:p>
          </table:table-cell>
          <table:table-cell table:formula="of:=[.O144]+[.P144]" office:value-type="float" office:value="269.747160386479" calcext:value-type="float">
            <text:p>269.747160386479</text:p>
          </table:table-cell>
          <table:table-cell table:formula="of:=[.O144]-[.P144]" office:value-type="float" office:value="59.681411042092" calcext:value-type="float">
            <text:p>59.681411042092</text:p>
          </table:table-cell>
          <table:table-cell table:formula="of:=[.R144]-[.S144]" office:value-type="float" office:value="210.065749344388" calcext:value-type="float">
            <text:p>210.065749344388</text:p>
          </table:table-cell>
          <table:table-cell table:formula="of:=[.O144]+[.Q144]" office:value-type="float" office:value="211.686415242134" calcext:value-type="float">
            <text:p>211.686415242134</text:p>
          </table:table-cell>
          <table:table-cell table:formula="of:=[.O144]-[.Q144]" office:value-type="float" office:value="117.742156186437" calcext:value-type="float">
            <text:p>117.742156186437</text:p>
          </table:table-cell>
          <table:table-cell table:formula="of:=[.U144]-[.V144]" office:value-type="float" office:value="93.9442590556965" calcext:value-type="float">
            <text:p>93.9442590556965</text:p>
          </table:table-cell>
        </table:table-row>
        <table:table-row table:style-name="ro1">
          <table:table-cell table:number-columns-repeated="6"/>
          <table:table-cell table:formula="of:=[.G144]+1" office:value-type="float" office:value="38" calcext:value-type="float">
            <text:p>38</text:p>
          </table:table-cell>
          <table:table-cell table:formula="of:=[.H144]+0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08" calcext:value-type="float">
            <text:p>108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table:formula="of:=[.N144]+0" office:value-type="float" office:value="300" calcext:value-type="float">
            <text:p>300</text:p>
          </table:table-cell>
          <table:table-cell table:formula="of:=AVERAGE([.H145:.N145])" office:value-type="float" office:value="154.571428571429" calcext:value-type="float">
            <text:p>154.571428571429</text:p>
          </table:table-cell>
          <table:table-cell table:formula="of:=STDEV([.H145:.N145])" office:value-type="float" office:value="90.4504600004097" calcext:value-type="float">
            <text:p>90.45</text:p>
          </table:table-cell>
          <table:table-cell table:formula="of:=[.P145]/SQRT(5)" office:value-type="float" office:value="40.4506754314083" calcext:value-type="float">
            <text:p>40.45</text:p>
          </table:table-cell>
          <table:table-cell table:formula="of:=[.O145]+[.P145]" office:value-type="float" office:value="245.021888571838" calcext:value-type="float">
            <text:p>245.021888571838</text:p>
          </table:table-cell>
          <table:table-cell table:formula="of:=[.O145]-[.P145]" office:value-type="float" office:value="64.1209685710189" calcext:value-type="float">
            <text:p>64.1209685710189</text:p>
          </table:table-cell>
          <table:table-cell table:formula="of:=[.R145]-[.S145]" office:value-type="float" office:value="180.900920000819" calcext:value-type="float">
            <text:p>180.900920000819</text:p>
          </table:table-cell>
          <table:table-cell table:formula="of:=[.O145]+[.Q145]" office:value-type="float" office:value="195.022104002837" calcext:value-type="float">
            <text:p>195.022104002837</text:p>
          </table:table-cell>
          <table:table-cell table:formula="of:=[.O145]-[.Q145]" office:value-type="float" office:value="114.12075314002" calcext:value-type="float">
            <text:p>114.12075314002</text:p>
          </table:table-cell>
          <table:table-cell table:formula="of:=[.U145]-[.V145]" office:value-type="float" office:value="80.9013508628167" calcext:value-type="float">
            <text:p>80.9013508628167</text:p>
          </table:table-cell>
        </table:table-row>
        <table:table-row table:style-name="ro1">
          <table:table-cell table:number-columns-repeated="6"/>
          <table:table-cell table:formula="of:=[.G145]+1" office:value-type="float" office:value="39" calcext:value-type="float">
            <text:p>39</text:p>
          </table:table-cell>
          <table:table-cell table:formula="of:=[.H145]+0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113" calcext:value-type="float">
            <text:p>113</text:p>
          </table:table-cell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table:formula="of:=[.N145]+0" office:value-type="float" office:value="300" calcext:value-type="float">
            <text:p>300</text:p>
          </table:table-cell>
          <table:table-cell table:formula="of:=AVERAGE([.H146:.N146])" office:value-type="float" office:value="163.428571428571" calcext:value-type="float">
            <text:p>163.428571428571</text:p>
          </table:table-cell>
          <table:table-cell table:formula="of:=STDEV([.H146:.N146])" office:value-type="float" office:value="102.764872634666" calcext:value-type="float">
            <text:p>102.76</text:p>
          </table:table-cell>
          <table:table-cell table:formula="of:=[.P146]/SQRT(5)" office:value-type="float" office:value="45.9578481820441" calcext:value-type="float">
            <text:p>45.96</text:p>
          </table:table-cell>
          <table:table-cell table:formula="of:=[.O146]+[.P146]" office:value-type="float" office:value="266.193444063237" calcext:value-type="float">
            <text:p>266.193444063237</text:p>
          </table:table-cell>
          <table:table-cell table:formula="of:=[.O146]-[.P146]" office:value-type="float" office:value="60.6636987939058" calcext:value-type="float">
            <text:p>60.6636987939058</text:p>
          </table:table-cell>
          <table:table-cell table:formula="of:=[.R146]-[.S146]" office:value-type="float" office:value="205.529745269331" calcext:value-type="float">
            <text:p>205.529745269331</text:p>
          </table:table-cell>
          <table:table-cell table:formula="of:=[.O146]+[.Q146]" office:value-type="float" office:value="209.386419610615" calcext:value-type="float">
            <text:p>209.386419610615</text:p>
          </table:table-cell>
          <table:table-cell table:formula="of:=[.O146]-[.Q146]" office:value-type="float" office:value="117.470723246527" calcext:value-type="float">
            <text:p>117.470723246527</text:p>
          </table:table-cell>
          <table:table-cell table:formula="of:=[.U146]-[.V146]" office:value-type="float" office:value="91.9156963640881" calcext:value-type="float">
            <text:p>91.9156963640881</text:p>
          </table:table-cell>
        </table:table-row>
        <table:table-row table:style-name="ro1">
          <table:table-cell table:number-columns-repeated="6"/>
          <table:table-cell table:formula="of:=[.G146]+1" office:value-type="float" office:value="40" calcext:value-type="float">
            <text:p>40</text:p>
          </table:table-cell>
          <table:table-cell table:formula="of:=[.H146]+0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26" calcext:value-type="float">
            <text:p>226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table:formula="of:=[.N146]+0" office:value-type="float" office:value="300" calcext:value-type="float">
            <text:p>300</text:p>
          </table:table-cell>
          <table:table-cell table:formula="of:=AVERAGE([.H147:.N147])" office:value-type="float" office:value="146.714285714286" calcext:value-type="float">
            <text:p>146.714285714286</text:p>
          </table:table-cell>
          <table:table-cell table:formula="of:=STDEV([.H147:.N147])" office:value-type="float" office:value="99.0651541254783" calcext:value-type="float">
            <text:p>99.07</text:p>
          </table:table-cell>
          <table:table-cell table:formula="of:=[.P147]/SQRT(5)" office:value-type="float" office:value="44.3032837652126" calcext:value-type="float">
            <text:p>44.30</text:p>
          </table:table-cell>
          <table:table-cell table:formula="of:=[.O147]+[.P147]" office:value-type="float" office:value="245.779439839764" calcext:value-type="float">
            <text:p>245.779439839764</text:p>
          </table:table-cell>
          <table:table-cell table:formula="of:=[.O147]-[.P147]" office:value-type="float" office:value="47.6491315888075" calcext:value-type="float">
            <text:p>47.6491315888075</text:p>
          </table:table-cell>
          <table:table-cell table:formula="of:=[.R147]-[.S147]" office:value-type="float" office:value="198.130308250957" calcext:value-type="float">
            <text:p>198.130308250957</text:p>
          </table:table-cell>
          <table:table-cell table:formula="of:=[.O147]+[.Q147]" office:value-type="float" office:value="191.017569479498" calcext:value-type="float">
            <text:p>191.017569479498</text:p>
          </table:table-cell>
          <table:table-cell table:formula="of:=[.O147]-[.Q147]" office:value-type="float" office:value="102.411001949073" calcext:value-type="float">
            <text:p>102.411001949073</text:p>
          </table:table-cell>
          <table:table-cell table:formula="of:=[.U147]-[.V147]" office:value-type="float" office:value="88.6065675304253" calcext:value-type="float">
            <text:p>88.6065675304253</text:p>
          </table:table-cell>
        </table:table-row>
        <table:table-row table:style-name="ro1">
          <table:table-cell table:number-columns-repeated="6"/>
          <table:table-cell table:formula="of:=[.G147]+1" office:value-type="float" office:value="41" calcext:value-type="float">
            <text:p>41</text:p>
          </table:table-cell>
          <table:table-cell table:formula="of:=[.H147]+0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228" calcext:value-type="float">
            <text:p>228</text:p>
          </table:table-cell>
          <table:table-cell office:value-type="float" office:value="136" calcext:value-type="float">
            <text:p>136</text:p>
          </table:table-cell>
          <table:table-cell table:formula="of:=[.N147]+0" office:value-type="float" office:value="300" calcext:value-type="float">
            <text:p>300</text:p>
          </table:table-cell>
          <table:table-cell table:formula="of:=AVERAGE([.H148:.N148])" office:value-type="float" office:value="146.285714285714" calcext:value-type="float">
            <text:p>146.285714285714</text:p>
          </table:table-cell>
          <table:table-cell table:formula="of:=STDEV([.H148:.N148])" office:value-type="float" office:value="102.205209074219" calcext:value-type="float">
            <text:p>102.21</text:p>
          </table:table-cell>
          <table:table-cell table:formula="of:=[.P148]/SQRT(5)" office:value-type="float" office:value="45.7075590289063" calcext:value-type="float">
            <text:p>45.71</text:p>
          </table:table-cell>
          <table:table-cell table:formula="of:=[.O148]+[.P148]" office:value-type="float" office:value="248.490923359933" calcext:value-type="float">
            <text:p>248.490923359933</text:p>
          </table:table-cell>
          <table:table-cell table:formula="of:=[.O148]-[.P148]" office:value-type="float" office:value="44.0805052114956" calcext:value-type="float">
            <text:p>44.0805052114956</text:p>
          </table:table-cell>
          <table:table-cell table:formula="of:=[.R148]-[.S148]" office:value-type="float" office:value="204.410418148437" calcext:value-type="float">
            <text:p>204.410418148437</text:p>
          </table:table-cell>
          <table:table-cell table:formula="of:=[.O148]+[.Q148]" office:value-type="float" office:value="191.993273314621" calcext:value-type="float">
            <text:p>191.993273314621</text:p>
          </table:table-cell>
          <table:table-cell table:formula="of:=[.O148]-[.Q148]" office:value-type="float" office:value="100.578155256808" calcext:value-type="float">
            <text:p>100.578155256808</text:p>
          </table:table-cell>
          <table:table-cell table:formula="of:=[.U148]-[.V148]" office:value-type="float" office:value="91.4151180578125" calcext:value-type="float">
            <text:p>91.4151180578125</text:p>
          </table:table-cell>
        </table:table-row>
        <table:table-row table:style-name="ro1">
          <table:table-cell table:number-columns-repeated="6"/>
          <table:table-cell table:formula="of:=[.G148]+1" office:value-type="float" office:value="42" calcext:value-type="float">
            <text:p>42</text:p>
          </table:table-cell>
          <table:table-cell table:formula="of:=[.H148]+0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 office:value-type="float" office:value="225" calcext:value-type="float">
            <text:p>225</text:p>
          </table:table-cell>
          <table:table-cell office:value-type="float" office:value="231" calcext:value-type="float">
            <text:p>231</text:p>
          </table:table-cell>
          <table:table-cell office:value-type="float" office:value="97" calcext:value-type="float">
            <text:p>97</text:p>
          </table:table-cell>
          <table:table-cell table:formula="of:=[.N148]+0" office:value-type="float" office:value="300" calcext:value-type="float">
            <text:p>300</text:p>
          </table:table-cell>
          <table:table-cell table:formula="of:=AVERAGE([.H149:.N149])" office:value-type="float" office:value="189.428571428571" calcext:value-type="float">
            <text:p>189.428571428571</text:p>
          </table:table-cell>
          <table:table-cell table:formula="of:=STDEV([.H149:.N149])" office:value-type="float" office:value="103.361593677821" calcext:value-type="float">
            <text:p>103.36</text:p>
          </table:table-cell>
          <table:table-cell table:formula="of:=[.P149]/SQRT(5)" office:value-type="float" office:value="46.2247099452642" calcext:value-type="float">
            <text:p>46.22</text:p>
          </table:table-cell>
          <table:table-cell table:formula="of:=[.O149]+[.P149]" office:value-type="float" office:value="292.790165106393" calcext:value-type="float">
            <text:p>292.790165106393</text:p>
          </table:table-cell>
          <table:table-cell table:formula="of:=[.O149]-[.P149]" office:value-type="float" office:value="86.06697775075" calcext:value-type="float">
            <text:p>86.06697775075</text:p>
          </table:table-cell>
          <table:table-cell table:formula="of:=[.R149]-[.S149]" office:value-type="float" office:value="206.723187355643" calcext:value-type="float">
            <text:p>206.723187355643</text:p>
          </table:table-cell>
          <table:table-cell table:formula="of:=[.O149]+[.Q149]" office:value-type="float" office:value="235.653281373836" calcext:value-type="float">
            <text:p>235.653281373836</text:p>
          </table:table-cell>
          <table:table-cell table:formula="of:=[.O149]-[.Q149]" office:value-type="float" office:value="143.203861483307" calcext:value-type="float">
            <text:p>143.203861483307</text:p>
          </table:table-cell>
          <table:table-cell table:formula="of:=[.U149]-[.V149]" office:value-type="float" office:value="92.4494198905284" calcext:value-type="float">
            <text:p>92.4494198905284</text:p>
          </table:table-cell>
        </table:table-row>
        <table:table-row table:style-name="ro1">
          <table:table-cell table:number-columns-repeated="6"/>
          <table:table-cell table:formula="of:=[.G149]+1" office:value-type="float" office:value="43" calcext:value-type="float">
            <text:p>43</text:p>
          </table:table-cell>
          <table:table-cell table:formula="of:=[.H149]+0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office:value-type="float" office:value="161" calcext:value-type="float">
            <text:p>161</text:p>
          </table:table-cell>
          <table:table-cell table:formula="of:=[.N149]+0" office:value-type="float" office:value="300" calcext:value-type="float">
            <text:p>300</text:p>
          </table:table-cell>
          <table:table-cell table:formula="of:=AVERAGE([.H150:.N150])" office:value-type="float" office:value="167.142857142857" calcext:value-type="float">
            <text:p>167.142857142857</text:p>
          </table:table-cell>
          <table:table-cell table:formula="of:=STDEV([.H150:.N150])" office:value-type="float" office:value="96.9818343323954" calcext:value-type="float">
            <text:p>96.98</text:p>
          </table:table-cell>
          <table:table-cell table:formula="of:=[.P150]/SQRT(5)" office:value-type="float" office:value="43.3715948299718" calcext:value-type="float">
            <text:p>43.37</text:p>
          </table:table-cell>
          <table:table-cell table:formula="of:=[.O150]+[.P150]" office:value-type="float" office:value="264.124691475253" calcext:value-type="float">
            <text:p>264.124691475253</text:p>
          </table:table-cell>
          <table:table-cell table:formula="of:=[.O150]-[.P150]" office:value-type="float" office:value="70.1610228104617" calcext:value-type="float">
            <text:p>70.1610228104617</text:p>
          </table:table-cell>
          <table:table-cell table:formula="of:=[.R150]-[.S150]" office:value-type="float" office:value="193.963668664791" calcext:value-type="float">
            <text:p>193.963668664791</text:p>
          </table:table-cell>
          <table:table-cell table:formula="of:=[.O150]+[.Q150]" office:value-type="float" office:value="210.514451972829" calcext:value-type="float">
            <text:p>210.514451972829</text:p>
          </table:table-cell>
          <table:table-cell table:formula="of:=[.O150]-[.Q150]" office:value-type="float" office:value="123.771262312885" calcext:value-type="float">
            <text:p>123.771262312885</text:p>
          </table:table-cell>
          <table:table-cell table:formula="of:=[.U150]-[.V150]" office:value-type="float" office:value="86.7431896599437" calcext:value-type="float">
            <text:p>86.7431896599437</text:p>
          </table:table-cell>
        </table:table-row>
        <table:table-row table:style-name="ro1">
          <table:table-cell table:number-columns-repeated="6"/>
          <table:table-cell table:formula="of:=[.G150]+1" office:value-type="float" office:value="44" calcext:value-type="float">
            <text:p>44</text:p>
          </table:table-cell>
          <table:table-cell table:formula="of:=[.H150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95" calcext:value-type="float">
            <text:p>295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87" calcext:value-type="float">
            <text:p>187</text:p>
          </table:table-cell>
          <table:table-cell table:formula="of:=[.N150]+0" office:value-type="float" office:value="300" calcext:value-type="float">
            <text:p>300</text:p>
          </table:table-cell>
          <table:table-cell table:formula="of:=AVERAGE([.H151:.N151])" office:value-type="float" office:value="149.285714285714" calcext:value-type="float">
            <text:p>149.285714285714</text:p>
          </table:table-cell>
          <table:table-cell table:formula="of:=STDEV([.H151:.N151])" office:value-type="float" office:value="117.470158317924" calcext:value-type="float">
            <text:p>117.47</text:p>
          </table:table-cell>
          <table:table-cell table:formula="of:=[.P151]/SQRT(5)" office:value-type="float" office:value="52.534251865308" calcext:value-type="float">
            <text:p>52.53</text:p>
          </table:table-cell>
          <table:table-cell table:formula="of:=[.O151]+[.P151]" office:value-type="float" office:value="266.755872603638" calcext:value-type="float">
            <text:p>266.755872603638</text:p>
          </table:table-cell>
          <table:table-cell table:formula="of:=[.O151]-[.P151]" office:value-type="float" office:value="31.8155559677904" calcext:value-type="float">
            <text:p>31.8155559677904</text:p>
          </table:table-cell>
          <table:table-cell table:formula="of:=[.R151]-[.S151]" office:value-type="float" office:value="234.940316635848" calcext:value-type="float">
            <text:p>234.940316635848</text:p>
          </table:table-cell>
          <table:table-cell table:formula="of:=[.O151]+[.Q151]" office:value-type="float" office:value="201.819966151022" calcext:value-type="float">
            <text:p>201.819966151022</text:p>
          </table:table-cell>
          <table:table-cell table:formula="of:=[.O151]-[.Q151]" office:value-type="float" office:value="96.7514624204063" calcext:value-type="float">
            <text:p>96.7514624204063</text:p>
          </table:table-cell>
          <table:table-cell table:formula="of:=[.U151]-[.V151]" office:value-type="float" office:value="105.068503730616" calcext:value-type="float">
            <text:p>105.068503730616</text:p>
          </table:table-cell>
        </table:table-row>
        <table:table-row table:style-name="ro1">
          <table:table-cell table:number-columns-repeated="6"/>
          <table:table-cell table:formula="of:=[.G151]+1" office:value-type="float" office:value="45" calcext:value-type="float">
            <text:p>45</text:p>
          </table:table-cell>
          <table:table-cell table:formula="of:=[.H151]+0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77" calcext:value-type="float">
            <text:p>177</text:p>
          </table:table-cell>
          <table:table-cell office:value-type="float" office:value="280" calcext:value-type="float">
            <text:p>280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table:formula="of:=[.N151]+0" office:value-type="float" office:value="300" calcext:value-type="float">
            <text:p>300</text:p>
          </table:table-cell>
          <table:table-cell table:formula="of:=AVERAGE([.H152:.N152])" office:value-type="float" office:value="193.857142857143" calcext:value-type="float">
            <text:p>193.857142857143</text:p>
          </table:table-cell>
          <table:table-cell table:formula="of:=STDEV([.H152:.N152])" office:value-type="float" office:value="97.3112336294027" calcext:value-type="float">
            <text:p>97.31</text:p>
          </table:table-cell>
          <table:table-cell table:formula="of:=[.P152]/SQRT(5)" office:value-type="float" office:value="43.5189066739416" calcext:value-type="float">
            <text:p>43.52</text:p>
          </table:table-cell>
          <table:table-cell table:formula="of:=[.O152]+[.P152]" office:value-type="float" office:value="291.168376486546" calcext:value-type="float">
            <text:p>291.168376486546</text:p>
          </table:table-cell>
          <table:table-cell table:formula="of:=[.O152]-[.P152]" office:value-type="float" office:value="96.5459092277402" calcext:value-type="float">
            <text:p>96.5459092277402</text:p>
          </table:table-cell>
          <table:table-cell table:formula="of:=[.R152]-[.S152]" office:value-type="float" office:value="194.622467258805" calcext:value-type="float">
            <text:p>194.622467258805</text:p>
          </table:table-cell>
          <table:table-cell table:formula="of:=[.O152]+[.Q152]" office:value-type="float" office:value="237.376049531084" calcext:value-type="float">
            <text:p>237.376049531084</text:p>
          </table:table-cell>
          <table:table-cell table:formula="of:=[.O152]-[.Q152]" office:value-type="float" office:value="150.338236183201" calcext:value-type="float">
            <text:p>150.338236183201</text:p>
          </table:table-cell>
          <table:table-cell table:formula="of:=[.U152]-[.V152]" office:value-type="float" office:value="87.0378133478832" calcext:value-type="float">
            <text:p>87.0378133478832</text:p>
          </table:table-cell>
        </table:table-row>
        <table:table-row table:style-name="ro1">
          <table:table-cell table:number-columns-repeated="6"/>
          <table:table-cell table:formula="of:=[.G152]+1" office:value-type="float" office:value="46" calcext:value-type="float">
            <text:p>46</text:p>
          </table:table-cell>
          <table:table-cell table:formula="of:=[.H152]+0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19" calcext:value-type="float">
            <text:p>219</text:p>
          </table:table-cell>
          <table:table-cell office:value-type="float" office:value="320" calcext:value-type="float">
            <text:p>320</text:p>
          </table:table-cell>
          <table:table-cell office:value-type="float" office:value="177" calcext:value-type="float">
            <text:p>177</text:p>
          </table:table-cell>
          <table:table-cell office:value-type="float" office:value="259" calcext:value-type="float">
            <text:p>259</text:p>
          </table:table-cell>
          <table:table-cell table:formula="of:=[.N152]+0" office:value-type="float" office:value="300" calcext:value-type="float">
            <text:p>300</text:p>
          </table:table-cell>
          <table:table-cell table:formula="of:=AVERAGE([.H153:.N153])" office:value-type="float" office:value="210.428571428571" calcext:value-type="float">
            <text:p>210.428571428571</text:p>
          </table:table-cell>
          <table:table-cell table:formula="of:=STDEV([.H153:.N153])" office:value-type="float" office:value="106.468864216817" calcext:value-type="float">
            <text:p>106.47</text:p>
          </table:table-cell>
          <table:table-cell table:formula="of:=[.P153]/SQRT(5)" office:value-type="float" office:value="47.6143235751996" calcext:value-type="float">
            <text:p>47.61</text:p>
          </table:table-cell>
          <table:table-cell table:formula="of:=[.O153]+[.P153]" office:value-type="float" office:value="316.897435645389" calcext:value-type="float">
            <text:p>316.897435645389</text:p>
          </table:table-cell>
          <table:table-cell table:formula="of:=[.O153]-[.P153]" office:value-type="float" office:value="103.959707211754" calcext:value-type="float">
            <text:p>103.959707211754</text:p>
          </table:table-cell>
          <table:table-cell table:formula="of:=[.R153]-[.S153]" office:value-type="float" office:value="212.937728433634" calcext:value-type="float">
            <text:p>212.937728433634</text:p>
          </table:table-cell>
          <table:table-cell table:formula="of:=[.O153]+[.Q153]" office:value-type="float" office:value="258.042895003771" calcext:value-type="float">
            <text:p>258.042895003771</text:p>
          </table:table-cell>
          <table:table-cell table:formula="of:=[.O153]-[.Q153]" office:value-type="float" office:value="162.814247853372" calcext:value-type="float">
            <text:p>162.814247853372</text:p>
          </table:table-cell>
          <table:table-cell table:formula="of:=[.U153]-[.V153]" office:value-type="float" office:value="95.2286471503992" calcext:value-type="float">
            <text:p>95.2286471503992</text:p>
          </table:table-cell>
        </table:table-row>
        <table:table-row table:style-name="ro1">
          <table:table-cell table:number-columns-repeated="6"/>
          <table:table-cell table:formula="of:=[.G153]+1" office:value-type="float" office:value="47" calcext:value-type="float">
            <text:p>47</text:p>
          </table:table-cell>
          <table:table-cell table:formula="of:=[.H153]+0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table:formula="of:=[.N153]+0" office:value-type="float" office:value="300" calcext:value-type="float">
            <text:p>300</text:p>
          </table:table-cell>
          <table:table-cell table:formula="of:=AVERAGE([.H154:.N154])" office:value-type="float" office:value="139.714285714286" calcext:value-type="float">
            <text:p>139.714285714286</text:p>
          </table:table-cell>
          <table:table-cell table:formula="of:=STDEV([.H154:.N154])" office:value-type="float" office:value="104.715032804455" calcext:value-type="float">
            <text:p>104.72</text:p>
          </table:table-cell>
          <table:table-cell table:formula="of:=[.P154]/SQRT(5)" office:value-type="float" office:value="46.8299863233764" calcext:value-type="float">
            <text:p>46.83</text:p>
          </table:table-cell>
          <table:table-cell table:formula="of:=[.O154]+[.P154]" office:value-type="float" office:value="244.429318518741" calcext:value-type="float">
            <text:p>244.429318518741</text:p>
          </table:table-cell>
          <table:table-cell table:formula="of:=[.O154]-[.P154]" office:value-type="float" office:value="34.9992529098307" calcext:value-type="float">
            <text:p>34.9992529098307</text:p>
          </table:table-cell>
          <table:table-cell table:formula="of:=[.R154]-[.S154]" office:value-type="float" office:value="209.43006560891" calcext:value-type="float">
            <text:p>209.43006560891</text:p>
          </table:table-cell>
          <table:table-cell table:formula="of:=[.O154]+[.Q154]" office:value-type="float" office:value="186.544272037662" calcext:value-type="float">
            <text:p>186.544272037662</text:p>
          </table:table-cell>
          <table:table-cell table:formula="of:=[.O154]-[.Q154]" office:value-type="float" office:value="92.8842993909094" calcext:value-type="float">
            <text:p>92.8842993909094</text:p>
          </table:table-cell>
          <table:table-cell table:formula="of:=[.U154]-[.V154]" office:value-type="float" office:value="93.6599726467528" calcext:value-type="float">
            <text:p>93.6599726467528</text:p>
          </table:table-cell>
        </table:table-row>
        <table:table-row table:style-name="ro1">
          <table:table-cell table:number-columns-repeated="6"/>
          <table:table-cell table:formula="of:=[.G154]+1" office:value-type="float" office:value="48" calcext:value-type="float">
            <text:p>48</text:p>
          </table:table-cell>
          <table:table-cell table:formula="of:=[.H154]+0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44" calcext:value-type="float">
            <text:p>244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61" calcext:value-type="float">
            <text:p>161</text:p>
          </table:table-cell>
          <table:table-cell table:formula="of:=[.N154]+0" office:value-type="float" office:value="300" calcext:value-type="float">
            <text:p>300</text:p>
          </table:table-cell>
          <table:table-cell table:formula="of:=AVERAGE([.H155:.N155])" office:value-type="float" office:value="190.714285714286" calcext:value-type="float">
            <text:p>190.714285714286</text:p>
          </table:table-cell>
          <table:table-cell table:formula="of:=STDEV([.H155:.N155])" office:value-type="float" office:value="95.5156431964843" calcext:value-type="float">
            <text:p>95.52</text:p>
          </table:table-cell>
          <table:table-cell table:formula="of:=[.P155]/SQRT(5)" office:value-type="float" office:value="42.7158942203908" calcext:value-type="float">
            <text:p>42.72</text:p>
          </table:table-cell>
          <table:table-cell table:formula="of:=[.O155]+[.P155]" office:value-type="float" office:value="286.22992891077" calcext:value-type="float">
            <text:p>286.22992891077</text:p>
          </table:table-cell>
          <table:table-cell table:formula="of:=[.O155]-[.P155]" office:value-type="float" office:value="95.1986425178015" calcext:value-type="float">
            <text:p>95.1986425178015</text:p>
          </table:table-cell>
          <table:table-cell table:formula="of:=[.R155]-[.S155]" office:value-type="float" office:value="191.031286392969" calcext:value-type="float">
            <text:p>191.031286392969</text:p>
          </table:table-cell>
          <table:table-cell table:formula="of:=[.O155]+[.Q155]" office:value-type="float" office:value="233.430179934677" calcext:value-type="float">
            <text:p>233.430179934677</text:p>
          </table:table-cell>
          <table:table-cell table:formula="of:=[.O155]-[.Q155]" office:value-type="float" office:value="147.998391493895" calcext:value-type="float">
            <text:p>147.998391493895</text:p>
          </table:table-cell>
          <table:table-cell table:formula="of:=[.U155]-[.V155]" office:value-type="float" office:value="85.4317884407817" calcext:value-type="float">
            <text:p>85.4317884407817</text:p>
          </table:table-cell>
        </table:table-row>
        <table:table-row table:style-name="ro1">
          <table:table-cell table:number-columns-repeated="6"/>
          <table:table-cell table:formula="of:=[.G155]+1" office:value-type="float" office:value="49" calcext:value-type="float">
            <text:p>49</text:p>
          </table:table-cell>
          <table:table-cell table:formula="of:=[.H155]+0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15" calcext:value-type="float">
            <text:p>315</text:p>
          </table:table-cell>
          <table:table-cell office:value-type="float" office:value="256" calcext:value-type="float">
            <text:p>256</text:p>
          </table:table-cell>
          <table:table-cell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table:formula="of:=[.N155]+0" office:value-type="float" office:value="300" calcext:value-type="float">
            <text:p>300</text:p>
          </table:table-cell>
          <table:table-cell table:formula="of:=AVERAGE([.H156:.N156])" office:value-type="float" office:value="204.571428571429" calcext:value-type="float">
            <text:p>204.571428571429</text:p>
          </table:table-cell>
          <table:table-cell table:formula="of:=STDEV([.H156:.N156])" office:value-type="float" office:value="117.167767386281" calcext:value-type="float">
            <text:p>117.17</text:p>
          </table:table-cell>
          <table:table-cell table:formula="of:=[.P156]/SQRT(5)" office:value-type="float" office:value="52.3990185295216" calcext:value-type="float">
            <text:p>52.40</text:p>
          </table:table-cell>
          <table:table-cell table:formula="of:=[.O156]+[.P156]" office:value-type="float" office:value="321.73919595771" calcext:value-type="float">
            <text:p>321.73919595771</text:p>
          </table:table-cell>
          <table:table-cell table:formula="of:=[.O156]-[.P156]" office:value-type="float" office:value="87.4036611851473" calcext:value-type="float">
            <text:p>87.4036611851473</text:p>
          </table:table-cell>
          <table:table-cell table:formula="of:=[.R156]-[.S156]" office:value-type="float" office:value="234.335534772563" calcext:value-type="float">
            <text:p>234.335534772563</text:p>
          </table:table-cell>
          <table:table-cell table:formula="of:=[.O156]+[.Q156]" office:value-type="float" office:value="256.97044710095" calcext:value-type="float">
            <text:p>256.97044710095</text:p>
          </table:table-cell>
          <table:table-cell table:formula="of:=[.O156]-[.Q156]" office:value-type="float" office:value="152.172410041907" calcext:value-type="float">
            <text:p>152.172410041907</text:p>
          </table:table-cell>
          <table:table-cell table:formula="of:=[.U156]-[.V156]" office:value-type="float" office:value="104.798037059043" calcext:value-type="float">
            <text:p>104.798037059043</text:p>
          </table:table-cell>
        </table:table-row>
        <table:table-row table:style-name="ro1">
          <table:table-cell table:number-columns-repeated="6"/>
          <table:table-cell table:formula="of:=[.G156]+1" office:value-type="float" office:value="50" calcext:value-type="float">
            <text:p>50</text:p>
          </table:table-cell>
          <table:table-cell table:formula="of:=[.H156]+0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table:formula="of:=[.N156]+0" office:value-type="float" office:value="300" calcext:value-type="float">
            <text:p>300</text:p>
          </table:table-cell>
          <table:table-cell table:formula="of:=AVERAGE([.H157:.N157])" office:value-type="float" office:value="111.285714285714" calcext:value-type="float">
            <text:p>111.285714285714</text:p>
          </table:table-cell>
          <table:table-cell table:formula="of:=STDEV([.H157:.N157])" office:value-type="float" office:value="93.6228502836679" calcext:value-type="float">
            <text:p>93.62</text:p>
          </table:table-cell>
          <table:table-cell table:formula="of:=[.P157]/SQRT(5)" office:value-type="float" office:value="41.8694114963134" calcext:value-type="float">
            <text:p>41.87</text:p>
          </table:table-cell>
          <table:table-cell table:formula="of:=[.O157]+[.P157]" office:value-type="float" office:value="204.908564569382" calcext:value-type="float">
            <text:p>204.908564569382</text:p>
          </table:table-cell>
          <table:table-cell table:formula="of:=[.O157]-[.P157]" office:value-type="float" office:value="17.6628640020464" calcext:value-type="float">
            <text:p>17.6628640020464</text:p>
          </table:table-cell>
          <table:table-cell table:formula="of:=[.R157]-[.S157]" office:value-type="float" office:value="187.245700567336" calcext:value-type="float">
            <text:p>187.245700567336</text:p>
          </table:table-cell>
          <table:table-cell table:formula="of:=[.O157]+[.Q157]" office:value-type="float" office:value="153.155125782028" calcext:value-type="float">
            <text:p>153.155125782028</text:p>
          </table:table-cell>
          <table:table-cell table:formula="of:=[.O157]-[.Q157]" office:value-type="float" office:value="69.4163027894009" calcext:value-type="float">
            <text:p>69.4163027894009</text:p>
          </table:table-cell>
          <table:table-cell table:formula="of:=[.U157]-[.V157]" office:value-type="float" office:value="83.7388229926268" calcext:value-type="float">
            <text:p>83.7388229926268</text:p>
          </table:table-cell>
        </table:table-row>
        <table:table-row table:style-name="ro1">
          <table:table-cell table:number-columns-repeated="6"/>
          <table:table-cell table:formula="of:=[.G157]+1" office:value-type="float" office:value="51" calcext:value-type="float">
            <text:p>51</text:p>
          </table:table-cell>
          <table:table-cell table:formula="of:=[.H157]+0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09" calcext:value-type="float">
            <text:p>209</text:p>
          </table:table-cell>
          <table:table-cell office:value-type="float" office:value="173" calcext:value-type="float">
            <text:p>173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table:formula="of:=[.N157]+0" office:value-type="float" office:value="300" calcext:value-type="float">
            <text:p>300</text:p>
          </table:table-cell>
          <table:table-cell table:formula="of:=AVERAGE([.H158:.N158])" office:value-type="float" office:value="144.142857142857" calcext:value-type="float">
            <text:p>144.142857142857</text:p>
          </table:table-cell>
          <table:table-cell table:formula="of:=STDEV([.H158:.N158])" office:value-type="float" office:value="97.294104945484" calcext:value-type="float">
            <text:p>97.29</text:p>
          </table:table-cell>
          <table:table-cell table:formula="of:=[.P158]/SQRT(5)" office:value-type="float" office:value="43.5112464936201" calcext:value-type="float">
            <text:p>43.51</text:p>
          </table:table-cell>
          <table:table-cell table:formula="of:=[.O158]+[.P158]" office:value-type="float" office:value="241.436962088341" calcext:value-type="float">
            <text:p>241.436962088341</text:p>
          </table:table-cell>
          <table:table-cell table:formula="of:=[.O158]-[.P158]" office:value-type="float" office:value="46.8487521973731" calcext:value-type="float">
            <text:p>46.8487521973731</text:p>
          </table:table-cell>
          <table:table-cell table:formula="of:=[.R158]-[.S158]" office:value-type="float" office:value="194.588209890968" calcext:value-type="float">
            <text:p>194.588209890968</text:p>
          </table:table-cell>
          <table:table-cell table:formula="of:=[.O158]+[.Q158]" office:value-type="float" office:value="187.654103636477" calcext:value-type="float">
            <text:p>187.654103636477</text:p>
          </table:table-cell>
          <table:table-cell table:formula="of:=[.O158]-[.Q158]" office:value-type="float" office:value="100.631610649237" calcext:value-type="float">
            <text:p>100.631610649237</text:p>
          </table:table-cell>
          <table:table-cell table:formula="of:=[.U158]-[.V158]" office:value-type="float" office:value="87.0224929872403" calcext:value-type="float">
            <text:p>87.0224929872403</text:p>
          </table:table-cell>
        </table:table-row>
        <table:table-row table:style-name="ro1">
          <table:table-cell table:number-columns-repeated="6"/>
          <table:table-cell table:formula="of:=[.G158]+1" office:value-type="float" office:value="52" calcext:value-type="float">
            <text:p>52</text:p>
          </table:table-cell>
          <table:table-cell table:formula="of:=[.H158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241" calcext:value-type="float">
            <text:p>241</text:p>
          </table:table-cell>
          <table:table-cell office:value-type="float" office:value="72" calcext:value-type="float">
            <text:p>72</text:p>
          </table:table-cell>
          <table:table-cell table:formula="of:=[.N158]+0" office:value-type="float" office:value="300" calcext:value-type="float">
            <text:p>300</text:p>
          </table:table-cell>
          <table:table-cell table:formula="of:=AVERAGE([.H159:.N159])" office:value-type="float" office:value="142.714285714286" calcext:value-type="float">
            <text:p>142.714285714286</text:p>
          </table:table-cell>
          <table:table-cell table:formula="of:=STDEV([.H159:.N159])" office:value-type="float" office:value="111.623943497373" calcext:value-type="float">
            <text:p>111.62</text:p>
          </table:table-cell>
          <table:table-cell table:formula="of:=[.P159]/SQRT(5)" office:value-type="float" office:value="49.9197451153444" calcext:value-type="float">
            <text:p>49.92</text:p>
          </table:table-cell>
          <table:table-cell table:formula="of:=[.O159]+[.P159]" office:value-type="float" office:value="254.338229211659" calcext:value-type="float">
            <text:p>254.338229211659</text:p>
          </table:table-cell>
          <table:table-cell table:formula="of:=[.O159]-[.P159]" office:value-type="float" office:value="31.0903422169125" calcext:value-type="float">
            <text:p>31.0903422169125</text:p>
          </table:table-cell>
          <table:table-cell table:formula="of:=[.R159]-[.S159]" office:value-type="float" office:value="223.247886994746" calcext:value-type="float">
            <text:p>223.247886994746</text:p>
          </table:table-cell>
          <table:table-cell table:formula="of:=[.O159]+[.Q159]" office:value-type="float" office:value="192.63403082963" calcext:value-type="float">
            <text:p>192.63403082963</text:p>
          </table:table-cell>
          <table:table-cell table:formula="of:=[.O159]-[.Q159]" office:value-type="float" office:value="92.7945405989413" calcext:value-type="float">
            <text:p>92.7945405989413</text:p>
          </table:table-cell>
          <table:table-cell table:formula="of:=[.U159]-[.V159]" office:value-type="float" office:value="99.8394902306888" calcext:value-type="float">
            <text:p>99.8394902306888</text:p>
          </table:table-cell>
        </table:table-row>
        <table:table-row table:style-name="ro1">
          <table:table-cell table:number-columns-repeated="6"/>
          <table:table-cell table:formula="of:=[.G159]+1" office:value-type="float" office:value="53" calcext:value-type="float">
            <text:p>53</text:p>
          </table:table-cell>
          <table:table-cell table:formula="of:=[.H159]+0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46" calcext:value-type="float">
            <text:p>146</text:p>
          </table:table-cell>
          <table:table-cell office:value-type="float" office:value="74" calcext:value-type="float">
            <text:p>74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table:formula="of:=[.N159]+0" office:value-type="float" office:value="300" calcext:value-type="float">
            <text:p>300</text:p>
          </table:table-cell>
          <table:table-cell table:formula="of:=AVERAGE([.H160:.N160])" office:value-type="float" office:value="176.285714285714" calcext:value-type="float">
            <text:p>176.285714285714</text:p>
          </table:table-cell>
          <table:table-cell table:formula="of:=STDEV([.H160:.N160])" office:value-type="float" office:value="108.612022486332" calcext:value-type="float">
            <text:p>108.61</text:p>
          </table:table-cell>
          <table:table-cell table:formula="of:=[.P160]/SQRT(5)" office:value-type="float" office:value="48.5727730906347" calcext:value-type="float">
            <text:p>48.57</text:p>
          </table:table-cell>
          <table:table-cell table:formula="of:=[.O160]+[.P160]" office:value-type="float" office:value="284.897736772046" calcext:value-type="float">
            <text:p>284.897736772046</text:p>
          </table:table-cell>
          <table:table-cell table:formula="of:=[.O160]-[.P160]" office:value-type="float" office:value="67.6736917993826" calcext:value-type="float">
            <text:p>67.6736917993826</text:p>
          </table:table-cell>
          <table:table-cell table:formula="of:=[.R160]-[.S160]" office:value-type="float" office:value="217.224044972663" calcext:value-type="float">
            <text:p>217.224044972663</text:p>
          </table:table-cell>
          <table:table-cell table:formula="of:=[.O160]+[.Q160]" office:value-type="float" office:value="224.858487376349" calcext:value-type="float">
            <text:p>224.858487376349</text:p>
          </table:table-cell>
          <table:table-cell table:formula="of:=[.O160]-[.Q160]" office:value-type="float" office:value="127.71294119508" calcext:value-type="float">
            <text:p>127.71294119508</text:p>
          </table:table-cell>
          <table:table-cell table:formula="of:=[.U160]-[.V160]" office:value-type="float" office:value="97.1455461812694" calcext:value-type="float">
            <text:p>97.1455461812694</text:p>
          </table:table-cell>
        </table:table-row>
        <table:table-row table:style-name="ro1">
          <table:table-cell table:number-columns-repeated="6"/>
          <table:table-cell table:formula="of:=[.G160]+1" office:value-type="float" office:value="54" calcext:value-type="float">
            <text:p>54</text:p>
          </table:table-cell>
          <table:table-cell table:formula="of:=[.H160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formula="of:=[.N160]+0" office:value-type="float" office:value="300" calcext:value-type="float">
            <text:p>300</text:p>
          </table:table-cell>
          <table:table-cell table:formula="of:=AVERAGE([.H161:.N161])" office:value-type="float" office:value="121.142857142857" calcext:value-type="float">
            <text:p>121.142857142857</text:p>
          </table:table-cell>
          <table:table-cell table:formula="of:=STDEV([.H161:.N161])" office:value-type="float" office:value="99.4458455164226" calcext:value-type="float">
            <text:p>99.45</text:p>
          </table:table-cell>
          <table:table-cell table:formula="of:=[.P161]/SQRT(5)" office:value-type="float" office:value="44.4735341309327" calcext:value-type="float">
            <text:p>44.47</text:p>
          </table:table-cell>
          <table:table-cell table:formula="of:=[.O161]+[.P161]" office:value-type="float" office:value="220.58870265928" calcext:value-type="float">
            <text:p>220.58870265928</text:p>
          </table:table-cell>
          <table:table-cell table:formula="of:=[.O161]-[.P161]" office:value-type="float" office:value="21.6970116264345" calcext:value-type="float">
            <text:p>21.6970116264345</text:p>
          </table:table-cell>
          <table:table-cell table:formula="of:=[.R161]-[.S161]" office:value-type="float" office:value="198.891691032845" calcext:value-type="float">
            <text:p>198.891691032845</text:p>
          </table:table-cell>
          <table:table-cell table:formula="of:=[.O161]+[.Q161]" office:value-type="float" office:value="165.61639127379" calcext:value-type="float">
            <text:p>165.61639127379</text:p>
          </table:table-cell>
          <table:table-cell table:formula="of:=[.O161]-[.Q161]" office:value-type="float" office:value="76.6693230119244" calcext:value-type="float">
            <text:p>76.6693230119244</text:p>
          </table:table-cell>
          <table:table-cell table:formula="of:=[.U161]-[.V161]" office:value-type="float" office:value="88.9470682618655" calcext:value-type="float">
            <text:p>88.9470682618655</text:p>
          </table:table-cell>
        </table:table-row>
        <table:table-row table:style-name="ro1">
          <table:table-cell table:number-columns-repeated="6"/>
          <table:table-cell table:formula="of:=[.G161]+1" office:value-type="float" office:value="55" calcext:value-type="float">
            <text:p>55</text:p>
          </table:table-cell>
          <table:table-cell table:formula="of:=[.H161]+0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69" calcext:value-type="float">
            <text:p>169</text:p>
          </table:table-cell>
          <table:table-cell office:value-type="float" office:value="95" calcext:value-type="float">
            <text:p>95</text:p>
          </table:table-cell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table:formula="of:=[.N161]+0" office:value-type="float" office:value="300" calcext:value-type="float">
            <text:p>300</text:p>
          </table:table-cell>
          <table:table-cell table:formula="of:=AVERAGE([.H162:.N162])" office:value-type="float" office:value="162.142857142857" calcext:value-type="float">
            <text:p>162.142857142857</text:p>
          </table:table-cell>
          <table:table-cell table:formula="of:=STDEV([.H162:.N162])" office:value-type="float" office:value="99.1991743437222" calcext:value-type="float">
            <text:p>99.20</text:p>
          </table:table-cell>
          <table:table-cell table:formula="of:=[.P162]/SQRT(5)" office:value-type="float" office:value="44.3632194288832" calcext:value-type="float">
            <text:p>44.36</text:p>
          </table:table-cell>
          <table:table-cell table:formula="of:=[.O162]+[.P162]" office:value-type="float" office:value="261.342031486579" calcext:value-type="float">
            <text:p>261.342031486579</text:p>
          </table:table-cell>
          <table:table-cell table:formula="of:=[.O162]-[.P162]" office:value-type="float" office:value="62.9436827991349" calcext:value-type="float">
            <text:p>62.9436827991349</text:p>
          </table:table-cell>
          <table:table-cell table:formula="of:=[.R162]-[.S162]" office:value-type="float" office:value="198.398348687444" calcext:value-type="float">
            <text:p>198.398348687444</text:p>
          </table:table-cell>
          <table:table-cell table:formula="of:=[.O162]+[.Q162]" office:value-type="float" office:value="206.50607657174" calcext:value-type="float">
            <text:p>206.50607657174</text:p>
          </table:table-cell>
          <table:table-cell table:formula="of:=[.O162]-[.Q162]" office:value-type="float" office:value="117.779637713974" calcext:value-type="float">
            <text:p>117.779637713974</text:p>
          </table:table-cell>
          <table:table-cell table:formula="of:=[.U162]-[.V162]" office:value-type="float" office:value="88.7264388577664" calcext:value-type="float">
            <text:p>88.7264388577664</text:p>
          </table:table-cell>
        </table:table-row>
        <table:table-row table:style-name="ro1">
          <table:table-cell table:number-columns-repeated="6"/>
          <table:table-cell table:formula="of:=[.G162]+1" office:value-type="float" office:value="56" calcext:value-type="float">
            <text:p>56</text:p>
          </table:table-cell>
          <table:table-cell table:formula="of:=[.H162]+0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table:formula="of:=[.N162]+0" office:value-type="float" office:value="300" calcext:value-type="float">
            <text:p>300</text:p>
          </table:table-cell>
          <table:table-cell table:formula="of:=AVERAGE([.H163:.N163])" office:value-type="float" office:value="120" calcext:value-type="float">
            <text:p>120</text:p>
          </table:table-cell>
          <table:table-cell table:formula="of:=STDEV([.H163:.N163])" office:value-type="float" office:value="95.1682720238211" calcext:value-type="float">
            <text:p>95.17</text:p>
          </table:table-cell>
          <table:table-cell table:formula="of:=[.P163]/SQRT(5)" office:value-type="float" office:value="42.5605451092911" calcext:value-type="float">
            <text:p>42.56</text:p>
          </table:table-cell>
          <table:table-cell table:formula="of:=[.O163]+[.P163]" office:value-type="float" office:value="215.168272023821" calcext:value-type="float">
            <text:p>215.168272023821</text:p>
          </table:table-cell>
          <table:table-cell table:formula="of:=[.O163]-[.P163]" office:value-type="float" office:value="24.831727976179" calcext:value-type="float">
            <text:p>24.831727976179</text:p>
          </table:table-cell>
          <table:table-cell table:formula="of:=[.R163]-[.S163]" office:value-type="float" office:value="190.336544047642" calcext:value-type="float">
            <text:p>190.336544047642</text:p>
          </table:table-cell>
          <table:table-cell table:formula="of:=[.O163]+[.Q163]" office:value-type="float" office:value="162.560545109291" calcext:value-type="float">
            <text:p>162.560545109291</text:p>
          </table:table-cell>
          <table:table-cell table:formula="of:=[.O163]-[.Q163]" office:value-type="float" office:value="77.4394548907089" calcext:value-type="float">
            <text:p>77.4394548907089</text:p>
          </table:table-cell>
          <table:table-cell table:formula="of:=[.U163]-[.V163]" office:value-type="float" office:value="85.1210902185821" calcext:value-type="float">
            <text:p>85.1210902185821</text:p>
          </table:table-cell>
        </table:table-row>
        <table:table-row table:style-name="ro1">
          <table:table-cell table:number-columns-repeated="6"/>
          <table:table-cell table:formula="of:=[.G163]+1" office:value-type="float" office:value="57" calcext:value-type="float">
            <text:p>57</text:p>
          </table:table-cell>
          <table:table-cell table:formula="of:=[.H163]+0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float" office:value="71" calcext:value-type="float">
            <text:p>71</text:p>
          </table:table-cell>
          <table:table-cell office:value-type="float" office:value="218" calcext:value-type="float">
            <text:p>218</text:p>
          </table:table-cell>
          <table:table-cell office:value-type="float" office:value="59" calcext:value-type="float">
            <text:p>59</text:p>
          </table:table-cell>
          <table:table-cell table:formula="of:=[.N163]+0" office:value-type="float" office:value="300" calcext:value-type="float">
            <text:p>300</text:p>
          </table:table-cell>
          <table:table-cell table:formula="of:=AVERAGE([.H164:.N164])" office:value-type="float" office:value="132.428571428571" calcext:value-type="float">
            <text:p>132.428571428571</text:p>
          </table:table-cell>
          <table:table-cell table:formula="of:=STDEV([.H164:.N164])" office:value-type="float" office:value="106.744019571523" calcext:value-type="float">
            <text:p>106.74</text:p>
          </table:table-cell>
          <table:table-cell table:formula="of:=[.P164]/SQRT(5)" office:value-type="float" office:value="47.7373767906987" calcext:value-type="float">
            <text:p>47.74</text:p>
          </table:table-cell>
          <table:table-cell table:formula="of:=[.O164]+[.P164]" office:value-type="float" office:value="239.172591000095" calcext:value-type="float">
            <text:p>239.172591000095</text:p>
          </table:table-cell>
          <table:table-cell table:formula="of:=[.O164]-[.P164]" office:value-type="float" office:value="25.6845518570483" calcext:value-type="float">
            <text:p>25.6845518570483</text:p>
          </table:table-cell>
          <table:table-cell table:formula="of:=[.R164]-[.S164]" office:value-type="float" office:value="213.488039143046" calcext:value-type="float">
            <text:p>213.488039143046</text:p>
          </table:table-cell>
          <table:table-cell table:formula="of:=[.O164]+[.Q164]" office:value-type="float" office:value="180.16594821927" calcext:value-type="float">
            <text:p>180.16594821927</text:p>
          </table:table-cell>
          <table:table-cell table:formula="of:=[.O164]-[.Q164]" office:value-type="float" office:value="84.6911946378727" calcext:value-type="float">
            <text:p>84.6911946378727</text:p>
          </table:table-cell>
          <table:table-cell table:formula="of:=[.U164]-[.V164]" office:value-type="float" office:value="95.4747535813975" calcext:value-type="float">
            <text:p>95.4747535813975</text:p>
          </table:table-cell>
        </table:table-row>
        <table:table-row table:style-name="ro1">
          <table:table-cell table:number-columns-repeated="6"/>
          <table:table-cell table:formula="of:=[.G164]+1" office:value-type="float" office:value="58" calcext:value-type="float">
            <text:p>58</text:p>
          </table:table-cell>
          <table:table-cell table:formula="of:=[.H164]+0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79" calcext:value-type="float">
            <text:p>179</text:p>
          </table:table-cell>
          <table:table-cell office:value-type="float" office:value="94" calcext:value-type="float">
            <text:p>94</text:p>
          </table:table-cell>
          <table:table-cell office:value-type="float" office:value="156" calcext:value-type="float">
            <text:p>156</text:p>
          </table:table-cell>
          <table:table-cell table:formula="of:=[.N164]+0" office:value-type="float" office:value="300" calcext:value-type="float">
            <text:p>300</text:p>
          </table:table-cell>
          <table:table-cell table:formula="of:=AVERAGE([.H165:.N165])" office:value-type="float" office:value="134.142857142857" calcext:value-type="float">
            <text:p>134.142857142857</text:p>
          </table:table-cell>
          <table:table-cell table:formula="of:=STDEV([.H165:.N165])" office:value-type="float" office:value="92.4850052196365" calcext:value-type="float">
            <text:p>92.49</text:p>
          </table:table-cell>
          <table:table-cell table:formula="of:=[.P165]/SQRT(5)" office:value-type="float" office:value="41.360551714106" calcext:value-type="float">
            <text:p>41.36</text:p>
          </table:table-cell>
          <table:table-cell table:formula="of:=[.O165]+[.P165]" office:value-type="float" office:value="226.627862362494" calcext:value-type="float">
            <text:p>226.627862362494</text:p>
          </table:table-cell>
          <table:table-cell table:formula="of:=[.O165]-[.P165]" office:value-type="float" office:value="41.6578519232206" calcext:value-type="float">
            <text:p>41.6578519232206</text:p>
          </table:table-cell>
          <table:table-cell table:formula="of:=[.R165]-[.S165]" office:value-type="float" office:value="184.970010439273" calcext:value-type="float">
            <text:p>184.970010439273</text:p>
          </table:table-cell>
          <table:table-cell table:formula="of:=[.O165]+[.Q165]" office:value-type="float" office:value="175.503408856963" calcext:value-type="float">
            <text:p>175.503408856963</text:p>
          </table:table-cell>
          <table:table-cell table:formula="of:=[.O165]-[.Q165]" office:value-type="float" office:value="92.7823054287511" calcext:value-type="float">
            <text:p>92.7823054287511</text:p>
          </table:table-cell>
          <table:table-cell table:formula="of:=[.U165]-[.V165]" office:value-type="float" office:value="82.721103428212" calcext:value-type="float">
            <text:p>82.721103428212</text:p>
          </table:table-cell>
        </table:table-row>
        <table:table-row table:style-name="ro1">
          <table:table-cell table:number-columns-repeated="6"/>
          <table:table-cell table:formula="of:=[.G165]+1" office:value-type="float" office:value="59" calcext:value-type="float">
            <text:p>59</text:p>
          </table:table-cell>
          <table:table-cell table:formula="of:=[.H165]+0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86" calcext:value-type="float">
            <text:p>86</text:p>
          </table:table-cell>
          <table:table-cell table:formula="of:=[.N165]+0" office:value-type="float" office:value="300" calcext:value-type="float">
            <text:p>300</text:p>
          </table:table-cell>
          <table:table-cell table:formula="of:=AVERAGE([.H166:.N166])" office:value-type="float" office:value="141.857142857143" calcext:value-type="float">
            <text:p>141.857142857143</text:p>
          </table:table-cell>
          <table:table-cell table:formula="of:=STDEV([.H166:.N166])" office:value-type="float" office:value="96.9233865336063" calcext:value-type="float">
            <text:p>96.92</text:p>
          </table:table-cell>
          <table:table-cell table:formula="of:=[.P166]/SQRT(5)" office:value-type="float" office:value="43.3454561797263" calcext:value-type="float">
            <text:p>43.35</text:p>
          </table:table-cell>
          <table:table-cell table:formula="of:=[.O166]+[.P166]" office:value-type="float" office:value="238.780529390749" calcext:value-type="float">
            <text:p>238.780529390749</text:p>
          </table:table-cell>
          <table:table-cell table:formula="of:=[.O166]-[.P166]" office:value-type="float" office:value="44.9337563235366" calcext:value-type="float">
            <text:p>44.9337563235366</text:p>
          </table:table-cell>
          <table:table-cell table:formula="of:=[.R166]-[.S166]" office:value-type="float" office:value="193.846773067213" calcext:value-type="float">
            <text:p>193.846773067213</text:p>
          </table:table-cell>
          <table:table-cell table:formula="of:=[.O166]+[.Q166]" office:value-type="float" office:value="185.202599036869" calcext:value-type="float">
            <text:p>185.202599036869</text:p>
          </table:table-cell>
          <table:table-cell table:formula="of:=[.O166]-[.Q166]" office:value-type="float" office:value="98.5116866774166" calcext:value-type="float">
            <text:p>98.5116866774166</text:p>
          </table:table-cell>
          <table:table-cell table:formula="of:=[.U166]-[.V166]" office:value-type="float" office:value="86.6909123594526" calcext:value-type="float">
            <text:p>86.6909123594526</text:p>
          </table:table-cell>
        </table:table-row>
        <table:table-row table:style-name="ro1">
          <table:table-cell table:number-columns-repeated="6"/>
          <table:table-cell table:formula="of:=[.G166]+1" office:value-type="float" office:value="60" calcext:value-type="float">
            <text:p>60</text:p>
          </table:table-cell>
          <table:table-cell table:formula="of:=[.H166]+0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94" calcext:value-type="float">
            <text:p>194</text:p>
          </table:table-cell>
          <table:table-cell office:value-type="float" office:value="282" calcext:value-type="float">
            <text:p>282</text:p>
          </table:table-cell>
          <table:table-cell office:value-type="float" office:value="210" calcext:value-type="float">
            <text:p>210</text:p>
          </table:table-cell>
          <table:table-cell office:value-type="float" office:value="288" calcext:value-type="float">
            <text:p>288</text:p>
          </table:table-cell>
          <table:table-cell table:formula="of:=[.N166]+0" office:value-type="float" office:value="300" calcext:value-type="float">
            <text:p>300</text:p>
          </table:table-cell>
          <table:table-cell table:formula="of:=AVERAGE([.H167:.N167])" office:value-type="float" office:value="196.857142857143" calcext:value-type="float">
            <text:p>196.857142857143</text:p>
          </table:table-cell>
          <table:table-cell table:formula="of:=STDEV([.H167:.N167])" office:value-type="float" office:value="110.868433396569" calcext:value-type="float">
            <text:p>110.87</text:p>
          </table:table-cell>
          <table:table-cell table:formula="of:=[.P167]/SQRT(5)" office:value-type="float" office:value="49.5818707267274" calcext:value-type="float">
            <text:p>49.58</text:p>
          </table:table-cell>
          <table:table-cell table:formula="of:=[.O167]+[.P167]" office:value-type="float" office:value="307.725576253712" calcext:value-type="float">
            <text:p>307.725576253712</text:p>
          </table:table-cell>
          <table:table-cell table:formula="of:=[.O167]-[.P167]" office:value-type="float" office:value="85.9887094605736" calcext:value-type="float">
            <text:p>85.9887094605736</text:p>
          </table:table-cell>
          <table:table-cell table:formula="of:=[.R167]-[.S167]" office:value-type="float" office:value="221.736866793139" calcext:value-type="float">
            <text:p>221.736866793139</text:p>
          </table:table-cell>
          <table:table-cell table:formula="of:=[.O167]+[.Q167]" office:value-type="float" office:value="246.43901358387" calcext:value-type="float">
            <text:p>246.43901358387</text:p>
          </table:table-cell>
          <table:table-cell table:formula="of:=[.O167]-[.Q167]" office:value-type="float" office:value="147.275272130416" calcext:value-type="float">
            <text:p>147.275272130416</text:p>
          </table:table-cell>
          <table:table-cell table:formula="of:=[.U167]-[.V167]" office:value-type="float" office:value="99.1637414534548" calcext:value-type="float">
            <text:p>99.1637414534548</text:p>
          </table:table-cell>
        </table:table-row>
        <table:table-row table:style-name="ro1">
          <table:table-cell table:number-columns-repeated="6"/>
          <table:table-cell table:formula="of:=[.G167]+1" office:value-type="float" office:value="61" calcext:value-type="float">
            <text:p>61</text:p>
          </table:table-cell>
          <table:table-cell table:formula="of:=[.H167]+0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223" calcext:value-type="float">
            <text:p>223</text:p>
          </table:table-cell>
          <table:table-cell office:value-type="float" office:value="179" calcext:value-type="float">
            <text:p>179</text:p>
          </table:table-cell>
          <table:table-cell table:formula="of:=[.N167]+0" office:value-type="float" office:value="300" calcext:value-type="float">
            <text:p>300</text:p>
          </table:table-cell>
          <table:table-cell table:formula="of:=AVERAGE([.H168:.N168])" office:value-type="float" office:value="171.571428571429" calcext:value-type="float">
            <text:p>171.571428571429</text:p>
          </table:table-cell>
          <table:table-cell table:formula="of:=STDEV([.H168:.N168])" office:value-type="float" office:value="103.519494368383" calcext:value-type="float">
            <text:p>103.52</text:p>
          </table:table-cell>
          <table:table-cell table:formula="of:=[.P168]/SQRT(5)" office:value-type="float" office:value="46.2953252808223" calcext:value-type="float">
            <text:p>46.30</text:p>
          </table:table-cell>
          <table:table-cell table:formula="of:=[.O168]+[.P168]" office:value-type="float" office:value="275.090922939812" calcext:value-type="float">
            <text:p>275.090922939812</text:p>
          </table:table-cell>
          <table:table-cell table:formula="of:=[.O168]-[.P168]" office:value-type="float" office:value="68.0519342030454" calcext:value-type="float">
            <text:p>68.0519342030454</text:p>
          </table:table-cell>
          <table:table-cell table:formula="of:=[.R168]-[.S168]" office:value-type="float" office:value="207.038988736766" calcext:value-type="float">
            <text:p>207.038988736766</text:p>
          </table:table-cell>
          <table:table-cell table:formula="of:=[.O168]+[.Q168]" office:value-type="float" office:value="217.866753852251" calcext:value-type="float">
            <text:p>217.866753852251</text:p>
          </table:table-cell>
          <table:table-cell table:formula="of:=[.O168]-[.Q168]" office:value-type="float" office:value="125.276103290606" calcext:value-type="float">
            <text:p>125.276103290606</text:p>
          </table:table-cell>
          <table:table-cell table:formula="of:=[.U168]-[.V168]" office:value-type="float" office:value="92.5906505616446" calcext:value-type="float">
            <text:p>92.5906505616446</text:p>
          </table:table-cell>
        </table:table-row>
        <table:table-row table:style-name="ro1">
          <table:table-cell table:number-columns-repeated="6"/>
          <table:table-cell table:formula="of:=[.G168]+1" office:value-type="float" office:value="62" calcext:value-type="float">
            <text:p>62</text:p>
          </table:table-cell>
          <table:table-cell table:formula="of:=[.H168]+0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formula="of:=[.N168]+0" office:value-type="float" office:value="300" calcext:value-type="float">
            <text:p>300</text:p>
          </table:table-cell>
          <table:table-cell table:formula="of:=AVERAGE([.H169:.N169])" office:value-type="float" office:value="95.1428571428571" calcext:value-type="float">
            <text:p>95.1428571428571</text:p>
          </table:table-cell>
          <table:table-cell table:formula="of:=STDEV([.H169:.N169])" office:value-type="float" office:value="94.8831361402516" calcext:value-type="float">
            <text:p>94.88</text:p>
          </table:table-cell>
          <table:table-cell table:formula="of:=[.P169]/SQRT(5)" office:value-type="float" office:value="42.4330284655939" calcext:value-type="float">
            <text:p>42.43</text:p>
          </table:table-cell>
          <table:table-cell table:formula="of:=[.O169]+[.P169]" office:value-type="float" office:value="190.025993283109" calcext:value-type="float">
            <text:p>190.025993283109</text:p>
          </table:table-cell>
          <table:table-cell table:formula="of:=[.O169]-[.P169]" office:value-type="float" office:value="0.259721002605517" calcext:value-type="float">
            <text:p>0.259721002605517</text:p>
          </table:table-cell>
          <table:table-cell table:formula="of:=[.R169]-[.S169]" office:value-type="float" office:value="189.766272280503" calcext:value-type="float">
            <text:p>189.766272280503</text:p>
          </table:table-cell>
          <table:table-cell table:formula="of:=[.O169]+[.Q169]" office:value-type="float" office:value="137.575885608451" calcext:value-type="float">
            <text:p>137.575885608451</text:p>
          </table:table-cell>
          <table:table-cell table:formula="of:=[.O169]-[.Q169]" office:value-type="float" office:value="52.7098286772632" calcext:value-type="float">
            <text:p>52.7098286772632</text:p>
          </table:table-cell>
          <table:table-cell table:formula="of:=[.U169]-[.V169]" office:value-type="float" office:value="84.8660569311879" calcext:value-type="float">
            <text:p>84.8660569311879</text:p>
          </table:table-cell>
        </table:table-row>
        <table:table-row table:style-name="ro1">
          <table:table-cell table:number-columns-repeated="6"/>
          <table:table-cell table:formula="of:=[.G169]+1" office:value-type="float" office:value="63" calcext:value-type="float">
            <text:p>63</text:p>
          </table:table-cell>
          <table:table-cell table:formula="of:=[.H169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table:formula="of:=[.N169]+0" office:value-type="float" office:value="300" calcext:value-type="float">
            <text:p>300</text:p>
          </table:table-cell>
          <table:table-cell table:formula="of:=AVERAGE([.H170:.N170])" office:value-type="float" office:value="160.857142857143" calcext:value-type="float">
            <text:p>160.857142857143</text:p>
          </table:table-cell>
          <table:table-cell table:formula="of:=STDEV([.H170:.N170])" office:value-type="float" office:value="109.074024667392" calcext:value-type="float">
            <text:p>109.07</text:p>
          </table:table-cell>
          <table:table-cell table:formula="of:=[.P170]/SQRT(5)" office:value-type="float" office:value="48.7793867471555" calcext:value-type="float">
            <text:p>48.78</text:p>
          </table:table-cell>
          <table:table-cell table:formula="of:=[.O170]+[.P170]" office:value-type="float" office:value="269.931167524535" calcext:value-type="float">
            <text:p>269.931167524535</text:p>
          </table:table-cell>
          <table:table-cell table:formula="of:=[.O170]-[.P170]" office:value-type="float" office:value="51.7831181897508" calcext:value-type="float">
            <text:p>51.7831181897508</text:p>
          </table:table-cell>
          <table:table-cell table:formula="of:=[.R170]-[.S170]" office:value-type="float" office:value="218.148049334784" calcext:value-type="float">
            <text:p>218.148049334784</text:p>
          </table:table-cell>
          <table:table-cell table:formula="of:=[.O170]+[.Q170]" office:value-type="float" office:value="209.636529604298" calcext:value-type="float">
            <text:p>209.636529604298</text:p>
          </table:table-cell>
          <table:table-cell table:formula="of:=[.O170]-[.Q170]" office:value-type="float" office:value="112.077756109987" calcext:value-type="float">
            <text:p>112.077756109987</text:p>
          </table:table-cell>
          <table:table-cell table:formula="of:=[.U170]-[.V170]" office:value-type="float" office:value="97.558773494311" calcext:value-type="float">
            <text:p>97.558773494311</text:p>
          </table:table-cell>
        </table:table-row>
        <table:table-row table:style-name="ro1">
          <table:table-cell table:number-columns-repeated="6"/>
          <table:table-cell table:formula="of:=[.G170]+1" office:value-type="float" office:value="64" calcext:value-type="float">
            <text:p>64</text:p>
          </table:table-cell>
          <table:table-cell table:formula="of:=[.H170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table:formula="of:=[.N170]+0" office:value-type="float" office:value="300" calcext:value-type="float">
            <text:p>300</text:p>
          </table:table-cell>
          <table:table-cell table:formula="of:=AVERAGE([.H171:.N171])" office:value-type="float" office:value="151.857142857143" calcext:value-type="float">
            <text:p>151.857142857143</text:p>
          </table:table-cell>
          <table:table-cell table:formula="of:=STDEV([.H171:.N171])" office:value-type="float" office:value="103.610534489225" calcext:value-type="float">
            <text:p>103.61</text:p>
          </table:table-cell>
          <table:table-cell table:formula="of:=[.P171]/SQRT(5)" office:value-type="float" office:value="46.3360396605987" calcext:value-type="float">
            <text:p>46.34</text:p>
          </table:table-cell>
          <table:table-cell table:formula="of:=[.O171]+[.P171]" office:value-type="float" office:value="255.467677346368" calcext:value-type="float">
            <text:p>255.467677346368</text:p>
          </table:table-cell>
          <table:table-cell table:formula="of:=[.O171]-[.P171]" office:value-type="float" office:value="48.246608367918" calcext:value-type="float">
            <text:p>48.246608367918</text:p>
          </table:table-cell>
          <table:table-cell table:formula="of:=[.R171]-[.S171]" office:value-type="float" office:value="207.22106897845" calcext:value-type="float">
            <text:p>207.22106897845</text:p>
          </table:table-cell>
          <table:table-cell table:formula="of:=[.O171]+[.Q171]" office:value-type="float" office:value="198.193182517742" calcext:value-type="float">
            <text:p>198.193182517742</text:p>
          </table:table-cell>
          <table:table-cell table:formula="of:=[.O171]-[.Q171]" office:value-type="float" office:value="105.521103196544" calcext:value-type="float">
            <text:p>105.521103196544</text:p>
          </table:table-cell>
          <table:table-cell table:formula="of:=[.U171]-[.V171]" office:value-type="float" office:value="92.6720793211973" calcext:value-type="float">
            <text:p>92.6720793211973</text:p>
          </table:table-cell>
        </table:table-row>
        <table:table-row table:style-name="ro1">
          <table:table-cell table:number-columns-repeated="6"/>
          <table:table-cell table:formula="of:=[.G171]+1" office:value-type="float" office:value="65" calcext:value-type="float">
            <text:p>65</text:p>
          </table:table-cell>
          <table:table-cell table:formula="of:=[.H171]+0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[.N171]+0" office:value-type="float" office:value="300" calcext:value-type="float">
            <text:p>300</text:p>
          </table:table-cell>
          <table:table-cell table:formula="of:=AVERAGE([.H172:.N172])" office:value-type="float" office:value="99.7142857142857" calcext:value-type="float">
            <text:p>99.7142857142857</text:p>
          </table:table-cell>
          <table:table-cell table:formula="of:=STDEV([.H172:.N172])" office:value-type="float" office:value="98.4880945186004" calcext:value-type="float">
            <text:p>98.49</text:p>
          </table:table-cell>
          <table:table-cell table:formula="of:=[.P172]/SQRT(5)" office:value-type="float" office:value="44.045214863603" calcext:value-type="float">
            <text:p>44.05</text:p>
          </table:table-cell>
          <table:table-cell table:formula="of:=[.O172]+[.P172]" office:value-type="float" office:value="198.202380232886" calcext:value-type="float">
            <text:p>198.202380232886</text:p>
          </table:table-cell>
          <table:table-cell table:formula="of:=[.O172]-[.P172]" office:value-type="float" office:value="1.22619119568533" calcext:value-type="float">
            <text:p>1.22619119568533</text:p>
          </table:table-cell>
          <table:table-cell table:formula="of:=[.R172]-[.S172]" office:value-type="float" office:value="196.976189037201" calcext:value-type="float">
            <text:p>196.976189037201</text:p>
          </table:table-cell>
          <table:table-cell table:formula="of:=[.O172]+[.Q172]" office:value-type="float" office:value="143.759500577889" calcext:value-type="float">
            <text:p>143.759500577889</text:p>
          </table:table-cell>
          <table:table-cell table:formula="of:=[.O172]-[.Q172]" office:value-type="float" office:value="55.6690708506827" calcext:value-type="float">
            <text:p>55.6690708506827</text:p>
          </table:table-cell>
          <table:table-cell table:formula="of:=[.U172]-[.V172]" office:value-type="float" office:value="88.0904297272059" calcext:value-type="float">
            <text:p>88.0904297272059</text:p>
          </table:table-cell>
        </table:table-row>
        <table:table-row table:style-name="ro1">
          <table:table-cell table:number-columns-repeated="6"/>
          <table:table-cell table:formula="of:=[.G172]+1" office:value-type="float" office:value="66" calcext:value-type="float">
            <text:p>66</text:p>
          </table:table-cell>
          <table:table-cell table:formula="of:=[.H172]+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  <table:table-cell table:formula="of:=[.N172]+0" office:value-type="float" office:value="300" calcext:value-type="float">
            <text:p>300</text:p>
          </table:table-cell>
          <table:table-cell table:formula="of:=AVERAGE([.H173:.N173])" office:value-type="float" office:value="143.428571428571" calcext:value-type="float">
            <text:p>143.428571428571</text:p>
          </table:table-cell>
          <table:table-cell table:formula="of:=STDEV([.H173:.N173])" office:value-type="float" office:value="100.325897525443" calcext:value-type="float">
            <text:p>100.33</text:p>
          </table:table-cell>
          <table:table-cell table:formula="of:=[.P173]/SQRT(5)" office:value-type="float" office:value="44.8671053541138" calcext:value-type="float">
            <text:p>44.87</text:p>
          </table:table-cell>
          <table:table-cell table:formula="of:=[.O173]+[.P173]" office:value-type="float" office:value="243.754468954015" calcext:value-type="float">
            <text:p>243.754468954015</text:p>
          </table:table-cell>
          <table:table-cell table:formula="of:=[.O173]-[.P173]" office:value-type="float" office:value="43.1026739031283" calcext:value-type="float">
            <text:p>43.1026739031283</text:p>
          </table:table-cell>
          <table:table-cell table:formula="of:=[.R173]-[.S173]" office:value-type="float" office:value="200.651795050886" calcext:value-type="float">
            <text:p>200.651795050886</text:p>
          </table:table-cell>
          <table:table-cell table:formula="of:=[.O173]+[.Q173]" office:value-type="float" office:value="188.295676782685" calcext:value-type="float">
            <text:p>188.295676782685</text:p>
          </table:table-cell>
          <table:table-cell table:formula="of:=[.O173]-[.Q173]" office:value-type="float" office:value="98.5614660744577" calcext:value-type="float">
            <text:p>98.5614660744577</text:p>
          </table:table-cell>
          <table:table-cell table:formula="of:=[.U173]-[.V173]" office:value-type="float" office:value="89.7342107082275" calcext:value-type="float">
            <text:p>89.7342107082275</text:p>
          </table:table-cell>
        </table:table-row>
        <table:table-row table:style-name="ro1">
          <table:table-cell table:number-columns-repeated="6"/>
          <table:table-cell table:formula="of:=[.G173]+1" office:value-type="float" office:value="67" calcext:value-type="float">
            <text:p>67</text:p>
          </table:table-cell>
          <table:table-cell table:formula="of:=[.H173]+0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213" calcext:value-type="float">
            <text:p>213</text:p>
          </table:table-cell>
          <table:table-cell office:value-type="float" office:value="95" calcext:value-type="float">
            <text:p>95</text:p>
          </table:table-cell>
          <table:table-cell table:formula="of:=[.N173]+0" office:value-type="float" office:value="300" calcext:value-type="float">
            <text:p>300</text:p>
          </table:table-cell>
          <table:table-cell table:formula="of:=AVERAGE([.H174:.N174])" office:value-type="float" office:value="155.857142857143" calcext:value-type="float">
            <text:p>155.857142857143</text:p>
          </table:table-cell>
          <table:table-cell table:formula="of:=STDEV([.H174:.N174])" office:value-type="float" office:value="99.564767147535" calcext:value-type="float">
            <text:p>99.56</text:p>
          </table:table-cell>
          <table:table-cell table:formula="of:=[.P174]/SQRT(5)" office:value-type="float" office:value="44.5267175011652" calcext:value-type="float">
            <text:p>44.53</text:p>
          </table:table-cell>
          <table:table-cell table:formula="of:=[.O174]+[.P174]" office:value-type="float" office:value="255.421910004678" calcext:value-type="float">
            <text:p>255.421910004678</text:p>
          </table:table-cell>
          <table:table-cell table:formula="of:=[.O174]-[.P174]" office:value-type="float" office:value="56.2923757096079" calcext:value-type="float">
            <text:p>56.2923757096079</text:p>
          </table:table-cell>
          <table:table-cell table:formula="of:=[.R174]-[.S174]" office:value-type="float" office:value="199.12953429507" calcext:value-type="float">
            <text:p>199.12953429507</text:p>
          </table:table-cell>
          <table:table-cell table:formula="of:=[.O174]+[.Q174]" office:value-type="float" office:value="200.383860358308" calcext:value-type="float">
            <text:p>200.383860358308</text:p>
          </table:table-cell>
          <table:table-cell table:formula="of:=[.O174]-[.Q174]" office:value-type="float" office:value="111.330425355978" calcext:value-type="float">
            <text:p>111.330425355978</text:p>
          </table:table-cell>
          <table:table-cell table:formula="of:=[.U174]-[.V174]" office:value-type="float" office:value="89.0534350023304" calcext:value-type="float">
            <text:p>89.0534350023304</text:p>
          </table:table-cell>
        </table:table-row>
        <table:table-row table:style-name="ro1">
          <table:table-cell table:number-columns-repeated="6"/>
          <table:table-cell table:formula="of:=[.G174]+1" office:value-type="float" office:value="68" calcext:value-type="float">
            <text:p>68</text:p>
          </table:table-cell>
          <table:table-cell table:formula="of:=[.H174]+0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3" calcext:value-type="float">
            <text:p>173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table:formula="of:=[.N174]+0" office:value-type="float" office:value="300" calcext:value-type="float">
            <text:p>300</text:p>
          </table:table-cell>
          <table:table-cell table:formula="of:=AVERAGE([.H175:.N175])" office:value-type="float" office:value="130.571428571429" calcext:value-type="float">
            <text:p>130.571428571429</text:p>
          </table:table-cell>
          <table:table-cell table:formula="of:=STDEV([.H175:.N175])" office:value-type="float" office:value="93.2610264130684" calcext:value-type="float">
            <text:p>93.26</text:p>
          </table:table-cell>
          <table:table-cell table:formula="of:=[.P175]/SQRT(5)" office:value-type="float" office:value="41.7075989422049" calcext:value-type="float">
            <text:p>41.71</text:p>
          </table:table-cell>
          <table:table-cell table:formula="of:=[.O175]+[.P175]" office:value-type="float" office:value="223.832454984497" calcext:value-type="float">
            <text:p>223.832454984497</text:p>
          </table:table-cell>
          <table:table-cell table:formula="of:=[.O175]-[.P175]" office:value-type="float" office:value="37.3104021583601" calcext:value-type="float">
            <text:p>37.3104021583601</text:p>
          </table:table-cell>
          <table:table-cell table:formula="of:=[.R175]-[.S175]" office:value-type="float" office:value="186.522052826137" calcext:value-type="float">
            <text:p>186.522052826137</text:p>
          </table:table-cell>
          <table:table-cell table:formula="of:=[.O175]+[.Q175]" office:value-type="float" office:value="172.279027513634" calcext:value-type="float">
            <text:p>172.279027513634</text:p>
          </table:table-cell>
          <table:table-cell table:formula="of:=[.O175]-[.Q175]" office:value-type="float" office:value="88.8638296292237" calcext:value-type="float">
            <text:p>88.8638296292237</text:p>
          </table:table-cell>
          <table:table-cell table:formula="of:=[.U175]-[.V175]" office:value-type="float" office:value="83.4151978844098" calcext:value-type="float">
            <text:p>83.4151978844098</text:p>
          </table:table-cell>
        </table:table-row>
        <table:table-row table:style-name="ro1">
          <table:table-cell table:number-columns-repeated="6"/>
          <table:table-cell table:formula="of:=[.G175]+1" office:value-type="float" office:value="69" calcext:value-type="float">
            <text:p>69</text:p>
          </table:table-cell>
          <table:table-cell table:formula="of:=[.H175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table:formula="of:=[.N175]+0" office:value-type="float" office:value="300" calcext:value-type="float">
            <text:p>300</text:p>
          </table:table-cell>
          <table:table-cell table:formula="of:=AVERAGE([.H176:.N176])" office:value-type="float" office:value="111.857142857143" calcext:value-type="float">
            <text:p>111.857142857143</text:p>
          </table:table-cell>
          <table:table-cell table:formula="of:=STDEV([.H176:.N176])" office:value-type="float" office:value="108.777185983441" calcext:value-type="float">
            <text:p>108.78</text:p>
          </table:table-cell>
          <table:table-cell table:formula="of:=[.P176]/SQRT(5)" office:value-type="float" office:value="48.6466364520224" calcext:value-type="float">
            <text:p>48.65</text:p>
          </table:table-cell>
          <table:table-cell table:formula="of:=[.O176]+[.P176]" office:value-type="float" office:value="220.634328840584" calcext:value-type="float">
            <text:p>220.634328840584</text:p>
          </table:table-cell>
          <table:table-cell table:formula="of:=[.O176]-[.P176]" office:value-type="float" office:value="3.0799568737015" calcext:value-type="float">
            <text:p>3.0799568737015</text:p>
          </table:table-cell>
          <table:table-cell table:formula="of:=[.R176]-[.S176]" office:value-type="float" office:value="217.554371966883" calcext:value-type="float">
            <text:p>217.554371966883</text:p>
          </table:table-cell>
          <table:table-cell table:formula="of:=[.O176]+[.Q176]" office:value-type="float" office:value="160.503779309165" calcext:value-type="float">
            <text:p>160.503779309165</text:p>
          </table:table-cell>
          <table:table-cell table:formula="of:=[.O176]-[.Q176]" office:value-type="float" office:value="63.2105064051204" calcext:value-type="float">
            <text:p>63.2105064051204</text:p>
          </table:table-cell>
          <table:table-cell table:formula="of:=[.U176]-[.V176]" office:value-type="float" office:value="97.2932729040449" calcext:value-type="float">
            <text:p>97.2932729040449</text:p>
          </table:table-cell>
        </table:table-row>
        <table:table-row table:style-name="ro1">
          <table:table-cell table:number-columns-repeated="6"/>
          <table:table-cell table:formula="of:=[.G176]+1" office:value-type="float" office:value="70" calcext:value-type="float">
            <text:p>70</text:p>
          </table:table-cell>
          <table:table-cell table:formula="of:=[.H176]+0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327" calcext:value-type="float">
            <text:p>327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office:value-type="float" office:value="83" calcext:value-type="float">
            <text:p>83</text:p>
          </table:table-cell>
          <table:table-cell table:formula="of:=[.N176]+0" office:value-type="float" office:value="300" calcext:value-type="float">
            <text:p>300</text:p>
          </table:table-cell>
          <table:table-cell table:formula="of:=AVERAGE([.H177:.N177])" office:value-type="float" office:value="156.714285714286" calcext:value-type="float">
            <text:p>156.714285714286</text:p>
          </table:table-cell>
          <table:table-cell table:formula="of:=STDEV([.H177:.N177])" office:value-type="float" office:value="123.71972934246" calcext:value-type="float">
            <text:p>123.72</text:p>
          </table:table-cell>
          <table:table-cell table:formula="of:=[.P177]/SQRT(5)" office:value-type="float" office:value="55.329144993523" calcext:value-type="float">
            <text:p>55.33</text:p>
          </table:table-cell>
          <table:table-cell table:formula="of:=[.O177]+[.P177]" office:value-type="float" office:value="280.434015056745" calcext:value-type="float">
            <text:p>280.434015056745</text:p>
          </table:table-cell>
          <table:table-cell table:formula="of:=[.O177]-[.P177]" office:value-type="float" office:value="32.9945563718262" calcext:value-type="float">
            <text:p>32.9945563718262</text:p>
          </table:table-cell>
          <table:table-cell table:formula="of:=[.R177]-[.S177]" office:value-type="float" office:value="247.439458684919" calcext:value-type="float">
            <text:p>247.439458684919</text:p>
          </table:table-cell>
          <table:table-cell table:formula="of:=[.O177]+[.Q177]" office:value-type="float" office:value="212.043430707809" calcext:value-type="float">
            <text:p>212.043430707809</text:p>
          </table:table-cell>
          <table:table-cell table:formula="of:=[.O177]-[.Q177]" office:value-type="float" office:value="101.385140720763" calcext:value-type="float">
            <text:p>101.385140720763</text:p>
          </table:table-cell>
          <table:table-cell table:formula="of:=[.U177]-[.V177]" office:value-type="float" office:value="110.658289987046" calcext:value-type="float">
            <text:p>110.658289987046</text:p>
          </table:table-cell>
        </table:table-row>
        <table:table-row table:style-name="ro1">
          <table:table-cell table:number-columns-repeated="6"/>
          <table:table-cell table:formula="of:=[.G177]+1" office:value-type="float" office:value="71" calcext:value-type="float">
            <text:p>71</text:p>
          </table:table-cell>
          <table:table-cell table:formula="of:=[.H177]+0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formula="of:=[.N177]+0" office:value-type="float" office:value="300" calcext:value-type="float">
            <text:p>300</text:p>
          </table:table-cell>
          <table:table-cell table:formula="of:=AVERAGE([.H178:.N178])" office:value-type="float" office:value="97.1428571428571" calcext:value-type="float">
            <text:p>97.1428571428571</text:p>
          </table:table-cell>
          <table:table-cell table:formula="of:=STDEV([.H178:.N178])" office:value-type="float" office:value="94.186744593615" calcext:value-type="float">
            <text:p>94.19</text:p>
          </table:table-cell>
          <table:table-cell table:formula="of:=[.P178]/SQRT(5)" office:value-type="float" office:value="42.1215926981468" calcext:value-type="float">
            <text:p>42.12</text:p>
          </table:table-cell>
          <table:table-cell table:formula="of:=[.O178]+[.P178]" office:value-type="float" office:value="191.329601736472" calcext:value-type="float">
            <text:p>191.329601736472</text:p>
          </table:table-cell>
          <table:table-cell table:formula="of:=[.O178]-[.P178]" office:value-type="float" office:value="2.95611254924218" calcext:value-type="float">
            <text:p>2.95611254924218</text:p>
          </table:table-cell>
          <table:table-cell table:formula="of:=[.R178]-[.S178]" office:value-type="float" office:value="188.37348918723" calcext:value-type="float">
            <text:p>188.37348918723</text:p>
          </table:table-cell>
          <table:table-cell table:formula="of:=[.O178]+[.Q178]" office:value-type="float" office:value="139.264449841004" calcext:value-type="float">
            <text:p>139.264449841004</text:p>
          </table:table-cell>
          <table:table-cell table:formula="of:=[.O178]-[.Q178]" office:value-type="float" office:value="55.0212644447104" calcext:value-type="float">
            <text:p>55.0212644447104</text:p>
          </table:table-cell>
          <table:table-cell table:formula="of:=[.U178]-[.V178]" office:value-type="float" office:value="84.2431853962935" calcext:value-type="float">
            <text:p>84.2431853962935</text:p>
          </table:table-cell>
        </table:table-row>
        <table:table-row table:style-name="ro1">
          <table:table-cell table:number-columns-repeated="6"/>
          <table:table-cell table:formula="of:=[.G178]+1" office:value-type="float" office:value="72" calcext:value-type="float">
            <text:p>72</text:p>
          </table:table-cell>
          <table:table-cell table:formula="of:=[.H178]+0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55" calcext:value-type="float">
            <text:p>255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269" calcext:value-type="float">
            <text:p>269</text:p>
          </table:table-cell>
          <table:table-cell table:formula="of:=[.N178]+0" office:value-type="float" office:value="300" calcext:value-type="float">
            <text:p>300</text:p>
          </table:table-cell>
          <table:table-cell table:formula="of:=AVERAGE([.H179:.N179])" office:value-type="float" office:value="190.285714285714" calcext:value-type="float">
            <text:p>190.285714285714</text:p>
          </table:table-cell>
          <table:table-cell table:formula="of:=STDEV([.H179:.N179])" office:value-type="float" office:value="111.244047459799" calcext:value-type="float">
            <text:p>111.24</text:p>
          </table:table-cell>
          <table:table-cell table:formula="of:=[.P179]/SQRT(5)" office:value-type="float" office:value="49.7498504424648" calcext:value-type="float">
            <text:p>49.75</text:p>
          </table:table-cell>
          <table:table-cell table:formula="of:=[.O179]+[.P179]" office:value-type="float" office:value="301.529761745514" calcext:value-type="float">
            <text:p>301.529761745514</text:p>
          </table:table-cell>
          <table:table-cell table:formula="of:=[.O179]-[.P179]" office:value-type="float" office:value="79.0416668259149" calcext:value-type="float">
            <text:p>79.0416668259149</text:p>
          </table:table-cell>
          <table:table-cell table:formula="of:=[.R179]-[.S179]" office:value-type="float" office:value="222.488094919599" calcext:value-type="float">
            <text:p>222.488094919599</text:p>
          </table:table-cell>
          <table:table-cell table:formula="of:=[.O179]+[.Q179]" office:value-type="float" office:value="240.035564728179" calcext:value-type="float">
            <text:p>240.035564728179</text:p>
          </table:table-cell>
          <table:table-cell table:formula="of:=[.O179]-[.Q179]" office:value-type="float" office:value="140.535863843249" calcext:value-type="float">
            <text:p>140.535863843249</text:p>
          </table:table-cell>
          <table:table-cell table:formula="of:=[.U179]-[.V179]" office:value-type="float" office:value="99.4997008849297" calcext:value-type="float">
            <text:p>99.4997008849297</text:p>
          </table:table-cell>
        </table:table-row>
        <table:table-row table:style-name="ro1">
          <table:table-cell table:number-columns-repeated="6"/>
          <table:table-cell table:formula="of:=[.G179]+1" office:value-type="float" office:value="73" calcext:value-type="float">
            <text:p>73</text:p>
          </table:table-cell>
          <table:table-cell table:formula="of:=[.H179]+0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254" calcext:value-type="float">
            <text:p>254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table:formula="of:=[.N179]+0" office:value-type="float" office:value="300" calcext:value-type="float">
            <text:p>300</text:p>
          </table:table-cell>
          <table:table-cell table:formula="of:=AVERAGE([.H180:.N180])" office:value-type="float" office:value="164.428571428571" calcext:value-type="float">
            <text:p>164.428571428571</text:p>
          </table:table-cell>
          <table:table-cell table:formula="of:=STDEV([.H180:.N180])" office:value-type="float" office:value="100.889142367348" calcext:value-type="float">
            <text:p>100.89</text:p>
          </table:table-cell>
          <table:table-cell table:formula="of:=[.P180]/SQRT(5)" office:value-type="float" office:value="45.1189961050089" calcext:value-type="float">
            <text:p>45.12</text:p>
          </table:table-cell>
          <table:table-cell table:formula="of:=[.O180]+[.P180]" office:value-type="float" office:value="265.31771379592" calcext:value-type="float">
            <text:p>265.31771379592</text:p>
          </table:table-cell>
          <table:table-cell table:formula="of:=[.O180]-[.P180]" office:value-type="float" office:value="63.5394290612233" calcext:value-type="float">
            <text:p>63.5394290612233</text:p>
          </table:table-cell>
          <table:table-cell table:formula="of:=[.R180]-[.S180]" office:value-type="float" office:value="201.778284734696" calcext:value-type="float">
            <text:p>201.778284734696</text:p>
          </table:table-cell>
          <table:table-cell table:formula="of:=[.O180]+[.Q180]" office:value-type="float" office:value="209.54756753358" calcext:value-type="float">
            <text:p>209.54756753358</text:p>
          </table:table-cell>
          <table:table-cell table:formula="of:=[.O180]-[.Q180]" office:value-type="float" office:value="119.309575323563" calcext:value-type="float">
            <text:p>119.309575323563</text:p>
          </table:table-cell>
          <table:table-cell table:formula="of:=[.U180]-[.V180]" office:value-type="float" office:value="90.2379922100178" calcext:value-type="float">
            <text:p>90.2379922100178</text:p>
          </table:table-cell>
        </table:table-row>
        <table:table-row table:style-name="ro1">
          <table:table-cell table:number-columns-repeated="6"/>
          <table:table-cell table:formula="of:=[.G180]+1" office:value-type="float" office:value="74" calcext:value-type="float">
            <text:p>74</text:p>
          </table:table-cell>
          <table:table-cell table:formula="of:=[.H180]+0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75" calcext:value-type="float">
            <text:p>75</text:p>
          </table:table-cell>
          <table:table-cell office:value-type="float" office:value="287" calcext:value-type="float">
            <text:p>287</text:p>
          </table:table-cell>
          <table:table-cell office:value-type="float" office:value="201" calcext:value-type="float">
            <text:p>201</text:p>
          </table:table-cell>
          <table:table-cell office:value-type="float" office:value="158" calcext:value-type="float">
            <text:p>158</text:p>
          </table:table-cell>
          <table:table-cell table:formula="of:=[.N180]+0" office:value-type="float" office:value="300" calcext:value-type="float">
            <text:p>300</text:p>
          </table:table-cell>
          <table:table-cell table:formula="of:=AVERAGE([.H181:.N181])" office:value-type="float" office:value="184.428571428571" calcext:value-type="float">
            <text:p>184.428571428571</text:p>
          </table:table-cell>
          <table:table-cell table:formula="of:=STDEV([.H181:.N181])" office:value-type="float" office:value="114.135675320876" calcext:value-type="float">
            <text:p>114.14</text:p>
          </table:table-cell>
          <table:table-cell table:formula="of:=[.P181]/SQRT(5)" office:value-type="float" office:value="51.0430257350647" calcext:value-type="float">
            <text:p>51.04</text:p>
          </table:table-cell>
          <table:table-cell table:formula="of:=[.O181]+[.P181]" office:value-type="float" office:value="298.564246749447" calcext:value-type="float">
            <text:p>298.564246749447</text:p>
          </table:table-cell>
          <table:table-cell table:formula="of:=[.O181]-[.P181]" office:value-type="float" office:value="70.2928961076956" calcext:value-type="float">
            <text:p>70.2928961076956</text:p>
          </table:table-cell>
          <table:table-cell table:formula="of:=[.R181]-[.S181]" office:value-type="float" office:value="228.271350641752" calcext:value-type="float">
            <text:p>228.271350641752</text:p>
          </table:table-cell>
          <table:table-cell table:formula="of:=[.O181]+[.Q181]" office:value-type="float" office:value="235.471597163636" calcext:value-type="float">
            <text:p>235.471597163636</text:p>
          </table:table-cell>
          <table:table-cell table:formula="of:=[.O181]-[.Q181]" office:value-type="float" office:value="133.385545693507" calcext:value-type="float">
            <text:p>133.385545693507</text:p>
          </table:table-cell>
          <table:table-cell table:formula="of:=[.U181]-[.V181]" office:value-type="float" office:value="102.086051470129" calcext:value-type="float">
            <text:p>102.086051470129</text:p>
          </table:table-cell>
        </table:table-row>
        <table:table-row table:style-name="ro1">
          <table:table-cell table:number-columns-repeated="6"/>
          <table:table-cell table:formula="of:=[.G181]+1" office:value-type="float" office:value="75" calcext:value-type="float">
            <text:p>75</text:p>
          </table:table-cell>
          <table:table-cell table:formula="of:=[.H181]+0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formula="of:=[.N181]+0" office:value-type="float" office:value="300" calcext:value-type="float">
            <text:p>300</text:p>
          </table:table-cell>
          <table:table-cell table:formula="of:=AVERAGE([.H182:.N182])" office:value-type="float" office:value="139" calcext:value-type="float">
            <text:p>139</text:p>
          </table:table-cell>
          <table:table-cell table:formula="of:=STDEV([.H182:.N182])" office:value-type="float" office:value="110.836215501372" calcext:value-type="float">
            <text:p>110.84</text:p>
          </table:table-cell>
          <table:table-cell table:formula="of:=[.P182]/SQRT(5)" office:value-type="float" office:value="49.5674624459769" calcext:value-type="float">
            <text:p>49.57</text:p>
          </table:table-cell>
          <table:table-cell table:formula="of:=[.O182]+[.P182]" office:value-type="float" office:value="249.836215501372" calcext:value-type="float">
            <text:p>249.836215501372</text:p>
          </table:table-cell>
          <table:table-cell table:formula="of:=[.O182]-[.P182]" office:value-type="float" office:value="28.1637844986276" calcext:value-type="float">
            <text:p>28.1637844986276</text:p>
          </table:table-cell>
          <table:table-cell table:formula="of:=[.R182]-[.S182]" office:value-type="float" office:value="221.672431002745" calcext:value-type="float">
            <text:p>221.672431002745</text:p>
          </table:table-cell>
          <table:table-cell table:formula="of:=[.O182]+[.Q182]" office:value-type="float" office:value="188.567462445977" calcext:value-type="float">
            <text:p>188.567462445977</text:p>
          </table:table-cell>
          <table:table-cell table:formula="of:=[.O182]-[.Q182]" office:value-type="float" office:value="89.4325375540231" calcext:value-type="float">
            <text:p>89.4325375540231</text:p>
          </table:table-cell>
          <table:table-cell table:formula="of:=[.U182]-[.V182]" office:value-type="float" office:value="99.1349248919539" calcext:value-type="float">
            <text:p>99.1349248919539</text:p>
          </table:table-cell>
        </table:table-row>
        <table:table-row table:style-name="ro1">
          <table:table-cell table:number-columns-repeated="6"/>
          <table:table-cell table:formula="of:=[.G182]+1" office:value-type="float" office:value="76" calcext:value-type="float">
            <text:p>76</text:p>
          </table:table-cell>
          <table:table-cell table:formula="of:=[.H182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159" calcext:value-type="float">
            <text:p>159</text:p>
          </table:table-cell>
          <table:table-cell office:value-type="float" office:value="60" calcext:value-type="float">
            <text:p>60</text:p>
          </table:table-cell>
          <table:table-cell table:formula="of:=[.N182]+0" office:value-type="float" office:value="300" calcext:value-type="float">
            <text:p>300</text:p>
          </table:table-cell>
          <table:table-cell table:formula="of:=AVERAGE([.H183:.N183])" office:value-type="float" office:value="124.714285714286" calcext:value-type="float">
            <text:p>124.714285714286</text:p>
          </table:table-cell>
          <table:table-cell table:formula="of:=STDEV([.H183:.N183])" office:value-type="float" office:value="100.127775509952" calcext:value-type="float">
            <text:p>100.13</text:p>
          </table:table-cell>
          <table:table-cell table:formula="of:=[.P183]/SQRT(5)" office:value-type="float" office:value="44.7785024952185" calcext:value-type="float">
            <text:p>44.78</text:p>
          </table:table-cell>
          <table:table-cell table:formula="of:=[.O183]+[.P183]" office:value-type="float" office:value="224.842061224238" calcext:value-type="float">
            <text:p>224.842061224238</text:p>
          </table:table-cell>
          <table:table-cell table:formula="of:=[.O183]-[.P183]" office:value-type="float" office:value="24.5865102043333" calcext:value-type="float">
            <text:p>24.5865102043333</text:p>
          </table:table-cell>
          <table:table-cell table:formula="of:=[.R183]-[.S183]" office:value-type="float" office:value="200.255551019905" calcext:value-type="float">
            <text:p>200.255551019905</text:p>
          </table:table-cell>
          <table:table-cell table:formula="of:=[.O183]+[.Q183]" office:value-type="float" office:value="169.492788209504" calcext:value-type="float">
            <text:p>169.492788209504</text:p>
          </table:table-cell>
          <table:table-cell table:formula="of:=[.O183]-[.Q183]" office:value-type="float" office:value="79.9357832190673" calcext:value-type="float">
            <text:p>79.9357832190673</text:p>
          </table:table-cell>
          <table:table-cell table:formula="of:=[.U183]-[.V183]" office:value-type="float" office:value="89.5570049904369" calcext:value-type="float">
            <text:p>89.5570049904369</text:p>
          </table:table-cell>
        </table:table-row>
        <table:table-row table:style-name="ro1">
          <table:table-cell table:number-columns-repeated="6"/>
          <table:table-cell table:formula="of:=[.G183]+1" office:value-type="float" office:value="77" calcext:value-type="float">
            <text:p>77</text:p>
          </table:table-cell>
          <table:table-cell table:formula="of:=[.H183]+0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office:value-type="float" office:value="126" calcext:value-type="float">
            <text:p>126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table:formula="of:=[.N183]+0" office:value-type="float" office:value="300" calcext:value-type="float">
            <text:p>300</text:p>
          </table:table-cell>
          <table:table-cell table:formula="of:=AVERAGE([.H184:.N184])" office:value-type="float" office:value="127.857142857143" calcext:value-type="float">
            <text:p>127.857142857143</text:p>
          </table:table-cell>
          <table:table-cell table:formula="of:=STDEV([.H184:.N184])" office:value-type="float" office:value="100.43145020598" calcext:value-type="float">
            <text:p>100.43</text:p>
          </table:table-cell>
          <table:table-cell table:formula="of:=[.P184]/SQRT(5)" office:value-type="float" office:value="44.9143099478912" calcext:value-type="float">
            <text:p>44.91</text:p>
          </table:table-cell>
          <table:table-cell table:formula="of:=[.O184]+[.P184]" office:value-type="float" office:value="228.288593063123" calcext:value-type="float">
            <text:p>228.288593063123</text:p>
          </table:table-cell>
          <table:table-cell table:formula="of:=[.O184]-[.P184]" office:value-type="float" office:value="27.4256926511631" calcext:value-type="float">
            <text:p>27.4256926511631</text:p>
          </table:table-cell>
          <table:table-cell table:formula="of:=[.R184]-[.S184]" office:value-type="float" office:value="200.86290041196" calcext:value-type="float">
            <text:p>200.86290041196</text:p>
          </table:table-cell>
          <table:table-cell table:formula="of:=[.O184]+[.Q184]" office:value-type="float" office:value="172.771452805034" calcext:value-type="float">
            <text:p>172.771452805034</text:p>
          </table:table-cell>
          <table:table-cell table:formula="of:=[.O184]-[.Q184]" office:value-type="float" office:value="82.9428329092517" calcext:value-type="float">
            <text:p>82.9428329092517</text:p>
          </table:table-cell>
          <table:table-cell table:formula="of:=[.U184]-[.V184]" office:value-type="float" office:value="89.8286198957824" calcext:value-type="float">
            <text:p>89.8286198957824</text:p>
          </table:table-cell>
        </table:table-row>
        <table:table-row table:style-name="ro1">
          <table:table-cell table:number-columns-repeated="6"/>
          <table:table-cell table:formula="of:=[.G184]+1" office:value-type="float" office:value="78" calcext:value-type="float">
            <text:p>78</text:p>
          </table:table-cell>
          <table:table-cell table:formula="of:=[.H184]+0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table:formula="of:=[.N184]+0" office:value-type="float" office:value="300" calcext:value-type="float">
            <text:p>300</text:p>
          </table:table-cell>
          <table:table-cell table:formula="of:=AVERAGE([.H185:.N185])" office:value-type="float" office:value="144.285714285714" calcext:value-type="float">
            <text:p>144.285714285714</text:p>
          </table:table-cell>
          <table:table-cell table:formula="of:=STDEV([.H185:.N185])" office:value-type="float" office:value="98.3221139685173" calcext:value-type="float">
            <text:p>98.32</text:p>
          </table:table-cell>
          <table:table-cell table:formula="of:=[.P185]/SQRT(5)" office:value-type="float" office:value="43.9709861050172" calcext:value-type="float">
            <text:p>43.97</text:p>
          </table:table-cell>
          <table:table-cell table:formula="of:=[.O185]+[.P185]" office:value-type="float" office:value="242.607828254232" calcext:value-type="float">
            <text:p>242.607828254232</text:p>
          </table:table-cell>
          <table:table-cell table:formula="of:=[.O185]-[.P185]" office:value-type="float" office:value="45.963600317197" calcext:value-type="float">
            <text:p>45.963600317197</text:p>
          </table:table-cell>
          <table:table-cell table:formula="of:=[.R185]-[.S185]" office:value-type="float" office:value="196.644227937035" calcext:value-type="float">
            <text:p>196.644227937035</text:p>
          </table:table-cell>
          <table:table-cell table:formula="of:=[.O185]+[.Q185]" office:value-type="float" office:value="188.256700390732" calcext:value-type="float">
            <text:p>188.256700390732</text:p>
          </table:table-cell>
          <table:table-cell table:formula="of:=[.O185]-[.Q185]" office:value-type="float" office:value="100.314728180697" calcext:value-type="float">
            <text:p>100.314728180697</text:p>
          </table:table-cell>
          <table:table-cell table:formula="of:=[.U185]-[.V185]" office:value-type="float" office:value="87.9419722100345" calcext:value-type="float">
            <text:p>87.9419722100345</text:p>
          </table:table-cell>
        </table:table-row>
        <table:table-row table:style-name="ro1">
          <table:table-cell table:number-columns-repeated="6"/>
          <table:table-cell table:formula="of:=[.G185]+1" office:value-type="float" office:value="79" calcext:value-type="float">
            <text:p>79</text:p>
          </table:table-cell>
          <table:table-cell table:formula="of:=[.H185]+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formula="of:=[.N185]+0" office:value-type="float" office:value="300" calcext:value-type="float">
            <text:p>300</text:p>
          </table:table-cell>
          <table:table-cell table:formula="of:=AVERAGE([.H186:.N186])" office:value-type="float" office:value="136.857142857143" calcext:value-type="float">
            <text:p>136.857142857143</text:p>
          </table:table-cell>
          <table:table-cell table:formula="of:=STDEV([.H186:.N186])" office:value-type="float" office:value="118.065558866573" calcext:value-type="float">
            <text:p>118.07</text:p>
          </table:table-cell>
          <table:table-cell table:formula="of:=[.P186]/SQRT(5)" office:value-type="float" office:value="52.800523085432" calcext:value-type="float">
            <text:p>52.80</text:p>
          </table:table-cell>
          <table:table-cell table:formula="of:=[.O186]+[.P186]" office:value-type="float" office:value="254.922701723716" calcext:value-type="float">
            <text:p>254.922701723716</text:p>
          </table:table-cell>
          <table:table-cell table:formula="of:=[.O186]-[.P186]" office:value-type="float" office:value="18.79158399057" calcext:value-type="float">
            <text:p>18.79158399057</text:p>
          </table:table-cell>
          <table:table-cell table:formula="of:=[.R186]-[.S186]" office:value-type="float" office:value="236.131117733146" calcext:value-type="float">
            <text:p>236.131117733146</text:p>
          </table:table-cell>
          <table:table-cell table:formula="of:=[.O186]+[.Q186]" office:value-type="float" office:value="189.657665942575" calcext:value-type="float">
            <text:p>189.657665942575</text:p>
          </table:table-cell>
          <table:table-cell table:formula="of:=[.O186]-[.Q186]" office:value-type="float" office:value="84.0566197717109" calcext:value-type="float">
            <text:p>84.0566197717109</text:p>
          </table:table-cell>
          <table:table-cell table:formula="of:=[.U186]-[.V186]" office:value-type="float" office:value="105.601046170864" calcext:value-type="float">
            <text:p>105.601046170864</text:p>
          </table:table-cell>
        </table:table-row>
        <table:table-row table:style-name="ro1">
          <table:table-cell table:number-columns-repeated="6"/>
          <table:table-cell table:formula="of:=[.G186]+1" office:value-type="float" office:value="80" calcext:value-type="float">
            <text:p>80</text:p>
          </table:table-cell>
          <table:table-cell table:formula="of:=[.H186]+0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formula="of:=[.N186]+0" office:value-type="float" office:value="300" calcext:value-type="float">
            <text:p>300</text:p>
          </table:table-cell>
          <table:table-cell table:formula="of:=AVERAGE([.H187:.N187])" office:value-type="float" office:value="115.571428571429" calcext:value-type="float">
            <text:p>115.571428571429</text:p>
          </table:table-cell>
          <table:table-cell table:formula="of:=STDEV([.H187:.N187])" office:value-type="float" office:value="97.1302512829331" calcext:value-type="float">
            <text:p>97.13</text:p>
          </table:table-cell>
          <table:table-cell table:formula="of:=[.P187]/SQRT(5)" office:value-type="float" office:value="43.4379689080549" calcext:value-type="float">
            <text:p>43.44</text:p>
          </table:table-cell>
          <table:table-cell table:formula="of:=[.O187]+[.P187]" office:value-type="float" office:value="212.701679854362" calcext:value-type="float">
            <text:p>212.701679854362</text:p>
          </table:table-cell>
          <table:table-cell table:formula="of:=[.O187]-[.P187]" office:value-type="float" office:value="18.4411772884955" calcext:value-type="float">
            <text:p>18.4411772884955</text:p>
          </table:table-cell>
          <table:table-cell table:formula="of:=[.R187]-[.S187]" office:value-type="float" office:value="194.260502565866" calcext:value-type="float">
            <text:p>194.260502565866</text:p>
          </table:table-cell>
          <table:table-cell table:formula="of:=[.O187]+[.Q187]" office:value-type="float" office:value="159.009397479483" calcext:value-type="float">
            <text:p>159.009397479483</text:p>
          </table:table-cell>
          <table:table-cell table:formula="of:=[.O187]-[.Q187]" office:value-type="float" office:value="72.1334596633737" calcext:value-type="float">
            <text:p>72.1334596633737</text:p>
          </table:table-cell>
          <table:table-cell table:formula="of:=[.U187]-[.V187]" office:value-type="float" office:value="86.8759378161098" calcext:value-type="float">
            <text:p>86.8759378161098</text:p>
          </table:table-cell>
        </table:table-row>
        <table:table-row table:style-name="ro1">
          <table:table-cell table:number-columns-repeated="6"/>
          <table:table-cell table:formula="of:=[.G187]+1" office:value-type="float" office:value="81" calcext:value-type="float">
            <text:p>81</text:p>
          </table:table-cell>
          <table:table-cell table:formula="of:=[.H187]+0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42" calcext:value-type="float">
            <text:p>242</text:p>
          </table:table-cell>
          <table:table-cell office:value-type="float" office:value="63" calcext:value-type="float">
            <text:p>63</text:p>
          </table:table-cell>
          <table:table-cell office:value-type="float" office:value="275" calcext:value-type="float">
            <text:p>275</text:p>
          </table:table-cell>
          <table:table-cell office:value-type="float" office:value="96" calcext:value-type="float">
            <text:p>96</text:p>
          </table:table-cell>
          <table:table-cell table:formula="of:=[.N187]+0" office:value-type="float" office:value="300" calcext:value-type="float">
            <text:p>300</text:p>
          </table:table-cell>
          <table:table-cell table:formula="of:=AVERAGE([.H188:.N188])" office:value-type="float" office:value="166.428571428571" calcext:value-type="float">
            <text:p>166.428571428571</text:p>
          </table:table-cell>
          <table:table-cell table:formula="of:=STDEV([.H188:.N188])" office:value-type="float" office:value="114.895397562097" calcext:value-type="float">
            <text:p>114.90</text:p>
          </table:table-cell>
          <table:table-cell table:formula="of:=[.P188]/SQRT(5)" office:value-type="float" office:value="51.3827838501426" calcext:value-type="float">
            <text:p>51.38</text:p>
          </table:table-cell>
          <table:table-cell table:formula="of:=[.O188]+[.P188]" office:value-type="float" office:value="281.323968990669" calcext:value-type="float">
            <text:p>281.323968990669</text:p>
          </table:table-cell>
          <table:table-cell table:formula="of:=[.O188]-[.P188]" office:value-type="float" office:value="51.5331738664742" calcext:value-type="float">
            <text:p>51.5331738664742</text:p>
          </table:table-cell>
          <table:table-cell table:formula="of:=[.R188]-[.S188]" office:value-type="float" office:value="229.790795124195" calcext:value-type="float">
            <text:p>229.790795124195</text:p>
          </table:table-cell>
          <table:table-cell table:formula="of:=[.O188]+[.Q188]" office:value-type="float" office:value="217.811355278714" calcext:value-type="float">
            <text:p>217.811355278714</text:p>
          </table:table-cell>
          <table:table-cell table:formula="of:=[.O188]-[.Q188]" office:value-type="float" office:value="115.045787578429" calcext:value-type="float">
            <text:p>115.045787578429</text:p>
          </table:table-cell>
          <table:table-cell table:formula="of:=[.U188]-[.V188]" office:value-type="float" office:value="102.765567700285" calcext:value-type="float">
            <text:p>102.765567700285</text:p>
          </table:table-cell>
        </table:table-row>
        <table:table-row table:style-name="ro1">
          <table:table-cell table:number-columns-repeated="6"/>
          <table:table-cell table:formula="of:=[.G188]+1" office:value-type="float" office:value="82" calcext:value-type="float">
            <text:p>82</text:p>
          </table:table-cell>
          <table:table-cell table:formula="of:=[.H188]+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172" calcext:value-type="float">
            <text:p>172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table:formula="of:=[.N188]+0" office:value-type="float" office:value="300" calcext:value-type="float">
            <text:p>300</text:p>
          </table:table-cell>
          <table:table-cell table:formula="of:=AVERAGE([.H189:.N189])" office:value-type="float" office:value="114.571428571429" calcext:value-type="float">
            <text:p>114.571428571429</text:p>
          </table:table-cell>
          <table:table-cell table:formula="of:=STDEV([.H189:.N189])" office:value-type="float" office:value="98.6084126614918" calcext:value-type="float">
            <text:p>98.61</text:p>
          </table:table-cell>
          <table:table-cell table:formula="of:=[.P189]/SQRT(5)" office:value-type="float" office:value="44.0990227728893" calcext:value-type="float">
            <text:p>44.10</text:p>
          </table:table-cell>
          <table:table-cell table:formula="of:=[.O189]+[.P189]" office:value-type="float" office:value="213.17984123292" calcext:value-type="float">
            <text:p>213.17984123292</text:p>
          </table:table-cell>
          <table:table-cell table:formula="of:=[.O189]-[.P189]" office:value-type="float" office:value="15.9630159099368" calcext:value-type="float">
            <text:p>15.9630159099368</text:p>
          </table:table-cell>
          <table:table-cell table:formula="of:=[.R189]-[.S189]" office:value-type="float" office:value="197.216825322984" calcext:value-type="float">
            <text:p>197.216825322984</text:p>
          </table:table-cell>
          <table:table-cell table:formula="of:=[.O189]+[.Q189]" office:value-type="float" office:value="158.670451344318" calcext:value-type="float">
            <text:p>158.670451344318</text:p>
          </table:table-cell>
          <table:table-cell table:formula="of:=[.O189]-[.Q189]" office:value-type="float" office:value="70.4724057985393" calcext:value-type="float">
            <text:p>70.4724057985393</text:p>
          </table:table-cell>
          <table:table-cell table:formula="of:=[.U189]-[.V189]" office:value-type="float" office:value="88.1980455457786" calcext:value-type="float">
            <text:p>88.1980455457786</text:p>
          </table:table-cell>
        </table:table-row>
        <table:table-row table:style-name="ro1">
          <table:table-cell table:number-columns-repeated="6"/>
          <table:table-cell table:formula="of:=[.G189]+1" office:value-type="float" office:value="83" calcext:value-type="float">
            <text:p>83</text:p>
          </table:table-cell>
          <table:table-cell table:formula="of:=[.H189]+0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8" calcext:value-type="float">
            <text:p>248</text:p>
          </table:table-cell>
          <table:table-cell office:value-type="float" office:value="308" calcext:value-type="float">
            <text:p>308</text:p>
          </table:table-cell>
          <table:table-cell office:value-type="float" office:value="207" calcext:value-type="float">
            <text:p>207</text:p>
          </table:table-cell>
          <table:table-cell office:value-type="float" office:value="242" calcext:value-type="float">
            <text:p>242</text:p>
          </table:table-cell>
          <table:table-cell table:formula="of:=[.N189]+0" office:value-type="float" office:value="300" calcext:value-type="float">
            <text:p>300</text:p>
          </table:table-cell>
          <table:table-cell table:formula="of:=AVERAGE([.H190:.N190])" office:value-type="float" office:value="198" calcext:value-type="float">
            <text:p>198</text:p>
          </table:table-cell>
          <table:table-cell table:formula="of:=STDEV([.H190:.N190])" office:value-type="float" office:value="115.407971995006" calcext:value-type="float">
            <text:p>115.41</text:p>
          </table:table-cell>
          <table:table-cell table:formula="of:=[.P190]/SQRT(5)" office:value-type="float" office:value="51.6120141052449" calcext:value-type="float">
            <text:p>51.61</text:p>
          </table:table-cell>
          <table:table-cell table:formula="of:=[.O190]+[.P190]" office:value-type="float" office:value="313.407971995006" calcext:value-type="float">
            <text:p>313.407971995006</text:p>
          </table:table-cell>
          <table:table-cell table:formula="of:=[.O190]-[.P190]" office:value-type="float" office:value="82.5920280049944" calcext:value-type="float">
            <text:p>82.5920280049944</text:p>
          </table:table-cell>
          <table:table-cell table:formula="of:=[.R190]-[.S190]" office:value-type="float" office:value="230.815943990011" calcext:value-type="float">
            <text:p>230.815943990011</text:p>
          </table:table-cell>
          <table:table-cell table:formula="of:=[.O190]+[.Q190]" office:value-type="float" office:value="249.612014105245" calcext:value-type="float">
            <text:p>249.612014105245</text:p>
          </table:table-cell>
          <table:table-cell table:formula="of:=[.O190]-[.Q190]" office:value-type="float" office:value="146.387985894755" calcext:value-type="float">
            <text:p>146.387985894755</text:p>
          </table:table-cell>
          <table:table-cell table:formula="of:=[.U190]-[.V190]" office:value-type="float" office:value="103.22402821049" calcext:value-type="float">
            <text:p>103.22402821049</text:p>
          </table:table-cell>
        </table:table-row>
        <table:table-row table:style-name="ro1">
          <table:table-cell table:number-columns-repeated="6"/>
          <table:table-cell table:formula="of:=[.G190]+1" office:value-type="float" office:value="84" calcext:value-type="float">
            <text:p>84</text:p>
          </table:table-cell>
          <table:table-cell table:formula="of:=[.H190]+0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office:value-type="float" office:value="226" calcext:value-type="float">
            <text:p>226</text:p>
          </table:table-cell>
          <table:table-cell office:value-type="float" office:value="120" calcext:value-type="float">
            <text:p>120</text:p>
          </table:table-cell>
          <table:table-cell table:formula="of:=[.N190]+0" office:value-type="float" office:value="300" calcext:value-type="float">
            <text:p>300</text:p>
          </table:table-cell>
          <table:table-cell table:formula="of:=AVERAGE([.H191:.N191])" office:value-type="float" office:value="144.285714285714" calcext:value-type="float">
            <text:p>144.285714285714</text:p>
          </table:table-cell>
          <table:table-cell table:formula="of:=STDEV([.H191:.N191])" office:value-type="float" office:value="97.208906117554" calcext:value-type="float">
            <text:p>97.21</text:p>
          </table:table-cell>
          <table:table-cell table:formula="of:=[.P191]/SQRT(5)" office:value-type="float" office:value="43.4731444194492" calcext:value-type="float">
            <text:p>43.47</text:p>
          </table:table-cell>
          <table:table-cell table:formula="of:=[.O191]+[.P191]" office:value-type="float" office:value="241.494620403268" calcext:value-type="float">
            <text:p>241.494620403268</text:p>
          </table:table-cell>
          <table:table-cell table:formula="of:=[.O191]-[.P191]" office:value-type="float" office:value="47.0768081681603" calcext:value-type="float">
            <text:p>47.0768081681603</text:p>
          </table:table-cell>
          <table:table-cell table:formula="of:=[.R191]-[.S191]" office:value-type="float" office:value="194.417812235108" calcext:value-type="float">
            <text:p>194.417812235108</text:p>
          </table:table-cell>
          <table:table-cell table:formula="of:=[.O191]+[.Q191]" office:value-type="float" office:value="187.758858705163" calcext:value-type="float">
            <text:p>187.758858705163</text:p>
          </table:table-cell>
          <table:table-cell table:formula="of:=[.O191]-[.Q191]" office:value-type="float" office:value="100.812569866265" calcext:value-type="float">
            <text:p>100.812569866265</text:p>
          </table:table-cell>
          <table:table-cell table:formula="of:=[.U191]-[.V191]" office:value-type="float" office:value="86.9462888388984" calcext:value-type="float">
            <text:p>86.9462888388984</text:p>
          </table:table-cell>
        </table:table-row>
        <table:table-row table:style-name="ro1">
          <table:table-cell table:number-columns-repeated="6"/>
          <table:table-cell table:formula="of:=[.G191]+1" office:value-type="float" office:value="85" calcext:value-type="float">
            <text:p>85</text:p>
          </table:table-cell>
          <table:table-cell table:formula="of:=[.H191]+0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228" calcext:value-type="float">
            <text:p>228</text:p>
          </table:table-cell>
          <table:table-cell office:value-type="float" office:value="118" calcext:value-type="float">
            <text:p>118</text:p>
          </table:table-cell>
          <table:table-cell table:formula="of:=[.N191]+0" office:value-type="float" office:value="300" calcext:value-type="float">
            <text:p>300</text:p>
          </table:table-cell>
          <table:table-cell table:formula="of:=AVERAGE([.H192:.N192])" office:value-type="float" office:value="139.857142857143" calcext:value-type="float">
            <text:p>139.857142857143</text:p>
          </table:table-cell>
          <table:table-cell table:formula="of:=STDEV([.H192:.N192])" office:value-type="float" office:value="96.8149929357166" calcext:value-type="float">
            <text:p>96.81</text:p>
          </table:table-cell>
          <table:table-cell table:formula="of:=[.P192]/SQRT(5)" office:value-type="float" office:value="43.2969810890848" calcext:value-type="float">
            <text:p>43.30</text:p>
          </table:table-cell>
          <table:table-cell table:formula="of:=[.O192]+[.P192]" office:value-type="float" office:value="236.672135792859" calcext:value-type="float">
            <text:p>236.672135792859</text:p>
          </table:table-cell>
          <table:table-cell table:formula="of:=[.O192]-[.P192]" office:value-type="float" office:value="43.0421499214263" calcext:value-type="float">
            <text:p>43.0421499214263</text:p>
          </table:table-cell>
          <table:table-cell table:formula="of:=[.R192]-[.S192]" office:value-type="float" office:value="193.629985871433" calcext:value-type="float">
            <text:p>193.629985871433</text:p>
          </table:table-cell>
          <table:table-cell table:formula="of:=[.O192]+[.Q192]" office:value-type="float" office:value="183.154123946228" calcext:value-type="float">
            <text:p>183.154123946228</text:p>
          </table:table-cell>
          <table:table-cell table:formula="of:=[.O192]-[.Q192]" office:value-type="float" office:value="96.560161768058" calcext:value-type="float">
            <text:p>96.560161768058</text:p>
          </table:table-cell>
          <table:table-cell table:formula="of:=[.U192]-[.V192]" office:value-type="float" office:value="86.5939621781697" calcext:value-type="float">
            <text:p>86.5939621781697</text:p>
          </table:table-cell>
        </table:table-row>
        <table:table-row table:style-name="ro1">
          <table:table-cell table:number-columns-repeated="6"/>
          <table:table-cell table:formula="of:=[.G192]+1" office:value-type="float" office:value="86" calcext:value-type="float">
            <text:p>86</text:p>
          </table:table-cell>
          <table:table-cell table:formula="of:=[.H192]+0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table:formula="of:=[.N192]+0" office:value-type="float" office:value="300" calcext:value-type="float">
            <text:p>300</text:p>
          </table:table-cell>
          <table:table-cell table:formula="of:=AVERAGE([.H193:.N193])" office:value-type="float" office:value="94.4285714285714" calcext:value-type="float">
            <text:p>94.4285714285714</text:p>
          </table:table-cell>
          <table:table-cell table:formula="of:=STDEV([.H193:.N193])" office:value-type="float" office:value="96.5157278078848" calcext:value-type="float">
            <text:p>96.52</text:p>
          </table:table-cell>
          <table:table-cell table:formula="of:=[.P193]/SQRT(5)" office:value-type="float" office:value="43.1631456552594" calcext:value-type="float">
            <text:p>43.16</text:p>
          </table:table-cell>
          <table:table-cell table:formula="of:=[.O193]+[.P193]" office:value-type="float" office:value="190.944299236456" calcext:value-type="float">
            <text:p>190.944299236456</text:p>
          </table:table-cell>
          <table:table-cell table:formula="of:=[.O193]-[.P193]" office:value-type="float" office:value="-2.0871563793134" calcext:value-type="float">
            <text:p>-2.0871563793134</text:p>
          </table:table-cell>
          <table:table-cell table:formula="of:=[.R193]-[.S193]" office:value-type="float" office:value="193.03145561577" calcext:value-type="float">
            <text:p>193.03145561577</text:p>
          </table:table-cell>
          <table:table-cell table:formula="of:=[.O193]+[.Q193]" office:value-type="float" office:value="137.591717083831" calcext:value-type="float">
            <text:p>137.591717083831</text:p>
          </table:table-cell>
          <table:table-cell table:formula="of:=[.O193]-[.Q193]" office:value-type="float" office:value="51.265425773312" calcext:value-type="float">
            <text:p>51.265425773312</text:p>
          </table:table-cell>
          <table:table-cell table:formula="of:=[.U193]-[.V193]" office:value-type="float" office:value="86.3262913105189" calcext:value-type="float">
            <text:p>86.3262913105189</text:p>
          </table:table-cell>
        </table:table-row>
        <table:table-row table:style-name="ro1">
          <table:table-cell table:number-columns-repeated="6"/>
          <table:table-cell table:formula="of:=[.G193]+1" office:value-type="float" office:value="87" calcext:value-type="float">
            <text:p>87</text:p>
          </table:table-cell>
          <table:table-cell table:formula="of:=[.H193]+0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table:formula="of:=[.N193]+0" office:value-type="float" office:value="300" calcext:value-type="float">
            <text:p>300</text:p>
          </table:table-cell>
          <table:table-cell table:formula="of:=AVERAGE([.H194:.N194])" office:value-type="float" office:value="157.428571428571" calcext:value-type="float">
            <text:p>157.428571428571</text:p>
          </table:table-cell>
          <table:table-cell table:formula="of:=STDEV([.H194:.N194])" office:value-type="float" office:value="100.690709837696" calcext:value-type="float">
            <text:p>100.69</text:p>
          </table:table-cell>
          <table:table-cell table:formula="of:=[.P194]/SQRT(5)" office:value-type="float" office:value="45.0302543799589" calcext:value-type="float">
            <text:p>45.03</text:p>
          </table:table-cell>
          <table:table-cell table:formula="of:=[.O194]+[.P194]" office:value-type="float" office:value="258.119281266267" calcext:value-type="float">
            <text:p>258.119281266267</text:p>
          </table:table-cell>
          <table:table-cell table:formula="of:=[.O194]-[.P194]" office:value-type="float" office:value="56.7378615908756" calcext:value-type="float">
            <text:p>56.7378615908756</text:p>
          </table:table-cell>
          <table:table-cell table:formula="of:=[.R194]-[.S194]" office:value-type="float" office:value="201.381419675392" calcext:value-type="float">
            <text:p>201.381419675392</text:p>
          </table:table-cell>
          <table:table-cell table:formula="of:=[.O194]+[.Q194]" office:value-type="float" office:value="202.45882580853" calcext:value-type="float">
            <text:p>202.45882580853</text:p>
          </table:table-cell>
          <table:table-cell table:formula="of:=[.O194]-[.Q194]" office:value-type="float" office:value="112.398317048613" calcext:value-type="float">
            <text:p>112.398317048613</text:p>
          </table:table-cell>
          <table:table-cell table:formula="of:=[.U194]-[.V194]" office:value-type="float" office:value="90.0605087599178" calcext:value-type="float">
            <text:p>90.0605087599178</text:p>
          </table:table-cell>
        </table:table-row>
        <table:table-row table:style-name="ro1">
          <table:table-cell table:number-columns-repeated="6"/>
          <table:table-cell table:formula="of:=[.G194]+1" office:value-type="float" office:value="88" calcext:value-type="float">
            <text:p>88</text:p>
          </table:table-cell>
          <table:table-cell table:formula="of:=[.H194]+0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float" office:value="191" calcext:value-type="float">
            <text:p>191</text:p>
          </table:table-cell>
          <table:table-cell office:value-type="float" office:value="177" calcext:value-type="float">
            <text:p>177</text:p>
          </table:table-cell>
          <table:table-cell office:value-type="float" office:value="153" calcext:value-type="float">
            <text:p>153</text:p>
          </table:table-cell>
          <table:table-cell table:formula="of:=[.N194]+0" office:value-type="float" office:value="300" calcext:value-type="float">
            <text:p>300</text:p>
          </table:table-cell>
          <table:table-cell table:formula="of:=AVERAGE([.H195:.N195])" office:value-type="float" office:value="160.571428571429" calcext:value-type="float">
            <text:p>160.571428571429</text:p>
          </table:table-cell>
          <table:table-cell table:formula="of:=STDEV([.H195:.N195])" office:value-type="float" office:value="88.3380951097489" calcext:value-type="float">
            <text:p>88.34</text:p>
          </table:table-cell>
          <table:table-cell table:formula="of:=[.P195]/SQRT(5)" office:value-type="float" office:value="39.5059971336481" calcext:value-type="float">
            <text:p>39.51</text:p>
          </table:table-cell>
          <table:table-cell table:formula="of:=[.O195]+[.P195]" office:value-type="float" office:value="248.909523681178" calcext:value-type="float">
            <text:p>248.909523681178</text:p>
          </table:table-cell>
          <table:table-cell table:formula="of:=[.O195]-[.P195]" office:value-type="float" office:value="72.2333334616797" calcext:value-type="float">
            <text:p>72.2333334616797</text:p>
          </table:table-cell>
          <table:table-cell table:formula="of:=[.R195]-[.S195]" office:value-type="float" office:value="176.676190219498" calcext:value-type="float">
            <text:p>176.676190219498</text:p>
          </table:table-cell>
          <table:table-cell table:formula="of:=[.O195]+[.Q195]" office:value-type="float" office:value="200.077425705077" calcext:value-type="float">
            <text:p>200.077425705077</text:p>
          </table:table-cell>
          <table:table-cell table:formula="of:=[.O195]-[.Q195]" office:value-type="float" office:value="121.065431437781" calcext:value-type="float">
            <text:p>121.065431437781</text:p>
          </table:table-cell>
          <table:table-cell table:formula="of:=[.U195]-[.V195]" office:value-type="float" office:value="79.0119942672961" calcext:value-type="float">
            <text:p>79.0119942672961</text:p>
          </table:table-cell>
        </table:table-row>
        <table:table-row table:style-name="ro1">
          <table:table-cell table:number-columns-repeated="6"/>
          <table:table-cell table:formula="of:=[.G195]+1" office:value-type="float" office:value="89" calcext:value-type="float">
            <text:p>89</text:p>
          </table:table-cell>
          <table:table-cell table:formula="of:=[.H195]+0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table:formula="of:=[.N195]+0" office:value-type="float" office:value="300" calcext:value-type="float">
            <text:p>300</text:p>
          </table:table-cell>
          <table:table-cell table:formula="of:=AVERAGE([.H196:.N196])" office:value-type="float" office:value="108.142857142857" calcext:value-type="float">
            <text:p>108.142857142857</text:p>
          </table:table-cell>
          <table:table-cell table:formula="of:=STDEV([.H196:.N196])" office:value-type="float" office:value="95.9104244793522" calcext:value-type="float">
            <text:p>95.91</text:p>
          </table:table-cell>
          <table:table-cell table:formula="of:=[.P196]/SQRT(5)" office:value-type="float" office:value="42.8924457773383" calcext:value-type="float">
            <text:p>42.89</text:p>
          </table:table-cell>
          <table:table-cell table:formula="of:=[.O196]+[.P196]" office:value-type="float" office:value="204.053281622209" calcext:value-type="float">
            <text:p>204.053281622209</text:p>
          </table:table-cell>
          <table:table-cell table:formula="of:=[.O196]-[.P196]" office:value-type="float" office:value="12.2324326635049" calcext:value-type="float">
            <text:p>12.2324326635049</text:p>
          </table:table-cell>
          <table:table-cell table:formula="of:=[.R196]-[.S196]" office:value-type="float" office:value="191.820848958704" calcext:value-type="float">
            <text:p>191.820848958704</text:p>
          </table:table-cell>
          <table:table-cell table:formula="of:=[.O196]+[.Q196]" office:value-type="float" office:value="151.035302920195" calcext:value-type="float">
            <text:p>151.035302920195</text:p>
          </table:table-cell>
          <table:table-cell table:formula="of:=[.O196]-[.Q196]" office:value-type="float" office:value="65.2504113655189" calcext:value-type="float">
            <text:p>65.2504113655189</text:p>
          </table:table-cell>
          <table:table-cell table:formula="of:=[.U196]-[.V196]" office:value-type="float" office:value="85.7848915546766" calcext:value-type="float">
            <text:p>85.7848915546766</text:p>
          </table:table-cell>
        </table:table-row>
        <table:table-row table:style-name="ro1">
          <table:table-cell table:number-columns-repeated="6"/>
          <table:table-cell table:formula="of:=[.G196]+1" office:value-type="float" office:value="90" calcext:value-type="float">
            <text:p>90</text:p>
          </table:table-cell>
          <table:table-cell table:formula="of:=[.H196]+0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formula="of:=[.N196]+0" office:value-type="float" office:value="300" calcext:value-type="float">
            <text:p>300</text:p>
          </table:table-cell>
          <table:table-cell table:formula="of:=AVERAGE([.H197:.N197])" office:value-type="float" office:value="146.285714285714" calcext:value-type="float">
            <text:p>146.285714285714</text:p>
          </table:table-cell>
          <table:table-cell table:formula="of:=STDEV([.H197:.N197])" office:value-type="float" office:value="97.2294781872835" calcext:value-type="float">
            <text:p>97.23</text:p>
          </table:table-cell>
          <table:table-cell table:formula="of:=[.P197]/SQRT(5)" office:value-type="float" office:value="43.4823445287198" calcext:value-type="float">
            <text:p>43.48</text:p>
          </table:table-cell>
          <table:table-cell table:formula="of:=[.O197]+[.P197]" office:value-type="float" office:value="243.515192472998" calcext:value-type="float">
            <text:p>243.515192472998</text:p>
          </table:table-cell>
          <table:table-cell table:formula="of:=[.O197]-[.P197]" office:value-type="float" office:value="49.0562360984308" calcext:value-type="float">
            <text:p>49.0562360984308</text:p>
          </table:table-cell>
          <table:table-cell table:formula="of:=[.R197]-[.S197]" office:value-type="float" office:value="194.458956374567" calcext:value-type="float">
            <text:p>194.458956374567</text:p>
          </table:table-cell>
          <table:table-cell table:formula="of:=[.O197]+[.Q197]" office:value-type="float" office:value="189.768058814434" calcext:value-type="float">
            <text:p>189.768058814434</text:p>
          </table:table-cell>
          <table:table-cell table:formula="of:=[.O197]-[.Q197]" office:value-type="float" office:value="102.803369756995" calcext:value-type="float">
            <text:p>102.803369756995</text:p>
          </table:table-cell>
          <table:table-cell table:formula="of:=[.U197]-[.V197]" office:value-type="float" office:value="86.9646890574395" calcext:value-type="float">
            <text:p>86.9646890574395</text:p>
          </table:table-cell>
        </table:table-row>
        <table:table-row table:style-name="ro1">
          <table:table-cell table:number-columns-repeated="6"/>
          <table:table-cell table:formula="of:=[.G197]+1" office:value-type="float" office:value="91" calcext:value-type="float">
            <text:p>91</text:p>
          </table:table-cell>
          <table:table-cell table:formula="of:=[.H197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232" calcext:value-type="float">
            <text:p>232</text:p>
          </table:table-cell>
          <table:table-cell office:value-type="float" office:value="258" calcext:value-type="float">
            <text:p>258</text:p>
          </table:table-cell>
          <table:table-cell table:formula="of:=[.N197]+0" office:value-type="float" office:value="300" calcext:value-type="float">
            <text:p>300</text:p>
          </table:table-cell>
          <table:table-cell table:formula="of:=AVERAGE([.H198:.N198])" office:value-type="float" office:value="176.142857142857" calcext:value-type="float">
            <text:p>176.142857142857</text:p>
          </table:table-cell>
          <table:table-cell table:formula="of:=STDEV([.H198:.N198])" office:value-type="float" office:value="103.02172678846" calcext:value-type="float">
            <text:p>103.02</text:p>
          </table:table-cell>
          <table:table-cell table:formula="of:=[.P198]/SQRT(5)" office:value-type="float" office:value="46.0727168516817" calcext:value-type="float">
            <text:p>46.07</text:p>
          </table:table-cell>
          <table:table-cell table:formula="of:=[.O198]+[.P198]" office:value-type="float" office:value="279.164583931318" calcext:value-type="float">
            <text:p>279.164583931318</text:p>
          </table:table-cell>
          <table:table-cell table:formula="of:=[.O198]-[.P198]" office:value-type="float" office:value="73.1211303543967" calcext:value-type="float">
            <text:p>73.1211303543967</text:p>
          </table:table-cell>
          <table:table-cell table:formula="of:=[.R198]-[.S198]" office:value-type="float" office:value="206.043453576921" calcext:value-type="float">
            <text:p>206.043453576921</text:p>
          </table:table-cell>
          <table:table-cell table:formula="of:=[.O198]+[.Q198]" office:value-type="float" office:value="222.215573994539" calcext:value-type="float">
            <text:p>222.215573994539</text:p>
          </table:table-cell>
          <table:table-cell table:formula="of:=[.O198]-[.Q198]" office:value-type="float" office:value="130.070140291175" calcext:value-type="float">
            <text:p>130.070140291175</text:p>
          </table:table-cell>
          <table:table-cell table:formula="of:=[.U198]-[.V198]" office:value-type="float" office:value="92.1454337033635" calcext:value-type="float">
            <text:p>92.1454337033635</text:p>
          </table:table-cell>
        </table:table-row>
        <table:table-row table:style-name="ro1">
          <table:table-cell table:number-columns-repeated="6"/>
          <table:table-cell table:formula="of:=[.G198]+1" office:value-type="float" office:value="92" calcext:value-type="float">
            <text:p>92</text:p>
          </table:table-cell>
          <table:table-cell table:formula="of:=[.H198]+0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table:formula="of:=[.N198]+0" office:value-type="float" office:value="300" calcext:value-type="float">
            <text:p>300</text:p>
          </table:table-cell>
          <table:table-cell table:formula="of:=AVERAGE([.H199:.N199])" office:value-type="float" office:value="169" calcext:value-type="float">
            <text:p>169</text:p>
          </table:table-cell>
          <table:table-cell table:formula="of:=STDEV([.H199:.N199])" office:value-type="float" office:value="91.9420107096497" calcext:value-type="float">
            <text:p>91.94</text:p>
          </table:table-cell>
          <table:table-cell table:formula="of:=[.P199]/SQRT(5)" office:value-type="float" office:value="41.1177171869581" calcext:value-type="float">
            <text:p>41.12</text:p>
          </table:table-cell>
          <table:table-cell table:formula="of:=[.O199]+[.P199]" office:value-type="float" office:value="260.94201070965" calcext:value-type="float">
            <text:p>260.94201070965</text:p>
          </table:table-cell>
          <table:table-cell table:formula="of:=[.O199]-[.P199]" office:value-type="float" office:value="77.0579892903503" calcext:value-type="float">
            <text:p>77.0579892903503</text:p>
          </table:table-cell>
          <table:table-cell table:formula="of:=[.R199]-[.S199]" office:value-type="float" office:value="183.884021419299" calcext:value-type="float">
            <text:p>183.884021419299</text:p>
          </table:table-cell>
          <table:table-cell table:formula="of:=[.O199]+[.Q199]" office:value-type="float" office:value="210.117717186958" calcext:value-type="float">
            <text:p>210.117717186958</text:p>
          </table:table-cell>
          <table:table-cell table:formula="of:=[.O199]-[.Q199]" office:value-type="float" office:value="127.882282813042" calcext:value-type="float">
            <text:p>127.882282813042</text:p>
          </table:table-cell>
          <table:table-cell table:formula="of:=[.U199]-[.V199]" office:value-type="float" office:value="82.2354343739161" calcext:value-type="float">
            <text:p>82.2354343739161</text:p>
          </table:table-cell>
        </table:table-row>
        <table:table-row table:style-name="ro1">
          <table:table-cell table:number-columns-repeated="6"/>
          <table:table-cell table:formula="of:=[.G199]+1" office:value-type="float" office:value="93" calcext:value-type="float">
            <text:p>93</text:p>
          </table:table-cell>
          <table:table-cell table:formula="of:=[.H199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96" calcext:value-type="float">
            <text:p>196</text:p>
          </table:table-cell>
          <table:table-cell office:value-type="float" office:value="160" calcext:value-type="float">
            <text:p>160</text:p>
          </table:table-cell>
          <table:table-cell office:value-type="float" office:value="211" calcext:value-type="float">
            <text:p>211</text:p>
          </table:table-cell>
          <table:table-cell office:value-type="float" office:value="150" calcext:value-type="float">
            <text:p>150</text:p>
          </table:table-cell>
          <table:table-cell table:formula="of:=[.N199]+0" office:value-type="float" office:value="300" calcext:value-type="float">
            <text:p>300</text:p>
          </table:table-cell>
          <table:table-cell table:formula="of:=AVERAGE([.H200:.N200])" office:value-type="float" office:value="163" calcext:value-type="float">
            <text:p>163</text:p>
          </table:table-cell>
          <table:table-cell table:formula="of:=STDEV([.H200:.N200])" office:value-type="float" office:value="91.6787870774914" calcext:value-type="float">
            <text:p>91.68</text:p>
          </table:table-cell>
          <table:table-cell table:formula="of:=[.P200]/SQRT(5)" office:value-type="float" office:value="41" calcext:value-type="float">
            <text:p>41.00</text:p>
          </table:table-cell>
          <table:table-cell table:formula="of:=[.O200]+[.P200]" office:value-type="float" office:value="254.678787077491" calcext:value-type="float">
            <text:p>254.678787077491</text:p>
          </table:table-cell>
          <table:table-cell table:formula="of:=[.O200]-[.P200]" office:value-type="float" office:value="71.3212129225086" calcext:value-type="float">
            <text:p>71.3212129225086</text:p>
          </table:table-cell>
          <table:table-cell table:formula="of:=[.R200]-[.S200]" office:value-type="float" office:value="183.357574154983" calcext:value-type="float">
            <text:p>183.357574154983</text:p>
          </table:table-cell>
          <table:table-cell table:formula="of:=[.O200]+[.Q200]" office:value-type="float" office:value="204" calcext:value-type="float">
            <text:p>204</text:p>
          </table:table-cell>
          <table:table-cell table:formula="of:=[.O200]-[.Q200]" office:value-type="float" office:value="122" calcext:value-type="float">
            <text:p>122</text:p>
          </table:table-cell>
          <table:table-cell table:formula="of:=[.U200]-[.V200]" office:value-type="float" office:value="82" calcext:value-type="float">
            <text:p>82</text:p>
          </table:table-cell>
        </table:table-row>
        <table:table-row table:style-name="ro1">
          <table:table-cell table:number-columns-repeated="6"/>
          <table:table-cell table:formula="of:=[.G200]+1" office:value-type="float" office:value="94" calcext:value-type="float">
            <text:p>94</text:p>
          </table:table-cell>
          <table:table-cell table:formula="of:=[.H200]+0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166" calcext:value-type="float">
            <text:p>166</text:p>
          </table:table-cell>
          <table:table-cell table:formula="of:=[.N200]+0" office:value-type="float" office:value="300" calcext:value-type="float">
            <text:p>300</text:p>
          </table:table-cell>
          <table:table-cell table:formula="of:=AVERAGE([.H201:.N201])" office:value-type="float" office:value="143.285714285714" calcext:value-type="float">
            <text:p>143.285714285714</text:p>
          </table:table-cell>
          <table:table-cell table:formula="of:=STDEV([.H201:.N201])" office:value-type="float" office:value="99.2080545885166" calcext:value-type="float">
            <text:p>99.21</text:p>
          </table:table-cell>
          <table:table-cell table:formula="of:=[.P201]/SQRT(5)" office:value-type="float" office:value="44.3671907950866" calcext:value-type="float">
            <text:p>44.37</text:p>
          </table:table-cell>
          <table:table-cell table:formula="of:=[.O201]+[.P201]" office:value-type="float" office:value="242.493768874231" calcext:value-type="float">
            <text:p>242.493768874231</text:p>
          </table:table-cell>
          <table:table-cell table:formula="of:=[.O201]-[.P201]" office:value-type="float" office:value="44.0776596971976" calcext:value-type="float">
            <text:p>44.0776596971976</text:p>
          </table:table-cell>
          <table:table-cell table:formula="of:=[.R201]-[.S201]" office:value-type="float" office:value="198.416109177033" calcext:value-type="float">
            <text:p>198.416109177033</text:p>
          </table:table-cell>
          <table:table-cell table:formula="of:=[.O201]+[.Q201]" office:value-type="float" office:value="187.652905080801" calcext:value-type="float">
            <text:p>187.652905080801</text:p>
          </table:table-cell>
          <table:table-cell table:formula="of:=[.O201]-[.Q201]" office:value-type="float" office:value="98.9185234906276" calcext:value-type="float">
            <text:p>98.9185234906276</text:p>
          </table:table-cell>
          <table:table-cell table:formula="of:=[.U201]-[.V201]" office:value-type="float" office:value="88.7343815901733" calcext:value-type="float">
            <text:p>88.7343815901733</text:p>
          </table:table-cell>
        </table:table-row>
        <table:table-row table:style-name="ro1">
          <table:table-cell table:number-columns-repeated="6"/>
          <table:table-cell table:formula="of:=[.G201]+1" office:value-type="float" office:value="95" calcext:value-type="float">
            <text:p>95</text:p>
          </table:table-cell>
          <table:table-cell table:formula="of:=[.H201]+0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68" calcext:value-type="float">
            <text:p>168</text:p>
          </table:table-cell>
          <table:table-cell office:value-type="float" office:value="84" calcext:value-type="float">
            <text:p>84</text:p>
          </table:table-cell>
          <table:table-cell office:value-type="float" office:value="211" calcext:value-type="float">
            <text:p>211</text:p>
          </table:table-cell>
          <table:table-cell office:value-type="float" office:value="97" calcext:value-type="float">
            <text:p>97</text:p>
          </table:table-cell>
          <table:table-cell table:formula="of:=[.N201]+0" office:value-type="float" office:value="300" calcext:value-type="float">
            <text:p>300</text:p>
          </table:table-cell>
          <table:table-cell table:formula="of:=AVERAGE([.H202:.N202])" office:value-type="float" office:value="163" calcext:value-type="float">
            <text:p>163</text:p>
          </table:table-cell>
          <table:table-cell table:formula="of:=STDEV([.H202:.N202])" office:value-type="float" office:value="109.687434710332" calcext:value-type="float">
            <text:p>109.69</text:p>
          </table:table-cell>
          <table:table-cell table:formula="of:=[.P202]/SQRT(5)" office:value-type="float" office:value="49.0537120579744" calcext:value-type="float">
            <text:p>49.05</text:p>
          </table:table-cell>
          <table:table-cell table:formula="of:=[.O202]+[.P202]" office:value-type="float" office:value="272.687434710332" calcext:value-type="float">
            <text:p>272.687434710332</text:p>
          </table:table-cell>
          <table:table-cell table:formula="of:=[.O202]-[.P202]" office:value-type="float" office:value="53.3125652896681" calcext:value-type="float">
            <text:p>53.3125652896681</text:p>
          </table:table-cell>
          <table:table-cell table:formula="of:=[.R202]-[.S202]" office:value-type="float" office:value="219.374869420664" calcext:value-type="float">
            <text:p>219.374869420664</text:p>
          </table:table-cell>
          <table:table-cell table:formula="of:=[.O202]+[.Q202]" office:value-type="float" office:value="212.053712057974" calcext:value-type="float">
            <text:p>212.053712057974</text:p>
          </table:table-cell>
          <table:table-cell table:formula="of:=[.O202]-[.Q202]" office:value-type="float" office:value="113.946287942026" calcext:value-type="float">
            <text:p>113.946287942026</text:p>
          </table:table-cell>
          <table:table-cell table:formula="of:=[.U202]-[.V202]" office:value-type="float" office:value="98.1074241159488" calcext:value-type="float">
            <text:p>98.1074241159488</text:p>
          </table:table-cell>
        </table:table-row>
        <table:table-row table:style-name="ro1">
          <table:table-cell table:number-columns-repeated="6"/>
          <table:table-cell table:formula="of:=[.G202]+1" office:value-type="float" office:value="96" calcext:value-type="float">
            <text:p>96</text:p>
          </table:table-cell>
          <table:table-cell table:formula="of:=[.H202]+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8" calcext:value-type="float">
            <text:p>188</text:p>
          </table:table-cell>
          <table:table-cell office:value-type="float" office:value="254" calcext:value-type="float">
            <text:p>254</text:p>
          </table:table-cell>
          <table:table-cell office:value-type="float" office:value="196" calcext:value-type="float">
            <text:p>196</text:p>
          </table:table-cell>
          <table:table-cell office:value-type="float" office:value="58" calcext:value-type="float">
            <text:p>58</text:p>
          </table:table-cell>
          <table:table-cell table:formula="of:=[.N202]+0" office:value-type="float" office:value="300" calcext:value-type="float">
            <text:p>300</text:p>
          </table:table-cell>
          <table:table-cell table:formula="of:=AVERAGE([.H203:.N203])" office:value-type="float" office:value="150.714285714286" calcext:value-type="float">
            <text:p>150.714285714286</text:p>
          </table:table-cell>
          <table:table-cell table:formula="of:=STDEV([.H203:.N203])" office:value-type="float" office:value="112.633201567025" calcext:value-type="float">
            <text:p>112.63</text:p>
          </table:table-cell>
          <table:table-cell table:formula="of:=[.P203]/SQRT(5)" office:value-type="float" office:value="50.3710990454608" calcext:value-type="float">
            <text:p>50.37</text:p>
          </table:table-cell>
          <table:table-cell table:formula="of:=[.O203]+[.P203]" office:value-type="float" office:value="263.347487281311" calcext:value-type="float">
            <text:p>263.347487281311</text:p>
          </table:table-cell>
          <table:table-cell table:formula="of:=[.O203]-[.P203]" office:value-type="float" office:value="38.0810841472607" calcext:value-type="float">
            <text:p>38.0810841472607</text:p>
          </table:table-cell>
          <table:table-cell table:formula="of:=[.R203]-[.S203]" office:value-type="float" office:value="225.26640313405" calcext:value-type="float">
            <text:p>225.26640313405</text:p>
          </table:table-cell>
          <table:table-cell table:formula="of:=[.O203]+[.Q203]" office:value-type="float" office:value="201.085384759746" calcext:value-type="float">
            <text:p>201.085384759746</text:p>
          </table:table-cell>
          <table:table-cell table:formula="of:=[.O203]-[.Q203]" office:value-type="float" office:value="100.343186668825" calcext:value-type="float">
            <text:p>100.343186668825</text:p>
          </table:table-cell>
          <table:table-cell table:formula="of:=[.U203]-[.V203]" office:value-type="float" office:value="100.742198090922" calcext:value-type="float">
            <text:p>100.742198090922</text:p>
          </table:table-cell>
        </table:table-row>
        <table:table-row table:style-name="ro1">
          <table:table-cell table:number-columns-repeated="6"/>
          <table:table-cell table:formula="of:=[.G203]+1" office:value-type="float" office:value="97" calcext:value-type="float">
            <text:p>97</text:p>
          </table:table-cell>
          <table:table-cell table:formula="of:=[.H203]+0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formula="of:=[.N203]+0" office:value-type="float" office:value="300" calcext:value-type="float">
            <text:p>300</text:p>
          </table:table-cell>
          <table:table-cell table:formula="of:=AVERAGE([.H204:.N204])" office:value-type="float" office:value="140.428571428571" calcext:value-type="float">
            <text:p>140.428571428571</text:p>
          </table:table-cell>
          <table:table-cell table:formula="of:=STDEV([.H204:.N204])" office:value-type="float" office:value="94.0316562703879" calcext:value-type="float">
            <text:p>94.03</text:p>
          </table:table-cell>
          <table:table-cell table:formula="of:=[.P204]/SQRT(5)" office:value-type="float" office:value="42.0522350914963" calcext:value-type="float">
            <text:p>42.05</text:p>
          </table:table-cell>
          <table:table-cell table:formula="of:=[.O204]+[.P204]" office:value-type="float" office:value="234.460227698959" calcext:value-type="float">
            <text:p>234.460227698959</text:p>
          </table:table-cell>
          <table:table-cell table:formula="of:=[.O204]-[.P204]" office:value-type="float" office:value="46.3969151581835" calcext:value-type="float">
            <text:p>46.3969151581835</text:p>
          </table:table-cell>
          <table:table-cell table:formula="of:=[.R204]-[.S204]" office:value-type="float" office:value="188.063312540776" calcext:value-type="float">
            <text:p>188.063312540776</text:p>
          </table:table-cell>
          <table:table-cell table:formula="of:=[.O204]+[.Q204]" office:value-type="float" office:value="182.480806520068" calcext:value-type="float">
            <text:p>182.480806520068</text:p>
          </table:table-cell>
          <table:table-cell table:formula="of:=[.O204]-[.Q204]" office:value-type="float" office:value="98.3763363370751" calcext:value-type="float">
            <text:p>98.3763363370751</text:p>
          </table:table-cell>
          <table:table-cell table:formula="of:=[.U204]-[.V204]" office:value-type="float" office:value="84.1044701829927" calcext:value-type="float">
            <text:p>84.1044701829927</text:p>
          </table:table-cell>
        </table:table-row>
        <table:table-row table:style-name="ro1">
          <table:table-cell table:number-columns-repeated="6"/>
          <table:table-cell table:formula="of:=[.G204]+1" office:value-type="float" office:value="98" calcext:value-type="float">
            <text:p>98</text:p>
          </table:table-cell>
          <table:table-cell table:formula="of:=[.H204]+0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74" calcext:value-type="float">
            <text:p>274</text:p>
          </table:table-cell>
          <table:table-cell office:value-type="float" office:value="157" calcext:value-type="float">
            <text:p>157</text:p>
          </table:table-cell>
          <table:table-cell office:value-type="float" office:value="213" calcext:value-type="float">
            <text:p>213</text:p>
          </table:table-cell>
          <table:table-cell office:value-type="float" office:value="260" calcext:value-type="float">
            <text:p>260</text:p>
          </table:table-cell>
          <table:table-cell table:formula="of:=[.N204]+0" office:value-type="float" office:value="300" calcext:value-type="float">
            <text:p>300</text:p>
          </table:table-cell>
          <table:table-cell table:formula="of:=AVERAGE([.H205:.N205])" office:value-type="float" office:value="201.714285714286" calcext:value-type="float">
            <text:p>201.714285714286</text:p>
          </table:table-cell>
          <table:table-cell table:formula="of:=STDEV([.H205:.N205])" office:value-type="float" office:value="100.943407058467" calcext:value-type="float">
            <text:p>100.94</text:p>
          </table:table-cell>
          <table:table-cell table:formula="of:=[.P205]/SQRT(5)" office:value-type="float" office:value="45.143264012633" calcext:value-type="float">
            <text:p>45.14</text:p>
          </table:table-cell>
          <table:table-cell table:formula="of:=[.O205]+[.P205]" office:value-type="float" office:value="302.657692772753" calcext:value-type="float">
            <text:p>302.657692772753</text:p>
          </table:table-cell>
          <table:table-cell table:formula="of:=[.O205]-[.P205]" office:value-type="float" office:value="100.770878655818" calcext:value-type="float">
            <text:p>100.770878655818</text:p>
          </table:table-cell>
          <table:table-cell table:formula="of:=[.R205]-[.S205]" office:value-type="float" office:value="201.886814116935" calcext:value-type="float">
            <text:p>201.886814116935</text:p>
          </table:table-cell>
          <table:table-cell table:formula="of:=[.O205]+[.Q205]" office:value-type="float" office:value="246.857549726919" calcext:value-type="float">
            <text:p>246.857549726919</text:p>
          </table:table-cell>
          <table:table-cell table:formula="of:=[.O205]-[.Q205]" office:value-type="float" office:value="156.571021701653" calcext:value-type="float">
            <text:p>156.571021701653</text:p>
          </table:table-cell>
          <table:table-cell table:formula="of:=[.U205]-[.V205]" office:value-type="float" office:value="90.286528025266" calcext:value-type="float">
            <text:p>90.286528025266</text:p>
          </table:table-cell>
        </table:table-row>
        <table:table-row table:style-name="ro1">
          <table:table-cell table:number-columns-repeated="6"/>
          <table:table-cell table:formula="of:=[.G205]+1" office:value-type="float" office:value="99" calcext:value-type="float">
            <text:p>99</text:p>
          </table:table-cell>
          <table:table-cell table:formula="of:=[.H205]+0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302" calcext:value-type="float">
            <text:p>302</text:p>
          </table:table-cell>
          <table:table-cell office:value-type="float" office:value="175" calcext:value-type="float">
            <text:p>175</text:p>
          </table:table-cell>
          <table:table-cell office:value-type="float" office:value="209" calcext:value-type="float">
            <text:p>209</text:p>
          </table:table-cell>
          <table:table-cell office:value-type="float" office:value="273" calcext:value-type="float">
            <text:p>273</text:p>
          </table:table-cell>
          <table:table-cell table:formula="of:=[.N205]+0" office:value-type="float" office:value="300" calcext:value-type="float">
            <text:p>300</text:p>
          </table:table-cell>
          <table:table-cell table:formula="of:=AVERAGE([.H206:.N206])" office:value-type="float" office:value="196.857142857143" calcext:value-type="float">
            <text:p>196.857142857143</text:p>
          </table:table-cell>
          <table:table-cell table:formula="of:=STDEV([.H206:.N206])" office:value-type="float" office:value="110.250364430885" calcext:value-type="float">
            <text:p>110.25</text:p>
          </table:table-cell>
          <table:table-cell table:formula="of:=[.P206]/SQRT(5)" office:value-type="float" office:value="49.3054618823166" calcext:value-type="float">
            <text:p>49.31</text:p>
          </table:table-cell>
          <table:table-cell table:formula="of:=[.O206]+[.P206]" office:value-type="float" office:value="307.107507288027" calcext:value-type="float">
            <text:p>307.107507288027</text:p>
          </table:table-cell>
          <table:table-cell table:formula="of:=[.O206]-[.P206]" office:value-type="float" office:value="86.6067784262583" calcext:value-type="float">
            <text:p>86.6067784262583</text:p>
          </table:table-cell>
          <table:table-cell table:formula="of:=[.R206]-[.S206]" office:value-type="float" office:value="220.500728861769" calcext:value-type="float">
            <text:p>220.500728861769</text:p>
          </table:table-cell>
          <table:table-cell table:formula="of:=[.O206]+[.Q206]" office:value-type="float" office:value="246.162604739459" calcext:value-type="float">
            <text:p>246.162604739459</text:p>
          </table:table-cell>
          <table:table-cell table:formula="of:=[.O206]-[.Q206]" office:value-type="float" office:value="147.551680974826" calcext:value-type="float">
            <text:p>147.551680974826</text:p>
          </table:table-cell>
          <table:table-cell table:formula="of:=[.U206]-[.V206]" office:value-type="float" office:value="98.6109237646331" calcext:value-type="float">
            <text:p>98.6109237646331</text:p>
          </table:table-cell>
        </table:table-row>
        <table:table-row table:style-name="ro1">
          <table:table-cell table:number-columns-repeated="6"/>
          <table:table-cell table:formula="of:=[.G206]+1" office:value-type="float" office:value="100" calcext:value-type="float">
            <text:p>100</text:p>
          </table:table-cell>
          <table:table-cell table:formula="of:=[.H206]+0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formula="of:=[.N206]+0" office:value-type="float" office:value="300" calcext:value-type="float">
            <text:p>300</text:p>
          </table:table-cell>
          <table:table-cell table:formula="of:=AVERAGE([.H207:.N207])" office:value-type="float" office:value="102.571428571429" calcext:value-type="float">
            <text:p>102.571428571429</text:p>
          </table:table-cell>
          <table:table-cell table:formula="of:=STDEV([.H207:.N207])" office:value-type="float" office:value="93.1340559674729" calcext:value-type="float">
            <text:p>93.13</text:p>
          </table:table-cell>
          <table:table-cell table:formula="of:=[.P207]/SQRT(5)" office:value-type="float" office:value="41.6508160327079" calcext:value-type="float">
            <text:p>41.65</text:p>
          </table:table-cell>
          <table:table-cell table:formula="of:=[.O207]+[.P207]" office:value-type="float" office:value="195.705484538902" calcext:value-type="float">
            <text:p>195.705484538902</text:p>
          </table:table-cell>
          <table:table-cell table:formula="of:=[.O207]-[.P207]" office:value-type="float" office:value="9.43737260395564" calcext:value-type="float">
            <text:p>9.43737260395564</text:p>
          </table:table-cell>
          <table:table-cell table:formula="of:=[.R207]-[.S207]" office:value-type="float" office:value="186.268111934946" calcext:value-type="float">
            <text:p>186.268111934946</text:p>
          </table:table-cell>
          <table:table-cell table:formula="of:=[.O207]+[.Q207]" office:value-type="float" office:value="144.222244604136" calcext:value-type="float">
            <text:p>144.222244604136</text:p>
          </table:table-cell>
          <table:table-cell table:formula="of:=[.O207]-[.Q207]" office:value-type="float" office:value="60.9206125387207" calcext:value-type="float">
            <text:p>60.9206125387207</text:p>
          </table:table-cell>
          <table:table-cell table:formula="of:=[.U207]-[.V207]" office:value-type="float" office:value="83.3016320654158" calcext:value-type="float">
            <text:p>83.3016320654158</text:p>
          </table:table-cell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table:formula="of:=AVERAGE([.I108:.I207])" office:value-type="float" office:value="141.91" calcext:value-type="float">
            <text:p>141.91</text:p>
          </table:table-cell>
          <table:table-cell table:formula="of:=AVERAGE([.J108:.J207])" office:value-type="float" office:value="176.11" calcext:value-type="float">
            <text:p>176.11</text:p>
          </table:table-cell>
          <table:table-cell table:formula="of:=AVERAGE([.K108:.K207])" office:value-type="float" office:value="153.44" calcext:value-type="float">
            <text:p>153.44</text:p>
          </table:table-cell>
          <table:table-cell table:formula="of:=AVERAGE([.L108:.L207])" office:value-type="float" office:value="154.78" calcext:value-type="float">
            <text:p>154.78</text:p>
          </table:table-cell>
          <table:table-cell table:formula="of:=AVERAGE([.M108:.M207])" office:value-type="float" office:value="129.67" calcext:value-type="float">
            <text:p>129.6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formula="of:=AVERAGE([.T108:.T207])" office:value-type="float" office:value="203.675661520409" calcext:value-type="float">
            <text:p>203.675661520409</text:p>
          </table:table-cell>
          <table:table-cell table:number-columns-repeated="2"/>
          <table:table-cell table:formula="of:=AVERAGE([.W108:.W207])" office:value-type="float" office:value="91.0865249043745" calcext:value-type="float">
            <text:p>91.0865249043745</text:p>
          </table:table-cell>
        </table:table-row>
        <table:table-row table:style-name="ro1">
          <table:table-cell table:number-columns-repeated="8"/>
          <table:table-cell table:formula="of:=STDEV([.I108:.I207])/10" office:value-type="float" office:value="7.29578673210806" calcext:value-type="float">
            <text:p>7.29578673210806</text:p>
          </table:table-cell>
          <table:table-cell table:formula="of:=STDEV([.J108:.J207])/10" office:value-type="float" office:value="6.89433811034808" calcext:value-type="float">
            <text:p>6.89433811034808</text:p>
          </table:table-cell>
          <table:table-cell table:formula="of:=STDEV([.K108:.K207])/10" office:value-type="float" office:value="6.7849405437202" calcext:value-type="float">
            <text:p>6.7849405437202</text:p>
          </table:table-cell>
          <table:table-cell table:formula="of:=STDEV([.L108:.L207])/10" office:value-type="float" office:value="6.19912962284288" calcext:value-type="float">
            <text:p>6.19912962284288</text:p>
          </table:table-cell>
          <table:table-cell table:formula="of:=STDEV([.M108:.M207])/10" office:value-type="float" office:value="6.47844997984967" calcext:value-type="float">
            <text:p>6.4784499798496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formula="of:=STDEV([.T108:.T207])/10" office:value-type="float" office:value="1.59448951704335" calcext:value-type="float">
            <text:p>1.59448951704335</text:p>
          </table:table-cell>
          <table:table-cell table:number-columns-repeated="2"/>
          <table:table-cell table:formula="of:=STDEV([.W108:.W207])/10" office:value-type="float" office:value="0.713077389903947" calcext:value-type="float">
            <text:p>0.713077389903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09:58:51.085454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22:40:07.505739705</meta:creation-date>
    <meta:generator>LibreOffice/6.2.1.2$Linux_X86_64 LibreOffice_project/20$Build-2</meta:generator>
    <dc:date>2019-03-28T10:05:39.603825118</dc:date>
    <meta:editing-duration>P1DT33M18S</meta:editing-duration>
    <meta:editing-cycles>3</meta:editing-cycles>
    <meta:document-statistic meta:table-count="1" meta:cell-count="34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8cm" svg:height="8.997cm" xlink:href=".." xlink:type="simple" chart:class="chart:stock" chart:style-name="ch1">
        <chart:title svg:x="4.127cm" svg:y="0.315cm" chart:style-name="ch2">
          <text:p>Tentative Password Bounds stdev</text:p>
        </chart:title>
        <chart:legend chart:legend-position="end" svg:x="14.538cm" svg:y="4.199cm" style:legend-expansion="high" chart:style-name="ch3"/>
        <chart:plot-area chart:style-name="ch4" table:cell-range-address="Sheet1.R2:Sheet1.S101" chart:data-source-has-labels="row" svg:x="1.33cm" svg:y="1.299cm" svg:width="12.889cm" svg:height="6.538cm">
          <chartooo:coordinate-region svg:x="2.216cm" svg:y="1.498cm" svg:width="12.003cm" svg:height="6.14cm"/>
          <chart:axis chart:dimension="x" chart:name="primary-x" chart:style-name="ch5">
            <chart:title svg:x="6.288cm" svg:y="8.016cm" chart:style-name="ch6">
              <text:p>Password number</text:p>
            </chart:title>
          </chart:axis>
          <chart:axis chart:dimension="y" chart:name="primary-y" chart:style-name="ch5">
            <chart:title svg:x="0.451cm" svg:y="5.935cm" chart:style-name="ch7">
              <text:p>Difference Score</text:p>
            </chart:title>
            <chart:grid chart:style-name="ch8" chart:class="major"/>
          </chart:axis>
          <chart:series chart:values-cell-range-address="Sheet1.R3:Sheet1.R101" chart:label-cell-address="Sheet1.R2:Sheet1.R2" chart:attached-axis="primary-y">
            <chart:data-point/>
          </chart:series>
          <chart:series chart:values-cell-range-address="Sheet1.S3:Sheet1.S101" chart:label-cell-address="Sheet1.S2:Sheet1.S2" chart:attached-axis="primary-y">
            <chart:data-point/>
          </chart:series>
          <chart:series chart:attached-axis="primary-y">
            <chart:data-point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3.829956724682</text:p>
                <draw:g>
                  <svg:desc>Sheet1.R2:Sheet1.R2</svg:desc>
                </draw:g>
              </table:table-cell>
              <table:table-cell office:value-type="string">
                <text:p>38.1700432753179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01.291297315337">
                <text:p>201.291297315337</text:p>
                <draw:g>
                  <svg:desc>Sheet1.R3:Sheet1.R101</svg:desc>
                </draw:g>
              </table:table-cell>
              <table:table-cell office:value-type="float" office:value="53.8515598275204">
                <text:p>53.8515598275204</text:p>
                <draw:g>
                  <svg:desc>Sheet1.S3:Sheet1.S101</svg:desc>
                </draw:g>
              </table:table-cell>
            </table:table-row>
            <table:table-row>
              <table:table-cell office:value-type="string"/>
              <table:table-cell office:value-type="float" office:value="176.237073363398">
                <text:p>176.237073363398</text:p>
              </table:table-cell>
              <table:table-cell office:value-type="float" office:value="20.9057837794591">
                <text:p>20.9057837794591</text:p>
              </table:table-cell>
            </table:table-row>
            <table:table-row>
              <table:table-cell office:value-type="string"/>
              <table:table-cell office:value-type="float" office:value="200.198639445288">
                <text:p>200.198639445288</text:p>
              </table:table-cell>
              <table:table-cell office:value-type="float" office:value="23.8013605547115">
                <text:p>23.8013605547115</text:p>
              </table:table-cell>
            </table:table-row>
            <table:table-row>
              <table:table-cell office:value-type="string"/>
              <table:table-cell office:value-type="float" office:value="262.325635962683">
                <text:p>262.325635962683</text:p>
              </table:table-cell>
              <table:table-cell office:value-type="float" office:value="50.8172211801745">
                <text:p>50.8172211801745</text:p>
              </table:table-cell>
            </table:table-row>
            <table:table-row>
              <table:table-cell office:value-type="string"/>
              <table:table-cell office:value-type="float" office:value="187.233543303102">
                <text:p>187.233543303102</text:p>
              </table:table-cell>
              <table:table-cell office:value-type="float" office:value="5.90931383975551">
                <text:p>5.90931383975551</text:p>
              </table:table-cell>
            </table:table-row>
            <table:table-row>
              <table:table-cell office:value-type="string"/>
              <table:table-cell office:value-type="float" office:value="164.282565499591">
                <text:p>164.282565499591</text:p>
              </table:table-cell>
              <table:table-cell office:value-type="float" office:value="6.57457735755193">
                <text:p>6.57457735755193</text:p>
              </table:table-cell>
            </table:table-row>
            <table:table-row>
              <table:table-cell office:value-type="string"/>
              <table:table-cell office:value-type="float" office:value="161.624839659899">
                <text:p>161.624839659899</text:p>
              </table:table-cell>
              <table:table-cell office:value-type="float" office:value="-4.76769680275639">
                <text:p>-4.76769680275639</text:p>
              </table:table-cell>
            </table:table-row>
            <table:table-row>
              <table:table-cell office:value-type="string"/>
              <table:table-cell office:value-type="float" office:value="175.576959446167">
                <text:p>175.576959446167</text:p>
              </table:table-cell>
              <table:table-cell office:value-type="float" office:value="18.1373262681192">
                <text:p>18.1373262681192</text:p>
              </table:table-cell>
            </table:table-row>
            <table:table-row>
              <table:table-cell office:value-type="string"/>
              <table:table-cell office:value-type="float" office:value="167.370019684083">
                <text:p>167.370019684083</text:p>
              </table:table-cell>
              <table:table-cell office:value-type="float" office:value="-3.94144825551201">
                <text:p>-3.94144825551201</text:p>
              </table:table-cell>
            </table:table-row>
            <table:table-row>
              <table:table-cell office:value-type="string"/>
              <table:table-cell office:value-type="float" office:value="161.395500487834">
                <text:p>161.395500487834</text:p>
              </table:table-cell>
              <table:table-cell office:value-type="float" office:value="4.89021379788004">
                <text:p>4.89021379788004</text:p>
              </table:table-cell>
            </table:table-row>
            <table:table-row>
              <table:table-cell office:value-type="string"/>
              <table:table-cell office:value-type="float" office:value="151.495934604719">
                <text:p>151.495934604719</text:p>
              </table:table-cell>
              <table:table-cell office:value-type="float" office:value="-12.0673631761475">
                <text:p>-12.0673631761475</text:p>
              </table:table-cell>
            </table:table-row>
            <table:table-row>
              <table:table-cell office:value-type="string"/>
              <table:table-cell office:value-type="float" office:value="250.065552805253">
                <text:p>250.065552805253</text:p>
              </table:table-cell>
              <table:table-cell office:value-type="float" office:value="39.6487329090331">
                <text:p>39.6487329090331</text:p>
              </table:table-cell>
            </table:table-row>
            <table:table-row>
              <table:table-cell office:value-type="string"/>
              <table:table-cell office:value-type="float" office:value="198.267953767908">
                <text:p>198.267953767908</text:p>
              </table:table-cell>
              <table:table-cell office:value-type="float" office:value="43.1606176606635">
                <text:p>43.1606176606635</text:p>
              </table:table-cell>
            </table:table-row>
            <table:table-row>
              <table:table-cell office:value-type="string"/>
              <table:table-cell office:value-type="float" office:value="211.351551198435">
                <text:p>211.351551198435</text:p>
              </table:table-cell>
              <table:table-cell office:value-type="float" office:value="15.7913059444223">
                <text:p>15.7913059444223</text:p>
              </table:table-cell>
            </table:table-row>
            <table:table-row>
              <table:table-cell office:value-type="string"/>
              <table:table-cell office:value-type="float" office:value="172.396618010416">
                <text:p>172.396618010416</text:p>
              </table:table-cell>
              <table:table-cell office:value-type="float" office:value="14.4605248467268">
                <text:p>14.4605248467268</text:p>
              </table:table-cell>
            </table:table-row>
            <table:table-row>
              <table:table-cell office:value-type="string"/>
              <table:table-cell office:value-type="float" office:value="214.65236853319">
                <text:p>214.65236853319</text:p>
              </table:table-cell>
              <table:table-cell office:value-type="float" office:value="15.6333457525239">
                <text:p>15.6333457525239</text:p>
              </table:table-cell>
            </table:table-row>
            <table:table-row>
              <table:table-cell office:value-type="string"/>
              <table:table-cell office:value-type="float" office:value="225.957483693188">
                <text:p>225.957483693188</text:p>
              </table:table-cell>
              <table:table-cell office:value-type="float" office:value="31.7568020210974">
                <text:p>31.7568020210974</text:p>
              </table:table-cell>
            </table:table-row>
            <table:table-row>
              <table:table-cell office:value-type="string"/>
              <table:table-cell office:value-type="float" office:value="192.68900174998">
                <text:p>192.68900174998</text:p>
              </table:table-cell>
              <table:table-cell office:value-type="float" office:value="21.5967125357338">
                <text:p>21.5967125357338</text:p>
              </table:table-cell>
            </table:table-row>
            <table:table-row>
              <table:table-cell office:value-type="string"/>
              <table:table-cell office:value-type="float" office:value="220.671134931929">
                <text:p>220.671134931929</text:p>
              </table:table-cell>
              <table:table-cell office:value-type="float" office:value="47.6145793537849">
                <text:p>47.6145793537849</text:p>
              </table:table-cell>
            </table:table-row>
            <table:table-row>
              <table:table-cell office:value-type="string"/>
              <table:table-cell office:value-type="float" office:value="249.372338571621">
                <text:p>249.372338571621</text:p>
              </table:table-cell>
              <table:table-cell office:value-type="float" office:value="27.199089999808">
                <text:p>27.199089999808</text:p>
              </table:table-cell>
            </table:table-row>
            <table:table-row>
              <table:table-cell office:value-type="string"/>
              <table:table-cell office:value-type="float" office:value="213.53224287997">
                <text:p>213.53224287997</text:p>
              </table:table-cell>
              <table:table-cell office:value-type="float" office:value="11.3248999771727">
                <text:p>11.3248999771727</text:p>
              </table:table-cell>
            </table:table-row>
            <table:table-row>
              <table:table-cell office:value-type="string"/>
              <table:table-cell office:value-type="float" office:value="189.563100889543">
                <text:p>189.563100889543</text:p>
              </table:table-cell>
              <table:table-cell office:value-type="float" office:value="21.2940419676001">
                <text:p>21.2940419676001</text:p>
              </table:table-cell>
            </table:table-row>
            <table:table-row>
              <table:table-cell office:value-type="string"/>
              <table:table-cell office:value-type="float" office:value="214.936005677751">
                <text:p>214.936005677751</text:p>
              </table:table-cell>
              <table:table-cell office:value-type="float" office:value="35.3497086079632">
                <text:p>35.3497086079632</text:p>
              </table:table-cell>
            </table:table-row>
            <table:table-row>
              <table:table-cell office:value-type="string"/>
              <table:table-cell office:value-type="float" office:value="183.2686797562">
                <text:p>183.2686797562</text:p>
              </table:table-cell>
              <table:table-cell office:value-type="float" office:value="-2.41153689905663">
                <text:p>-2.41153689905663</text:p>
              </table:table-cell>
            </table:table-row>
            <table:table-row>
              <table:table-cell office:value-type="string"/>
              <table:table-cell office:value-type="float" office:value="198.354702394055">
                <text:p>198.354702394055</text:p>
              </table:table-cell>
              <table:table-cell office:value-type="float" office:value="3.9310118916592">
                <text:p>3.9310118916592</text:p>
              </table:table-cell>
            </table:table-row>
            <table:table-row>
              <table:table-cell office:value-type="string"/>
              <table:table-cell office:value-type="float" office:value="169.047860264123">
                <text:p>169.047860264123</text:p>
              </table:table-cell>
              <table:table-cell office:value-type="float" office:value="9.23785402159118">
                <text:p>9.23785402159118</text:p>
              </table:table-cell>
            </table:table-row>
            <table:table-row>
              <table:table-cell office:value-type="string"/>
              <table:table-cell office:value-type="float" office:value="164.752354605538">
                <text:p>164.752354605538</text:p>
              </table:table-cell>
              <table:table-cell office:value-type="float" office:value="6.39050253731952">
                <text:p>6.39050253731952</text:p>
              </table:table-cell>
            </table:table-row>
            <table:table-row>
              <table:table-cell office:value-type="string"/>
              <table:table-cell office:value-type="float" office:value="246.588446919875">
                <text:p>246.588446919875</text:p>
              </table:table-cell>
              <table:table-cell office:value-type="float" office:value="19.1258387944112">
                <text:p>19.1258387944112</text:p>
              </table:table-cell>
            </table:table-row>
            <table:table-row>
              <table:table-cell office:value-type="string"/>
              <table:table-cell office:value-type="float" office:value="182.953220049889">
                <text:p>182.953220049889</text:p>
              </table:table-cell>
              <table:table-cell office:value-type="float" office:value="31.6182085215395">
                <text:p>31.6182085215395</text:p>
              </table:table-cell>
            </table:table-row>
            <table:table-row>
              <table:table-cell office:value-type="string"/>
              <table:table-cell office:value-type="float" office:value="150.643399662479">
                <text:p>150.643399662479</text:p>
              </table:table-cell>
              <table:table-cell office:value-type="float" office:value="-15.5005425196222">
                <text:p>-15.5005425196222</text:p>
              </table:table-cell>
            </table:table-row>
            <table:table-row>
              <table:table-cell office:value-type="string"/>
              <table:table-cell office:value-type="float" office:value="160.779057232567">
                <text:p>160.779057232567</text:p>
              </table:table-cell>
              <table:table-cell office:value-type="float" office:value="2.64951419600398">
                <text:p>2.64951419600398</text:p>
              </table:table-cell>
            </table:table-row>
            <table:table-row>
              <table:table-cell office:value-type="string"/>
              <table:table-cell office:value-type="float" office:value="220.825922265992">
                <text:p>220.825922265992</text:p>
              </table:table-cell>
              <table:table-cell office:value-type="float" office:value="37.174077734008">
                <text:p>37.174077734008</text:p>
              </table:table-cell>
            </table:table-row>
            <table:table-row>
              <table:table-cell office:value-type="string"/>
              <table:table-cell office:value-type="float" office:value="208.476861004679">
                <text:p>208.476861004679</text:p>
              </table:table-cell>
              <table:table-cell office:value-type="float" office:value="8.95171042389222">
                <text:p>8.95171042389222</text:p>
              </table:table-cell>
            </table:table-row>
            <table:table-row>
              <table:table-cell office:value-type="string"/>
              <table:table-cell office:value-type="float" office:value="160.631987766392">
                <text:p>160.631987766392</text:p>
              </table:table-cell>
              <table:table-cell office:value-type="float" office:value="3.08229794789413">
                <text:p>3.08229794789413</text:p>
              </table:table-cell>
            </table:table-row>
            <table:table-row>
              <table:table-cell office:value-type="string"/>
              <table:table-cell office:value-type="float" office:value="176.120434314899">
                <text:p>176.120434314899</text:p>
              </table:table-cell>
              <table:table-cell office:value-type="float" office:value="24.45099425653">
                <text:p>24.45099425653</text:p>
              </table:table-cell>
            </table:table-row>
            <table:table-row>
              <table:table-cell office:value-type="string"/>
              <table:table-cell office:value-type="float" office:value="175.893387551184">
                <text:p>175.893387551184</text:p>
              </table:table-cell>
              <table:table-cell office:value-type="float" office:value="24.3923267345302">
                <text:p>24.3923267345302</text:p>
              </table:table-cell>
            </table:table-row>
            <table:table-row>
              <table:table-cell office:value-type="string"/>
              <table:table-cell office:value-type="float" office:value="212.07445181241">
                <text:p>212.07445181241</text:p>
              </table:table-cell>
              <table:table-cell office:value-type="float" office:value="22.4969767590188">
                <text:p>22.4969767590188</text:p>
              </table:table-cell>
            </table:table-row>
            <table:table-row>
              <table:table-cell office:value-type="string"/>
              <table:table-cell office:value-type="float" office:value="158.117716130766">
                <text:p>158.117716130766</text:p>
              </table:table-cell>
              <table:table-cell office:value-type="float" office:value="-0.689144702194156">
                <text:p>-0.689144702194156</text:p>
              </table:table-cell>
            </table:table-row>
            <table:table-row>
              <table:table-cell office:value-type="string"/>
              <table:table-cell office:value-type="float" office:value="214.466496713716">
                <text:p>214.466496713716</text:p>
              </table:table-cell>
              <table:table-cell office:value-type="float" office:value="45.8192175719978">
                <text:p>45.8192175719978</text:p>
              </table:table-cell>
            </table:table-row>
            <table:table-row>
              <table:table-cell office:value-type="string"/>
              <table:table-cell office:value-type="float" office:value="187.986997202434">
                <text:p>187.986997202434</text:p>
              </table:table-cell>
              <table:table-cell office:value-type="float" office:value="20.5844313689945">
                <text:p>20.5844313689945</text:p>
              </table:table-cell>
            </table:table-row>
            <table:table-row>
              <table:table-cell office:value-type="string"/>
              <table:table-cell office:value-type="float" office:value="161.106858467886">
                <text:p>161.106858467886</text:p>
              </table:table-cell>
              <table:table-cell office:value-type="float" office:value="-10.8211441821715">
                <text:p>-10.8211441821715</text:p>
              </table:table-cell>
            </table:table-row>
            <table:table-row>
              <table:table-cell office:value-type="string"/>
              <table:table-cell office:value-type="float" office:value="201.520729514864">
                <text:p>201.520729514864</text:p>
              </table:table-cell>
              <table:table-cell office:value-type="float" office:value="13.0506990565645">
                <text:p>13.0506990565645</text:p>
              </table:table-cell>
            </table:table-row>
            <table:table-row>
              <table:table-cell office:value-type="string"/>
              <table:table-cell office:value-type="float" office:value="167.699186632238">
                <text:p>167.699186632238</text:p>
              </table:table-cell>
              <table:table-cell office:value-type="float" office:value="-4.84204377509479">
                <text:p>-4.84204377509479</text:p>
              </table:table-cell>
            </table:table-row>
            <table:table-row>
              <table:table-cell office:value-type="string"/>
              <table:table-cell office:value-type="float" office:value="166.529696111186">
                <text:p>166.529696111186</text:p>
              </table:table-cell>
              <table:table-cell office:value-type="float" office:value="10.8988753173849">
                <text:p>10.8988753173849</text:p>
              </table:table-cell>
            </table:table-row>
            <table:table-row>
              <table:table-cell office:value-type="string"/>
              <table:table-cell office:value-type="float" office:value="234.582055432906">
                <text:p>234.582055432906</text:p>
              </table:table-cell>
              <table:table-cell office:value-type="float" office:value="34.8465159956651">
                <text:p>34.8465159956651</text:p>
              </table:table-cell>
            </table:table-row>
            <table:table-row>
              <table:table-cell office:value-type="string"/>
              <table:table-cell office:value-type="float" office:value="153.782456602509">
                <text:p>153.782456602509</text:p>
              </table:table-cell>
              <table:table-cell office:value-type="float" office:value="-16.9253137453661">
                <text:p>-16.9253137453661</text:p>
              </table:table-cell>
            </table:table-row>
            <table:table-row>
              <table:table-cell office:value-type="string"/>
              <table:table-cell office:value-type="float" office:value="168.781200654517">
                <text:p>168.781200654517</text:p>
              </table:table-cell>
              <table:table-cell office:value-type="float" office:value="0.361656488340046">
                <text:p>0.361656488340046</text:p>
              </table:table-cell>
            </table:table-row>
            <table:table-row>
              <table:table-cell office:value-type="string"/>
              <table:table-cell office:value-type="float" office:value="161.634883857768">
                <text:p>161.634883857768</text:p>
              </table:table-cell>
              <table:table-cell office:value-type="float" office:value="-9.63488385776752">
                <text:p>-9.63488385776752</text:p>
              </table:table-cell>
            </table:table-row>
            <table:table-row>
              <table:table-cell office:value-type="string"/>
              <table:table-cell office:value-type="float" office:value="192.697058234884">
                <text:p>192.697058234884</text:p>
              </table:table-cell>
              <table:table-cell office:value-type="float" office:value="28.445798907973">
                <text:p>28.445798907973</text:p>
              </table:table-cell>
            </table:table-row>
            <table:table-row>
              <table:table-cell office:value-type="string"/>
              <table:table-cell office:value-type="float" office:value="171.71173465514">
                <text:p>171.71173465514</text:p>
              </table:table-cell>
              <table:table-cell office:value-type="float" office:value="3.7168367734314">
                <text:p>3.7168367734314</text:p>
              </table:table-cell>
            </table:table-row>
            <table:table-row>
              <table:table-cell office:value-type="string"/>
              <table:table-cell office:value-type="float" office:value="178.759054926305">
                <text:p>178.759054926305</text:p>
              </table:table-cell>
              <table:table-cell office:value-type="float" office:value="6.09808793083826">
                <text:p>6.09808793083826</text:p>
              </table:table-cell>
            </table:table-row>
            <table:table-row>
              <table:table-cell office:value-type="string"/>
              <table:table-cell office:value-type="float" office:value="292.991267395088">
                <text:p>292.991267395088</text:p>
              </table:table-cell>
              <table:table-cell office:value-type="float" office:value="76.4373040334836">
                <text:p>76.4373040334836</text:p>
              </table:table-cell>
            </table:table-row>
            <table:table-row>
              <table:table-cell office:value-type="string"/>
              <table:table-cell office:value-type="float" office:value="156.783502048837">
                <text:p>156.783502048837</text:p>
              </table:table-cell>
              <table:table-cell office:value-type="float" office:value="-8.49778776312233">
                <text:p>-8.49778776312233</text:p>
              </table:table-cell>
            </table:table-row>
            <table:table-row>
              <table:table-cell office:value-type="string"/>
              <table:table-cell office:value-type="float" office:value="169.791583848094">
                <text:p>169.791583848094</text:p>
              </table:table-cell>
              <table:table-cell office:value-type="float" office:value="15.3512732947627">
                <text:p>15.3512732947627</text:p>
              </table:table-cell>
            </table:table-row>
            <table:table-row>
              <table:table-cell office:value-type="string"/>
              <table:table-cell office:value-type="float" office:value="171.716253421127">
                <text:p>171.716253421127</text:p>
              </table:table-cell>
              <table:table-cell office:value-type="float" office:value="-1.14482484969835">
                <text:p>-1.14482484969835</text:p>
              </table:table-cell>
            </table:table-row>
            <table:table-row>
              <table:table-cell office:value-type="string"/>
              <table:table-cell office:value-type="float" office:value="167.678364800292">
                <text:p>167.678364800292</text:p>
              </table:table-cell>
              <table:table-cell office:value-type="float" office:value="-3.10693622886315">
                <text:p>-3.10693622886315</text:p>
              </table:table-cell>
            </table:table-row>
            <table:table-row>
              <table:table-cell office:value-type="string"/>
              <table:table-cell office:value-type="float" office:value="267.33954833727">
                <text:p>267.33954833727</text:p>
              </table:table-cell>
              <table:table-cell office:value-type="float" office:value="96.946165948444">
                <text:p>96.946165948444</text:p>
              </table:table-cell>
            </table:table-row>
            <table:table-row>
              <table:table-cell office:value-type="string"/>
              <table:table-cell office:value-type="float" office:value="163.151818142504">
                <text:p>163.151818142504</text:p>
              </table:table-cell>
              <table:table-cell office:value-type="float" office:value="8.27675328606698">
                <text:p>8.27675328606698</text:p>
              </table:table-cell>
            </table:table-row>
            <table:table-row>
              <table:table-cell office:value-type="string"/>
              <table:table-cell office:value-type="float" office:value="256.247446382976">
                <text:p>256.247446382976</text:p>
              </table:table-cell>
              <table:table-cell office:value-type="float" office:value="66.6096964741667">
                <text:p>66.6096964741667</text:p>
              </table:table-cell>
            </table:table-row>
            <table:table-row>
              <table:table-cell office:value-type="string"/>
              <table:table-cell office:value-type="float" office:value="242.902821331436">
                <text:p>242.902821331436</text:p>
              </table:table-cell>
              <table:table-cell office:value-type="float" office:value="17.3828929542786">
                <text:p>17.3828929542786</text:p>
              </table:table-cell>
            </table:table-row>
            <table:table-row>
              <table:table-cell office:value-type="string"/>
              <table:table-cell office:value-type="float" office:value="189.165126198833">
                <text:p>189.165126198833</text:p>
              </table:table-cell>
              <table:table-cell office:value-type="float" office:value="25.406302372596">
                <text:p>25.406302372596</text:p>
              </table:table-cell>
            </table:table-row>
            <table:table-row>
              <table:table-cell office:value-type="string"/>
              <table:table-cell office:value-type="float" office:value="190.277362728632">
                <text:p>190.277362728632</text:p>
              </table:table-cell>
              <table:table-cell office:value-type="float" office:value="37.1512086999392">
                <text:p>37.1512086999392</text:p>
              </table:table-cell>
            </table:table-row>
            <table:table-row>
              <table:table-cell office:value-type="string"/>
              <table:table-cell office:value-type="float" office:value="258.271788322426">
                <text:p>258.271788322426</text:p>
              </table:table-cell>
              <table:table-cell office:value-type="float" office:value="84.8710688204311">
                <text:p>84.8710688204311</text:p>
              </table:table-cell>
            </table:table-row>
            <table:table-row>
              <table:table-cell office:value-type="string"/>
              <table:table-cell office:value-type="float" office:value="151.969506525293">
                <text:p>151.969506525293</text:p>
              </table:table-cell>
              <table:table-cell office:value-type="float" office:value="-11.9695065252927">
                <text:p>-11.9695065252927</text:p>
              </table:table-cell>
            </table:table-row>
            <table:table-row>
              <table:table-cell office:value-type="string"/>
              <table:table-cell office:value-type="float" office:value="211.664857001612">
                <text:p>211.664857001612</text:p>
              </table:table-cell>
              <table:table-cell office:value-type="float" office:value="60.0494287126739">
                <text:p>60.0494287126739</text:p>
              </table:table-cell>
            </table:table-row>
            <table:table-row>
              <table:table-cell office:value-type="string"/>
              <table:table-cell office:value-type="float" office:value="169.267921466724">
                <text:p>169.267921466724</text:p>
              </table:table-cell>
              <table:table-cell office:value-type="float" office:value="15.589221390419">
                <text:p>15.589221390419</text:p>
              </table:table-cell>
            </table:table-row>
            <table:table-row>
              <table:table-cell office:value-type="string"/>
              <table:table-cell office:value-type="float" office:value="199.976611172196">
                <text:p>199.976611172196</text:p>
              </table:table-cell>
              <table:table-cell office:value-type="float" office:value="23.4519602563753">
                <text:p>23.4519602563753</text:p>
              </table:table-cell>
            </table:table-row>
            <table:table-row>
              <table:table-cell office:value-type="string"/>
              <table:table-cell office:value-type="float" office:value="221.204543644656">
                <text:p>221.204543644656</text:p>
              </table:table-cell>
              <table:table-cell office:value-type="float" office:value="-2.06168650179862">
                <text:p>-2.06168650179862</text:p>
              </table:table-cell>
            </table:table-row>
            <table:table-row>
              <table:table-cell office:value-type="string"/>
              <table:table-cell office:value-type="float" office:value="151.301392229455">
                <text:p>151.301392229455</text:p>
              </table:table-cell>
              <table:table-cell office:value-type="float" office:value="-12.7299636580266">
                <text:p>-12.7299636580266</text:p>
              </table:table-cell>
            </table:table-row>
            <table:table-row>
              <table:table-cell office:value-type="string"/>
              <table:table-cell office:value-type="float" office:value="169.871485687584">
                <text:p>169.871485687584</text:p>
              </table:table-cell>
              <table:table-cell office:value-type="float" office:value="6.69994288384486">
                <text:p>6.69994288384486</text:p>
              </table:table-cell>
            </table:table-row>
            <table:table-row>
              <table:table-cell office:value-type="string"/>
              <table:table-cell office:value-type="float" office:value="237.270294214234">
                <text:p>237.270294214234</text:p>
              </table:table-cell>
              <table:table-cell office:value-type="float" office:value="47.5868486429093">
                <text:p>47.5868486429093</text:p>
              </table:table-cell>
            </table:table-row>
            <table:table-row>
              <table:table-cell office:value-type="string"/>
              <table:table-cell office:value-type="float" office:value="206.693558496091">
                <text:p>206.693558496091</text:p>
              </table:table-cell>
              <table:table-cell office:value-type="float" office:value="10.4492986467659">
                <text:p>10.4492986467659</text:p>
              </table:table-cell>
            </table:table-row>
            <table:table-row>
              <table:table-cell office:value-type="string"/>
              <table:table-cell office:value-type="float" office:value="166.718165687259">
                <text:p>166.718165687259</text:p>
              </table:table-cell>
              <table:table-cell office:value-type="float" office:value="12.4246914555981">
                <text:p>12.4246914555981</text:p>
              </table:table-cell>
            </table:table-row>
            <table:table-row>
              <table:table-cell office:value-type="string"/>
              <table:table-cell office:value-type="float" office:value="175.872231507123">
                <text:p>175.872231507123</text:p>
              </table:table-cell>
              <table:table-cell office:value-type="float" office:value="4.98491135001999">
                <text:p>4.98491135001999</text:p>
              </table:table-cell>
            </table:table-row>
            <table:table-row>
              <table:table-cell office:value-type="string"/>
              <table:table-cell office:value-type="float" office:value="162.488528090452">
                <text:p>162.488528090452</text:p>
              </table:table-cell>
              <table:table-cell office:value-type="float" office:value="-2.20281380473745">
                <text:p>-2.20281380473745</text:p>
              </table:table-cell>
            </table:table-row>
            <table:table-row>
              <table:table-cell office:value-type="string"/>
              <table:table-cell office:value-type="float" office:value="189.137144263437">
                <text:p>189.137144263437</text:p>
              </table:table-cell>
              <table:table-cell office:value-type="float" office:value="18.8628557365627">
                <text:p>18.8628557365627</text:p>
              </table:table-cell>
            </table:table-row>
            <table:table-row>
              <table:table-cell office:value-type="string"/>
              <table:table-cell office:value-type="float" office:value="192.692234956326">
                <text:p>192.692234956326</text:p>
              </table:table-cell>
              <table:table-cell office:value-type="float" office:value="42.1649079008169">
                <text:p>42.1649079008169</text:p>
              </table:table-cell>
            </table:table-row>
            <table:table-row>
              <table:table-cell office:value-type="string"/>
              <table:table-cell office:value-type="float" office:value="190.003701749355">
                <text:p>190.003701749355</text:p>
              </table:table-cell>
              <table:table-cell office:value-type="float" office:value="28.2820125363593">
                <text:p>28.2820125363593</text:p>
              </table:table-cell>
            </table:table-row>
            <table:table-row>
              <table:table-cell office:value-type="string"/>
              <table:table-cell office:value-type="float" office:value="167.646207517615">
                <text:p>167.646207517615</text:p>
              </table:table-cell>
              <table:table-cell office:value-type="float" office:value="0.639506768099579">
                <text:p>0.639506768099579</text:p>
              </table:table-cell>
            </table:table-row>
            <table:table-row>
              <table:table-cell office:value-type="string"/>
              <table:table-cell office:value-type="float" office:value="162.70682393592">
                <text:p>162.70682393592</text:p>
              </table:table-cell>
              <table:table-cell office:value-type="float" office:value="0.43603320693687">
                <text:p>0.43603320693687</text:p>
              </table:table-cell>
            </table:table-row>
            <table:table-row>
              <table:table-cell office:value-type="string"/>
              <table:table-cell office:value-type="float" office:value="179.584861535991">
                <text:p>179.584861535991</text:p>
              </table:table-cell>
              <table:table-cell office:value-type="float" office:value="3.84370989258021">
                <text:p>3.84370989258021</text:p>
              </table:table-cell>
            </table:table-row>
            <table:table-row>
              <table:table-cell office:value-type="string"/>
              <table:table-cell office:value-type="float" office:value="277.087749516266">
                <text:p>277.087749516266</text:p>
              </table:table-cell>
              <table:table-cell office:value-type="float" office:value="81.4836790551625">
                <text:p>81.4836790551625</text:p>
              </table:table-cell>
            </table:table-row>
            <table:table-row>
              <table:table-cell office:value-type="string"/>
              <table:table-cell office:value-type="float" office:value="159.105414901046">
                <text:p>159.105414901046</text:p>
              </table:table-cell>
              <table:table-cell office:value-type="float" office:value="0.894585098953769">
                <text:p>0.894585098953769</text:p>
              </table:table-cell>
            </table:table-row>
            <table:table-row>
              <table:table-cell office:value-type="string"/>
              <table:table-cell office:value-type="float" office:value="245.086862755116">
                <text:p>245.086862755116</text:p>
              </table:table-cell>
              <table:table-cell office:value-type="float" office:value="57.1988515305979">
                <text:p>57.1988515305979</text:p>
              </table:table-cell>
            </table:table-row>
            <table:table-row>
              <table:table-cell office:value-type="string"/>
              <table:table-cell office:value-type="float" office:value="234.543970886197">
                <text:p>234.543970886197</text:p>
              </table:table-cell>
              <table:table-cell office:value-type="float" office:value="38.5988862566604">
                <text:p>38.5988862566604</text:p>
              </table:table-cell>
            </table:table-row>
            <table:table-row>
              <table:table-cell office:value-type="string"/>
              <table:table-cell office:value-type="float" office:value="168.371218961336">
                <text:p>168.371218961336</text:p>
              </table:table-cell>
              <table:table-cell office:value-type="float" office:value="16.4859238958069">
                <text:p>16.4859238958069</text:p>
              </table:table-cell>
            </table:table-row>
            <table:table-row>
              <table:table-cell office:value-type="string"/>
              <table:table-cell office:value-type="float" office:value="213.24130391115">
                <text:p>213.24130391115</text:p>
              </table:table-cell>
              <table:table-cell office:value-type="float" office:value="31.6158389459929">
                <text:p>31.6158389459929</text:p>
              </table:table-cell>
            </table:table-row>
            <table:table-row>
              <table:table-cell office:value-type="string"/>
              <table:table-cell office:value-type="float" office:value="218.447815300079">
                <text:p>218.447815300079</text:p>
              </table:table-cell>
              <table:table-cell office:value-type="float" office:value="46.9807561284924">
                <text:p>46.9807561284924</text:p>
              </table:table-cell>
            </table:table-row>
            <table:table-row>
              <table:table-cell office:value-type="string"/>
              <table:table-cell office:value-type="float" office:value="169.083635141082">
                <text:p>169.083635141082</text:p>
              </table:table-cell>
              <table:table-cell office:value-type="float" office:value="11.7735077160612">
                <text:p>11.7735077160612</text:p>
              </table:table-cell>
            </table:table-row>
            <table:table-row>
              <table:table-cell office:value-type="string"/>
              <table:table-cell office:value-type="float" office:value="171.594790192113">
                <text:p>171.594790192113</text:p>
              </table:table-cell>
              <table:table-cell office:value-type="float" office:value="3.2623526650296">
                <text:p>3.2623526650296</text:p>
              </table:table-cell>
            </table:table-row>
            <table:table-row>
              <table:table-cell office:value-type="string"/>
              <table:table-cell office:value-type="float" office:value="207.225592463121">
                <text:p>207.225592463121</text:p>
              </table:table-cell>
              <table:table-cell office:value-type="float" office:value="7.9172646797357">
                <text:p>7.9172646797357</text:p>
              </table:table-cell>
            </table:table-row>
            <table:table-row>
              <table:table-cell office:value-type="string"/>
              <table:table-cell office:value-type="float" office:value="179.849750958347">
                <text:p>179.849750958347</text:p>
              </table:table-cell>
              <table:table-cell office:value-type="float" office:value="-11.5640366726331">
                <text:p>-11.5640366726331</text:p>
              </table:table-cell>
            </table:table-row>
            <table:table-row>
              <table:table-cell office:value-type="string"/>
              <table:table-cell office:value-type="float" office:value="253.238051670796">
                <text:p>253.238051670796</text:p>
              </table:table-cell>
              <table:table-cell office:value-type="float" office:value="45.0476626149178">
                <text:p>45.0476626149178</text:p>
              </table:table-cell>
            </table:table-row>
            <table:table-row>
              <table:table-cell office:value-type="string"/>
              <table:table-cell office:value-type="float" office:value="192.969698667424">
                <text:p>192.969698667424</text:p>
              </table:table-cell>
              <table:table-cell office:value-type="float" office:value="5.31601561829024">
                <text:p>5.31601561829024</text:p>
              </table:table-cell>
            </table:table-row>
            <table:table-row>
              <table:table-cell office:value-type="string"/>
              <table:table-cell office:value-type="float" office:value="267.544499295614">
                <text:p>267.544499295614</text:p>
              </table:table-cell>
              <table:table-cell office:value-type="float" office:value="49.3126435615285">
                <text:p>49.3126435615285</text:p>
              </table:table-cell>
            </table:table-row>
            <table:table-row>
              <table:table-cell office:value-type="string"/>
              <table:table-cell office:value-type="float" office:value="218.980949914603">
                <text:p>218.980949914603</text:p>
              </table:table-cell>
              <table:table-cell office:value-type="float" office:value="71.8761929425402">
                <text:p>71.8761929425402</text:p>
              </table:table-cell>
            </table:table-row>
            <table:table-row>
              <table:table-cell office:value-type="string"/>
              <table:table-cell office:value-type="float" office:value="168.633326527834">
                <text:p>168.633326527834</text:p>
              </table:table-cell>
              <table:table-cell office:value-type="float" office:value="5.3666734721658">
                <text:p>5.3666734721658</text:p>
              </table:table-cell>
            </table:table-row>
            <table:table-row>
              <table:table-cell office:value-type="string"/>
              <table:table-cell office:value-type="float" office:value="187.176731581693">
                <text:p>187.176731581693</text:p>
              </table:table-cell>
              <table:table-cell office:value-type="float" office:value="18.2518398468781">
                <text:p>18.2518398468781</text:p>
              </table:table-cell>
            </table:table-row>
            <table:table-row>
              <table:table-cell office:value-type="string"/>
              <table:table-cell office:value-type="float" office:value="203.003686789398">
                <text:p>203.003686789398</text:p>
              </table:table-cell>
              <table:table-cell office:value-type="float" office:value="5.56774178203035">
                <text:p>5.56774178203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7e002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89cm" svg:height="9.725cm" xlink:href=".." xlink:type="simple" chart:class="chart:stock" chart:style-name="ch1">
        <chart:title svg:x="5.743cm" svg:y="0.33cm" chart:style-name="ch2">
          <text:p>tentative thresholds sem</text:p>
        </chart:title>
        <chart:legend chart:legend-position="end" svg:x="15.839cm" svg:y="4.563cm" style:legend-expansion="high" chart:style-name="ch3"/>
        <chart:plot-area chart:style-name="ch4" table:cell-range-address="Sheet1.U2:Sheet1.V101" chart:data-source-has-labels="row" svg:x="1.356cm" svg:y="1.329cm" svg:width="14.138cm" svg:height="8.202cm">
          <chartooo:coordinate-region svg:x="2.242cm" svg:y="1.528cm" svg:width="13.252cm" svg:height="7.804cm"/>
          <chart:axis chart:dimension="x" chart:name="primary-x" chart:style-name="ch5"/>
          <chart:axis chart:dimension="y" chart:name="primary-y" chart:style-name="ch5">
            <chart:title svg:x="0.451cm" svg:y="5.911cm" chart:style-name="ch6">
              <text:p>score</text:p>
            </chart:title>
            <chart:grid chart:style-name="ch7" chart:class="major"/>
          </chart:axis>
          <chart:series chart:values-cell-range-address="Sheet1.U3:Sheet1.U101" chart:label-cell-address="Sheet1.U2:Sheet1.U2" chart:attached-axis="primary-y">
            <chart:data-point/>
          </chart:series>
          <chart:series chart:values-cell-range-address="Sheet1.V3:Sheet1.V101" chart:label-cell-address="Sheet1.V2:Sheet1.V2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6.98695467195</text:p>
                <draw:g>
                  <svg:desc>Sheet1.U2:Sheet1.U2</svg:desc>
                </draw:g>
              </table:table-cell>
              <table:table-cell office:value-type="string">
                <text:p>95.0130453280498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60.539956132177">
                <text:p>160.539956132177</text:p>
                <draw:g>
                  <svg:desc>Sheet1.U3:Sheet1.U101</svg:desc>
                </draw:g>
              </table:table-cell>
              <table:table-cell office:value-type="float" office:value="94.6029010106804">
                <text:p>94.6029010106804</text:p>
                <draw:g>
                  <svg:desc>Sheet1.V3:Sheet1.V101</svg:desc>
                </draw:g>
              </table:table-cell>
            </table:table-row>
            <table:table-row>
              <table:table-cell office:value-type="string"/>
              <table:table-cell office:value-type="float" office:value="133.304560825668">
                <text:p>133.304560825668</text:p>
              </table:table-cell>
              <table:table-cell office:value-type="float" office:value="63.8382963171893">
                <text:p>63.8382963171893</text:p>
              </table:table-cell>
            </table:table-row>
            <table:table-row>
              <table:table-cell office:value-type="string"/>
              <table:table-cell office:value-type="float" office:value="151.443630664532">
                <text:p>151.443630664532</text:p>
              </table:table-cell>
              <table:table-cell office:value-type="float" office:value="72.5563693354681">
                <text:p>72.5563693354681</text:p>
              </table:table-cell>
            </table:table-row>
            <table:table-row>
              <table:table-cell office:value-type="string"/>
              <table:table-cell office:value-type="float" office:value="203.86614789812">
                <text:p>203.86614789812</text:p>
              </table:table-cell>
              <table:table-cell office:value-type="float" office:value="109.276709244738">
                <text:p>109.276709244738</text:p>
              </table:table-cell>
            </table:table-row>
            <table:table-row>
              <table:table-cell office:value-type="string"/>
              <table:table-cell office:value-type="float" office:value="137.11675887621">
                <text:p>137.11675887621</text:p>
              </table:table-cell>
              <table:table-cell office:value-type="float" office:value="56.0260982666474">
                <text:p>56.0260982666474</text:p>
              </table:table-cell>
            </table:table-row>
            <table:table-row>
              <table:table-cell office:value-type="string"/>
              <table:table-cell office:value-type="float" office:value="120.693149636604">
                <text:p>120.693149636604</text:p>
              </table:table-cell>
              <table:table-cell office:value-type="float" office:value="50.1639932205384">
                <text:p>50.1639932205384</text:p>
              </table:table-cell>
            </table:table-row>
            <table:table-row>
              <table:table-cell office:value-type="string"/>
              <table:table-cell office:value-type="float" office:value="115.635073676482">
                <text:p>115.635073676482</text:p>
              </table:table-cell>
              <table:table-cell office:value-type="float" office:value="41.2220691806604">
                <text:p>41.2220691806604</text:p>
              </table:table-cell>
            </table:table-row>
            <table:table-row>
              <table:table-cell office:value-type="string"/>
              <table:table-cell office:value-type="float" office:value="132.061715071017">
                <text:p>132.061715071017</text:p>
              </table:table-cell>
              <table:table-cell office:value-type="float" office:value="61.6525706432684">
                <text:p>61.6525706432684</text:p>
              </table:table-cell>
            </table:table-row>
            <table:table-row>
              <table:table-cell office:value-type="string"/>
              <table:table-cell office:value-type="float" office:value="120.020694478107">
                <text:p>120.020694478107</text:p>
              </table:table-cell>
              <table:table-cell office:value-type="float" office:value="43.4078769504646">
                <text:p>43.4078769504646</text:p>
              </table:table-cell>
            </table:table-row>
            <table:table-row>
              <table:table-cell office:value-type="string"/>
              <table:table-cell office:value-type="float" office:value="118.13850313054">
                <text:p>118.13850313054</text:p>
              </table:table-cell>
              <table:table-cell office:value-type="float" office:value="48.1472111551741">
                <text:p>48.1472111551741</text:p>
              </table:table-cell>
            </table:table-row>
            <table:table-row>
              <table:table-cell office:value-type="string"/>
              <table:table-cell office:value-type="float" office:value="106.288150960492">
                <text:p>106.288150960492</text:p>
              </table:table-cell>
              <table:table-cell office:value-type="float" office:value="33.1404204680799">
                <text:p>33.1404204680799</text:p>
              </table:table-cell>
            </table:table-row>
            <table:table-row>
              <table:table-cell office:value-type="string"/>
              <table:table-cell office:value-type="float" office:value="191.907774146871">
                <text:p>191.907774146871</text:p>
              </table:table-cell>
              <table:table-cell office:value-type="float" office:value="97.8065115674152">
                <text:p>97.8065115674152</text:p>
              </table:table-cell>
            </table:table-row>
            <table:table-row>
              <table:table-cell office:value-type="string"/>
              <table:table-cell office:value-type="float" office:value="155.397340448756">
                <text:p>155.397340448756</text:p>
              </table:table-cell>
              <table:table-cell office:value-type="float" office:value="86.0312309798151">
                <text:p>86.0312309798151</text:p>
              </table:table-cell>
            </table:table-row>
            <table:table-row>
              <table:table-cell office:value-type="string"/>
              <table:table-cell office:value-type="float" office:value="157.300028779879">
                <text:p>157.300028779879</text:p>
              </table:table-cell>
              <table:table-cell office:value-type="float" office:value="69.8428283629783">
                <text:p>69.8428283629783</text:p>
              </table:table-cell>
            </table:table-row>
            <table:table-row>
              <table:table-cell office:value-type="string"/>
              <table:table-cell office:value-type="float" office:value="128.744155470046">
                <text:p>128.744155470046</text:p>
              </table:table-cell>
              <table:table-cell office:value-type="float" office:value="58.1129873870965">
                <text:p>58.1129873870965</text:p>
              </table:table-cell>
            </table:table-row>
            <table:table-row>
              <table:table-cell office:value-type="string"/>
              <table:table-cell office:value-type="float" office:value="159.644863518172">
                <text:p>159.644863518172</text:p>
              </table:table-cell>
              <table:table-cell office:value-type="float" office:value="70.6408507675422">
                <text:p>70.6408507675422</text:p>
              </table:table-cell>
            </table:table-row>
            <table:table-row>
              <table:table-cell office:value-type="string"/>
              <table:table-cell office:value-type="float" office:value="172.281735406702">
                <text:p>172.281735406702</text:p>
              </table:table-cell>
              <table:table-cell office:value-type="float" office:value="85.4325503075836">
                <text:p>85.4325503075836</text:p>
              </table:table-cell>
            </table:table-row>
            <table:table-row>
              <table:table-cell office:value-type="string"/>
              <table:table-cell office:value-type="float" office:value="145.400256053768">
                <text:p>145.400256053768</text:p>
              </table:table-cell>
              <table:table-cell office:value-type="float" office:value="68.8854582319462">
                <text:p>68.8854582319462</text:p>
              </table:table-cell>
            </table:table-row>
            <table:table-row>
              <table:table-cell office:value-type="string"/>
              <table:table-cell office:value-type="float" office:value="172.839479365327">
                <text:p>172.839479365327</text:p>
              </table:table-cell>
              <table:table-cell office:value-type="float" office:value="95.446234920387">
                <text:p>95.446234920387</text:p>
              </table:table-cell>
            </table:table-row>
            <table:table-row>
              <table:table-cell office:value-type="string"/>
              <table:table-cell office:value-type="float" office:value="187.965162944567">
                <text:p>187.965162944567</text:p>
              </table:table-cell>
              <table:table-cell office:value-type="float" office:value="88.6062656268612">
                <text:p>88.6062656268612</text:p>
              </table:table-cell>
            </table:table-row>
            <table:table-row>
              <table:table-cell office:value-type="string"/>
              <table:table-cell office:value-type="float" office:value="157.643507856598">
                <text:p>157.643507856598</text:p>
              </table:table-cell>
              <table:table-cell office:value-type="float" office:value="67.213635000545">
                <text:p>67.213635000545</text:p>
              </table:table-cell>
            </table:table-row>
            <table:table-row>
              <table:table-cell office:value-type="string"/>
              <table:table-cell office:value-type="float" office:value="143.05467685451">
                <text:p>143.05467685451</text:p>
              </table:table-cell>
              <table:table-cell office:value-type="float" office:value="67.8024660026333">
                <text:p>67.8024660026333</text:p>
              </table:table-cell>
            </table:table-row>
            <table:table-row>
              <table:table-cell office:value-type="string"/>
              <table:table-cell office:value-type="float" office:value="165.299573950409">
                <text:p>165.299573950409</text:p>
              </table:table-cell>
              <table:table-cell office:value-type="float" office:value="84.9861403353054">
                <text:p>84.9861403353054</text:p>
              </table:table-cell>
            </table:table-row>
            <table:table-row>
              <table:table-cell office:value-type="string"/>
              <table:table-cell office:value-type="float" office:value="131.947930080376">
                <text:p>131.947930080376</text:p>
              </table:table-cell>
              <table:table-cell office:value-type="float" office:value="48.9092127767673">
                <text:p>48.9092127767673</text:p>
              </table:table-cell>
            </table:table-row>
            <table:table-row>
              <table:table-cell office:value-type="string"/>
              <table:table-cell office:value-type="float" office:value="144.617315982831">
                <text:p>144.617315982831</text:p>
              </table:table-cell>
              <table:table-cell office:value-type="float" office:value="57.6683983028834">
                <text:p>57.6683983028834</text:p>
              </table:table-cell>
            </table:table-row>
            <table:table-row>
              <table:table-cell office:value-type="string"/>
              <table:table-cell office:value-type="float" office:value="124.877460887154">
                <text:p>124.877460887154</text:p>
              </table:table-cell>
              <table:table-cell office:value-type="float" office:value="53.4082533985604">
                <text:p>53.4082533985604</text:p>
              </table:table-cell>
            </table:table-row>
            <table:table-row>
              <table:table-cell office:value-type="string"/>
              <table:table-cell office:value-type="float" office:value="120.982215198159">
                <text:p>120.982215198159</text:p>
              </table:table-cell>
              <table:table-cell office:value-type="float" office:value="50.1606419446984">
                <text:p>50.1606419446984</text:p>
              </table:table-cell>
            </table:table-row>
            <table:table-row>
              <table:table-cell office:value-type="string"/>
              <table:table-cell office:value-type="float" office:value="183.719328267936">
                <text:p>183.719328267936</text:p>
              </table:table-cell>
              <table:table-cell office:value-type="float" office:value="81.9949574463497">
                <text:p>81.9949574463497</text:p>
              </table:table-cell>
            </table:table-row>
            <table:table-row>
              <table:table-cell office:value-type="string"/>
              <table:table-cell office:value-type="float" office:value="141.125251601025">
                <text:p>141.125251601025</text:p>
              </table:table-cell>
              <table:table-cell office:value-type="float" office:value="73.4461769704039">
                <text:p>73.4461769704039</text:p>
              </table:table-cell>
            </table:table-row>
            <table:table-row>
              <table:table-cell office:value-type="string"/>
              <table:table-cell office:value-type="float" office:value="104.722343448326">
                <text:p>104.722343448326</text:p>
              </table:table-cell>
              <table:table-cell office:value-type="float" office:value="30.4205136945312">
                <text:p>30.4205136945312</text:p>
              </table:table-cell>
            </table:table-row>
            <table:table-row>
              <table:table-cell office:value-type="string"/>
              <table:table-cell office:value-type="float" office:value="117.073126462359">
                <text:p>117.073126462359</text:p>
              </table:table-cell>
              <table:table-cell office:value-type="float" office:value="46.3554449662123">
                <text:p>46.3554449662123</text:p>
              </table:table-cell>
            </table:table-row>
            <table:table-row>
              <table:table-cell office:value-type="string"/>
              <table:table-cell office:value-type="float" office:value="170.065800856674">
                <text:p>170.065800856674</text:p>
              </table:table-cell>
              <table:table-cell office:value-type="float" office:value="87.9341991433261">
                <text:p>87.9341991433261</text:p>
              </table:table-cell>
            </table:table-row>
            <table:table-row>
              <table:table-cell office:value-type="string"/>
              <table:table-cell office:value-type="float" office:value="153.329465706238">
                <text:p>153.329465706238</text:p>
              </table:table-cell>
              <table:table-cell office:value-type="float" office:value="64.0991057223336">
                <text:p>64.0991057223336</text:p>
              </table:table-cell>
            </table:table-row>
            <table:table-row>
              <table:table-cell office:value-type="string"/>
              <table:table-cell office:value-type="float" office:value="117.08632448396">
                <text:p>117.08632448396</text:p>
              </table:table-cell>
              <table:table-cell office:value-type="float" office:value="46.6279612303262">
                <text:p>46.6279612303262</text:p>
              </table:table-cell>
            </table:table-row>
            <table:table-row>
              <table:table-cell office:value-type="string"/>
              <table:table-cell office:value-type="float" office:value="134.200032093698">
                <text:p>134.200032093698</text:p>
              </table:table-cell>
              <table:table-cell office:value-type="float" office:value="66.3713964777301">
                <text:p>66.3713964777301</text:p>
              </table:table-cell>
            </table:table-row>
            <table:table-row>
              <table:table-cell office:value-type="string"/>
              <table:table-cell office:value-type="float" office:value="134.019524207794">
                <text:p>134.019524207794</text:p>
              </table:table-cell>
              <table:table-cell office:value-type="float" office:value="66.2661900779204">
                <text:p>66.2661900779204</text:p>
              </table:table-cell>
            </table:table-row>
            <table:table-row>
              <table:table-cell office:value-type="string"/>
              <table:table-cell office:value-type="float" office:value="159.67652640793">
                <text:p>159.67652640793</text:p>
              </table:table-cell>
              <table:table-cell office:value-type="float" office:value="74.894902163499">
                <text:p>74.894902163499</text:p>
              </table:table-cell>
            </table:table-row>
            <table:table-row>
              <table:table-cell office:value-type="string"/>
              <table:table-cell office:value-type="float" office:value="114.22457932587">
                <text:p>114.22457932587</text:p>
              </table:table-cell>
              <table:table-cell office:value-type="float" office:value="43.203992102701">
                <text:p>43.203992102701</text:p>
              </table:table-cell>
            </table:table-row>
            <table:table-row>
              <table:table-cell office:value-type="string"/>
              <table:table-cell office:value-type="float" office:value="167.853535180984">
                <text:p>167.853535180984</text:p>
              </table:table-cell>
              <table:table-cell office:value-type="float" office:value="92.4321791047306">
                <text:p>92.4321791047306</text:p>
              </table:table-cell>
            </table:table-row>
            <table:table-row>
              <table:table-cell office:value-type="string"/>
              <table:table-cell office:value-type="float" office:value="141.71806596686">
                <text:p>141.71806596686</text:p>
              </table:table-cell>
              <table:table-cell office:value-type="float" office:value="66.8533626045688">
                <text:p>66.8533626045688</text:p>
              </table:table-cell>
            </table:table-row>
            <table:table-row>
              <table:table-cell office:value-type="string"/>
              <table:table-cell office:value-type="float" office:value="113.587127258986">
                <text:p>113.587127258986</text:p>
              </table:table-cell>
              <table:table-cell office:value-type="float" office:value="36.6985870267279">
                <text:p>36.6985870267279</text:p>
              </table:table-cell>
            </table:table-row>
            <table:table-row>
              <table:table-cell office:value-type="string"/>
              <table:table-cell office:value-type="float" office:value="149.428894268336">
                <text:p>149.428894268336</text:p>
              </table:table-cell>
              <table:table-cell office:value-type="float" office:value="65.1425343030929">
                <text:p>65.1425343030929</text:p>
              </table:table-cell>
            </table:table-row>
            <table:table-row>
              <table:table-cell office:value-type="string"/>
              <table:table-cell office:value-type="float" office:value="120.009963439796">
                <text:p>120.009963439796</text:p>
              </table:table-cell>
              <table:table-cell office:value-type="float" office:value="42.8471794173465">
                <text:p>42.8471794173465</text:p>
              </table:table-cell>
            </table:table-row>
            <table:table-row>
              <table:table-cell office:value-type="string"/>
              <table:table-cell office:value-type="float" office:value="123.514395183189">
                <text:p>123.514395183189</text:p>
              </table:table-cell>
              <table:table-cell office:value-type="float" office:value="53.9141762453829">
                <text:p>53.9141762453829</text:p>
              </table:table-cell>
            </table:table-row>
            <table:table-row>
              <table:table-cell office:value-type="string"/>
              <table:table-cell office:value-type="float" office:value="179.376510084712">
                <text:p>179.376510084712</text:p>
              </table:table-cell>
              <table:table-cell office:value-type="float" office:value="90.0520613438596">
                <text:p>90.0520613438596</text:p>
              </table:table-cell>
            </table:table-row>
            <table:table-row>
              <table:table-cell office:value-type="string"/>
              <table:table-cell office:value-type="float" office:value="106.599989307099">
                <text:p>106.599989307099</text:p>
              </table:table-cell>
              <table:table-cell office:value-type="float" office:value="30.2571535500443">
                <text:p>30.2571535500443</text:p>
              </table:table-cell>
            </table:table-row>
            <table:table-row>
              <table:table-cell office:value-type="string"/>
              <table:table-cell office:value-type="float" office:value="122.231183520939">
                <text:p>122.231183520939</text:p>
              </table:table-cell>
              <table:table-cell office:value-type="float" office:value="46.9116736219186">
                <text:p>46.9116736219186</text:p>
              </table:table-cell>
            </table:table-row>
            <table:table-row>
              <table:table-cell office:value-type="string"/>
              <table:table-cell office:value-type="float" office:value="114.297084310254">
                <text:p>114.297084310254</text:p>
              </table:table-cell>
              <table:table-cell office:value-type="float" office:value="37.7029156897465">
                <text:p>37.7029156897465</text:p>
              </table:table-cell>
            </table:table-row>
            <table:table-row>
              <table:table-cell office:value-type="string"/>
              <table:table-cell office:value-type="float" office:value="147.299126695921">
                <text:p>147.299126695921</text:p>
              </table:table-cell>
              <table:table-cell office:value-type="float" office:value="73.8437304469366">
                <text:p>73.8437304469366</text:p>
              </table:table-cell>
            </table:table-row>
            <table:table-row>
              <table:table-cell office:value-type="string"/>
              <table:table-cell office:value-type="float" office:value="125.279086867949">
                <text:p>125.279086867949</text:p>
              </table:table-cell>
              <table:table-cell office:value-type="float" office:value="50.1494845606221">
                <text:p>50.1494845606221</text:p>
              </table:table-cell>
            </table:table-row>
            <table:table-row>
              <table:table-cell office:value-type="string"/>
              <table:table-cell office:value-type="float" office:value="131.036737354842">
                <text:p>131.036737354842</text:p>
              </table:table-cell>
              <table:table-cell office:value-type="float" office:value="53.8204055023004">
                <text:p>53.8204055023004</text:p>
              </table:table-cell>
            </table:table-row>
            <table:table-row>
              <table:table-cell office:value-type="string"/>
              <table:table-cell office:value-type="float" office:value="233.13722400164">
                <text:p>233.13722400164</text:p>
              </table:table-cell>
              <table:table-cell office:value-type="float" office:value="136.291347426931">
                <text:p>136.291347426931</text:p>
              </table:table-cell>
            </table:table-row>
            <table:table-row>
              <table:table-cell office:value-type="string"/>
              <table:table-cell office:value-type="float" office:value="111.100877085696">
                <text:p>111.100877085696</text:p>
              </table:table-cell>
              <table:table-cell office:value-type="float" office:value="37.1848372000188">
                <text:p>37.1848372000188</text:p>
              </table:table-cell>
            </table:table-row>
            <table:table-row>
              <table:table-cell office:value-type="string"/>
              <table:table-cell office:value-type="float" office:value="127.105331857771">
                <text:p>127.105331857771</text:p>
              </table:table-cell>
              <table:table-cell office:value-type="float" office:value="58.0375252850858">
                <text:p>58.0375252850858</text:p>
              </table:table-cell>
            </table:table-row>
            <table:table-row>
              <table:table-cell office:value-type="string"/>
              <table:table-cell office:value-type="float" office:value="123.938626453462">
                <text:p>123.938626453462</text:p>
              </table:table-cell>
              <table:table-cell office:value-type="float" office:value="46.6328021179666">
                <text:p>46.6328021179666</text:p>
              </table:table-cell>
            </table:table-row>
            <table:table-row>
              <table:table-cell office:value-type="string"/>
              <table:table-cell office:value-type="float" office:value="120.47446855161">
                <text:p>120.47446855161</text:p>
              </table:table-cell>
              <table:table-cell office:value-type="float" office:value="44.0969600198188">
                <text:p>44.0969600198188</text:p>
              </table:table-cell>
            </table:table-row>
            <table:table-row>
              <table:table-cell office:value-type="string"/>
              <table:table-cell office:value-type="float" office:value="220.24397573661">
                <text:p>220.24397573661</text:p>
              </table:table-cell>
              <table:table-cell office:value-type="float" office:value="144.041738549104">
                <text:p>144.041738549104</text:p>
              </table:table-cell>
            </table:table-row>
            <table:table-row>
              <table:table-cell office:value-type="string"/>
              <table:table-cell office:value-type="float" office:value="120.345403018154">
                <text:p>120.345403018154</text:p>
              </table:table-cell>
              <table:table-cell office:value-type="float" office:value="51.0831684104174">
                <text:p>51.0831684104174</text:p>
              </table:table-cell>
            </table:table-row>
            <table:table-row>
              <table:table-cell office:value-type="string"/>
              <table:table-cell office:value-type="float" office:value="203.832861418192">
                <text:p>203.832861418192</text:p>
              </table:table-cell>
              <table:table-cell office:value-type="float" office:value="119.024281438951">
                <text:p>119.024281438951</text:p>
              </table:table-cell>
            </table:table-row>
            <table:table-row>
              <table:table-cell office:value-type="string"/>
              <table:table-cell office:value-type="float" office:value="180.570646156078">
                <text:p>180.570646156078</text:p>
              </table:table-cell>
              <table:table-cell office:value-type="float" office:value="79.7150681296364">
                <text:p>79.7150681296364</text:p>
              </table:table-cell>
            </table:table-row>
            <table:table-row>
              <table:table-cell office:value-type="string"/>
              <table:table-cell office:value-type="float" office:value="143.903300484802">
                <text:p>143.903300484802</text:p>
              </table:table-cell>
              <table:table-cell office:value-type="float" office:value="70.6681280866266">
                <text:p>70.6681280866266</text:p>
              </table:table-cell>
            </table:table-row>
            <table:table-row>
              <table:table-cell office:value-type="string"/>
              <table:table-cell office:value-type="float" office:value="147.954334668412">
                <text:p>147.954334668412</text:p>
              </table:table-cell>
              <table:table-cell office:value-type="float" office:value="79.4742367601596">
                <text:p>79.4742367601596</text:p>
              </table:table-cell>
            </table:table-row>
            <table:table-row>
              <table:table-cell office:value-type="string"/>
              <table:table-cell office:value-type="float" office:value="210.345008186812">
                <text:p>210.345008186812</text:p>
              </table:table-cell>
              <table:table-cell office:value-type="float" office:value="132.797848956045">
                <text:p>132.797848956045</text:p>
              </table:table-cell>
            </table:table-row>
            <table:table-row>
              <table:table-cell office:value-type="string"/>
              <table:table-cell office:value-type="float" office:value="106.657877734533">
                <text:p>106.657877734533</text:p>
              </table:table-cell>
              <table:table-cell office:value-type="float" office:value="33.3421222654666">
                <text:p>33.3421222654666</text:p>
              </table:table-cell>
            </table:table-row>
            <table:table-row>
              <table:table-cell office:value-type="string"/>
              <table:table-cell office:value-type="float" office:value="169.759383266324">
                <text:p>169.759383266324</text:p>
              </table:table-cell>
              <table:table-cell office:value-type="float" office:value="101.954902447962">
                <text:p>101.954902447962</text:p>
              </table:table-cell>
            </table:table-row>
            <table:table-row>
              <table:table-cell office:value-type="string"/>
              <table:table-cell office:value-type="float" office:value="126.792173435013">
                <text:p>126.792173435013</text:p>
              </table:table-cell>
              <table:table-cell office:value-type="float" office:value="58.0649694221295">
                <text:p>58.0649694221295</text:p>
              </table:table-cell>
            </table:table-row>
            <table:table-row>
              <table:table-cell office:value-type="string"/>
              <table:table-cell office:value-type="float" office:value="151.186397629505">
                <text:p>151.186397629505</text:p>
              </table:table-cell>
              <table:table-cell office:value-type="float" office:value="72.2421737990661">
                <text:p>72.2421737990661</text:p>
              </table:table-cell>
            </table:table-row>
            <table:table-row>
              <table:table-cell office:value-type="string"/>
              <table:table-cell office:value-type="float" office:value="159.495275340187">
                <text:p>159.495275340187</text:p>
              </table:table-cell>
              <table:table-cell office:value-type="float" office:value="59.6475818026701">
                <text:p>59.6475818026701</text:p>
              </table:table-cell>
            </table:table-row>
            <table:table-row>
              <table:table-cell office:value-type="string"/>
              <table:table-cell office:value-type="float" office:value="105.964240506301">
                <text:p>105.964240506301</text:p>
              </table:table-cell>
              <table:table-cell office:value-type="float" office:value="32.6071880651273">
                <text:p>32.6071880651273</text:p>
              </table:table-cell>
            </table:table-row>
            <table:table-row>
              <table:table-cell office:value-type="string"/>
              <table:table-cell office:value-type="float" office:value="124.771980455982">
                <text:p>124.771980455982</text:p>
              </table:table-cell>
              <table:table-cell office:value-type="float" office:value="51.7994481154466">
                <text:p>51.7994481154466</text:p>
              </table:table-cell>
            </table:table-row>
            <table:table-row>
              <table:table-cell office:value-type="string"/>
              <table:table-cell office:value-type="float" office:value="184.843079278958">
                <text:p>184.843079278958</text:p>
              </table:table-cell>
              <table:table-cell office:value-type="float" office:value="100.014063578185">
                <text:p>100.014063578185</text:p>
              </table:table-cell>
            </table:table-row>
            <table:table-row>
              <table:table-cell office:value-type="string"/>
              <table:table-cell office:value-type="float" office:value="152.452979093151">
                <text:p>152.452979093151</text:p>
              </table:table-cell>
              <table:table-cell office:value-type="float" office:value="64.6898780497062">
                <text:p>64.6898780497062</text:p>
              </table:table-cell>
            </table:table-row>
            <table:table-row>
              <table:table-cell office:value-type="string"/>
              <table:table-cell office:value-type="float" office:value="124.072498258089">
                <text:p>124.072498258089</text:p>
              </table:table-cell>
              <table:table-cell office:value-type="float" office:value="55.070358884768">
                <text:p>55.070358884768</text:p>
              </table:table-cell>
            </table:table-row>
            <table:table-row>
              <table:table-cell office:value-type="string"/>
              <table:table-cell office:value-type="float" office:value="128.640137864977">
                <text:p>128.640137864977</text:p>
              </table:table-cell>
              <table:table-cell office:value-type="float" office:value="52.2170049921662">
                <text:p>52.2170049921662</text:p>
              </table:table-cell>
            </table:table-row>
            <table:table-row>
              <table:table-cell office:value-type="string"/>
              <table:table-cell office:value-type="float" office:value="116.968960721187">
                <text:p>116.968960721187</text:p>
              </table:table-cell>
              <table:table-cell office:value-type="float" office:value="43.3167535645269">
                <text:p>43.3167535645269</text:p>
              </table:table-cell>
            </table:table-row>
            <table:table-row>
              <table:table-cell office:value-type="string"/>
              <table:table-cell office:value-type="float" office:value="142.07448839665">
                <text:p>142.07448839665</text:p>
              </table:table-cell>
              <table:table-cell office:value-type="float" office:value="65.9255116033496">
                <text:p>65.9255116033496</text:p>
              </table:table-cell>
            </table:table-row>
            <table:table-row>
              <table:table-cell office:value-type="string"/>
              <table:table-cell office:value-type="float" office:value="151.087505005318">
                <text:p>151.087505005318</text:p>
              </table:table-cell>
              <table:table-cell office:value-type="float" office:value="83.7696378518253">
                <text:p>83.7696378518253</text:p>
              </table:table-cell>
            </table:table-row>
            <table:table-row>
              <table:table-cell office:value-type="string"/>
              <table:table-cell office:value-type="float" office:value="145.304926194492">
                <text:p>145.304926194492</text:p>
              </table:table-cell>
              <table:table-cell office:value-type="float" office:value="72.9807880912219">
                <text:p>72.9807880912219</text:p>
              </table:table-cell>
            </table:table-row>
            <table:table-row>
              <table:table-cell office:value-type="string"/>
              <table:table-cell office:value-type="float" office:value="121.486690700245">
                <text:p>121.486690700245</text:p>
              </table:table-cell>
              <table:table-cell office:value-type="float" office:value="46.7990235854691">
                <text:p>46.7990235854691</text:p>
              </table:table-cell>
            </table:table-row>
            <table:table-row>
              <table:table-cell office:value-type="string"/>
              <table:table-cell office:value-type="float" office:value="117.856280454694">
                <text:p>117.856280454694</text:p>
              </table:table-cell>
              <table:table-cell office:value-type="float" office:value="45.2865766881636">
                <text:p>45.2865766881636</text:p>
              </table:table-cell>
            </table:table-row>
            <table:table-row>
              <table:table-cell office:value-type="string"/>
              <table:table-cell office:value-type="float" office:value="131.011201866162">
                <text:p>131.011201866162</text:p>
              </table:table-cell>
              <table:table-cell office:value-type="float" office:value="52.4173695624091">
                <text:p>52.4173695624091</text:p>
              </table:table-cell>
            </table:table-row>
            <table:table-row>
              <table:table-cell office:value-type="string"/>
              <table:table-cell office:value-type="float" office:value="223.024114108383">
                <text:p>223.024114108383</text:p>
              </table:table-cell>
              <table:table-cell office:value-type="float" office:value="135.547314463046">
                <text:p>135.547314463046</text:p>
              </table:table-cell>
            </table:table-row>
            <table:table-row>
              <table:table-cell office:value-type="string"/>
              <table:table-cell office:value-type="float" office:value="115.377017021413">
                <text:p>115.377017021413</text:p>
              </table:table-cell>
              <table:table-cell office:value-type="float" office:value="44.6229829785872">
                <text:p>44.6229829785872</text:p>
              </table:table-cell>
            </table:table-row>
            <table:table-row>
              <table:table-cell office:value-type="string"/>
              <table:table-cell office:value-type="float" office:value="193.155893668384">
                <text:p>193.155893668384</text:p>
              </table:table-cell>
              <table:table-cell office:value-type="float" office:value="109.12982061733">
                <text:p>109.12982061733</text:p>
              </table:table-cell>
            </table:table-row>
            <table:table-row>
              <table:table-cell office:value-type="string"/>
              <table:table-cell office:value-type="float" office:value="180.386081480288">
                <text:p>180.386081480288</text:p>
              </table:table-cell>
              <table:table-cell office:value-type="float" office:value="92.7567756625693">
                <text:p>92.7567756625693</text:p>
              </table:table-cell>
            </table:table-row>
            <table:table-row>
              <table:table-cell office:value-type="string"/>
              <table:table-cell office:value-type="float" office:value="126.391155883485">
                <text:p>126.391155883485</text:p>
              </table:table-cell>
              <table:table-cell office:value-type="float" office:value="58.4659869736578">
                <text:p>58.4659869736578</text:p>
              </table:table-cell>
            </table:table-row>
            <table:table-row>
              <table:table-cell office:value-type="string"/>
              <table:table-cell office:value-type="float" office:value="163.041260039281">
                <text:p>163.041260039281</text:p>
              </table:table-cell>
              <table:table-cell office:value-type="float" office:value="81.8158828178617">
                <text:p>81.8158828178617</text:p>
              </table:table-cell>
            </table:table-row>
            <table:table-row>
              <table:table-cell office:value-type="string"/>
              <table:table-cell office:value-type="float" office:value="171.05548573525">
                <text:p>171.05548573525</text:p>
              </table:table-cell>
              <table:table-cell office:value-type="float" office:value="94.3730856933211">
                <text:p>94.3730856933211</text:p>
              </table:table-cell>
            </table:table-row>
            <table:table-row>
              <table:table-cell office:value-type="string"/>
              <table:table-cell office:value-type="float" office:value="125.604185275721">
                <text:p>125.604185275721</text:p>
              </table:table-cell>
              <table:table-cell office:value-type="float" office:value="55.2529575814215">
                <text:p>55.2529575814215</text:p>
              </table:table-cell>
            </table:table-row>
            <table:table-row>
              <table:table-cell office:value-type="string"/>
              <table:table-cell office:value-type="float" office:value="125.068848741451">
                <text:p>125.068848741451</text:p>
              </table:table-cell>
              <table:table-cell office:value-type="float" office:value="49.7882941156919">
                <text:p>49.7882941156919</text:p>
              </table:table-cell>
            </table:table-row>
            <table:table-row>
              <table:table-cell office:value-type="string"/>
              <table:table-cell office:value-type="float" office:value="152.138125511975">
                <text:p>152.138125511975</text:p>
              </table:table-cell>
              <table:table-cell office:value-type="float" office:value="63.0047316308825">
                <text:p>63.0047316308825</text:p>
              </table:table-cell>
            </table:table-row>
            <table:table-row>
              <table:table-cell office:value-type="string"/>
              <table:table-cell office:value-type="float" office:value="126.944281240215">
                <text:p>126.944281240215</text:p>
              </table:table-cell>
              <table:table-cell office:value-type="float" office:value="41.3414330454991">
                <text:p>41.3414330454991</text:p>
              </table:table-cell>
            </table:table-row>
            <table:table-row>
              <table:table-cell office:value-type="string"/>
              <table:table-cell office:value-type="float" office:value="195.695643361964">
                <text:p>195.695643361964</text:p>
              </table:table-cell>
              <table:table-cell office:value-type="float" office:value="102.59007092375">
                <text:p>102.59007092375</text:p>
              </table:table-cell>
            </table:table-row>
            <table:table-row>
              <table:table-cell office:value-type="string"/>
              <table:table-cell office:value-type="float" office:value="141.103496295463">
                <text:p>141.103496295463</text:p>
              </table:table-cell>
              <table:table-cell office:value-type="float" office:value="57.1822179902508">
                <text:p>57.1822179902508</text:p>
              </table:table-cell>
            </table:table-row>
            <table:table-row>
              <table:table-cell office:value-type="string"/>
              <table:table-cell office:value-type="float" office:value="207.226697856306">
                <text:p>207.226697856306</text:p>
              </table:table-cell>
              <table:table-cell office:value-type="float" office:value="109.630445000837">
                <text:p>109.630445000837</text:p>
              </table:table-cell>
            </table:table-row>
            <table:table-row>
              <table:table-cell office:value-type="string"/>
              <table:table-cell office:value-type="float" office:value="178.322195068883">
                <text:p>178.322195068883</text:p>
              </table:table-cell>
              <table:table-cell office:value-type="float" office:value="112.53494778826">
                <text:p>112.53494778826</text:p>
              </table:table-cell>
            </table:table-row>
            <table:table-row>
              <table:table-cell office:value-type="string"/>
              <table:table-cell office:value-type="float" office:value="123.507533469135">
                <text:p>123.507533469135</text:p>
              </table:table-cell>
              <table:table-cell office:value-type="float" office:value="50.4924665308652">
                <text:p>50.4924665308652</text:p>
              </table:table-cell>
            </table:table-row>
            <table:table-row>
              <table:table-cell office:value-type="string"/>
              <table:table-cell office:value-type="float" office:value="140.48703981537">
                <text:p>140.48703981537</text:p>
              </table:table-cell>
              <table:table-cell office:value-type="float" office:value="64.9415316132018">
                <text:p>64.9415316132018</text:p>
              </table:table-cell>
            </table:table-row>
            <table:table-row>
              <table:table-cell office:value-type="string"/>
              <table:table-cell office:value-type="float" office:value="148.433733709553">
                <text:p>148.433733709553</text:p>
              </table:table-cell>
              <table:table-cell office:value-type="float" office:value="60.1376948618758">
                <text:p>60.13769486187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